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91.59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74.75pt"/>
    </style:style>
    <style:style style:name="co6" style:family="table-column">
      <style:table-column-properties fo:break-before="auto" style:column-width="80.76pt"/>
    </style:style>
    <style:style style:name="co7" style:family="table-column">
      <style:table-column-properties fo:break-before="auto" style:column-width="79.2pt"/>
    </style:style>
    <style:style style:name="co9" style:family="table-column">
      <style:table-column-properties fo:break-before="auto" style:column-width="101.91pt"/>
    </style:style>
    <style:style style:name="co10" style:family="table-column">
      <style:table-column-properties fo:break-before="auto" style:column-width="82.29pt"/>
    </style:style>
    <style:style style:name="co11" style:family="table-column">
      <style:table-column-properties fo:break-before="auto" style:column-width="82.01pt"/>
    </style:style>
    <style:style style:name="co12" style:family="table-column">
      <style:table-column-properties fo:break-before="auto" style:column-width="75.2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66pt" fo:break-before="auto" style:use-optimal-row-height="true"/>
    </style:style>
    <style:style style:name="ro9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ro11" style:family="table-row">
      <style:table-row-properties style:row-height="35.6pt" fo:break-before="auto" style:use-optimal-row-height="true"/>
    </style:style>
    <style:style style:name="ro1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33"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style:font-name="Liberation Sans" fo:font-weight="bold" style:font-weight-asian="bold" style:font-weight-complex="bold"/>
    </style:style>
    <style:style style:name="ce4" style:family="table-cell" style:parent-style-name="Default">
      <style:text-properties style:text-position=""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33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tal unfrozen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otal orbitals</text:p>
          </table:table-cell>
          <table:table-cell table:style-name="ce1" office:value-type="string" calcext:value-type="string">
            <text:p>Total frozen</text:p>
          </table:table-cell>
          <table:table-cell table:style-name="ce1" office:value-type="string" calcext:value-type="string">
            <text:p>Total unfrozen</text:p>
          </table:table-cell>
          <table:table-cell table:style-name="ce1" office:value-type="string" calcext:value-type="string">
            <text:p>Total number electrons</text:p>
          </table:table-cell>
          <table:table-cell table:number-columns-repeated="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table:formula="of:=[.A2]-[.B2]" office:value-type="float" office:value="135" calcext:value-type="float">
            <text:p>135</text:p>
          </table:table-cell>
          <table:table-cell table:formula="of:=[.C2]*2" office:value-type="float" office:value="270" calcext:value-type="float">
            <text:p>270</text:p>
          </table:table-cell>
          <table:table-cell table:number-columns-repeated="2"/>
          <table:table-cell table:style-name="ce2" office:value-type="string" calcext:value-type="string">
            <text:p>S30L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table:formula="of:=[.A3]-[.B3]" office:value-type="float" office:value="122" calcext:value-type="float">
            <text:p>122</text:p>
          </table:table-cell>
          <table:table-cell table:formula="of:=[.C3]*2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79" calcext:value-type="float">
            <text:p>79</text:p>
          </table:table-cell>
          <table:table-cell table:formula="of:=[.A4]-[.B4]" office:value-type="float" office:value="203" calcext:value-type="float">
            <text:p>203</text:p>
          </table:table-cell>
          <table:table-cell table:formula="of:=[.C4]*2" office:value-type="float" office:value="406" calcext:value-type="float">
            <text:p>406</text:p>
          </table:table-cell>
          <table:table-cell table:number-columns-repeated="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table:formula="of:=[.A5]-[.B5]" office:value-type="float" office:value="179" calcext:value-type="float">
            <text:p>179</text:p>
          </table:table-cell>
          <table:table-cell table:formula="of:=[.C5]*2"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table:formula="of:=[.A6]-[.B6]" office:value-type="float" office:value="164" calcext:value-type="float">
            <text:p>164</text:p>
          </table:table-cell>
          <table:table-cell table:formula="of:=[.C6]*2" office:value-type="float" office:value="328" calcext:value-type="float">
            <text:p>328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table:formula="of:=[.A7]-[.B7]" office:value-type="float" office:value="143" calcext:value-type="float">
            <text:p>143</text:p>
          </table:table-cell>
          <table:table-cell table:formula="of:=[.C7]*2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04" calcext:value-type="float">
            <text:p>104</text:p>
          </table:table-cell>
          <table:table-cell table:formula="of:=[.A8]-[.B8]" office:value-type="float" office:value="234" calcext:value-type="float">
            <text:p>234</text:p>
          </table:table-cell>
          <table:table-cell table:formula="of:=[.C8]*2" office:value-type="float" office:value="468" calcext:value-type="float">
            <text:p>468</text:p>
          </table:table-cell>
          <table:table-cell table:number-columns-repeated="3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table:formula="of:=[.A9]-[.B9]" office:value-type="float" office:value="270" calcext:value-type="float">
            <text:p>270</text:p>
          </table:table-cell>
          <table:table-cell table:formula="of:=[.C9]*2" office:value-type="float" office:value="540" calcext:value-type="float">
            <text:p>540</text:p>
          </table:table-cell>
          <table:table-cell table:number-columns-repeated="3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20" calcext:value-type="float">
            <text:p>120</text:p>
          </table:table-cell>
          <table:table-cell table:formula="of:=[.A10]-[.B10]" office:value-type="float" office:value="254" calcext:value-type="float">
            <text:p>254</text:p>
          </table:table-cell>
          <table:table-cell table:formula="of:=[.C10]*2"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30" calcext:value-type="float">
            <text:p>130</text:p>
          </table:table-cell>
          <table:table-cell table:formula="of:=[.A11]-[.B11]" office:value-type="float" office:value="274" calcext:value-type="float">
            <text:p>274</text:p>
          </table:table-cell>
          <table:table-cell table:formula="of:=[.C11]*2" office:value-type="float" office:value="548" calcext:value-type="float">
            <text:p>548</text:p>
          </table:table-cell>
          <table:table-cell table:number-columns-repeated="3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60" calcext:value-type="float">
            <text:p>160</text:p>
          </table:table-cell>
          <table:table-cell table:formula="of:=[.A12]-[.B12]" office:value-type="float" office:value="260" calcext:value-type="float">
            <text:p>260</text:p>
          </table:table-cell>
          <table:table-cell table:formula="of:=[.C12]*2"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table:formula="of:=[.A13]-[.B13]" office:value-type="float" office:value="280" calcext:value-type="float">
            <text:p>280</text:p>
          </table:table-cell>
          <table:table-cell table:formula="of:=[.C13]*2" office:value-type="float" office:value="560" calcext:value-type="float">
            <text:p>560</text:p>
          </table:table-cell>
          <table:table-cell table:number-columns-repeated="3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116" calcext:value-type="float">
            <text:p>116</text:p>
          </table:table-cell>
          <table:table-cell table:formula="of:=[.A14]-[.B14]" office:value-type="float" office:value="295" calcext:value-type="float">
            <text:p>295</text:p>
          </table:table-cell>
          <table:table-cell table:formula="of:=[.C14]*2"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  <table:table-cell table:formula="of:=[.A15]-[.B15]" office:value-type="float" office:value="295" calcext:value-type="float">
            <text:p>295</text:p>
          </table:table-cell>
          <table:table-cell table:formula="of:=[.C15]*2"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table:formula="of:=[.A16]-[.B16]" office:value-type="float" office:value="154" calcext:value-type="float">
            <text:p>154</text:p>
          </table:table-cell>
          <table:table-cell table:formula="of:=[.C16]*2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64" calcext:value-type="float">
            <text:p>64</text:p>
          </table:table-cell>
          <table:table-cell table:formula="of:=[.A17]-[.B17]" office:value-type="float" office:value="163" calcext:value-type="float">
            <text:p>163</text:p>
          </table:table-cell>
          <table:table-cell table:formula="of:=[.C17]*2" office:value-type="float" office:value="326" calcext:value-type="float">
            <text:p>326</text:p>
          </table:table-cell>
          <table:table-cell table:number-columns-repeated="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6" calcext:value-type="float">
            <text:p>76</text:p>
          </table:table-cell>
          <table:table-cell table:formula="of:=[.A18]-[.B18]" office:value-type="float" office:value="196" calcext:value-type="float">
            <text:p>196</text:p>
          </table:table-cell>
          <table:table-cell table:formula="of:=[.C18]*2" office:value-type="float" office:value="392" calcext:value-type="float">
            <text:p>392</text:p>
          </table:table-cell>
          <table:table-cell table:number-columns-repeated="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table:formula="of:=[.A19]-[.B19]" office:value-type="float" office:value="194" calcext:value-type="float">
            <text:p>194</text:p>
          </table:table-cell>
          <table:table-cell table:formula="of:=[.C19]*2"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83" calcext:value-type="float">
            <text:p>83</text:p>
          </table:table-cell>
          <table:table-cell table:formula="of:=[.A20]-[.B20]" office:value-type="float" office:value="242" calcext:value-type="float">
            <text:p>242</text:p>
          </table:table-cell>
          <table:table-cell table:formula="of:=[.C20]*2"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86" calcext:value-type="float">
            <text:p>86</text:p>
          </table:table-cell>
          <table:table-cell table:formula="of:=[.A21]-[.B21]" office:value-type="float" office:value="251" calcext:value-type="float">
            <text:p>251</text:p>
          </table:table-cell>
          <table:table-cell table:formula="of:=[.C21]*2"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95" calcext:value-type="float">
            <text:p>95</text:p>
          </table:table-cell>
          <table:table-cell table:formula="of:=[.A22]-[.B22]" office:value-type="float" office:value="248" calcext:value-type="float">
            <text:p>248</text:p>
          </table:table-cell>
          <table:table-cell table:formula="of:=[.C22]*2" office:value-type="float" office:value="496" calcext:value-type="float">
            <text:p>496</text:p>
          </table:table-cell>
          <table:table-cell table:number-columns-repeated="3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table:formula="of:=[.A23]-[.B23]" office:value-type="float" office:value="174" calcext:value-type="float">
            <text:p>174</text:p>
          </table:table-cell>
          <table:table-cell table:formula="of:=[.C23]*2" office:value-type="float" office:value="348" calcext:value-type="float">
            <text:p>348</text:p>
          </table:table-cell>
          <table:table-cell table:number-columns-repeated="3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table:formula="of:=[.A24]-[.B24]" office:value-type="float" office:value="138" calcext:value-type="float">
            <text:p>138</text:p>
          </table:table-cell>
          <table:table-cell table:formula="of:=[.C24]*2" office:value-type="float" office:value="276" calcext:value-type="float">
            <text:p>276</text:p>
          </table:table-cell>
          <table:table-cell table:number-columns-repeated="3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06" calcext:value-type="float">
            <text:p>106</text:p>
          </table:table-cell>
          <table:table-cell table:formula="of:=[.A25]-[.B25]" office:value-type="float" office:value="279" calcext:value-type="float">
            <text:p>279</text:p>
          </table:table-cell>
          <table:table-cell table:formula="of:=[.C25]*2" office:value-type="float" office:value="558" calcext:value-type="float">
            <text:p>558</text:p>
          </table:table-cell>
          <table:table-cell table:number-columns-repeated="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table:formula="of:=[.A26]-[.B26]" office:value-type="float" office:value="194" calcext:value-type="float">
            <text:p>194</text:p>
          </table:table-cell>
          <table:table-cell table:formula="of:=[.C26]*2"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table:formula="of:=[.A27]-[.B27]" office:value-type="float" office:value="194" calcext:value-type="float">
            <text:p>194</text:p>
          </table:table-cell>
          <table:table-cell table:formula="of:=[.C27]*2"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77" calcext:value-type="float">
            <text:p>77</text:p>
          </table:table-cell>
          <table:table-cell table:formula="of:=[.A28]-[.B28]" office:value-type="float" office:value="202" calcext:value-type="float">
            <text:p>202</text:p>
          </table:table-cell>
          <table:table-cell table:formula="of:=[.C28]*2" office:value-type="float" office:value="404" calcext:value-type="float">
            <text:p>404</text:p>
          </table:table-cell>
          <table:table-cell table:number-columns-repeated="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76" calcext:value-type="float">
            <text:p>76</text:p>
          </table:table-cell>
          <table:table-cell table:formula="of:=[.A29]-[.B29]" office:value-type="float" office:value="199" calcext:value-type="float">
            <text:p>199</text:p>
          </table:table-cell>
          <table:table-cell table:formula="of:=[.C29]*2" office:value-type="float" office:value="398" calcext:value-type="float">
            <text:p>398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table:formula="of:=[.A30]-[.B30]" office:value-type="float" office:value="160" calcext:value-type="float">
            <text:p>160</text:p>
          </table:table-cell>
          <table:table-cell table:formula="of:=[.C30]*2"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5" calcext:value-type="float">
            <text:p>65</text:p>
          </table:table-cell>
          <table:table-cell table:formula="of:=[.A31]-[.B31]" office:value-type="float" office:value="171" calcext:value-type="float">
            <text:p>171</text:p>
          </table:table-cell>
          <table:table-cell table:formula="of:=[.C31]*2" office:value-type="float" office:value="342" calcext:value-type="float">
            <text:p>342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table:formula="of:=[.A32]-[.B32]" office:value-type="float" office:value="142" calcext:value-type="float">
            <text:p>142</text:p>
          </table:table-cell>
          <table:table-cell table:formula="of:=[.C32]*2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16" calcext:value-type="float">
            <text:p>116</text:p>
          </table:table-cell>
          <table:table-cell table:formula="of:=[.A33]-[.B33]" office:value-type="float" office:value="287" calcext:value-type="float">
            <text:p>287</text:p>
          </table:table-cell>
          <table:table-cell table:formula="of:=[.C33]*2" office:value-type="float" office:value="574" calcext:value-type="float">
            <text:p>574</text:p>
          </table:table-cell>
          <table:table-cell table:number-columns-repeated="3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02" calcext:value-type="float">
            <text:p>102</text:p>
          </table:table-cell>
          <table:table-cell table:formula="of:=[.A34]-[.B34]" office:value-type="float" office:value="210" calcext:value-type="float">
            <text:p>210</text:p>
          </table:table-cell>
          <table:table-cell table:formula="of:=[.C34]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02" calcext:value-type="float">
            <text:p>102</text:p>
          </table:table-cell>
          <table:table-cell table:formula="of:=[.A35]-[.B35]" office:value-type="float" office:value="210" calcext:value-type="float">
            <text:p>210</text:p>
          </table:table-cell>
          <table:table-cell table:formula="of:=[.C35]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  <table:table-cell table:formula="of:=[.A36]-[.B36]" office:value-type="float" office:value="206" calcext:value-type="float">
            <text:p>206</text:p>
          </table:table-cell>
          <table:table-cell table:formula="of:=[.C36]*2"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  <table:table-cell table:formula="of:=[.A37]-[.B37]" office:value-type="float" office:value="203" calcext:value-type="float">
            <text:p>203</text:p>
          </table:table-cell>
          <table:table-cell table:formula="of:=[.C37]*2" office:value-type="float" office:value="406" calcext:value-type="float">
            <text:p>406</text:p>
          </table:table-cell>
          <table:table-cell table:number-columns-repeated="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table:formula="of:=[.A38]-[.B38]" office:value-type="float" office:value="164" calcext:value-type="float">
            <text:p>164</text:p>
          </table:table-cell>
          <table:table-cell table:formula="of:=[.C38]*2" office:value-type="float" office:value="328" calcext:value-type="float">
            <text:p>328</text:p>
          </table:table-cell>
          <table:table-cell table:number-columns-repeated="3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table:formula="of:=[.A39]-[.B39]" office:value-type="float" office:value="175" calcext:value-type="float">
            <text:p>175</text:p>
          </table:table-cell>
          <table:table-cell table:formula="of:=[.C39]*2"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formula="of:=[.A40]-[.B40]" office:value-type="float" office:value="108" calcext:value-type="float">
            <text:p>108</text:p>
          </table:table-cell>
          <table:table-cell table:formula="of:=[.C40]*2" office:value-type="float" office:value="216" calcext:value-type="float">
            <text:p>216</text:p>
          </table:table-cell>
          <table:table-cell table:number-columns-repeated="2"/>
          <table:table-cell table:style-name="ce2" office:value-type="string" calcext:value-type="string">
            <text:p>L7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table:formula="of:=[.A41]-[.B41]" office:value-type="float" office:value="142" calcext:value-type="float">
            <text:p>142</text:p>
          </table:table-cell>
          <table:table-cell table:formula="of:=[.C41]*2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table:formula="of:=[.A42]-[.B42]" office:value-type="float" office:value="166" calcext:value-type="float">
            <text:p>166</text:p>
          </table:table-cell>
          <table:table-cell table:formula="of:=[.C42]*2" office:value-type="float" office:value="332" calcext:value-type="float">
            <text:p>332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table:formula="of:=[.A43]-[.B43]" office:value-type="float" office:value="110" calcext:value-type="float">
            <text:p>110</text:p>
          </table:table-cell>
          <table:table-cell table:formula="of:=[.C43]*2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  <table:table-cell table:formula="of:=[.A44]-[.B44]" office:value-type="float" office:value="98" calcext:value-type="float">
            <text:p>98</text:p>
          </table:table-cell>
          <table:table-cell table:formula="of:=[.C44]*2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table:formula="of:=[.A45]-[.B45]" office:value-type="float" office:value="84" calcext:value-type="float">
            <text:p>84</text:p>
          </table:table-cell>
          <table:table-cell table:formula="of:=[.C45]*2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table:formula="of:=[.A46]-[.B46]" office:value-type="float" office:value="120" calcext:value-type="float">
            <text:p>120</text:p>
          </table:table-cell>
          <table:table-cell table:formula="of:=[.C46]*2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8" calcext:value-type="float">
            <text:p>8</text:p>
          </table:table-cell>
          <table:table-cell table:formula="of:=[.C47]*2" office:value-type="float" office:value="16" calcext:value-type="float">
            <text:p>16</text:p>
          </table:table-cell>
          <table:table-cell table:number-columns-repeated="2"/>
          <table:table-cell table:style-name="ce2" office:value-type="string" calcext:value-type="string">
            <text:p>S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A48]-[.B48]" office:value-type="float" office:value="8" calcext:value-type="float">
            <text:p>8</text:p>
          </table:table-cell>
          <table:table-cell table:formula="of:=[.C48]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A49]-[.B49]" office:value-type="float" office:value="18" calcext:value-type="float">
            <text:p>18</text:p>
          </table:table-cell>
          <table:table-cell table:formula="of:=[.C49]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A50]-[.B50]" office:value-type="float" office:value="18" calcext:value-type="float">
            <text:p>18</text:p>
          </table:table-cell>
          <table:table-cell table:formula="of:=[.C50]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A51]-[.B51]" office:value-type="float" office:value="42" calcext:value-type="float">
            <text:p>42</text:p>
          </table:table-cell>
          <table:table-cell table:formula="of:=[.C51]*2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A52]-[.B52]" office:value-type="float" office:value="36" calcext:value-type="float">
            <text:p>36</text:p>
          </table:table-cell>
          <table:table-cell table:formula="of:=[.C52]*2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A53]-[.B53]" office:value-type="float" office:value="49" calcext:value-type="float">
            <text:p>49</text:p>
          </table:table-cell>
          <table:table-cell table:formula="of:=[.C53]*2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A54]-[.B54]" office:value-type="float" office:value="8" calcext:value-type="float">
            <text:p>8</text:p>
          </table:table-cell>
          <table:table-cell table:formula="of:=[.C54]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12" calcext:value-type="float">
            <text:p>12</text:p>
          </table:table-cell>
          <table:table-cell table:formula="of:=[.C55]*2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A56]-[.B56]" office:value-type="float" office:value="19" calcext:value-type="float">
            <text:p>19</text:p>
          </table:table-cell>
          <table:table-cell table:formula="of:=[.C56]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30" calcext:value-type="float">
            <text:p>30</text:p>
          </table:table-cell>
          <table:table-cell table:formula="of:=[.C57]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58]-[.B58]" office:value-type="float" office:value="30" calcext:value-type="float">
            <text:p>30</text:p>
          </table:table-cell>
          <table:table-cell table:formula="of:=[.C58]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A59]-[.B59]" office:value-type="float" office:value="42" calcext:value-type="float">
            <text:p>42</text:p>
          </table:table-cell>
          <table:table-cell table:formula="of:=[.C59]*2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formula="of:=[.A60]-[.B60]" office:value-type="float" office:value="37" calcext:value-type="float">
            <text:p>37</text:p>
          </table:table-cell>
          <table:table-cell table:formula="of:=[.C60]*2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A61]-[.B61]" office:value-type="float" office:value="49" calcext:value-type="float">
            <text:p>49</text:p>
          </table:table-cell>
          <table:table-cell table:formula="of:=[.C61]*2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A62]-[.B62]" office:value-type="float" office:value="11" calcext:value-type="float">
            <text:p>11</text:p>
          </table:table-cell>
          <table:table-cell table:formula="of:=[.C62]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A63]-[.B63]" office:value-type="float" office:value="19" calcext:value-type="float">
            <text:p>19</text:p>
          </table:table-cell>
          <table:table-cell table:formula="of:=[.C63]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A64]-[.B64]" office:value-type="float" office:value="19" calcext:value-type="float">
            <text:p>19</text:p>
          </table:table-cell>
          <table:table-cell table:formula="of:=[.C64]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A65]-[.B65]" office:value-type="float" office:value="20" calcext:value-type="float">
            <text:p>20</text:p>
          </table:table-cell>
          <table:table-cell table:formula="of:=[.C65]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66]-[.B66]" office:value-type="float" office:value="30" calcext:value-type="float">
            <text:p>30</text:p>
          </table:table-cell>
          <table:table-cell table:formula="of:=[.C66]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A67]-[.B67]" office:value-type="float" office:value="50" calcext:value-type="float">
            <text:p>50</text:p>
          </table:table-cell>
          <table:table-cell table:formula="of:=[.C67]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A68]-[.B68]" office:value-type="float" office:value="47" calcext:value-type="float">
            <text:p>47</text:p>
          </table:table-cell>
          <table:table-cell table:formula="of:=[.C68]*2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A69]-[.B69]" office:value-type="float" office:value="8" calcext:value-type="float">
            <text:p>8</text:p>
          </table:table-cell>
          <table:table-cell table:formula="of:=2*[.C69]" office:value-type="float" office:value="16" calcext:value-type="float">
            <text:p>16</text:p>
          </table:table-cell>
          <table:table-cell table:number-columns-repeated="2"/>
          <table:table-cell table:style-name="ce2" office:value-type="string" calcext:value-type="string">
            <text:p>S6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11" calcext:value-type="float">
            <text:p>11</text:p>
          </table:table-cell>
          <table:table-cell table:formula="of:=2*[.C70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11" calcext:value-type="float">
            <text:p>11</text:p>
          </table:table-cell>
          <table:table-cell table:formula="of:=2*[.C7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A72]-[.B72]" office:value-type="float" office:value="19" calcext:value-type="float">
            <text:p>19</text:p>
          </table:table-cell>
          <table:table-cell table:formula="of:=2*[.C72]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A73]-[.B73]" office:value-type="float" office:value="14" calcext:value-type="float">
            <text:p>14</text:p>
          </table:table-cell>
          <table:table-cell table:formula="of:=2*[.C73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A74]-[.B74]" office:value-type="float" office:value="14" calcext:value-type="float">
            <text:p>14</text:p>
          </table:table-cell>
          <table:table-cell table:formula="of:=2*[.C7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A75]-[.B75]" office:value-type="float" office:value="22" calcext:value-type="float">
            <text:p>22</text:p>
          </table:table-cell>
          <table:table-cell table:formula="of:=2*[.C75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A76]-[.B76]" office:value-type="float" office:value="11" calcext:value-type="float">
            <text:p>11</text:p>
          </table:table-cell>
          <table:table-cell table:formula="of:=2*[.C76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A77]-[.B77]" office:value-type="float" office:value="14" calcext:value-type="float">
            <text:p>14</text:p>
          </table:table-cell>
          <table:table-cell table:formula="of:=2*[.C77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A78]-[.B78]" office:value-type="float" office:value="14" calcext:value-type="float">
            <text:p>14</text:p>
          </table:table-cell>
          <table:table-cell table:formula="of:=2*[.C78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A79]-[.B79]" office:value-type="float" office:value="22" calcext:value-type="float">
            <text:p>22</text:p>
          </table:table-cell>
          <table:table-cell table:formula="of:=2*[.C79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A80]-[.B80]" office:value-type="float" office:value="11" calcext:value-type="float">
            <text:p>11</text:p>
          </table:table-cell>
          <table:table-cell table:formula="of:=2*[.C80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A81]-[.B81]" office:value-type="float" office:value="22" calcext:value-type="float">
            <text:p>22</text:p>
          </table:table-cell>
          <table:table-cell table:formula="of:=2*[.C81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A82]-[.B82]" office:value-type="float" office:value="22" calcext:value-type="float">
            <text:p>22</text:p>
          </table:table-cell>
          <table:table-cell table:formula="of:=2*[.C82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83]-[.B83]" office:value-type="float" office:value="30" calcext:value-type="float">
            <text:p>30</text:p>
          </table:table-cell>
          <table:table-cell table:formula="of:=2*[.C83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A84]-[.B84]" office:value-type="float" office:value="19" calcext:value-type="float">
            <text:p>19</text:p>
          </table:table-cell>
          <table:table-cell table:formula="of:=2*[.C84]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A85]-[.B85]" office:value-type="float" office:value="42" calcext:value-type="float">
            <text:p>42</text:p>
          </table:table-cell>
          <table:table-cell table:formula="of:=2*[.C85]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A86]-[.B86]" office:value-type="float" office:value="19" calcext:value-type="float">
            <text:p>19</text:p>
          </table:table-cell>
          <table:table-cell table:formula="of:=2*[.C86]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A87]-[.B87]" office:value-type="float" office:value="22" calcext:value-type="float">
            <text:p>22</text:p>
          </table:table-cell>
          <table:table-cell table:formula="of:=2*[.C87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88]-[.B88]" office:value-type="float" office:value="24" calcext:value-type="float">
            <text:p>24</text:p>
          </table:table-cell>
          <table:table-cell table:formula="of:=2*[.C88]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89]-[.B89]" office:value-type="float" office:value="24" calcext:value-type="float">
            <text:p>24</text:p>
          </table:table-cell>
          <table:table-cell table:formula="of:=2*[.C89]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A90]-[.B90]" office:value-type="float" office:value="33" calcext:value-type="float">
            <text:p>33</text:p>
          </table:table-cell>
          <table:table-cell table:formula="of:=2*[.C90]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A91]-[.B91]" office:value-type="float" office:value="33" calcext:value-type="float">
            <text:p>33</text:p>
          </table:table-cell>
          <table:table-cell table:formula="of:=2*[.C91]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92]-[.B92]" office:value-type="float" office:value="30" calcext:value-type="float">
            <text:p>30</text:p>
          </table:table-cell>
          <table:table-cell table:formula="of:=2*[.C92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93]-[.B93]" office:value-type="float" office:value="30" calcext:value-type="float">
            <text:p>30</text:p>
          </table:table-cell>
          <table:table-cell table:formula="of:=2*[.C93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A94]-[.B94]" office:value-type="float" office:value="42" calcext:value-type="float">
            <text:p>42</text:p>
          </table:table-cell>
          <table:table-cell table:formula="of:=2*[.C94]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95]-[.B95]" office:value-type="float" office:value="30" calcext:value-type="float">
            <text:p>30</text:p>
          </table:table-cell>
          <table:table-cell table:formula="of:=2*[.C95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A96]-[.B96]" office:value-type="float" office:value="36" calcext:value-type="float">
            <text:p>36</text:p>
          </table:table-cell>
          <table:table-cell table:formula="of:=2*[.C96]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A97]-[.B97]" office:value-type="float" office:value="36" calcext:value-type="float">
            <text:p>36</text:p>
          </table:table-cell>
          <table:table-cell table:formula="of:=2*[.C97]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A98]-[.B98]" office:value-type="float" office:value="21" calcext:value-type="float">
            <text:p>21</text:p>
          </table:table-cell>
          <table:table-cell table:formula="of:=2*[.C98]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99]-[.B99]" office:value-type="float" office:value="27" calcext:value-type="float">
            <text:p>27</text:p>
          </table:table-cell>
          <table:table-cell table:formula="of:=2*[.C99]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A100]-[.B100]" office:value-type="float" office:value="26" calcext:value-type="float">
            <text:p>26</text:p>
          </table:table-cell>
          <table:table-cell table:formula="of:=2*[.C100]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A101]-[.B101]" office:value-type="float" office:value="21" calcext:value-type="float">
            <text:p>21</text:p>
          </table:table-cell>
          <table:table-cell table:formula="of:=2*[.C101]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102]-[.B102]" office:value-type="float" office:value="32" calcext:value-type="float">
            <text:p>32</text:p>
          </table:table-cell>
          <table:table-cell table:formula="of:=2*[.C102]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103]-[.B103]" office:value-type="float" office:value="32" calcext:value-type="float">
            <text:p>32</text:p>
          </table:table-cell>
          <table:table-cell table:formula="of:=2*[.C103]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A104]-[.B104]" office:value-type="float" office:value="32" calcext:value-type="float">
            <text:p>32</text:p>
          </table:table-cell>
          <table:table-cell table:formula="of:=2*[.C104]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105]-[.B105]" office:value-type="float" office:value="31" calcext:value-type="float">
            <text:p>31</text:p>
          </table:table-cell>
          <table:table-cell table:formula="of:=2*[.C105]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106]-[.B106]" office:value-type="float" office:value="30" calcext:value-type="float">
            <text:p>30</text:p>
          </table:table-cell>
          <table:table-cell table:formula="of:=2*[.C106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107]-[.B107]" office:value-type="float" office:value="30" calcext:value-type="float">
            <text:p>30</text:p>
          </table:table-cell>
          <table:table-cell table:formula="of:=2*[.C107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A108]-[.B108]" office:value-type="float" office:value="31" calcext:value-type="float">
            <text:p>31</text:p>
          </table:table-cell>
          <table:table-cell table:formula="of:=2*[.C108]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A109]-[.B109]" office:value-type="float" office:value="37" calcext:value-type="float">
            <text:p>37</text:p>
          </table:table-cell>
          <table:table-cell table:formula="of:=2*[.C109]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[.A110]-[.B110]" office:value-type="float" office:value="36" calcext:value-type="float">
            <text:p>36</text:p>
          </table:table-cell>
          <table:table-cell table:formula="of:=2*[.C110]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A111]-[.B111]" office:value-type="float" office:value="37" calcext:value-type="float">
            <text:p>37</text:p>
          </table:table-cell>
          <table:table-cell table:formula="of:=2*[.C111]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A112]-[.B112]" office:value-type="float" office:value="22" calcext:value-type="float">
            <text:p>22</text:p>
          </table:table-cell>
          <table:table-cell table:formula="of:=2*[.C112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A113]-[.B113]" office:value-type="float" office:value="21" calcext:value-type="float">
            <text:p>21</text:p>
          </table:table-cell>
          <table:table-cell table:formula="of:=2*[.C113]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A114]-[.B114]" office:value-type="float" office:value="31" calcext:value-type="float">
            <text:p>31</text:p>
          </table:table-cell>
          <table:table-cell table:formula="of:=2*[.C114]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115]-[.B115]" office:value-type="float" office:value="30" calcext:value-type="float">
            <text:p>30</text:p>
          </table:table-cell>
          <table:table-cell table:formula="of:=2*[.C115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116]-[.B116]" office:value-type="float" office:value="30" calcext:value-type="float">
            <text:p>30</text:p>
          </table:table-cell>
          <table:table-cell table:formula="of:=2*[.C116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117]-[.B118]" office:value-type="float" office:value="34" calcext:value-type="float">
            <text:p>34</text:p>
          </table:table-cell>
          <table:table-cell table:formula="of:=2*[.C117]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A118]-[.B119]" office:value-type="float" office:value="24" calcext:value-type="float">
            <text:p>24</text:p>
          </table:table-cell>
          <table:table-cell table:formula="of:=2*[.C118]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19]-[.B120]" office:value-type="float" office:value="4" calcext:value-type="float">
            <text:p>4</text:p>
          </table:table-cell>
          <table:table-cell table:formula="of:=2*[.C119]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120]-[.B121]" office:value-type="float" office:value="27" calcext:value-type="float">
            <text:p>27</text:p>
          </table:table-cell>
          <table:table-cell table:formula="of:=2*[.C120]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121]-[.B122]" office:value-type="float" office:value="30" calcext:value-type="float">
            <text:p>30</text:p>
          </table:table-cell>
          <table:table-cell table:formula="of:=2*[.C121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A122]-[.B123]" office:value-type="float" office:value="18" calcext:value-type="float">
            <text:p>18</text:p>
          </table:table-cell>
          <table:table-cell table:formula="of:=2*[.C122]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A123]-[.B125]" office:value-type="float" office:value="19" calcext:value-type="float">
            <text:p>19</text:p>
          </table:table-cell>
          <table:table-cell table:formula="of:=2*[.C123]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A124]-[.B126]" office:value-type="float" office:value="18" calcext:value-type="float">
            <text:p>18</text:p>
          </table:table-cell>
          <table:table-cell table:formula="of:=2*[.C124]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A125]-[.B127]" office:value-type="float" office:value="38" calcext:value-type="float">
            <text:p>38</text:p>
          </table:table-cell>
          <table:table-cell table:formula="of:=2*[.C125]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A126]-[.B129]" office:value-type="float" office:value="33" calcext:value-type="float">
            <text:p>33</text:p>
          </table:table-cell>
          <table:table-cell table:formula="of:=2*[.C126]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127]-[.B130]" office:value-type="float" office:value="3" calcext:value-type="float">
            <text:p>3</text:p>
          </table:table-cell>
          <table:table-cell table:formula="of:=2*[.C127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A128]-[.B131]" office:value-type="float" office:value="13" calcext:value-type="float">
            <text:p>13</text:p>
          </table:table-cell>
          <table:table-cell table:formula="of:=2*[.C128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129]-[.B132]" office:value-type="float" office:value="30" calcext:value-type="float">
            <text:p>30</text:p>
          </table:table-cell>
          <table:table-cell table:formula="of:=2*[.C129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A130]-[.B133]" office:value-type="float" office:value="29" calcext:value-type="float">
            <text:p>29</text:p>
          </table:table-cell>
          <table:table-cell table:formula="of:=2*[.C130]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A131]-[.B134]" office:value-type="float" office:value="29" calcext:value-type="float">
            <text:p>29</text:p>
          </table:table-cell>
          <table:table-cell table:formula="of:=2*[.C131]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A132]-[.B135]" office:value-type="float" office:value="28" calcext:value-type="float">
            <text:p>28</text:p>
          </table:table-cell>
          <table:table-cell table:formula="of:=2*[.C132]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A133]-[.B136]" office:value-type="float" office:value="28" calcext:value-type="float">
            <text:p>28</text:p>
          </table:table-cell>
          <table:table-cell table:formula="of:=2*[.C133]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A134]-[.B137]" office:value-type="float" office:value="30" calcext:value-type="float">
            <text:p>30</text:p>
          </table:table-cell>
          <table:table-cell table:formula="of:=2*[.C134]" office:value-type="float" office:value="60" calcext:value-type="float">
            <text:p>60</text:p>
          </table:table-cell>
          <table:table-cell table:number-columns-repeated="3"/>
        </table:table-row>
      </table:table>
      <table:table table:name="size consistent" table:style-name="ta1">
        <table:shapes>
          <draw:frame draw:z-index="0" draw:style-name="gr1" draw:text-style-name="P1" svg:width="864.2pt" svg:height="492.49pt" svg:x="263.59pt" svg:y="35.74pt">
            <loext:p draw:notify-on-update-of-ranges="'size consistent'.A2:'size consistent'.A31 'size consistent'.B1:'size consistent'.B1 'size consistent'.B2:'size consistent'.B31 'size consistent'.A2:'size consistent'.A31 'size consistent'.C1:'size consistent'.C1 'size consistent'.C2:'size consistent'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3"/>
        <table:table-column table:style-name="co1" table:number-columns-repeated="2" table:default-cell-style-name="ce14"/>
        <table:table-row table:style-name="ro6">
          <table:table-cell table:style-name="ce12" office:value-type="string" calcext:value-type="string">
            <text:p>Number of unfrozen electrons</text:p>
          </table:table-cell>
          <table:table-cell table:style-name="ce12" office:value-type="string" calcext:value-type="string">
            <text:p>RPA(TPSS)</text:p>
          </table:table-cell>
          <table:table-cell table:style-name="ce15" office:value-type="string" calcext:value-type="string">
            <text:p>MP2/CB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.378446697" calcext:value-type="float">
            <text:p>1.378446697</text:p>
          </table:table-cell>
          <table:table-cell office:value-type="float" office:value="-20.11742962" calcext:value-type="float">
            <text:p>-20.1174296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.790886315" calcext:value-type="float">
            <text:p>2.790886315</text:p>
          </table:table-cell>
          <table:table-cell office:value-type="float" office:value="-12.6473515" calcext:value-type="float">
            <text:p>-12.647351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5.646915404" calcext:value-type="float">
            <text:p>5.646915404</text:p>
          </table:table-cell>
          <table:table-cell office:value-type="float" office:value="-15.95569952" calcext:value-type="float">
            <text:p>-15.95569952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.587078173" calcext:value-type="float">
            <text:p>1.587078173</text:p>
          </table:table-cell>
          <table:table-cell office:value-type="float" office:value="-9.852302027" calcext:value-type="float">
            <text:p>-9.852302027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-0.8641937802" calcext:value-type="float">
            <text:p>-0.8641937802</text:p>
          </table:table-cell>
          <table:table-cell office:value-type="float" office:value="-106.8754784" calcext:value-type="float">
            <text:p>-106.875478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5.556892812" calcext:value-type="float">
            <text:p>5.556892812</text:p>
          </table:table-cell>
          <table:table-cell office:value-type="float" office:value="-99.99901751" calcext:value-type="float">
            <text:p>-99.9990175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.701090495" calcext:value-type="float">
            <text:p>1.701090495</text:p>
          </table:table-cell>
          <table:table-cell office:value-type="float" office:value="-33.44906221" calcext:value-type="float">
            <text:p>-33.4490622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-1.066956229" calcext:value-type="float">
            <text:p>-1.066956229</text:p>
          </table:table-cell>
          <table:table-cell office:value-type="float" office:value="-40.44036552" calcext:value-type="float">
            <text:p>-40.44036552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-4.781142783" calcext:value-type="float">
            <text:p>-4.781142783</text:p>
          </table:table-cell>
          <table:table-cell office:value-type="float" office:value="-57.52179405" calcext:value-type="float">
            <text:p>-57.5217940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-3.906408835" calcext:value-type="float">
            <text:p>-3.906408835</text:p>
          </table:table-cell>
          <table:table-cell office:value-type="float" office:value="-60.96062655" calcext:value-type="float">
            <text:p>-60.9606265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-4.772815138" calcext:value-type="float">
            <text:p>-4.772815138</text:p>
          </table:table-cell>
          <table:table-cell office:value-type="float" office:value="-72.97109954" calcext:value-type="float">
            <text:p>-72.97109954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-4.289903173" calcext:value-type="float">
            <text:p>-4.289903173</text:p>
          </table:table-cell>
          <table:table-cell office:value-type="float" office:value="-73.23077223" calcext:value-type="float">
            <text:p>-73.23077223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6.586851135" calcext:value-type="float">
            <text:p>6.586851135</text:p>
          </table:table-cell>
          <table:table-cell office:value-type="float" office:value="-7.705894412" calcext:value-type="float">
            <text:p>-7.705894412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5.471772311" calcext:value-type="float">
            <text:p>5.471772311</text:p>
          </table:table-cell>
          <table:table-cell office:value-type="float" office:value="-11.80024811" calcext:value-type="float">
            <text:p>-11.8002481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.8362077" calcext:value-type="float">
            <text:p>3.8362077</text:p>
          </table:table-cell>
          <table:table-cell office:value-type="float" office:value="-5.440017782" calcext:value-type="float">
            <text:p>-5.440017782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5.207580904" calcext:value-type="float">
            <text:p>5.207580904</text:p>
          </table:table-cell>
          <table:table-cell office:value-type="float" office:value="-6.164516618" calcext:value-type="float">
            <text:p>-6.164516618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-0.1920072789" calcext:value-type="float">
            <text:p>-0.1920072789</text:p>
          </table:table-cell>
          <table:table-cell office:value-type="float" office:value="8.197349269" calcext:value-type="float">
            <text:p>8.19734926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.520200245" calcext:value-type="float">
            <text:p>2.520200245</text:p>
          </table:table-cell>
          <table:table-cell office:value-type="float" office:value="-44.79039553" calcext:value-type="float">
            <text:p>-44.79039553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2.856979602" calcext:value-type="float">
            <text:p>2.856979602</text:p>
          </table:table-cell>
          <table:table-cell office:value-type="float" office:value="-3.096450749" calcext:value-type="float">
            <text:p>-3.096450749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2.073658587" calcext:value-type="float">
            <text:p>2.073658587</text:p>
          </table:table-cell>
          <table:table-cell office:value-type="float" office:value="-6.305098856" calcext:value-type="float">
            <text:p>-6.305098856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-0.8957141002" calcext:value-type="float">
            <text:p>-0.8957141002</text:p>
          </table:table-cell>
          <table:table-cell office:value-type="float" office:value="-13.38256066" calcext:value-type="float">
            <text:p>-13.3825606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8.833542146" calcext:value-type="float">
            <text:p>8.833542146</text:p>
          </table:table-cell>
          <table:table-cell office:value-type="float" office:value="2.545116364" calcext:value-type="float">
            <text:p>2.545116364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-1.6183096" calcext:value-type="float">
            <text:p>-1.6183096</text:p>
          </table:table-cell>
          <table:table-cell office:value-type="float" office:value="-5.038315872" calcext:value-type="float">
            <text:p>-5.038315872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-0.2717774411" calcext:value-type="float">
            <text:p>-0.2717774411</text:p>
          </table:table-cell>
          <table:table-cell office:value-type="float" office:value="-20.47793346" calcext:value-type="float">
            <text:p>-20.47793346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-0.2648830609" calcext:value-type="float">
            <text:p>-0.2648830609</text:p>
          </table:table-cell>
          <table:table-cell office:value-type="float" office:value="-12.75246615" calcext:value-type="float">
            <text:p>-12.75246615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-1.188330175" calcext:value-type="float">
            <text:p>-1.188330175</text:p>
          </table:table-cell>
          <table:table-cell table:style-name="ce16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.8642610782" calcext:value-type="float">
            <text:p>0.8642610782</text:p>
          </table:table-cell>
          <table:table-cell office:value-type="float" office:value="5.183251753" calcext:value-type="float">
            <text:p>5.183251753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.000246216" calcext:value-type="float">
            <text:p>2.000246216</text:p>
          </table:table-cell>
          <table:table-cell office:value-type="float" office:value="-6.602237212" calcext:value-type="float">
            <text:p>-6.60223721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.442547577" calcext:value-type="float">
            <text:p>1.442547577</text:p>
          </table:table-cell>
          <table:table-cell office:value-type="float" office:value="-25.41127271" calcext:value-type="float">
            <text:p>-25.41127271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.938256934" calcext:value-type="float">
            <text:p>1.938256934</text:p>
          </table:table-cell>
          <table:table-cell office:value-type="float" office:value="-10.01946941" calcext:value-type="float">
            <text:p>-10.0194694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.165936196" calcext:value-type="float">
            <text:p>4.165936196</text:p>
          </table:table-cell>
          <table:table-cell office:value-type="float" office:value="-2.647103257" calcext:value-type="float">
            <text:p>-2.647103257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1.51585308" calcext:value-type="float">
            <text:p>11.51585308</text:p>
          </table:table-cell>
          <table:table-cell office:value-type="float" office:value="-7.578759304" calcext:value-type="float">
            <text:p>-7.578759304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2016678205" calcext:value-type="float">
            <text:p>0.2016678205</text:p>
          </table:table-cell>
          <table:table-cell office:value-type="float" office:value="-28.48173879" calcext:value-type="float">
            <text:p>-28.48173879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-3.193503034" calcext:value-type="float">
            <text:p>-3.193503034</text:p>
          </table:table-cell>
          <table:table-cell office:value-type="float" office:value="-27.88914695" calcext:value-type="float">
            <text:p>-27.8891469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.599706269" calcext:value-type="float">
            <text:p>2.599706269</text:p>
          </table:table-cell>
          <table:table-cell office:value-type="float" office:value="-5.279812792" calcext:value-type="float">
            <text:p>-5.279812792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-0.04244597404" calcext:value-type="float">
            <text:p>-0.042445974</text:p>
          </table:table-cell>
          <table:table-cell office:value-type="float" office:value="-4.021994909" calcext:value-type="float">
            <text:p>-4.021994909</text:p>
          </table:table-cell>
        </table:table-row>
      </table:table>
      <table:table table:name="S12L" table:style-name="ta1">
        <table:shapes>
          <draw:frame draw:z-index="0" draw:style-name="gr1" draw:text-style-name="P1" svg:width="899.89pt" svg:height="577.19pt" svg:x="400.39pt" svg:y="111.66pt">
            <loext:p draw:notify-on-update-of-ranges="S12L.A2:S12L.A12 S12L.B1:S12L.B1 S12L.B2:S12L.B12 S12L.A2:S12L.A12 S12L.C1:S12L.C1 S12L.C2:S12L.C12 S12L.A2:S12L.A12 S12L.D1:S12L.D1 S12L.D2:S12L.D12 S12L.A2:S12L.A12 S12L.E1:S12L.E1 S12L.E2:S12L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3"/>
        <table:table-column table:style-name="co1" table:number-columns-repeated="4" table:default-cell-style-name="Default"/>
        <table:table-row table:style-name="ro6">
          <table:table-cell table:style-name="ce12" office:value-type="string" calcext:value-type="string">
            <text:p>Number of unfrozen electrons</text:p>
          </table:table-cell>
          <table:table-cell table:style-name="ce12" office:value-type="string" calcext:value-type="string">
            <text:p>RPA(TPSS)</text:p>
          </table:table-cell>
          <table:table-cell table:style-name="ce11" office:value-type="string" calcext:value-type="string">
            <text:p>MP2/CBS</text:p>
          </table:table-cell>
          <table:table-cell table:style-name="ce9" office:value-type="string" calcext:value-type="string">
            <text:p>SOS-MP2/CBS</text:p>
          </table:table-cell>
          <table:table-cell table:style-name="ce9" office:value-type="string" calcext:value-type="string">
            <text:p>SCS-MP2/CB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.92041571901219" calcext:value-type="float">
            <text:p>1.920415719</text:p>
          </table:table-cell>
          <table:table-cell office:value-type="float" office:value="-20.65" calcext:value-type="float">
            <text:p>-20.65</text:p>
          </table:table-cell>
          <table:table-cell office:value-type="float" office:value="-7.3" calcext:value-type="float">
            <text:p>-7.3</text:p>
          </table:table-cell>
          <table:table-cell office:value-type="float" office:value="-6.3" calcext:value-type="float">
            <text:p>-6.3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.20499394095291" calcext:value-type="float">
            <text:p>3.204993941</text:p>
          </table:table-cell>
          <table:table-cell office:value-type="float" office:value="-13" calcext:value-type="float">
            <text:p>-13</text:p>
          </table:table-cell>
          <table:table-cell office:value-type="float" office:value="-3.85" calcext:value-type="float">
            <text:p>-3.85</text:p>
          </table:table-cell>
          <table:table-cell office:value-type="float" office:value="-2.9" calcext:value-type="float">
            <text:p>-2.9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6.79796454606536" calcext:value-type="float">
            <text:p>6.7979645461</text:p>
          </table:table-cell>
          <table:table-cell office:value-type="float" office:value="-16.35" calcext:value-type="float">
            <text:p>-16.35</text:p>
          </table:table-cell>
          <table:table-cell office:value-type="float" office:value="-5.1" calcext:value-type="float">
            <text:p>-5.1</text:p>
          </table:table-cell>
          <table:table-cell office:value-type="float" office:value="-4.1" calcext:value-type="float">
            <text:p>-4.1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.42109769827033" calcext:value-type="float">
            <text:p>2.4210976983</text:p>
          </table:table-cell>
          <table:table-cell office:value-type="float" office:value="-7.75" calcext:value-type="float">
            <text:p>-7.75</text:p>
          </table:table-cell>
          <table:table-cell office:value-type="float" office:value="-1.2" calcext:value-type="float">
            <text:p>-1.2</text:p>
          </table:table-cell>
          <table:table-cell office:value-type="float" office:value="-0.949999999999999" calcext:value-type="float">
            <text:p>-0.95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-3.84856948116705" calcext:value-type="float">
            <text:p>-3.8485694812</text:p>
          </table:table-cell>
          <table:table-cell office:value-type="float" office:value="-56.2" calcext:value-type="float">
            <text:p>-56.2</text:p>
          </table:table-cell>
          <table:table-cell office:value-type="float" office:value="-34.4" calcext:value-type="float">
            <text:p>-34.4</text:p>
          </table:table-cell>
          <table:table-cell office:value-type="float" office:value="-30.85" calcext:value-type="float">
            <text:p>-30.8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-2.9326324786212" calcext:value-type="float">
            <text:p>-2.9326324786</text:p>
          </table:table-cell>
          <table:table-cell office:value-type="float" office:value="-59.5" calcext:value-type="float">
            <text:p>-59.5</text:p>
          </table:table-cell>
          <table:table-cell office:value-type="float" office:value="-36.25" calcext:value-type="float">
            <text:p>-36.25</text:p>
          </table:table-cell>
          <table:table-cell office:value-type="float" office:value="-32.5" calcext:value-type="float">
            <text:p>-32.5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0.412937887707869" calcext:value-type="float">
            <text:p>0.4129378877</text:p>
          </table:table-cell>
          <table:table-cell office:value-type="float" office:value="-9" calcext:value-type="float">
            <text:p>-9</text:p>
          </table:table-cell>
          <table:table-cell office:value-type="float" office:value="0.549999999999997" calcext:value-type="float">
            <text:p>0.55</text:p>
          </table:table-cell>
          <table:table-cell office:value-type="float" office:value="0.349999999999994" calcext:value-type="float">
            <text:p>0.35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3.07379055259307" calcext:value-type="float">
            <text:p>3.0737905526</text:p>
          </table:table-cell>
          <table:table-cell office:value-type="float" office:value="-7.9" calcext:value-type="float">
            <text:p>-7.9</text:p>
          </table:table-cell>
          <table:table-cell office:value-type="float" office:value="0.599999999999998" calcext:value-type="float">
            <text:p>0.6</text:p>
          </table:table-cell>
          <table:table-cell office:value-type="float" office:value="0.600000000000001" calcext:value-type="float">
            <text:p>0.6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.40018803639437" calcext:value-type="float">
            <text:p>1.4001880364</text:p>
          </table:table-cell>
          <table:table-cell office:value-type="float" office:value="-7.25" calcext:value-type="float">
            <text:p>-7.25</text:p>
          </table:table-cell>
          <table:table-cell office:value-type="float" office:value="0.300000000000011" calcext:value-type="float">
            <text:p>0.3</text:p>
          </table:table-cell>
          <table:table-cell office:value-type="float" office:value="0.200000000000003" calcext:value-type="float">
            <text:p>0.2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.44950367356981" calcext:value-type="float">
            <text:p>2.4495036736</text:p>
          </table:table-cell>
          <table:table-cell office:value-type="float" office:value="-5.05000000000001" calcext:value-type="float">
            <text:p>-5.05</text:p>
          </table:table-cell>
          <table:table-cell office:value-type="float" office:value="1.34999999999999" calcext:value-type="float">
            <text:p>1.35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-0.117561748400867" calcext:value-type="float">
            <text:p>-0.1175617484</text:p>
          </table:table-cell>
          <table:table-cell office:value-type="float" office:value="-12.1" calcext:value-type="float">
            <text:p>-12.1</text:p>
          </table:table-cell>
          <table:table-cell office:value-type="float" office:value="-2.75" calcext:value-type="float">
            <text:p>-2.75</text:p>
          </table:table-cell>
          <table:table-cell office:value-type="float" office:value="-1.8" calcext:value-type="float">
            <text:p>-1.8</text:p>
          </table:table-cell>
        </table:table-row>
      </table:table>
      <table:table table:name="error kcal_mol" table:style-name="ta1">
        <table:shapes>
          <draw:frame draw:z-index="0" draw:style-name="gr1" draw:text-style-name="P1" svg:width="892.09pt" svg:height="580.34pt" svg:x="389.45pt" svg:y="108.54pt">
            <loext:p draw:notify-on-update-of-ranges="'error kcal_mol'.A2:'error kcal_mol'.A134 'error kcal_mol'.B1:'error kcal_mol'.B1 'error kcal_mol'.B2:'error kcal_mol'.B134 'error kcal_mol'.A2:'error kcal_mol'.A134 'error kcal_mol'.C1:'error kcal_mol'.C1 'error kcal_mol'.C2:'error kcal_mol'.C1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2" office:value-type="string" calcext:value-type="string">
            <text:p>Number of unfrozen electrons</text:p>
          </table:table-cell>
          <table:table-cell table:style-name="ce12" office:value-type="string" calcext:value-type="string">
            <text:p>RPA (TPSS)</text:p>
          </table:table-cell>
          <table:table-cell table:style-name="ce15" office:value-type="string" calcext:value-type="string">
            <text:p>MP2/CBS</text:p>
          </table:table-cell>
          <table:table-cell table:number-columns-repeated="15"/>
        </table:table-row>
        <table:table-row table:style-name="ro2">
          <table:table-cell table:style-name="ce13" office:value-type="float" office:value="270" calcext:value-type="float">
            <text:p>270</text:p>
          </table:table-cell>
          <table:table-cell table:style-name="ce14" office:value-type="float" office:value="1.378446697" calcext:value-type="float">
            <text:p>1.378446697</text:p>
          </table:table-cell>
          <table:table-cell table:style-name="ce14" office:value-type="float" office:value="-20.11742962" calcext:value-type="float">
            <text:p>-20.11742962</text:p>
          </table:table-cell>
          <table:table-cell/>
          <table:table-cell table:style-name="ce11" office:value-type="string" calcext:value-type="string">
            <text:p>S30L</text:p>
          </table:table-cell>
          <table:table-cell table:number-columns-repeated="13"/>
        </table:table-row>
        <table:table-row table:style-name="ro2">
          <table:table-cell table:style-name="ce13" office:value-type="float" office:value="244" calcext:value-type="float">
            <text:p>244</text:p>
          </table:table-cell>
          <table:table-cell table:style-name="ce14" office:value-type="float" office:value="2.790886315" calcext:value-type="float">
            <text:p>2.790886315</text:p>
          </table:table-cell>
          <table:table-cell table:style-name="ce14" office:value-type="float" office:value="-12.6473515" calcext:value-type="float">
            <text:p>-12.6473515</text:p>
          </table:table-cell>
          <table:table-cell table:number-columns-repeated="15"/>
        </table:table-row>
        <table:table-row table:style-name="ro2">
          <table:table-cell table:style-name="ce13" office:value-type="float" office:value="406" calcext:value-type="float">
            <text:p>406</text:p>
          </table:table-cell>
          <table:table-cell table:style-name="ce14" office:value-type="float" office:value="5.646915404" calcext:value-type="float">
            <text:p>5.646915404</text:p>
          </table:table-cell>
          <table:table-cell table:style-name="ce14" office:value-type="float" office:value="-15.95569952" calcext:value-type="float">
            <text:p>-15.95569952</text:p>
          </table:table-cell>
          <table:table-cell table:number-columns-repeated="15"/>
        </table:table-row>
        <table:table-row table:style-name="ro2">
          <table:table-cell table:style-name="ce13" office:value-type="float" office:value="358" calcext:value-type="float">
            <text:p>358</text:p>
          </table:table-cell>
          <table:table-cell table:style-name="ce14" office:value-type="float" office:value="1.587078173" calcext:value-type="float">
            <text:p>1.587078173</text:p>
          </table:table-cell>
          <table:table-cell table:style-name="ce14" office:value-type="float" office:value="-9.852302027" calcext:value-type="float">
            <text:p>-9.852302027</text:p>
          </table:table-cell>
          <table:table-cell table:number-columns-repeated="15"/>
        </table:table-row>
        <table:table-row table:style-name="ro2">
          <table:table-cell table:style-name="ce13" office:value-type="float" office:value="328" calcext:value-type="float">
            <text:p>328</text:p>
          </table:table-cell>
          <table:table-cell table:style-name="ce14" office:value-type="float" office:value="-0.8641937802" calcext:value-type="float">
            <text:p>-0.8641937802</text:p>
          </table:table-cell>
          <table:table-cell table:style-name="ce14" office:value-type="float" office:value="-106.8754784" calcext:value-type="float">
            <text:p>-106.8754784</text:p>
          </table:table-cell>
          <table:table-cell table:number-columns-repeated="15"/>
        </table:table-row>
        <table:table-row table:style-name="ro2">
          <table:table-cell table:style-name="ce13" office:value-type="float" office:value="286" calcext:value-type="float">
            <text:p>286</text:p>
          </table:table-cell>
          <table:table-cell table:style-name="ce14" office:value-type="float" office:value="5.556892812" calcext:value-type="float">
            <text:p>5.556892812</text:p>
          </table:table-cell>
          <table:table-cell table:style-name="ce14" office:value-type="float" office:value="-99.99901751" calcext:value-type="float">
            <text:p>-99.99901751</text:p>
          </table:table-cell>
          <table:table-cell table:number-columns-repeated="15"/>
        </table:table-row>
        <table:table-row table:style-name="ro2">
          <table:table-cell table:style-name="ce13" office:value-type="float" office:value="468" calcext:value-type="float">
            <text:p>468</text:p>
          </table:table-cell>
          <table:table-cell table:style-name="ce14" office:value-type="float" office:value="1.701090495" calcext:value-type="float">
            <text:p>1.701090495</text:p>
          </table:table-cell>
          <table:table-cell table:style-name="ce14" office:value-type="float" office:value="-33.44906221" calcext:value-type="float">
            <text:p>-33.44906221</text:p>
          </table:table-cell>
          <table:table-cell table:number-columns-repeated="15"/>
        </table:table-row>
        <table:table-row table:style-name="ro2">
          <table:table-cell table:style-name="ce13" office:value-type="float" office:value="540" calcext:value-type="float">
            <text:p>540</text:p>
          </table:table-cell>
          <table:table-cell table:style-name="ce14" office:value-type="float" office:value="-1.066956229" calcext:value-type="float">
            <text:p>-1.066956229</text:p>
          </table:table-cell>
          <table:table-cell table:style-name="ce14" office:value-type="float" office:value="-40.44036552" calcext:value-type="float">
            <text:p>-40.44036552</text:p>
          </table:table-cell>
          <table:table-cell table:number-columns-repeated="15"/>
        </table:table-row>
        <table:table-row table:style-name="ro2">
          <table:table-cell table:style-name="ce13" office:value-type="float" office:value="508" calcext:value-type="float">
            <text:p>508</text:p>
          </table:table-cell>
          <table:table-cell table:style-name="ce14" office:value-type="float" office:value="-4.781142783" calcext:value-type="float">
            <text:p>-4.781142783</text:p>
          </table:table-cell>
          <table:table-cell table:style-name="ce14" office:value-type="float" office:value="-57.52179405" calcext:value-type="float">
            <text:p>-57.52179405</text:p>
          </table:table-cell>
          <table:table-cell table:number-columns-repeated="15"/>
        </table:table-row>
        <table:table-row table:style-name="ro2">
          <table:table-cell table:style-name="ce13" office:value-type="float" office:value="548" calcext:value-type="float">
            <text:p>548</text:p>
          </table:table-cell>
          <table:table-cell table:style-name="ce14" office:value-type="float" office:value="-3.906408835" calcext:value-type="float">
            <text:p>-3.906408835</text:p>
          </table:table-cell>
          <table:table-cell table:style-name="ce14" office:value-type="float" office:value="-60.96062655" calcext:value-type="float">
            <text:p>-60.96062655</text:p>
          </table:table-cell>
          <table:table-cell table:number-columns-repeated="15"/>
        </table:table-row>
        <table:table-row table:style-name="ro2">
          <table:table-cell table:style-name="ce13" office:value-type="float" office:value="520" calcext:value-type="float">
            <text:p>520</text:p>
          </table:table-cell>
          <table:table-cell table:style-name="ce14" office:value-type="float" office:value="-4.772815138" calcext:value-type="float">
            <text:p>-4.772815138</text:p>
          </table:table-cell>
          <table:table-cell table:style-name="ce14" office:value-type="float" office:value="-72.97109954" calcext:value-type="float">
            <text:p>-72.97109954</text:p>
          </table:table-cell>
          <table:table-cell table:number-columns-repeated="15"/>
        </table:table-row>
        <table:table-row table:style-name="ro2">
          <table:table-cell table:style-name="ce13" office:value-type="float" office:value="560" calcext:value-type="float">
            <text:p>560</text:p>
          </table:table-cell>
          <table:table-cell table:style-name="ce14" office:value-type="float" office:value="-4.289903173" calcext:value-type="float">
            <text:p>-4.289903173</text:p>
          </table:table-cell>
          <table:table-cell table:style-name="ce14" office:value-type="float" office:value="-73.23077223" calcext:value-type="float">
            <text:p>-73.23077223</text:p>
          </table:table-cell>
          <table:table-cell table:number-columns-repeated="15"/>
        </table:table-row>
        <table:table-row table:style-name="ro2">
          <table:table-cell table:style-name="ce13" office:value-type="float" office:value="590" calcext:value-type="float">
            <text:p>590</text:p>
          </table:table-cell>
          <table:table-cell table:style-name="ce14" office:value-type="float" office:value="6.586851135" calcext:value-type="float">
            <text:p>6.586851135</text:p>
          </table:table-cell>
          <table:table-cell table:style-name="ce14" office:value-type="float" office:value="-7.705894412" calcext:value-type="float">
            <text:p>-7.705894412</text:p>
          </table:table-cell>
          <table:table-cell table:number-columns-repeated="15"/>
        </table:table-row>
        <table:table-row table:style-name="ro2">
          <table:table-cell table:style-name="ce13" office:value-type="float" office:value="590" calcext:value-type="float">
            <text:p>590</text:p>
          </table:table-cell>
          <table:table-cell table:style-name="ce14" office:value-type="float" office:value="5.471772311" calcext:value-type="float">
            <text:p>5.471772311</text:p>
          </table:table-cell>
          <table:table-cell table:style-name="ce14" office:value-type="float" office:value="-11.80024811" calcext:value-type="float">
            <text:p>-11.80024811</text:p>
          </table:table-cell>
          <table:table-cell table:number-columns-repeated="15"/>
        </table:table-row>
        <table:table-row table:style-name="ro2">
          <table:table-cell table:style-name="ce13" office:value-type="float" office:value="308" calcext:value-type="float">
            <text:p>308</text:p>
          </table:table-cell>
          <table:table-cell table:style-name="ce14" office:value-type="float" office:value="3.8362077" calcext:value-type="float">
            <text:p>3.8362077</text:p>
          </table:table-cell>
          <table:table-cell table:style-name="ce14" office:value-type="float" office:value="-5.440017782" calcext:value-type="float">
            <text:p>-5.440017782</text:p>
          </table:table-cell>
          <table:table-cell table:number-columns-repeated="15"/>
        </table:table-row>
        <table:table-row table:style-name="ro2">
          <table:table-cell table:style-name="ce13" office:value-type="float" office:value="326" calcext:value-type="float">
            <text:p>326</text:p>
          </table:table-cell>
          <table:table-cell table:style-name="ce14" office:value-type="float" office:value="5.207580904" calcext:value-type="float">
            <text:p>5.207580904</text:p>
          </table:table-cell>
          <table:table-cell table:style-name="ce14" office:value-type="float" office:value="-6.164516618" calcext:value-type="float">
            <text:p>-6.164516618</text:p>
          </table:table-cell>
          <table:table-cell table:number-columns-repeated="15"/>
        </table:table-row>
        <table:table-row table:style-name="ro2">
          <table:table-cell table:style-name="ce13" office:value-type="float" office:value="392" calcext:value-type="float">
            <text:p>392</text:p>
          </table:table-cell>
          <table:table-cell table:style-name="ce14" office:value-type="float" office:value="-0.1920072789" calcext:value-type="float">
            <text:p>-0.1920072789</text:p>
          </table:table-cell>
          <table:table-cell table:style-name="ce14" office:value-type="float" office:value="8.197349269" calcext:value-type="float">
            <text:p>8.197349269</text:p>
          </table:table-cell>
          <table:table-cell table:number-columns-repeated="15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4" office:value-type="float" office:value="2.520200245" calcext:value-type="float">
            <text:p>2.520200245</text:p>
          </table:table-cell>
          <table:table-cell table:style-name="ce14" office:value-type="float" office:value="-44.79039553" calcext:value-type="float">
            <text:p>-44.79039553</text:p>
          </table:table-cell>
          <table:table-cell table:number-columns-repeated="15"/>
        </table:table-row>
        <table:table-row table:style-name="ro2">
          <table:table-cell table:style-name="ce13" office:value-type="float" office:value="484" calcext:value-type="float">
            <text:p>484</text:p>
          </table:table-cell>
          <table:table-cell table:style-name="ce14" office:value-type="float" office:value="2.856979602" calcext:value-type="float">
            <text:p>2.856979602</text:p>
          </table:table-cell>
          <table:table-cell table:style-name="ce14" office:value-type="float" office:value="-3.096450749" calcext:value-type="float">
            <text:p>-3.096450749</text:p>
          </table:table-cell>
          <table:table-cell table:number-columns-repeated="15"/>
        </table:table-row>
        <table:table-row table:style-name="ro2">
          <table:table-cell table:style-name="ce13" office:value-type="float" office:value="502" calcext:value-type="float">
            <text:p>502</text:p>
          </table:table-cell>
          <table:table-cell table:style-name="ce14" office:value-type="float" office:value="2.073658587" calcext:value-type="float">
            <text:p>2.073658587</text:p>
          </table:table-cell>
          <table:table-cell table:style-name="ce14" office:value-type="float" office:value="-6.305098856" calcext:value-type="float">
            <text:p>-6.305098856</text:p>
          </table:table-cell>
          <table:table-cell table:number-columns-repeated="15"/>
        </table:table-row>
        <table:table-row table:style-name="ro2">
          <table:table-cell table:style-name="ce13" office:value-type="float" office:value="496" calcext:value-type="float">
            <text:p>496</text:p>
          </table:table-cell>
          <table:table-cell table:style-name="ce14" office:value-type="float" office:value="-0.8957141002" calcext:value-type="float">
            <text:p>-0.8957141002</text:p>
          </table:table-cell>
          <table:table-cell table:style-name="ce14" office:value-type="float" office:value="-13.38256066" calcext:value-type="float">
            <text:p>-13.38256066</text:p>
          </table:table-cell>
          <table:table-cell table:number-columns-repeated="15"/>
        </table:table-row>
        <table:table-row table:style-name="ro2">
          <table:table-cell table:style-name="ce13" office:value-type="float" office:value="348" calcext:value-type="float">
            <text:p>348</text:p>
          </table:table-cell>
          <table:table-cell table:style-name="ce14" office:value-type="float" office:value="8.833542146" calcext:value-type="float">
            <text:p>8.833542146</text:p>
          </table:table-cell>
          <table:table-cell table:style-name="ce14" office:value-type="float" office:value="2.545116364" calcext:value-type="float">
            <text:p>2.545116364</text:p>
          </table:table-cell>
          <table:table-cell table:number-columns-repeated="15"/>
        </table:table-row>
        <table:table-row table:style-name="ro2">
          <table:table-cell table:style-name="ce13" office:value-type="float" office:value="276" calcext:value-type="float">
            <text:p>276</text:p>
          </table:table-cell>
          <table:table-cell table:style-name="ce14" office:value-type="float" office:value="-1.6183096" calcext:value-type="float">
            <text:p>-1.6183096</text:p>
          </table:table-cell>
          <table:table-cell table:style-name="ce14" office:value-type="float" office:value="-5.038315872" calcext:value-type="float">
            <text:p>-5.038315872</text:p>
          </table:table-cell>
          <table:table-cell table:number-columns-repeated="15"/>
        </table:table-row>
        <table:table-row table:style-name="ro2">
          <table:table-cell table:style-name="ce13" office:value-type="float" office:value="558" calcext:value-type="float">
            <text:p>558</text:p>
          </table:table-cell>
          <table:table-cell table:style-name="ce14" office:value-type="float" office:value="-0.2717774411" calcext:value-type="float">
            <text:p>-0.2717774411</text:p>
          </table:table-cell>
          <table:table-cell table:style-name="ce14" office:value-type="float" office:value="-20.47793346" calcext:value-type="float">
            <text:p>-20.47793346</text:p>
          </table:table-cell>
          <table:table-cell table:number-columns-repeated="15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4" office:value-type="float" office:value="-0.2648830609" calcext:value-type="float">
            <text:p>-0.2648830609</text:p>
          </table:table-cell>
          <table:table-cell table:style-name="ce14" office:value-type="float" office:value="-12.75246615" calcext:value-type="float">
            <text:p>-12.75246615</text:p>
          </table:table-cell>
          <table:table-cell table:number-columns-repeated="15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4" office:value-type="float" office:value="-1.188330175" calcext:value-type="float">
            <text:p>-1.188330175</text:p>
          </table:table-cell>
          <table:table-cell table:style-name="ce16"/>
          <table:table-cell table:number-columns-repeated="15"/>
        </table:table-row>
        <table:table-row table:style-name="ro2">
          <table:table-cell table:style-name="ce13" office:value-type="float" office:value="404" calcext:value-type="float">
            <text:p>404</text:p>
          </table:table-cell>
          <table:table-cell table:style-name="ce14" office:value-type="float" office:value="0.8642610782" calcext:value-type="float">
            <text:p>0.8642610782</text:p>
          </table:table-cell>
          <table:table-cell table:style-name="ce14" office:value-type="float" office:value="5.183251753" calcext:value-type="float">
            <text:p>5.183251753</text:p>
          </table:table-cell>
          <table:table-cell table:number-columns-repeated="15"/>
        </table:table-row>
        <table:table-row table:style-name="ro2">
          <table:table-cell table:style-name="ce13" office:value-type="float" office:value="398" calcext:value-type="float">
            <text:p>398</text:p>
          </table:table-cell>
          <table:table-cell table:style-name="ce14" office:value-type="float" office:value="2.000246216" calcext:value-type="float">
            <text:p>2.000246216</text:p>
          </table:table-cell>
          <table:table-cell table:style-name="ce14" office:value-type="float" office:value="-6.602237212" calcext:value-type="float">
            <text:p>-6.602237212</text:p>
          </table:table-cell>
          <table:table-cell table:number-columns-repeated="15"/>
        </table:table-row>
        <table:table-row table:style-name="ro2">
          <table:table-cell table:style-name="ce13" office:value-type="float" office:value="320" calcext:value-type="float">
            <text:p>320</text:p>
          </table:table-cell>
          <table:table-cell table:style-name="ce14" office:value-type="float" office:value="1.442547577" calcext:value-type="float">
            <text:p>1.442547577</text:p>
          </table:table-cell>
          <table:table-cell table:style-name="ce14" office:value-type="float" office:value="-25.41127271" calcext:value-type="float">
            <text:p>-25.41127271</text:p>
          </table:table-cell>
          <table:table-cell table:number-columns-repeated="15"/>
        </table:table-row>
        <table:table-row table:style-name="ro2">
          <table:table-cell table:style-name="ce13" office:value-type="float" office:value="342" calcext:value-type="float">
            <text:p>342</text:p>
          </table:table-cell>
          <table:table-cell table:style-name="ce14" office:value-type="float" office:value="1.938256934" calcext:value-type="float">
            <text:p>1.938256934</text:p>
          </table:table-cell>
          <table:table-cell table:style-name="ce14" office:value-type="float" office:value="-10.01946941" calcext:value-type="float">
            <text:p>-10.01946941</text:p>
          </table:table-cell>
          <table:table-cell table:number-columns-repeated="15"/>
        </table:table-row>
        <table:table-row table:style-name="ro2">
          <table:table-cell table:style-name="ce13" office:value-type="float" office:value="284" calcext:value-type="float">
            <text:p>284</text:p>
          </table:table-cell>
          <table:table-cell table:style-name="ce14" office:value-type="float" office:value="4.165936196" calcext:value-type="float">
            <text:p>4.165936196</text:p>
          </table:table-cell>
          <table:table-cell table:style-name="ce14" office:value-type="float" office:value="-2.647103257" calcext:value-type="float">
            <text:p>-2.647103257</text:p>
          </table:table-cell>
          <table:table-cell table:number-columns-repeated="15"/>
        </table:table-row>
        <table:table-row table:style-name="ro2">
          <table:table-cell table:style-name="ce13" office:value-type="float" office:value="574" calcext:value-type="float">
            <text:p>574</text:p>
          </table:table-cell>
          <table:table-cell table:style-name="ce14" office:value-type="float" office:value="11.51585308" calcext:value-type="float">
            <text:p>11.51585308</text:p>
          </table:table-cell>
          <table:table-cell table:style-name="ce14" office:value-type="float" office:value="-7.578759304" calcext:value-type="float">
            <text:p>-7.578759304</text:p>
          </table:table-cell>
          <table:table-cell table:number-columns-repeated="15"/>
        </table:table-row>
        <table:table-row table:style-name="ro2">
          <table:table-cell table:style-name="ce13" office:value-type="float" office:value="420" calcext:value-type="float">
            <text:p>420</text:p>
          </table:table-cell>
          <table:table-cell table:style-name="ce14" office:value-type="float" office:value="0.2016678205" calcext:value-type="float">
            <text:p>0.2016678205</text:p>
          </table:table-cell>
          <table:table-cell table:style-name="ce14" office:value-type="float" office:value="-28.48173879" calcext:value-type="float">
            <text:p>-28.48173879</text:p>
          </table:table-cell>
          <table:table-cell table:number-columns-repeated="15"/>
        </table:table-row>
        <table:table-row table:style-name="ro2">
          <table:table-cell table:style-name="ce13" office:value-type="float" office:value="420" calcext:value-type="float">
            <text:p>420</text:p>
          </table:table-cell>
          <table:table-cell table:style-name="ce14" office:value-type="float" office:value="-3.193503034" calcext:value-type="float">
            <text:p>-3.193503034</text:p>
          </table:table-cell>
          <table:table-cell table:style-name="ce14" office:value-type="float" office:value="-27.88914695" calcext:value-type="float">
            <text:p>-27.88914695</text:p>
          </table:table-cell>
          <table:table-cell table:number-columns-repeated="15"/>
        </table:table-row>
        <table:table-row table:style-name="ro2">
          <table:table-cell table:style-name="ce13" office:value-type="float" office:value="412" calcext:value-type="float">
            <text:p>412</text:p>
          </table:table-cell>
          <table:table-cell table:style-name="ce14" office:value-type="float" office:value="2.599706269" calcext:value-type="float">
            <text:p>2.599706269</text:p>
          </table:table-cell>
          <table:table-cell table:style-name="ce14" office:value-type="float" office:value="-5.279812792" calcext:value-type="float">
            <text:p>-5.279812792</text:p>
          </table:table-cell>
          <table:table-cell table:number-columns-repeated="15"/>
        </table:table-row>
        <table:table-row table:style-name="ro2">
          <table:table-cell table:style-name="ce13" office:value-type="float" office:value="406" calcext:value-type="float">
            <text:p>406</text:p>
          </table:table-cell>
          <table:table-cell table:style-name="ce14" office:value-type="float" office:value="-0.04244597404" calcext:value-type="float">
            <text:p>-0.042445974</text:p>
          </table:table-cell>
          <table:table-cell table:style-name="ce14" office:value-type="float" office:value="-4.021994909" calcext:value-type="float">
            <text:p>-4.021994909</text:p>
          </table:table-cell>
          <table:table-cell table:number-columns-repeated="15"/>
        </table:table-row>
        <table:table-row table:style-name="ro2">
          <table:table-cell table:style-name="ce13" office:value-type="float" office:value="216" calcext:value-type="float">
            <text:p>216</text:p>
          </table:table-cell>
          <table:table-cell table:style-name="ce14" office:value-type="float" office:value="6.37144559" calcext:value-type="float">
            <text:p>6.37144559</text:p>
          </table:table-cell>
          <table:table-cell table:style-name="ce14" office:value-type="float" office:value="-14.62" calcext:value-type="float">
            <text:p>-14.62</text:p>
          </table:table-cell>
          <table:table-cell/>
          <table:table-cell table:style-name="ce11" office:value-type="string" calcext:value-type="string">
            <text:p>L7</text:p>
          </table:table-cell>
          <table:table-cell table:number-columns-repeated="13"/>
        </table:table-row>
        <table:table-row table:style-name="ro2">
          <table:table-cell table:style-name="ce13" office:value-type="float" office:value="284" calcext:value-type="float">
            <text:p>284</text:p>
          </table:table-cell>
          <table:table-cell table:style-name="ce14" office:value-type="float" office:value="-0.182833598" calcext:value-type="float">
            <text:p>-0.182833598</text:p>
          </table:table-cell>
          <table:table-cell table:style-name="ce14" office:value-type="float" office:value="-13.02" calcext:value-type="float">
            <text:p>-13.02</text:p>
          </table:table-cell>
          <table:table-cell table:number-columns-repeated="15"/>
        </table:table-row>
        <table:table-row table:style-name="ro2">
          <table:table-cell table:style-name="ce13" office:value-type="float" office:value="332" calcext:value-type="float">
            <text:p>332</text:p>
          </table:table-cell>
          <table:table-cell table:style-name="ce14" office:value-type="float" office:value="-0.4120706807" calcext:value-type="float">
            <text:p>-0.4120706807</text:p>
          </table:table-cell>
          <table:table-cell table:style-name="ce14" office:value-type="float" office:value="-21.23" calcext:value-type="float">
            <text:p>-21.23</text:p>
          </table:table-cell>
          <table:table-cell table:number-columns-repeated="15"/>
        </table:table-row>
        <table:table-row table:style-name="ro2">
          <table:table-cell table:style-name="ce13" office:value-type="float" office:value="220" calcext:value-type="float">
            <text:p>220</text:p>
          </table:table-cell>
          <table:table-cell table:style-name="ce14" office:value-type="float" office:value="2.217639285" calcext:value-type="float">
            <text:p>2.217639285</text:p>
          </table:table-cell>
          <table:table-cell table:style-name="ce14" office:value-type="float" office:value="-0.86" calcext:value-type="float">
            <text:p>-0.86</text:p>
          </table:table-cell>
          <table:table-cell table:number-columns-repeated="15"/>
        </table:table-row>
        <table:table-row table:style-name="ro2">
          <table:table-cell table:style-name="ce13" office:value-type="float" office:value="196" calcext:value-type="float">
            <text:p>196</text:p>
          </table:table-cell>
          <table:table-cell table:style-name="ce14" office:value-type="float" office:value="1.9284793" calcext:value-type="float">
            <text:p>1.9284793</text:p>
          </table:table-cell>
          <table:table-cell table:style-name="ce14" office:value-type="float" office:value="-3.84" calcext:value-type="float">
            <text:p>-3.84</text:p>
          </table:table-cell>
          <table:table-cell table:number-columns-repeated="15"/>
        </table:table-row>
        <table:table-row table:style-name="ro2">
          <table:table-cell table:style-name="ce13" office:value-type="float" office:value="168" calcext:value-type="float">
            <text:p>168</text:p>
          </table:table-cell>
          <table:table-cell table:style-name="ce14" office:value-type="float" office:value="0.6473557369" calcext:value-type="float">
            <text:p>0.6473557369</text:p>
          </table:table-cell>
          <table:table-cell table:style-name="ce14" office:value-type="float" office:value="-1.96" calcext:value-type="float">
            <text:p>-1.96</text:p>
          </table:table-cell>
          <table:table-cell table:number-columns-repeated="15"/>
        </table:table-row>
        <table:table-row table:style-name="ro2">
          <table:table-cell table:style-name="ce13" office:value-type="float" office:value="240" calcext:value-type="float">
            <text:p>240</text:p>
          </table:table-cell>
          <table:table-cell table:style-name="ce14" office:value-type="float" office:value="2.105685619" calcext:value-type="float">
            <text:p>2.105685619</text:p>
          </table:table-cell>
          <table:table-cell table:style-name="ce14" office:value-type="float" office:value="-0.6" calcext:value-type="float">
            <text:p>-0.6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.49</text:p>
          </table:table-cell>
          <table:table-cell office:value-type="float" office:value="-0.0300000000000002" calcext:value-type="float">
            <text:p>-0.03</text:p>
          </table:table-cell>
          <table:table-cell/>
          <table:table-cell table:style-name="ce11" office:value-type="string" calcext:value-type="string">
            <text:p>S22</text:p>
          </table:table-cell>
          <table:table-cell table:number-columns-repeated="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529999999999999" calcext:value-type="float">
            <text:p>0.53</text:p>
          </table:table-cell>
          <table:table-cell office:value-type="float" office:value="-0.0100000000000007" calcext:value-type="float">
            <text:p>-0.01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73" calcext:value-type="float">
            <text:p>0.73</text:p>
          </table:table-cell>
          <table:table-cell office:value-type="float" office:value="0.00999999999999801" calcext:value-type="float">
            <text:p>0.01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550000000000001" calcext:value-type="float">
            <text:p>0.55</text:p>
          </table:table-cell>
          <table:table-cell office:value-type="float" office:value="0.360000000000001" calcext:value-type="float">
            <text:p>0.36</text:p>
          </table:table-cell>
          <table:table-cell table:number-columns-repeated="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.02" calcext:value-type="float">
            <text:p>1.02</text:p>
          </table:table-cell>
          <table:table-cell office:value-type="float" office:value="0.0399999999999991" calcext:value-type="float">
            <text:p>0.04</text:p>
          </table:table-cell>
          <table:table-cell table:number-columns-repeated="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.52</text:p>
          </table:table-cell>
          <table:table-cell office:value-type="float" office:value="-0.66" calcext:value-type="float">
            <text:p>-0.66</text:p>
          </table:table-cell>
          <table:table-cell table:number-columns-repeated="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48" calcext:value-type="float">
            <text:p>0.48</text:p>
          </table:table-cell>
          <table:table-cell office:value-type="float" office:value="-0.169999999999998" calcext:value-type="float">
            <text:p>-0.17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-0.11" calcext:value-type="float">
            <text:p>-0.11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-0.36" calcext:value-type="float">
            <text:p>-0.36</text:p>
          </table:table-cell>
          <table:table-cell table:number-columns-repeated="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.56</text:p>
          </table:table-cell>
          <table:table-cell office:value-type="float" office:value="-2.22" calcext:value-type="float">
            <text:p>-2.22</text:p>
          </table:table-cell>
          <table:table-cell table:number-columns-repeated="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5" calcext:value-type="float">
            <text:p>0.85</text:p>
          </table:table-cell>
          <table:table-cell office:value-type="float" office:value="-2.48" calcext:value-type="float">
            <text:p>-2.48</text:p>
          </table:table-cell>
          <table:table-cell table:number-columns-repeated="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65" calcext:value-type="float">
            <text:p>0.65</text:p>
          </table:table-cell>
          <table:table-cell office:value-type="float" office:value="-1.27" calcext:value-type="float">
            <text:p>-1.27</text:p>
          </table:table-cell>
          <table:table-cell table:number-columns-repeated="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-2.9" calcext:value-type="float">
            <text:p>-2.9</text:p>
          </table:table-cell>
          <table:table-cell table:number-columns-repeated="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.46" calcext:value-type="float">
            <text:p>1.46</text:p>
          </table:table-cell>
          <table:table-cell office:value-type="float" office:value="-2.7" calcext:value-type="float">
            <text:p>-2.7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7" calcext:value-type="float">
            <text:p>0.27</text:p>
          </table:table-cell>
          <table:table-cell office:value-type="float" office:value="-0.16" calcext:value-type="float">
            <text:p>-0.16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number-columns-repeated="7"/>
          <table:table-cell table:style-name="ce11" office:value-type="string" calcext:value-type="string">
            <text:p>s2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PA</text:p>
          </table:table-cell>
          <table:table-cell/>
          <table:table-cell office:value-type="string" calcext:value-type="string">
            <text:p>MP2 Error</text:p>
          </table:table-cell>
          <table:table-cell office:value-type="string" calcext:value-type="string">
            <text:p>RPA Error</text:p>
          </table:table-cell>
          <table:table-cell/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-0.37" calcext:value-type="float">
            <text:p>-0.3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68" calcext:value-type="float">
            <text:p>-2.68</text:p>
          </table:table-cell>
          <table:table-cell/>
          <table:table-cell table:formula="of:=([.L62]-[.R62])" office:value-type="float" office:value="-0.0300000000000002" calcext:value-type="float">
            <text:p>-0.03</text:p>
          </table:table-cell>
          <table:table-cell table:formula="of:=([.M62]-[.R62])" office:value-type="float" office:value="0.49" calcext:value-type="float">
            <text:p>0.49</text:p>
          </table:table-cell>
          <table:table-cell/>
          <table:table-cell office:value-type="float" office:value="-3.17" calcext:value-type="float">
            <text:p>-3.1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-5.03" calcext:value-type="float">
            <text:p>-5.03</text:p>
          </table:table-cell>
          <table:table-cell office:value-type="float" office:value="-4.49" calcext:value-type="float">
            <text:p>-4.49</text:p>
          </table:table-cell>
          <table:table-cell/>
          <table:table-cell table:formula="of:=([.L63]-[.R63])" office:value-type="float" office:value="-0.0100000000000007" calcext:value-type="float">
            <text:p>-0.01</text:p>
          </table:table-cell>
          <table:table-cell table:formula="of:=([.M63]-[.R63])" office:value-type="float" office:value="0.529999999999999" calcext:value-type="float">
            <text:p>0.53</text:p>
          </table:table-cell>
          <table:table-cell/>
          <table:table-cell office:value-type="float" office:value="-5.02" calcext:value-type="float">
            <text:p>-5.0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33" calcext:value-type="float">
            <text:p>0.33</text:p>
          </table:table-cell>
          <table:table-cell office:value-type="float" office:value="-0.88" calcext:value-type="float">
            <text:p>-0.8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-18.6" calcext:value-type="float">
            <text:p>-18.6</text:p>
          </table:table-cell>
          <table:table-cell office:value-type="float" office:value="-17.88" calcext:value-type="float">
            <text:p>-17.88</text:p>
          </table:table-cell>
          <table:table-cell/>
          <table:table-cell table:formula="of:=([.L64]-[.R64])" office:value-type="float" office:value="0.00999999999999801" calcext:value-type="float">
            <text:p>0.01</text:p>
          </table:table-cell>
          <table:table-cell table:formula="of:=([.M64]-[.R64])" office:value-type="float" office:value="0.73" calcext:value-type="float">
            <text:p>0.73</text:p>
          </table:table-cell>
          <table:table-cell/>
          <table:table-cell office:value-type="float" office:value="-18.61" calcext:value-type="float">
            <text:p>-18.6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45" calcext:value-type="float">
            <text:p>0.45</text:p>
          </table:table-cell>
          <table:table-cell office:value-type="float" office:value="-1.3" calcext:value-type="float">
            <text:p>-1.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15.6" calcext:value-type="float">
            <text:p>-15.6</text:p>
          </table:table-cell>
          <table:table-cell office:value-type="float" office:value="-15.41" calcext:value-type="float">
            <text:p>-15.41</text:p>
          </table:table-cell>
          <table:table-cell/>
          <table:table-cell table:formula="of:=([.L65]-[.R65])" office:value-type="float" office:value="0.360000000000001" calcext:value-type="float">
            <text:p>0.36</text:p>
          </table:table-cell>
          <table:table-cell table:formula="of:=([.M65]-[.R65])" office:value-type="float" office:value="0.550000000000001" calcext:value-type="float">
            <text:p>0.55</text:p>
          </table:table-cell>
          <table:table-cell/>
          <table:table-cell office:value-type="float" office:value="-15.96" calcext:value-type="float">
            <text:p>-15.9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65" calcext:value-type="float">
            <text:p>0.65</text:p>
          </table:table-cell>
          <table:table-cell office:value-type="float" office:value="-0.71" calcext:value-type="float">
            <text:p>-0.7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-20.43" calcext:value-type="float">
            <text:p>-20.43</text:p>
          </table:table-cell>
          <table:table-cell office:value-type="float" office:value="-19.45" calcext:value-type="float">
            <text:p>-19.45</text:p>
          </table:table-cell>
          <table:table-cell/>
          <table:table-cell table:formula="of:=([.L66]-[.R66])" office:value-type="float" office:value="0.0399999999999991" calcext:value-type="float">
            <text:p>0.04</text:p>
          </table:table-cell>
          <table:table-cell table:formula="of:=([.M66]-[.R66])" office:value-type="float" office:value="1.02" calcext:value-type="float">
            <text:p>1.02</text:p>
          </table:table-cell>
          <table:table-cell/>
          <table:table-cell office:value-type="float" office:value="-20.47" calcext:value-type="float">
            <text:p>-20.4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1608872871" calcext:value-type="float">
            <text:p>0.0160887287</text:p>
          </table:table-cell>
          <table:table-cell office:value-type="float" office:value="-0.0369999999999999" calcext:value-type="float">
            <text:p>-0.037</text:p>
          </table:table-cell>
          <table:table-cell/>
          <table:table-cell table:style-name="ce11" office:value-type="string" calcext:value-type="string">
            <text:p>S6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7.37" calcext:value-type="float">
            <text:p>-17.37</text:p>
          </table:table-cell>
          <table:table-cell office:value-type="float" office:value="-16.19" calcext:value-type="float">
            <text:p>-16.19</text:p>
          </table:table-cell>
          <table:table-cell/>
          <table:table-cell table:formula="of:=([.L67]-[.R67])" office:value-type="float" office:value="-0.66" calcext:value-type="float">
            <text:p>-0.66</text:p>
          </table:table-cell>
          <table:table-cell table:formula="of:=([.M67]-[.R67])" office:value-type="float" office:value="0.52" calcext:value-type="float">
            <text:p>0.52</text:p>
          </table:table-cell>
          <table:table-cell/>
          <table:table-cell office:value-type="float" office:value="-16.71" calcext:value-type="float">
            <text:p>-16.7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02772402487" calcext:value-type="float">
            <text:p>0.0027724025</text:p>
          </table:table-cell>
          <table:table-cell office:value-type="float" office:value="-0.102" calcext:value-type="float">
            <text:p>-0.10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5.89" calcext:value-type="float">
            <text:p>-15.89</text:p>
          </table:table-cell>
          <table:table-cell/>
          <table:table-cell table:formula="of:=([.L68]-[.R68])" office:value-type="float" office:value="-0.169999999999998" calcext:value-type="float">
            <text:p>-0.17</text:p>
          </table:table-cell>
          <table:table-cell table:formula="of:=([.M68]-[.R68])" office:value-type="float" office:value="0.48" calcext:value-type="float">
            <text:p>0.48</text:p>
          </table:table-cell>
          <table:table-cell/>
          <table:table-cell office:value-type="float" office:value="-16.37" calcext:value-type="float">
            <text:p>-16.3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1507180421" calcext:value-type="float">
            <text:p>0.0150718042</text:p>
          </table:table-cell>
          <table:table-cell office:value-type="float" office:value="-0.175999999999999" calcext:value-type="float">
            <text:p>-0.17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([.L69]-[.R69])" office:value-type="float" office:value="0.02" calcext:value-type="float">
            <text:p>0.02</text:p>
          </table:table-cell>
          <table:table-cell table:formula="of:=([.M69]-[.R69])" office:value-type="float" office:value="0.13" calcext:value-type="float">
            <text:p>0.13</text:p>
          </table:table-cell>
          <table:table-cell/>
          <table:table-cell office:value-type="float" office:value="-0.53" calcext:value-type="float">
            <text:p>-0.5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09739322883" calcext:value-type="float">
            <text:p>0.0973932288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-1.62" calcext:value-type="float">
            <text:p>-1.62</text:p>
          </table:table-cell>
          <table:table-cell office:value-type="float" office:value="-1.18" calcext:value-type="float">
            <text:p>-1.18</text:p>
          </table:table-cell>
          <table:table-cell/>
          <table:table-cell table:formula="of:=([.L70]-[.R70])" office:value-type="float" office:value="-0.11" calcext:value-type="float">
            <text:p>-0.11</text:p>
          </table:table-cell>
          <table:table-cell table:formula="of:=([.M70]-[.R70])" office:value-type="float" office:value="0.33" calcext:value-type="float">
            <text:p>0.33</text:p>
          </table:table-cell>
          <table:table-cell/>
          <table:table-cell office:value-type="float" office:value="-1.51" calcext:value-type="float">
            <text:p>-1.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0.08949901771" calcext:value-type="float">
            <text:p>-0.0894990177</text:p>
          </table:table-cell>
          <table:table-cell office:value-type="float" office:value="-0.0810000000000004" calcext:value-type="float">
            <text:p>-0.08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-1.86" calcext:value-type="float">
            <text:p>-1.86</text:p>
          </table:table-cell>
          <table:table-cell office:value-type="float" office:value="-1.23" calcext:value-type="float">
            <text:p>-1.23</text:p>
          </table:table-cell>
          <table:table-cell/>
          <table:table-cell table:formula="of:=([.L71]-[.R71])" office:value-type="float" office:value="-0.36" calcext:value-type="float">
            <text:p>-0.36</text:p>
          </table:table-cell>
          <table:table-cell table:formula="of:=([.M71]-[.R71])" office:value-type="float" office:value="0.27" calcext:value-type="float">
            <text:p>0.27</text:p>
          </table:table-cell>
          <table:table-cell/>
          <table:table-cell office:value-type="float" office:value="-1.5" calcext:value-type="float">
            <text:p>-1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0.02457323437" calcext:value-type="float">
            <text:p>-0.0245732344</text:p>
          </table:table-cell>
          <table:table-cell office:value-type="float" office:value="-0.173" calcext:value-type="float">
            <text:p>-0.17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-4.95" calcext:value-type="float">
            <text:p>-4.95</text:p>
          </table:table-cell>
          <table:table-cell office:value-type="float" office:value="-2.17" calcext:value-type="float">
            <text:p>-2.17</text:p>
          </table:table-cell>
          <table:table-cell/>
          <table:table-cell table:formula="of:=([.L72]-[.R72])" office:value-type="float" office:value="-2.22" calcext:value-type="float">
            <text:p>-2.22</text:p>
          </table:table-cell>
          <table:table-cell table:formula="of:=([.M72]-[.R72])" office:value-type="float" office:value="0.56" calcext:value-type="float">
            <text:p>0.56</text:p>
          </table:table-cell>
          <table:table-cell/>
          <table:table-cell office:value-type="float" office:value="-2.73" calcext:value-type="float">
            <text:p>-2.7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05413040392" calcext:value-type="float">
            <text:p>-0.0541304039</text:p>
          </table:table-cell>
          <table:table-cell office:value-type="float" office:value="0.0490000000000013" calcext:value-type="float">
            <text:p>0.04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-6.9" calcext:value-type="float">
            <text:p>-6.9</text:p>
          </table:table-cell>
          <table:table-cell office:value-type="float" office:value="-3.57" calcext:value-type="float">
            <text:p>-3.57</text:p>
          </table:table-cell>
          <table:table-cell/>
          <table:table-cell table:formula="of:=([.L73]-[.R73])" office:value-type="float" office:value="-2.48" calcext:value-type="float">
            <text:p>-2.48</text:p>
          </table:table-cell>
          <table:table-cell table:formula="of:=([.M73]-[.R73])" office:value-type="float" office:value="0.85" calcext:value-type="float">
            <text:p>0.85</text:p>
          </table:table-cell>
          <table:table-cell/>
          <table:table-cell office:value-type="float" office:value="-4.42" calcext:value-type="float">
            <text:p>-4.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0.04101709087" calcext:value-type="float">
            <text:p>-0.0410170909</text:p>
          </table:table-cell>
          <table:table-cell office:value-type="float" office:value="-0.0219999999999994" calcext:value-type="float">
            <text:p>-0.02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-11.15" calcext:value-type="float">
            <text:p>-11.15</text:p>
          </table:table-cell>
          <table:table-cell office:value-type="float" office:value="-9.23" calcext:value-type="float">
            <text:p>-9.23</text:p>
          </table:table-cell>
          <table:table-cell/>
          <table:table-cell table:formula="of:=([.L74]-[.R74])" office:value-type="float" office:value="-1.27" calcext:value-type="float">
            <text:p>-1.27</text:p>
          </table:table-cell>
          <table:table-cell table:formula="of:=([.M74]-[.R74])" office:value-type="float" office:value="0.65" calcext:value-type="float">
            <text:p>0.65</text:p>
          </table:table-cell>
          <table:table-cell/>
          <table:table-cell office:value-type="float" office:value="-9.88" calcext:value-type="float">
            <text:p>-9.8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0.1742474518" calcext:value-type="float">
            <text:p>-0.17424745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-8.12" calcext:value-type="float">
            <text:p>-8.12</text:p>
          </table:table-cell>
          <table:table-cell office:value-type="float" office:value="-3.82" calcext:value-type="float">
            <text:p>-3.82</text:p>
          </table:table-cell>
          <table:table-cell/>
          <table:table-cell table:formula="of:=([.L75]-[.R75])" office:value-type="float" office:value="-2.9" calcext:value-type="float">
            <text:p>-2.9</text:p>
          </table:table-cell>
          <table:table-cell table:formula="of:=([.M75]-[.R75])" office:value-type="float" office:value="1.4" calcext:value-type="float">
            <text:p>1.4</text:p>
          </table:table-cell>
          <table:table-cell/>
          <table:table-cell office:value-type="float" office:value="-5.22" calcext:value-type="float">
            <text:p>-5.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0.1453756" calcext:value-type="float">
            <text:p>-0.1453756</text:p>
          </table:table-cell>
          <table:table-cell office:value-type="float" office:value="-0.13" calcext:value-type="float">
            <text:p>-0.1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0.77" calcext:value-type="float">
            <text:p>-10.77</text:p>
          </table:table-cell>
          <table:table-cell/>
          <table:table-cell table:formula="of:=([.L76]-[.R76])" office:value-type="float" office:value="-2.7" calcext:value-type="float">
            <text:p>-2.7</text:p>
          </table:table-cell>
          <table:table-cell table:formula="of:=([.M76]-[.R76])" office:value-type="float" office:value="1.46" calcext:value-type="float">
            <text:p>1.46</text:p>
          </table:table-cell>
          <table:table-cell/>
          <table:table-cell office:value-type="float" office:value="-12.23" calcext:value-type="float">
            <text:p>-12.2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206926755" calcext:value-type="float">
            <text:p>-0.206926755</text:p>
          </table:table-cell>
          <table:table-cell office:value-type="float" office:value="-0.111000000000001" calcext:value-type="float">
            <text:p>-0.11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-1.69" calcext:value-type="float">
            <text:p>-1.69</text:p>
          </table:table-cell>
          <table:table-cell office:value-type="float" office:value="-1.26" calcext:value-type="float">
            <text:p>-1.26</text:p>
          </table:table-cell>
          <table:table-cell/>
          <table:table-cell table:formula="of:=([.L77]-[.R77])" office:value-type="float" office:value="-0.16" calcext:value-type="float">
            <text:p>-0.16</text:p>
          </table:table-cell>
          <table:table-cell table:formula="of:=([.M77]-[.R77])" office:value-type="float" office:value="0.27" calcext:value-type="float">
            <text:p>0.27</text:p>
          </table:table-cell>
          <table:table-cell/>
          <table:table-cell office:value-type="float" office:value="-1.53" calcext:value-type="float">
            <text:p>-1.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7757317905" calcext:value-type="float">
            <text:p>0.0775731791</text:p>
          </table:table-cell>
          <table:table-cell office:value-type="float" office:value="-0.254" calcext:value-type="float">
            <text:p>-0.25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-3.61" calcext:value-type="float">
            <text:p>-3.61</text:p>
          </table:table-cell>
          <table:table-cell office:value-type="float" office:value="-3.06" calcext:value-type="float">
            <text:p>-3.06</text:p>
          </table:table-cell>
          <table:table-cell/>
          <table:table-cell table:formula="of:=([.L78]-[.R78])" office:value-type="float" office:value="-0.33" calcext:value-type="float">
            <text:p>-0.33</text:p>
          </table:table-cell>
          <table:table-cell table:formula="of:=([.M78]-[.R78])" office:value-type="float" office:value="0.22" calcext:value-type="float">
            <text:p>0.22</text:p>
          </table:table-cell>
          <table:table-cell/>
          <table:table-cell office:value-type="float" office:value="-3.28" calcext:value-type="float">
            <text:p>-3.2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3239695778" calcext:value-type="float">
            <text:p>-0.3239695778</text:p>
          </table:table-cell>
          <table:table-cell office:value-type="float" office:value="-0.137" calcext:value-type="float">
            <text:p>-0.13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-2.72" calcext:value-type="float">
            <text:p>-2.72</text:p>
          </table:table-cell>
          <table:table-cell office:value-type="float" office:value="-2.09" calcext:value-type="float">
            <text:p>-2.09</text:p>
          </table:table-cell>
          <table:table-cell/>
          <table:table-cell table:formula="of:=([.L79]-[.R79])" office:value-type="float" office:value="-0.37" calcext:value-type="float">
            <text:p>-0.37</text:p>
          </table:table-cell>
          <table:table-cell table:formula="of:=([.M79]-[.R79])" office:value-type="float" office:value="0.26" calcext:value-type="float">
            <text:p>0.26</text:p>
          </table:table-cell>
          <table:table-cell/>
          <table:table-cell office:value-type="float" office:value="-2.35" calcext:value-type="float">
            <text:p>-2.3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3439178517" calcext:value-type="float">
            <text:p>-0.3439178517</text:p>
          </table:table-cell>
          <table:table-cell office:value-type="float" office:value="-0.228000000000001" calcext:value-type="float">
            <text:p>-0.22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-5.16" calcext:value-type="float">
            <text:p>-5.16</text:p>
          </table:table-cell>
          <table:table-cell office:value-type="float" office:value="-4.05" calcext:value-type="float">
            <text:p>-4.05</text:p>
          </table:table-cell>
          <table:table-cell/>
          <table:table-cell table:formula="of:=([.L80]-[.R80])" office:value-type="float" office:value="-0.7" calcext:value-type="float">
            <text:p>-0.7</text:p>
          </table:table-cell>
          <table:table-cell table:formula="of:=([.M80]-[.R80])" office:value-type="float" office:value="0.41" calcext:value-type="float">
            <text:p>0.41</text:p>
          </table:table-cell>
          <table:table-cell/>
          <table:table-cell office:value-type="float" office:value="-4.46" calcext:value-type="float">
            <text:p>-4.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4242154735" calcext:value-type="float">
            <text:p>-0.4242154735</text:p>
          </table:table-cell>
          <table:table-cell office:value-type="float" office:value="-0.0439999999999987" calcext:value-type="float">
            <text:p>-0.04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-3.62" calcext:value-type="float">
            <text:p>-3.62</text:p>
          </table:table-cell>
          <table:table-cell office:value-type="float" office:value="-2.41" calcext:value-type="float">
            <text:p>-2.41</text:p>
          </table:table-cell>
          <table:table-cell/>
          <table:table-cell table:formula="of:=([.L81]-[.R81])" office:value-type="float" office:value="-0.88" calcext:value-type="float">
            <text:p>-0.88</text:p>
          </table:table-cell>
          <table:table-cell table:formula="of:=([.M81]-[.R81])" office:value-type="float" office:value="0.33" calcext:value-type="float">
            <text:p>0.33</text:p>
          </table:table-cell>
          <table:table-cell/>
          <table:table-cell office:value-type="float" office:value="-2.74" calcext:value-type="float">
            <text:p>-2.7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0.2731956551" calcext:value-type="float">
            <text:p>-0.2731956551</text:p>
          </table:table-cell>
          <table:table-cell office:value-type="float" office:value="-0.024" calcext:value-type="float">
            <text:p>-0.0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-7.03" calcext:value-type="float">
            <text:p>-7.03</text:p>
          </table:table-cell>
          <table:table-cell office:value-type="float" office:value="-5.28" calcext:value-type="float">
            <text:p>-5.28</text:p>
          </table:table-cell>
          <table:table-cell/>
          <table:table-cell table:formula="of:=([.L82]-[.R82])" office:value-type="float" office:value="-1.3" calcext:value-type="float">
            <text:p>-1.3</text:p>
          </table:table-cell>
          <table:table-cell table:formula="of:=([.M82]-[.R82])" office:value-type="float" office:value="0.45" calcext:value-type="float">
            <text:p>0.45</text:p>
          </table:table-cell>
          <table:table-cell/>
          <table:table-cell office:value-type="float" office:value="-5.73" calcext:value-type="float">
            <text:p>-5.7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-0.5910952336" calcext:value-type="float">
            <text:p>-0.5910952336</text:p>
          </table:table-cell>
          <table:table-cell office:value-type="float" office:value="0.0139999999999993" calcext:value-type="float">
            <text:p>0.014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-7.76" calcext:value-type="float">
            <text:p>-7.76</text:p>
          </table:table-cell>
          <table:table-cell office:value-type="float" office:value="-6.4" calcext:value-type="float">
            <text:p>-6.4</text:p>
          </table:table-cell>
          <table:table-cell/>
          <table:table-cell table:formula="of:=([.L83]-[.R83])" office:value-type="float" office:value="-0.71" calcext:value-type="float">
            <text:p>-0.71</text:p>
          </table:table-cell>
          <table:table-cell table:formula="of:=([.M83]-[.R83])" office:value-type="float" office:value="0.65" calcext:value-type="float">
            <text:p>0.65</text:p>
          </table:table-cell>
          <table:table-cell/>
          <table:table-cell office:value-type="float" office:value="-7.05" calcext:value-type="float">
            <text:p>-7.0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0.147979858" calcext:value-type="float">
            <text:p>-0.147979858</text:p>
          </table:table-cell>
          <table:table-cell office:value-type="float" office:value="-0.212" calcext:value-type="float">
            <text:p>-0.212</text:p>
          </table:table-cell>
          <table:table-cell table:number-columns-repeated="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1822356057" calcext:value-type="float">
            <text:p>-0.1822356057</text:p>
          </table:table-cell>
          <table:table-cell office:value-type="float" office:value="-0.265" calcext:value-type="float">
            <text:p>-0.265</text:p>
          </table:table-cell>
          <table:table-cell table:number-columns-repeated="7"/>
          <table:table-cell table:style-name="ce11" office:value-type="string" calcext:value-type="string">
            <text:p>s66</text:p>
          </table:table-cell>
          <table:table-cell office:value-type="string" calcext:value-type="string">
            <text:p>CCSD(T)/aDZ</text:p>
          </table:table-cell>
          <table:table-cell office:value-type="string" calcext:value-type="string">
            <text:p>MP2/CBS CP</text:p>
          </table:table-cell>
          <table:table-cell/>
          <table:table-cell office:value-type="string" calcext:value-type="string">
            <text:p>MP2 Error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0.4722034565" calcext:value-type="float">
            <text:p>-0.4722034565</text:p>
          </table:table-cell>
          <table:table-cell office:value-type="float" office:value="0.093" calcext:value-type="float">
            <text:p>0.09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-4.918" calcext:value-type="float">
            <text:p>-4.918</text:p>
          </table:table-cell>
          <table:table-cell office:value-type="float" office:value="-4.955" calcext:value-type="float">
            <text:p>-4.955</text:p>
          </table:table-cell>
          <table:table-cell/>
          <table:table-cell table:formula="of:=([.M86]-[.L86])" office:value-type="float" office:value="-0.0369999999999999" calcext:value-type="float">
            <text:p>-0.037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0.6236313758" calcext:value-type="float">
            <text:p>-0.6236313758</text:p>
          </table:table-cell>
          <table:table-cell office:value-type="float" office:value="0.143000000000001" calcext:value-type="float">
            <text:p>0.14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-5.592" calcext:value-type="float">
            <text:p>-5.592</text:p>
          </table:table-cell>
          <table:table-cell office:value-type="float" office:value="-5.694" calcext:value-type="float">
            <text:p>-5.694</text:p>
          </table:table-cell>
          <table:table-cell/>
          <table:table-cell table:formula="of:=([.M87]-[.L87])" office:value-type="float" office:value="-0.102" calcext:value-type="float">
            <text:p>-0.102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0.4207805503" calcext:value-type="float">
            <text:p>-0.4207805503</text:p>
          </table:table-cell>
          <table:table-cell office:value-type="float" office:value="0.0899999999999999" calcext:value-type="float">
            <text:p>0.0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-6.908" calcext:value-type="float">
            <text:p>-6.908</text:p>
          </table:table-cell>
          <table:table-cell office:value-type="float" office:value="-7.084" calcext:value-type="float">
            <text:p>-7.084</text:p>
          </table:table-cell>
          <table:table-cell/>
          <table:table-cell table:formula="of:=([.M88]-[.L88])" office:value-type="float" office:value="-0.175999999999999" calcext:value-type="float">
            <text:p>-0.176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0.4860836269" calcext:value-type="float">
            <text:p>-0.4860836269</text:p>
          </table:table-cell>
          <table:table-cell office:value-type="float" office:value="0.088000000000001" calcext:value-type="float">
            <text:p>0.08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8.103" calcext:value-type="float">
            <text:p>-8.103</text:p>
          </table:table-cell>
          <table:table-cell office:value-type="float" office:value="-8.071" calcext:value-type="float">
            <text:p>-8.071</text:p>
          </table:table-cell>
          <table:table-cell/>
          <table:table-cell table:formula="of:=([.M89]-[.L89])" office:value-type="float" office:value="0.032" calcext:value-type="float">
            <text:p>0.032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7908544531" calcext:value-type="float">
            <text:p>-0.7908544531</text:p>
          </table:table-cell>
          <table:table-cell office:value-type="float" office:value="-1.881" calcext:value-type="float">
            <text:p>-1.88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-5.757" calcext:value-type="float">
            <text:p>-5.757</text:p>
          </table:table-cell>
          <table:table-cell office:value-type="float" office:value="-5.838" calcext:value-type="float">
            <text:p>-5.838</text:p>
          </table:table-cell>
          <table:table-cell/>
          <table:table-cell table:formula="of:=([.M90]-[.L90])" office:value-type="float" office:value="-0.0810000000000004" calcext:value-type="float">
            <text:p>-0.081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7315962696" calcext:value-type="float">
            <text:p>-0.7315962696</text:p>
          </table:table-cell>
          <table:table-cell office:value-type="float" office:value="-2.111" calcext:value-type="float">
            <text:p>-2.11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-7.554" calcext:value-type="float">
            <text:p>-7.554</text:p>
          </table:table-cell>
          <table:table-cell office:value-type="float" office:value="-7.727" calcext:value-type="float">
            <text:p>-7.727</text:p>
          </table:table-cell>
          <table:table-cell/>
          <table:table-cell table:formula="of:=([.M91]-[.L91])" office:value-type="float" office:value="-0.173" calcext:value-type="float">
            <text:p>-0.173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-1.440758642" calcext:value-type="float">
            <text:p>-1.440758642</text:p>
          </table:table-cell>
          <table:table-cell office:value-type="float" office:value="-1.31" calcext:value-type="float">
            <text:p>-1.3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-8.23" calcext:value-type="float">
            <text:p>-8.23</text:p>
          </table:table-cell>
          <table:table-cell office:value-type="float" office:value="-8.181" calcext:value-type="float">
            <text:p>-8.181</text:p>
          </table:table-cell>
          <table:table-cell/>
          <table:table-cell table:formula="of:=([.M92]-[.L92])" office:value-type="float" office:value="0.0490000000000013" calcext:value-type="float">
            <text:p>0.04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7674207723" calcext:value-type="float">
            <text:p>-0.7674207723</text:p>
          </table:table-cell>
          <table:table-cell office:value-type="float" office:value="-1.993" calcext:value-type="float">
            <text:p>-1.99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5.009" calcext:value-type="float">
            <text:p>-5.009</text:p>
          </table:table-cell>
          <table:table-cell office:value-type="float" office:value="-5.031" calcext:value-type="float">
            <text:p>-5.031</text:p>
          </table:table-cell>
          <table:table-cell/>
          <table:table-cell table:formula="of:=([.M93]-[.L93])" office:value-type="float" office:value="-0.0219999999999994" calcext:value-type="float">
            <text:p>-0.022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1.035564006" calcext:value-type="float">
            <text:p>-1.035564006</text:p>
          </table:table-cell>
          <table:table-cell office:value-type="float" office:value="-1.822" calcext:value-type="float">
            <text:p>-1.82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2" office:value-type="float" office:value="-3.059" calcext:value-type="float">
            <text:p>-3.059</text:p>
          </table:table-cell>
          <table:table-cell/>
          <table:table-cell table:formula="of:=([.M94]-[.L9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0.9804353633" calcext:value-type="float">
            <text:p>-0.9804353633</text:p>
          </table:table-cell>
          <table:table-cell office:value-type="float" office:value="-1.807" calcext:value-type="float">
            <text:p>-1.80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-4.16" calcext:value-type="float">
            <text:p>-4.16</text:p>
          </table:table-cell>
          <table:table-cell office:value-type="float" office:value="-4.29" calcext:value-type="float">
            <text:p>-4.29</text:p>
          </table:table-cell>
          <table:table-cell/>
          <table:table-cell table:formula="of:=([.M95]-[.L95])" office:value-type="float" office:value="-0.13" calcext:value-type="float">
            <text:p>-0.1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0.3270051882" calcext:value-type="float">
            <text:p>-0.3270051882</text:p>
          </table:table-cell>
          <table:table-cell office:value-type="float" office:value="-0.893" calcext:value-type="float">
            <text:p>-0.89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-5.419" calcext:value-type="float">
            <text:p>-5.419</text:p>
          </table:table-cell>
          <table:table-cell office:value-type="float" office:value="-5.53" calcext:value-type="float">
            <text:p>-5.53</text:p>
          </table:table-cell>
          <table:table-cell/>
          <table:table-cell table:formula="of:=([.M96]-[.L96])" office:value-type="float" office:value="-0.111000000000001" calcext:value-type="float">
            <text:p>-0.111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0.4095112348" calcext:value-type="float">
            <text:p>-0.4095112348</text:p>
          </table:table-cell>
          <table:table-cell office:value-type="float" office:value="-0.631" calcext:value-type="float">
            <text:p>-0.63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-7.266" calcext:value-type="float">
            <text:p>-7.266</text:p>
          </table:table-cell>
          <table:table-cell office:value-type="float" office:value="-7.52" calcext:value-type="float">
            <text:p>-7.52</text:p>
          </table:table-cell>
          <table:table-cell/>
          <table:table-cell table:formula="of:=([.M97]-[.L97])" office:value-type="float" office:value="-0.254" calcext:value-type="float">
            <text:p>-0.254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-0.2926347732" calcext:value-type="float">
            <text:p>-0.2926347732</text:p>
          </table:table-cell>
          <table:table-cell office:value-type="float" office:value="-0.671" calcext:value-type="float">
            <text:p>-0.67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-6.187" calcext:value-type="float">
            <text:p>-6.187</text:p>
          </table:table-cell>
          <table:table-cell office:value-type="float" office:value="-6.324" calcext:value-type="float">
            <text:p>-6.324</text:p>
          </table:table-cell>
          <table:table-cell/>
          <table:table-cell table:formula="of:=([.M98]-[.L98])" office:value-type="float" office:value="-0.137" calcext:value-type="float">
            <text:p>-0.137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0.3075580656" calcext:value-type="float">
            <text:p>-0.3075580656</text:p>
          </table:table-cell>
          <table:table-cell office:value-type="float" office:value="-0.954" calcext:value-type="float">
            <text:p>-0.95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-7.454" calcext:value-type="float">
            <text:p>-7.454</text:p>
          </table:table-cell>
          <table:table-cell office:value-type="float" office:value="-7.682" calcext:value-type="float">
            <text:p>-7.682</text:p>
          </table:table-cell>
          <table:table-cell/>
          <table:table-cell table:formula="of:=([.M99]-[.L99])" office:value-type="float" office:value="-0.228000000000001" calcext:value-type="float">
            <text:p>-0.228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0.3607143647" calcext:value-type="float">
            <text:p>-0.3607143647</text:p>
          </table:table-cell>
          <table:table-cell office:value-type="float" office:value="-0.192" calcext:value-type="float">
            <text:p>-0.19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-8.63" calcext:value-type="float">
            <text:p>-8.63</text:p>
          </table:table-cell>
          <table:table-cell office:value-type="float" office:value="-8.674" calcext:value-type="float">
            <text:p>-8.674</text:p>
          </table:table-cell>
          <table:table-cell/>
          <table:table-cell table:formula="of:=([.M100]-[.L100])" office:value-type="float" office:value="-0.0439999999999987" calcext:value-type="float">
            <text:p>-0.044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0.3413588593" calcext:value-type="float">
            <text:p>-0.3413588593</text:p>
          </table:table-cell>
          <table:table-cell office:value-type="float" office:value="-0.0619999999999998" calcext:value-type="float">
            <text:p>-0.06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-5.124" calcext:value-type="float">
            <text:p>-5.124</text:p>
          </table:table-cell>
          <table:table-cell office:value-type="float" office:value="-5.148" calcext:value-type="float">
            <text:p>-5.148</text:p>
          </table:table-cell>
          <table:table-cell/>
          <table:table-cell table:formula="of:=([.M101]-[.L101])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0.3266602888" calcext:value-type="float">
            <text:p>-0.3266602888</text:p>
          </table:table-cell>
          <table:table-cell office:value-type="float" office:value="0.04" calcext:value-type="float">
            <text:p>0.0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-17.182" calcext:value-type="float">
            <text:p>-17.182</text:p>
          </table:table-cell>
          <table:table-cell office:value-type="float" office:value="-17.168" calcext:value-type="float">
            <text:p>-17.168</text:p>
          </table:table-cell>
          <table:table-cell/>
          <table:table-cell table:formula="of:=([.M102]-[.L102])" office:value-type="float" office:value="0.0139999999999993" calcext:value-type="float">
            <text:p>0.014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0.3274585899" calcext:value-type="float">
            <text:p>-0.3274585899</text:p>
          </table:table-cell>
          <table:table-cell office:value-type="float" office:value="-0.081" calcext:value-type="float">
            <text:p>-0.0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-6.857" calcext:value-type="float">
            <text:p>-6.857</text:p>
          </table:table-cell>
          <table:table-cell office:value-type="float" office:value="-7.069" calcext:value-type="float">
            <text:p>-7.069</text:p>
          </table:table-cell>
          <table:table-cell/>
          <table:table-cell table:formula="of:=([.M103]-[.L103])" office:value-type="float" office:value="-0.212" calcext:value-type="float">
            <text:p>-0.212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3504843319" calcext:value-type="float">
            <text:p>-0.3504843319</text:p>
          </table:table-cell>
          <table:table-cell office:value-type="float" office:value="-0.14" calcext:value-type="float">
            <text:p>-0.1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-7.41" calcext:value-type="float">
            <text:p>-7.41</text:p>
          </table:table-cell>
          <table:table-cell office:value-type="float" office:value="-7.675" calcext:value-type="float">
            <text:p>-7.675</text:p>
          </table:table-cell>
          <table:table-cell/>
          <table:table-cell table:formula="of:=([.M104]-[.L104])" office:value-type="float" office:value="-0.265" calcext:value-type="float">
            <text:p>-0.26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588046832" calcext:value-type="float">
            <text:p>-0.588046832</text:p>
          </table:table-cell>
          <table:table-cell office:value-type="float" office:value="-1.005" calcext:value-type="float">
            <text:p>-1.00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-19.093" calcext:value-type="float">
            <text:p>-19.093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([.M105]-[.L105])" office:value-type="float" office:value="0.093" calcext:value-type="float">
            <text:p>0.09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0.5296623754" calcext:value-type="float">
            <text:p>-0.5296623754</text:p>
          </table:table-cell>
          <table:table-cell office:value-type="float" office:value="-0.704" calcext:value-type="float">
            <text:p>-0.70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-16.265" calcext:value-type="float">
            <text:p>-16.265</text:p>
          </table:table-cell>
          <table:table-cell office:value-type="float" office:value="-16.122" calcext:value-type="float">
            <text:p>-16.122</text:p>
          </table:table-cell>
          <table:table-cell/>
          <table:table-cell table:formula="of:=([.M106]-[.L106])" office:value-type="float" office:value="0.143000000000001" calcext:value-type="float">
            <text:p>0.143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-0.98322607" calcext:value-type="float">
            <text:p>-0.98322607</text:p>
          </table:table-cell>
          <table:table-cell office:value-type="float" office:value="-0.593" calcext:value-type="float">
            <text:p>-0.59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-19.491" calcext:value-type="float">
            <text:p>-19.491</text:p>
          </table:table-cell>
          <table:table-cell office:value-type="float" office:value="-19.401" calcext:value-type="float">
            <text:p>-19.401</text:p>
          </table:table-cell>
          <table:table-cell/>
          <table:table-cell table:formula="of:=([.M107]-[.L107])" office:value-type="float" office:value="0.089999999999999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0.8999573395" calcext:value-type="float">
            <text:p>-0.8999573395</text:p>
          </table:table-cell>
          <table:table-cell office:value-type="float" office:value="-0.560000000000001" calcext:value-type="float">
            <text:p>-0.56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-19.189" calcext:value-type="float">
            <text:p>-19.189</text:p>
          </table:table-cell>
          <table:table-cell office:value-type="float" office:value="-19.101" calcext:value-type="float">
            <text:p>-19.101</text:p>
          </table:table-cell>
          <table:table-cell/>
          <table:table-cell table:formula="of:=([.M108]-[.L108])" office:value-type="float" office:value="0.088000000000001" calcext:value-type="float">
            <text:p>0.088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-0.7920679572" calcext:value-type="float">
            <text:p>-0.7920679572</text:p>
          </table:table-cell>
          <table:table-cell office:value-type="float" office:value="-0.338" calcext:value-type="float">
            <text:p>-0.33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-2.822" calcext:value-type="float">
            <text:p>-2.822</text:p>
          </table:table-cell>
          <table:table-cell office:value-type="float" office:value="-4.703" calcext:value-type="float">
            <text:p>-4.703</text:p>
          </table:table-cell>
          <table:table-cell/>
          <table:table-cell table:formula="of:=([.M109]-[.L109])" office:value-type="float" office:value="-1.881" calcext:value-type="float">
            <text:p>-1.881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2504092497" calcext:value-type="float">
            <text:p>-0.2504092497</text:p>
          </table:table-cell>
          <table:table-cell office:value-type="float" office:value="-0.146" calcext:value-type="float">
            <text:p>-0.146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-3.895" calcext:value-type="float">
            <text:p>-3.895</text:p>
          </table:table-cell>
          <table:table-cell office:value-type="float" office:value="-6.006" calcext:value-type="float">
            <text:p>-6.006</text:p>
          </table:table-cell>
          <table:table-cell/>
          <table:table-cell table:formula="of:=([.M110]-[.L110])" office:value-type="float" office:value="-2.111" calcext:value-type="float">
            <text:p>-2.11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0.2055420388" calcext:value-type="float">
            <text:p>-0.2055420388</text:p>
          </table:table-cell>
          <table:table-cell office:value-type="float" office:value="-0.356" calcext:value-type="float">
            <text:p>-0.3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-9.829" calcext:value-type="float">
            <text:p>-9.829</text:p>
          </table:table-cell>
          <table:table-cell office:value-type="float" office:value="-11.139" calcext:value-type="float">
            <text:p>-11.139</text:p>
          </table:table-cell>
          <table:table-cell/>
          <table:table-cell table:formula="of:=([.M111]-[.L111])" office:value-type="float" office:value="-1.31" calcext:value-type="float">
            <text:p>-1.31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0.6052768448" calcext:value-type="float">
            <text:p>-0.6052768448</text:p>
          </table:table-cell>
          <table:table-cell office:value-type="float" office:value="-0.249" calcext:value-type="float">
            <text:p>-0.249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-3.439" calcext:value-type="float">
            <text:p>-3.439</text:p>
          </table:table-cell>
          <table:table-cell office:value-type="float" office:value="-5.432" calcext:value-type="float">
            <text:p>-5.432</text:p>
          </table:table-cell>
          <table:table-cell/>
          <table:table-cell table:formula="of:=([.M112]-[.L112])" office:value-type="float" office:value="-1.993" calcext:value-type="float">
            <text:p>-1.993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5069630247" calcext:value-type="float">
            <text:p>-0.5069630247</text:p>
          </table:table-cell>
          <table:table-cell office:value-type="float" office:value="-0.869" calcext:value-type="float">
            <text:p>-0.869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-5.713" calcext:value-type="float">
            <text:p>-5.713</text:p>
          </table:table-cell>
          <table:table-cell office:value-type="float" office:value="-7.535" calcext:value-type="float">
            <text:p>-7.535</text:p>
          </table:table-cell>
          <table:table-cell/>
          <table:table-cell table:formula="of:=([.M113]-[.L113])" office:value-type="float" office:value="-1.822" calcext:value-type="float">
            <text:p>-1.822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5023832531" calcext:value-type="float">
            <text:p>-0.5023832531</text:p>
          </table:table-cell>
          <table:table-cell office:value-type="float" office:value="-0.855" calcext:value-type="float">
            <text:p>-0.85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-6.819" calcext:value-type="float">
            <text:p>-6.819</text:p>
          </table:table-cell>
          <table:table-cell office:value-type="float" office:value="-8.626" calcext:value-type="float">
            <text:p>-8.626</text:p>
          </table:table-cell>
          <table:table-cell/>
          <table:table-cell table:formula="of:=([.M114]-[.L114])" office:value-type="float" office:value="-1.807" calcext:value-type="float">
            <text:p>-1.807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-0.4650337815" calcext:value-type="float">
            <text:p>-0.4650337815</text:p>
          </table:table-cell>
          <table:table-cell office:value-type="float" office:value="-0.844" calcext:value-type="float">
            <text:p>-0.84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-1.432" calcext:value-type="float">
            <text:p>-1.432</text:p>
          </table:table-cell>
          <table:table-cell office:value-type="float" office:value="-2.325" calcext:value-type="float">
            <text:p>-2.325</text:p>
          </table:table-cell>
          <table:table-cell/>
          <table:table-cell table:formula="of:=([.M115]-[.L115])" office:value-type="float" office:value="-0.893" calcext:value-type="float">
            <text:p>-0.893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0.3028634623" calcext:value-type="float">
            <text:p>-0.3028634623</text:p>
          </table:table-cell>
          <table:table-cell office:value-type="float" office:value="-0.596" calcext:value-type="float">
            <text:p>-0.596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-3.38" calcext:value-type="float">
            <text:p>-3.38</text:p>
          </table:table-cell>
          <table:table-cell office:value-type="float" office:value="-4.011" calcext:value-type="float">
            <text:p>-4.011</text:p>
          </table:table-cell>
          <table:table-cell/>
          <table:table-cell table:formula="of:=([.M116]-[.L116])" office:value-type="float" office:value="-0.631" calcext:value-type="float">
            <text:p>-0.63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1635521791" calcext:value-type="float">
            <text:p>-0.1635521791</text:p>
          </table:table-cell>
          <table:table-cell office:value-type="float" office:value="-0.137" calcext:value-type="float">
            <text:p>-0.137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3.738" calcext:value-type="float">
            <text:p>-3.738</text:p>
          </table:table-cell>
          <table:table-cell office:value-type="float" office:value="-4.409" calcext:value-type="float">
            <text:p>-4.409</text:p>
          </table:table-cell>
          <table:table-cell/>
          <table:table-cell table:formula="of:=([.M117]-[.L117])" office:value-type="float" office:value="-0.671" calcext:value-type="float">
            <text:p>-0.671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0.5851479013" calcext:value-type="float">
            <text:p>-0.5851479013</text:p>
          </table:table-cell>
          <table:table-cell office:value-type="float" office:value="-0.543" calcext:value-type="float">
            <text:p>-0.543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-1.872" calcext:value-type="float">
            <text:p>-1.872</text:p>
          </table:table-cell>
          <table:table-cell office:value-type="float" office:value="-2.826" calcext:value-type="float">
            <text:p>-2.826</text:p>
          </table:table-cell>
          <table:table-cell/>
          <table:table-cell table:formula="of:=([.M118]-[.L118])" office:value-type="float" office:value="-0.954" calcext:value-type="float">
            <text:p>-0.954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4725282636" calcext:value-type="float">
            <text:p>-0.4725282636</text:p>
          </table:table-cell>
          <table:table-cell office:value-type="float" office:value="-0.361" calcext:value-type="float">
            <text:p>-0.361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-3.776" calcext:value-type="float">
            <text:p>-3.776</text:p>
          </table:table-cell>
          <table:table-cell office:value-type="float" office:value="-3.968" calcext:value-type="float">
            <text:p>-3.968</text:p>
          </table:table-cell>
          <table:table-cell/>
          <table:table-cell table:formula="of:=([.M119]-[.L119])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-0.5302838099" calcext:value-type="float">
            <text:p>-0.5302838099</text:p>
          </table:table-cell>
          <table:table-cell office:value-type="float" office:value="-0.29" calcext:value-type="float">
            <text:p>-0.29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-2.613" calcext:value-type="float">
            <text:p>-2.613</text:p>
          </table:table-cell>
          <table:table-cell office:value-type="float" office:value="-2.675" calcext:value-type="float">
            <text:p>-2.675</text:p>
          </table:table-cell>
          <table:table-cell/>
          <table:table-cell table:formula="of:=([.M120]-[.L120])" office:value-type="float" office:value="-0.0619999999999998" calcext:value-type="float">
            <text:p>-0.06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0.4271123991" calcext:value-type="float">
            <text:p>-0.4271123991</text:p>
          </table:table-cell>
          <table:table-cell office:value-type="float" office:value="-0.574000000000001" calcext:value-type="float">
            <text:p>-0.574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-1.777" calcext:value-type="float">
            <text:p>-1.777</text:p>
          </table:table-cell>
          <table:table-cell office:value-type="float" office:value="-1.737" calcext:value-type="float">
            <text:p>-1.737</text:p>
          </table:table-cell>
          <table:table-cell/>
          <table:table-cell table:formula="of:=([.M121]-[.L121])"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-0.4170959892" calcext:value-type="float">
            <text:p>-0.4170959892</text:p>
          </table:table-cell>
          <table:table-cell office:value-type="float" office:value="-0.612" calcext:value-type="float">
            <text:p>-0.612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-2.404" calcext:value-type="float">
            <text:p>-2.404</text:p>
          </table:table-cell>
          <table:table-cell office:value-type="float" office:value="-2.485" calcext:value-type="float">
            <text:p>-2.485</text:p>
          </table:table-cell>
          <table:table-cell/>
          <table:table-cell table:formula="of:=([.M122]-[.L122])" office:value-type="float" office:value="-0.081" calcext:value-type="float">
            <text:p>-0.081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-0.6352378315" calcext:value-type="float">
            <text:p>-0.6352378315</text:p>
          </table:table-cell>
          <table:table-cell office:value-type="float" office:value="-0.917" calcext:value-type="float">
            <text:p>-0.917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-2.997" calcext:value-type="float">
            <text:p>-2.997</text:p>
          </table:table-cell>
          <table:table-cell office:value-type="float" office:value="-3.137" calcext:value-type="float">
            <text:p>-3.137</text:p>
          </table:table-cell>
          <table:table-cell/>
          <table:table-cell table:formula="of:=([.M123]-[.L123])" office:value-type="float" office:value="-0.14" calcext:value-type="float">
            <text:p>-0.14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0.4280487034" calcext:value-type="float">
            <text:p>-0.4280487034</text:p>
          </table:table-cell>
          <table:table-cell office:value-type="float" office:value="-0.221" calcext:value-type="float">
            <text:p>-0.221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-3.575" calcext:value-type="float">
            <text:p>-3.575</text:p>
          </table:table-cell>
          <table:table-cell office:value-type="float" office:value="-4.58" calcext:value-type="float">
            <text:p>-4.58</text:p>
          </table:table-cell>
          <table:table-cell/>
          <table:table-cell table:formula="of:=([.M124]-[.L124])" office:value-type="float" office:value="-1.005" calcext:value-type="float">
            <text:p>-1.00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1243721953" calcext:value-type="float">
            <text:p>-0.1243721953</text:p>
          </table:table-cell>
          <table:table-cell office:value-type="float" office:value="-0.0230000000000001" calcext:value-type="float">
            <text:p>-0.023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-2.895" calcext:value-type="float">
            <text:p>-2.895</text:p>
          </table:table-cell>
          <table:table-cell office:value-type="float" office:value="-3.599" calcext:value-type="float">
            <text:p>-3.599</text:p>
          </table:table-cell>
          <table:table-cell/>
          <table:table-cell table:formula="of:=([.M125]-[.L125])" office:value-type="float" office:value="-0.704" calcext:value-type="float">
            <text:p>-0.70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0.06982301315" calcext:value-type="float">
            <text:p>-0.0698230132</text:p>
          </table:table-cell>
          <table:table-cell office:value-type="float" office:value="-0.161" calcext:value-type="float">
            <text:p>-0.16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-4.848" calcext:value-type="float">
            <text:p>-4.848</text:p>
          </table:table-cell>
          <table:table-cell office:value-type="float" office:value="-5.441" calcext:value-type="float">
            <text:p>-5.441</text:p>
          </table:table-cell>
          <table:table-cell/>
          <table:table-cell table:formula="of:=([.M126]-[.L126])" office:value-type="float" office:value="-0.593" calcext:value-type="float">
            <text:p>-0.593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5210909507" calcext:value-type="float">
            <text:p>-0.5210909507</text:p>
          </table:table-cell>
          <table:table-cell office:value-type="float" office:value="-0.117" calcext:value-type="float">
            <text:p>-0.117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-4.138" calcext:value-type="float">
            <text:p>-4.138</text:p>
          </table:table-cell>
          <table:table-cell office:value-type="float" office:value="-4.698" calcext:value-type="float">
            <text:p>-4.698</text:p>
          </table:table-cell>
          <table:table-cell/>
          <table:table-cell table:formula="of:=([.M127]-[.L127])" office:value-type="float" office:value="-0.560000000000001" calcext:value-type="float">
            <text:p>-0.5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0.5830853724" calcext:value-type="float">
            <text:p>-0.5830853724</text:p>
          </table:table-cell>
          <table:table-cell office:value-type="float" office:value="-0.123" calcext:value-type="float">
            <text:p>-0.12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-3.712" calcext:value-type="float">
            <text:p>-3.712</text:p>
          </table:table-cell>
          <table:table-cell office:value-type="float" office:value="-4.05" calcext:value-type="float">
            <text:p>-4.05</text:p>
          </table:table-cell>
          <table:table-cell/>
          <table:table-cell table:formula="of:=([.M128]-[.L128])" office:value-type="float" office:value="-0.338" calcext:value-type="float">
            <text:p>-0.338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0.460168236" calcext:value-type="float">
            <text:p>-0.460168236</text:p>
          </table:table-cell>
          <table:table-cell office:value-type="float" office:value="-0.755" calcext:value-type="float">
            <text:p>-0.75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-2.005" calcext:value-type="float">
            <text:p>-2.005</text:p>
          </table:table-cell>
          <table:table-cell office:value-type="float" office:value="-2.151" calcext:value-type="float">
            <text:p>-2.151</text:p>
          </table:table-cell>
          <table:table-cell/>
          <table:table-cell table:formula="of:=([.M129]-[.L129])" office:value-type="float" office:value="-0.146" calcext:value-type="float">
            <text:p>-0.146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0.3350382192" calcext:value-type="float">
            <text:p>-0.3350382192</text:p>
          </table:table-cell>
          <table:table-cell office:value-type="float" office:value="-0.169" calcext:value-type="float">
            <text:p>-0.169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-1.748" calcext:value-type="float">
            <text:p>-1.748</text:p>
          </table:table-cell>
          <table:table-cell office:value-type="float" office:value="-2.104" calcext:value-type="float">
            <text:p>-2.104</text:p>
          </table:table-cell>
          <table:table-cell/>
          <table:table-cell table:formula="of:=([.M130]-[.L130])" office:value-type="float" office:value="-0.356" calcext:value-type="float">
            <text:p>-0.356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0.2264255296" calcext:value-type="float">
            <text:p>-0.2264255296</text:p>
          </table:table-cell>
          <table:table-cell office:value-type="float" office:value="-0.216" calcext:value-type="float">
            <text:p>-0.216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-4.264" calcext:value-type="float">
            <text:p>-4.264</text:p>
          </table:table-cell>
          <table:table-cell office:value-type="float" office:value="-4.513" calcext:value-type="float">
            <text:p>-4.513</text:p>
          </table:table-cell>
          <table:table-cell/>
          <table:table-cell table:formula="of:=([.M131]-[.L131])" office:value-type="float" office:value="-0.249" calcext:value-type="float">
            <text:p>-0.24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0.2797984618" calcext:value-type="float">
            <text:p>-0.2797984618</text:p>
          </table:table-cell>
          <table:table-cell office:value-type="float" office:value="-0.584" calcext:value-type="float">
            <text:p>-0.584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-2.876" calcext:value-type="float">
            <text:p>-2.876</text:p>
          </table:table-cell>
          <table:table-cell office:value-type="float" office:value="-3.745" calcext:value-type="float">
            <text:p>-3.745</text:p>
          </table:table-cell>
          <table:table-cell/>
          <table:table-cell table:formula="of:=([.M132]-[.L132])" office:value-type="float" office:value="-0.869" calcext:value-type="float">
            <text:p>-0.86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3.535" calcext:value-type="float">
            <text:p>-3.535</text:p>
          </table:table-cell>
          <table:table-cell office:value-type="float" office:value="-4.39" calcext:value-type="float">
            <text:p>-4.39</text:p>
          </table:table-cell>
          <table:table-cell/>
          <table:table-cell table:formula="of:=([.M133]-[.L133])" office:value-type="float" office:value="-0.855" calcext:value-type="float">
            <text:p>-0.855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3.331" calcext:value-type="float">
            <text:p>-3.331</text:p>
          </table:table-cell>
          <table:table-cell office:value-type="float" office:value="-4.175" calcext:value-type="float">
            <text:p>-4.175</text:p>
          </table:table-cell>
          <table:table-cell/>
          <table:table-cell table:formula="of:=([.M134]-[.L134])" office:value-type="float" office:value="-0.844" calcext:value-type="float">
            <text:p>-0.844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2.867" calcext:value-type="float">
            <text:p>-2.867</text:p>
          </table:table-cell>
          <table:table-cell office:value-type="float" office:value="-3.463" calcext:value-type="float">
            <text:p>-3.463</text:p>
          </table:table-cell>
          <table:table-cell/>
          <table:table-cell table:formula="of:=([.M135]-[.L135])" office:value-type="float" office:value="-0.596" calcext:value-type="float">
            <text:p>-0.596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661" calcext:value-type="float">
            <text:p>-1.661</text:p>
          </table:table-cell>
          <table:table-cell/>
          <table:table-cell table:formula="of:=([.M136]-[.L136])" office:value-type="float" office:value="-0.137" calcext:value-type="float">
            <text:p>-0.137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4.707" calcext:value-type="float">
            <text:p>-4.707</text:p>
          </table:table-cell>
          <table:table-cell office:value-type="float" office:value="-5.25" calcext:value-type="float">
            <text:p>-5.25</text:p>
          </table:table-cell>
          <table:table-cell/>
          <table:table-cell table:formula="of:=([.M137]-[.L137])" office:value-type="float" office:value="-0.543" calcext:value-type="float">
            <text:p>-0.543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4.361" calcext:value-type="float">
            <text:p>-4.361</text:p>
          </table:table-cell>
          <table:table-cell office:value-type="float" office:value="-4.722" calcext:value-type="float">
            <text:p>-4.722</text:p>
          </table:table-cell>
          <table:table-cell/>
          <table:table-cell table:formula="of:=([.M138]-[.L138])" office:value-type="float" office:value="-0.361" calcext:value-type="float">
            <text:p>-0.361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3.277" calcext:value-type="float">
            <text:p>-3.277</text:p>
          </table:table-cell>
          <table:table-cell office:value-type="float" office:value="-3.567" calcext:value-type="float">
            <text:p>-3.567</text:p>
          </table:table-cell>
          <table:table-cell/>
          <table:table-cell table:formula="of:=([.M139]-[.L139])" office:value-type="float" office:value="-0.29" calcext:value-type="float">
            <text:p>-0.2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4.188" calcext:value-type="float">
            <text:p>-4.188</text:p>
          </table:table-cell>
          <table:table-cell office:value-type="float" office:value="-4.762" calcext:value-type="float">
            <text:p>-4.762</text:p>
          </table:table-cell>
          <table:table-cell/>
          <table:table-cell table:formula="of:=([.M140]-[.L140])" office:value-type="float" office:value="-0.574000000000001" calcext:value-type="float">
            <text:p>-0.574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3.231" calcext:value-type="float">
            <text:p>-3.231</text:p>
          </table:table-cell>
          <table:table-cell office:value-type="float" office:value="-3.843" calcext:value-type="float">
            <text:p>-3.843</text:p>
          </table:table-cell>
          <table:table-cell/>
          <table:table-cell table:formula="of:=([.M141]-[.L141])" office:value-type="float" office:value="-0.612" calcext:value-type="float">
            <text:p>-0.61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5.282" calcext:value-type="float">
            <text:p>-5.282</text:p>
          </table:table-cell>
          <table:table-cell office:value-type="float" office:value="-6.199" calcext:value-type="float">
            <text:p>-6.199</text:p>
          </table:table-cell>
          <table:table-cell/>
          <table:table-cell table:formula="of:=([.M142]-[.L142])" office:value-type="float" office:value="-0.917" calcext:value-type="float">
            <text:p>-0.917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4.146" calcext:value-type="float">
            <text:p>-4.146</text:p>
          </table:table-cell>
          <table:table-cell office:value-type="float" office:value="-4.367" calcext:value-type="float">
            <text:p>-4.367</text:p>
          </table:table-cell>
          <table:table-cell/>
          <table:table-cell table:formula="of:=([.M143]-[.L143])" office:value-type="float" office:value="-0.221" calcext:value-type="float">
            <text:p>-0.221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2.85" calcext:value-type="float">
            <text:p>-2.85</text:p>
          </table:table-cell>
          <table:table-cell office:value-type="float" office:value="-2.873" calcext:value-type="float">
            <text:p>-2.873</text:p>
          </table:table-cell>
          <table:table-cell/>
          <table:table-cell table:formula="of:=([.M144]-[.L144])" office:value-type="float" office:value="-0.0230000000000001" calcext:value-type="float">
            <text:p>-0.023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4.868" calcext:value-type="float">
            <text:p>-4.868</text:p>
          </table:table-cell>
          <table:table-cell office:value-type="float" office:value="-5.029" calcext:value-type="float">
            <text:p>-5.029</text:p>
          </table:table-cell>
          <table:table-cell/>
          <table:table-cell table:formula="of:=([.M145]-[.L145])" office:value-type="float" office:value="-0.161" calcext:value-type="float">
            <text:p>-0.161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2.912" calcext:value-type="float">
            <text:p>-2.912</text:p>
          </table:table-cell>
          <table:table-cell office:value-type="float" office:value="-3.029" calcext:value-type="float">
            <text:p>-3.029</text:p>
          </table:table-cell>
          <table:table-cell/>
          <table:table-cell table:formula="of:=([.M146]-[.L146])" office:value-type="float" office:value="-0.117" calcext:value-type="float">
            <text:p>-0.117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3.534" calcext:value-type="float">
            <text:p>-3.534</text:p>
          </table:table-cell>
          <table:table-cell office:value-type="float" office:value="-3.657" calcext:value-type="float">
            <text:p>-3.657</text:p>
          </table:table-cell>
          <table:table-cell/>
          <table:table-cell table:formula="of:=([.M147]-[.L147])" office:value-type="float" office:value="-0.123" calcext:value-type="float">
            <text:p>-0.123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3.801" calcext:value-type="float">
            <text:p>-3.801</text:p>
          </table:table-cell>
          <table:table-cell office:value-type="float" office:value="-4.556" calcext:value-type="float">
            <text:p>-4.556</text:p>
          </table:table-cell>
          <table:table-cell/>
          <table:table-cell table:formula="of:=([.M148]-[.L148])" office:value-type="float" office:value="-0.755" calcext:value-type="float">
            <text:p>-0.755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2.999" calcext:value-type="float">
            <text:p>-2.999</text:p>
          </table:table-cell>
          <table:table-cell office:value-type="float" office:value="-3.168" calcext:value-type="float">
            <text:p>-3.168</text:p>
          </table:table-cell>
          <table:table-cell/>
          <table:table-cell table:formula="of:=([.M149]-[.L149])" office:value-type="float" office:value="-0.169" calcext:value-type="float">
            <text:p>-0.16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3.991" calcext:value-type="float">
            <text:p>-3.991</text:p>
          </table:table-cell>
          <table:table-cell office:value-type="float" office:value="-4.207" calcext:value-type="float">
            <text:p>-4.207</text:p>
          </table:table-cell>
          <table:table-cell/>
          <table:table-cell table:formula="of:=([.M150]-[.L150])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3.968" calcext:value-type="float">
            <text:p>-3.968</text:p>
          </table:table-cell>
          <table:table-cell office:value-type="float" office:value="-4.552" calcext:value-type="float">
            <text:p>-4.552</text:p>
          </table:table-cell>
          <table:table-cell/>
          <table:table-cell table:formula="of:=([.M151]-[.L151])" office:value-type="float" office:value="-0.584" calcext:value-type="float">
            <text:p>-0.584</text:p>
          </table:table-cell>
          <table:table-cell table:number-columns-repeated="3"/>
        </table:table-row>
      </table:table>
      <table:table table:name="percent error" table:style-name="ta1">
        <table:shapes>
          <draw:frame draw:z-index="0" draw:style-name="gr1" draw:text-style-name="P1" svg:width="896.97pt" svg:height="537.82pt" svg:x="392.31pt" svg:y="113.78pt">
            <loext:p draw:notify-on-update-of-ranges="'percent error'.A2:'percent error'.A132 'percent error'.C1:'percent error'.C1 'percent error'.C2:'percent error'.C132 'percent error'.A2:'percent error'.A132 'percent error'.B1:'percent error'.B1 'percent error'.B2:'percent error'.B1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0">
          <table:table-cell table:style-name="ce12" office:value-type="string" calcext:value-type="string">
            <text:p>Number of unfrozen electrons</text:p>
          </table:table-cell>
          <table:table-cell table:style-name="ce12" office:value-type="string" calcext:value-type="string">
            <text:p>RPA (PBE)</text:p>
          </table:table-cell>
          <table:table-cell table:style-name="ce15" office:value-type="string" calcext:value-type="string">
            <text:p>MP2/CBS</text:p>
          </table:table-cell>
          <table:table-cell table:number-columns-repeated="8"/>
        </table:table-row>
        <table:table-row table:style-name="ro2">
          <table:table-cell table:style-name="ce13" office:value-type="float" office:value="270" calcext:value-type="float">
            <text:p>270</text:p>
          </table:table-cell>
          <table:table-cell table:style-name="ce14" office:value-type="float" office:value="4.36789966206897" calcext:value-type="float">
            <text:p>4.3678996621</text:p>
          </table:table-cell>
          <table:table-cell table:style-name="ce14" office:value-type="float" office:value="30.6295530344828" calcext:value-type="float">
            <text:p>30.6295530345</text:p>
          </table:table-cell>
          <table:table-cell/>
          <table:table-cell table:style-name="ce11" office:value-type="string" calcext:value-type="string">
            <text:p>S30L</text:p>
          </table:table-cell>
          <table:table-cell table:number-columns-repeated="6"/>
        </table:table-row>
        <table:table-row table:style-name="ro2">
          <table:table-cell table:style-name="ce13" office:value-type="float" office:value="244" calcext:value-type="float">
            <text:p>244</text:p>
          </table:table-cell>
          <table:table-cell table:style-name="ce14" office:value-type="float" office:value="13.0633919182692" calcext:value-type="float">
            <text:p>13.0633919183</text:p>
          </table:table-cell>
          <table:table-cell table:style-name="ce14" office:value-type="float" office:value="39.1954254807692" calcext:value-type="float">
            <text:p>39.1954254808</text:p>
          </table:table-cell>
          <table:table-cell table:number-columns-repeated="8"/>
        </table:table-row>
        <table:table-row table:style-name="ro2">
          <table:table-cell table:style-name="ce13" office:value-type="float" office:value="406" calcext:value-type="float">
            <text:p>406</text:p>
          </table:table-cell>
          <table:table-cell table:style-name="ce14" office:value-type="float" office:value="25.0603890553191" calcext:value-type="float">
            <text:p>25.0603890553</text:p>
          </table:table-cell>
          <table:table-cell table:style-name="ce14" office:value-type="float" office:value="32.1034062978723" calcext:value-type="float">
            <text:p>32.1034062979</text:p>
          </table:table-cell>
          <table:table-cell table:number-columns-repeated="8"/>
        </table:table-row>
        <table:table-row table:style-name="ro2">
          <table:table-cell table:style-name="ce13" office:value-type="float" office:value="358" calcext:value-type="float">
            <text:p>358</text:p>
          </table:table-cell>
          <table:table-cell table:style-name="ce14" office:value-type="float" office:value="7.72470825615764" calcext:value-type="float">
            <text:p>7.7247082562</text:p>
          </table:table-cell>
          <table:table-cell table:style-name="ce14" office:value-type="float" office:value="51.4664924778325" calcext:value-type="float">
            <text:p>51.4664924778</text:p>
          </table:table-cell>
          <table:table-cell table:number-columns-repeated="8"/>
        </table:table-row>
        <table:table-row table:style-name="ro2">
          <table:table-cell table:style-name="ce13" office:value-type="float" office:value="328" calcext:value-type="float">
            <text:p>328</text:p>
          </table:table-cell>
          <table:table-cell table:style-name="ce14" office:value-type="float" office:value="3.27207800241379" calcext:value-type="float">
            <text:p>3.2720780024</text:p>
          </table:table-cell>
          <table:table-cell table:style-name="ce14" office:value-type="float" office:value="268.536132413793" calcext:value-type="float">
            <text:p>268.5361324138</text:p>
          </table:table-cell>
          <table:table-cell table:number-columns-repeated="8"/>
        </table:table-row>
        <table:table-row table:style-name="ro2">
          <table:table-cell table:style-name="ce13" office:value-type="float" office:value="286" calcext:value-type="float">
            <text:p>286</text:p>
          </table:table-cell>
          <table:table-cell table:style-name="ce14" office:value-type="float" office:value="21.3659200235294" calcext:value-type="float">
            <text:p>21.3659200235</text:p>
          </table:table-cell>
          <table:table-cell table:style-name="ce14" office:value-type="float" office:value="292.153009843137" calcext:value-type="float">
            <text:p>292.1530098431</text:p>
          </table:table-cell>
          <table:table-cell table:number-columns-repeated="8"/>
        </table:table-row>
        <table:table-row table:style-name="ro2">
          <table:table-cell table:style-name="ce13" office:value-type="float" office:value="468" calcext:value-type="float">
            <text:p>468</text:p>
          </table:table-cell>
          <table:table-cell table:style-name="ce14" office:value-type="float" office:value="3.23470306837607" calcext:value-type="float">
            <text:p>3.2347030684</text:p>
          </table:table-cell>
          <table:table-cell table:style-name="ce14" office:value-type="float" office:value="4.70352646723647" calcext:value-type="float">
            <text:p>4.7035264672</text:p>
          </table:table-cell>
          <table:table-cell table:number-columns-repeated="8"/>
        </table:table-row>
        <table:table-row table:style-name="ro2">
          <table:table-cell table:style-name="ce13" office:value-type="float" office:value="540" calcext:value-type="float">
            <text:p>540</text:p>
          </table:table-cell>
          <table:table-cell table:style-name="ce14" office:value-type="float" office:value="4.90837866304348" calcext:value-type="float">
            <text:p>4.908378663</text:p>
          </table:table-cell>
          <table:table-cell table:style-name="ce14" office:value-type="float" office:value="9.89229760869566" calcext:value-type="float">
            <text:p>9.8922976087</text:p>
          </table:table-cell>
          <table:table-cell table:number-columns-repeated="8"/>
        </table:table-row>
        <table:table-row table:style-name="ro2">
          <table:table-cell table:style-name="ce13" office:value-type="float" office:value="508" calcext:value-type="float">
            <text:p>508</text:p>
          </table:table-cell>
          <table:table-cell table:style-name="ce14" office:value-type="float" office:value="15.6534620387324" calcext:value-type="float">
            <text:p>15.6534620387</text:p>
          </table:table-cell>
          <table:table-cell table:style-name="ce14" office:value-type="float" office:value="102.54152834507" calcext:value-type="float">
            <text:p>102.5415283451</text:p>
          </table:table-cell>
          <table:table-cell table:number-columns-repeated="8"/>
        </table:table-row>
        <table:table-row table:style-name="ro2">
          <table:table-cell table:style-name="ce13" office:value-type="float" office:value="548" calcext:value-type="float">
            <text:p>548</text:p>
          </table:table-cell>
          <table:table-cell table:style-name="ce14" office:value-type="float" office:value="11.9255153489933" calcext:value-type="float">
            <text:p>11.925515349</text:p>
          </table:table-cell>
          <table:table-cell table:style-name="ce14" office:value-type="float" office:value="104.56586090604" calcext:value-type="float">
            <text:p>104.565860906</text:p>
          </table:table-cell>
          <table:table-cell table:number-columns-repeated="8"/>
        </table:table-row>
        <table:table-row table:style-name="ro2">
          <table:table-cell table:style-name="ce13" office:value-type="float" office:value="520" calcext:value-type="float">
            <text:p>520</text:p>
          </table:table-cell>
          <table:table-cell table:style-name="ce14" office:value-type="float" office:value="14.3738716727273" calcext:value-type="float">
            <text:p>14.3738716727</text:p>
          </table:table-cell>
          <table:table-cell table:style-name="ce14" office:value-type="float" office:value="121.124544060606" calcext:value-type="float">
            <text:p>121.1245440606</text:p>
          </table:table-cell>
          <table:table-cell table:number-columns-repeated="8"/>
        </table:table-row>
        <table:table-row table:style-name="ro2">
          <table:table-cell table:style-name="ce13" office:value-type="float" office:value="560" calcext:value-type="float">
            <text:p>560</text:p>
          </table:table-cell>
          <table:table-cell table:style-name="ce14" office:value-type="float" office:value="12.6818801091445" calcext:value-type="float">
            <text:p>12.6818801091</text:p>
          </table:table-cell>
          <table:table-cell table:style-name="ce14" office:value-type="float" office:value="116.019977079646" calcext:value-type="float">
            <text:p>116.0199770796</text:p>
          </table:table-cell>
          <table:table-cell table:number-columns-repeated="8"/>
        </table:table-row>
        <table:table-row table:style-name="ro2">
          <table:table-cell table:style-name="ce13" office:value-type="float" office:value="590" calcext:value-type="float">
            <text:p>590</text:p>
          </table:table-cell>
          <table:table-cell table:style-name="ce14" office:value-type="float" office:value="19.1366958084416" calcext:value-type="float">
            <text:p>19.1366958084</text:p>
          </table:table-cell>
          <table:table-cell table:style-name="ce14" office:value-type="float" office:value="74.9808622987013" calcext:value-type="float">
            <text:p>74.9808622987</text:p>
          </table:table-cell>
          <table:table-cell table:number-columns-repeated="8"/>
        </table:table-row>
        <table:table-row table:style-name="ro2">
          <table:table-cell table:style-name="ce13" office:value-type="float" office:value="590" calcext:value-type="float">
            <text:p>590</text:p>
          </table:table-cell>
          <table:table-cell table:style-name="ce14" office:value-type="float" office:value="15.45506514377" calcext:value-type="float">
            <text:p>15.4550651438</text:p>
          </table:table-cell>
          <table:table-cell table:style-name="ce14" office:value-type="float" office:value="62.2995268051118" calcext:value-type="float">
            <text:p>62.2995268051</text:p>
          </table:table-cell>
          <table:table-cell table:number-columns-repeated="8"/>
        </table:table-row>
        <table:table-row table:style-name="ro2">
          <table:table-cell table:style-name="ce13" office:value-type="float" office:value="308" calcext:value-type="float">
            <text:p>308</text:p>
          </table:table-cell>
          <table:table-cell table:style-name="ce14" office:value-type="float" office:value="37.1913597241379" calcext:value-type="float">
            <text:p>37.1913597241</text:p>
          </table:table-cell>
          <table:table-cell table:style-name="ce14" office:value-type="float" office:value="68.7355299885058" calcext:value-type="float">
            <text:p>68.7355299885</text:p>
          </table:table-cell>
          <table:table-cell table:number-columns-repeated="8"/>
        </table:table-row>
        <table:table-row table:style-name="ro2">
          <table:table-cell table:style-name="ce13" office:value-type="float" office:value="326" calcext:value-type="float">
            <text:p>326</text:p>
          </table:table-cell>
          <table:table-cell table:style-name="ce14" office:value-type="float" office:value="29.6944242629482" calcext:value-type="float">
            <text:p>29.6944242629</text:p>
          </table:table-cell>
          <table:table-cell table:style-name="ce14" office:value-type="float" office:value="75.4401728366534" calcext:value-type="float">
            <text:p>75.4401728367</text:p>
          </table:table-cell>
          <table:table-cell table:number-columns-repeated="8"/>
        </table:table-row>
        <table:table-row table:style-name="ro2">
          <table:table-cell table:style-name="ce13" office:value-type="float" office:value="392" calcext:value-type="float">
            <text:p>392</text:p>
          </table:table-cell>
          <table:table-cell table:style-name="ce14" office:value-type="float" office:value="0.726746990119761" calcext:value-type="float">
            <text:p>0.7267469901</text:p>
          </table:table-cell>
          <table:table-cell table:style-name="ce14" office:value-type="float" office:value="124.542961883234" calcext:value-type="float">
            <text:p>124.5429618832</text:p>
          </table:table-cell>
          <table:table-cell table:number-columns-repeated="8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4" office:value-type="float" office:value="12.0190670858369" calcext:value-type="float">
            <text:p>12.0190670858</text:p>
          </table:table-cell>
          <table:table-cell table:style-name="ce14" office:value-type="float" office:value="92.2334572103004" calcext:value-type="float">
            <text:p>92.2334572103</text:p>
          </table:table-cell>
          <table:table-cell table:number-columns-repeated="8"/>
        </table:table-row>
        <table:table-row table:style-name="ro2">
          <table:table-cell table:style-name="ce13" office:value-type="float" office:value="484" calcext:value-type="float">
            <text:p>484</text:p>
          </table:table-cell>
          <table:table-cell table:style-name="ce14" office:value-type="float" office:value="14.0921806057143" calcext:value-type="float">
            <text:p>14.0921806057</text:p>
          </table:table-cell>
          <table:table-cell table:style-name="ce14" office:value-type="float" office:value="82.30599572" calcext:value-type="float">
            <text:p>82.30599572</text:p>
          </table:table-cell>
          <table:table-cell table:number-columns-repeated="8"/>
        </table:table-row>
        <table:table-row table:style-name="ro2">
          <table:table-cell table:style-name="ce13" office:value-type="float" office:value="502" calcext:value-type="float">
            <text:p>502</text:p>
          </table:table-cell>
          <table:table-cell table:style-name="ce14" office:value-type="float" office:value="8.31956128125" calcext:value-type="float">
            <text:p>8.3195612813</text:p>
          </table:table-cell>
          <table:table-cell table:style-name="ce14" office:value-type="float" office:value="67.1609434583333" calcext:value-type="float">
            <text:p>67.1609434583</text:p>
          </table:table-cell>
          <table:table-cell table:number-columns-repeated="8"/>
        </table:table-row>
        <table:table-row table:style-name="ro2">
          <table:table-cell table:style-name="ce13" office:value-type="float" office:value="496" calcext:value-type="float">
            <text:p>496</text:p>
          </table:table-cell>
          <table:table-cell table:style-name="ce14" office:value-type="float" office:value="25.5097517396694" calcext:value-type="float">
            <text:p>25.5097517397</text:p>
          </table:table-cell>
          <table:table-cell table:style-name="ce14" office:value-type="float" office:value="44.7001625619835" calcext:value-type="float">
            <text:p>44.700162562</text:p>
          </table:table-cell>
          <table:table-cell table:number-columns-repeated="8"/>
        </table:table-row>
        <table:table-row table:style-name="ro2">
          <table:table-cell table:style-name="ce13" office:value-type="float" office:value="348" calcext:value-type="float">
            <text:p>348</text:p>
          </table:table-cell>
          <table:table-cell table:style-name="ce14" office:value-type="float" office:value="16.3729536455399" calcext:value-type="float">
            <text:p>16.3729536455</text:p>
          </table:table-cell>
          <table:table-cell table:style-name="ce14" office:value-type="float" office:value="105.974451558685" calcext:value-type="float">
            <text:p>105.9744515587</text:p>
          </table:table-cell>
          <table:table-cell table:number-columns-repeated="8"/>
        </table:table-row>
        <table:table-row table:style-name="ro2">
          <table:table-cell table:style-name="ce13" office:value-type="float" office:value="276" calcext:value-type="float">
            <text:p>276</text:p>
          </table:table-cell>
          <table:table-cell table:style-name="ce14" office:value-type="float" office:value="2.83152882218597" calcext:value-type="float">
            <text:p>2.8315288222</text:p>
          </table:table-cell>
          <table:table-cell table:style-name="ce14" office:value-type="float" office:value="91.7808876476346" calcext:value-type="float">
            <text:p>91.7808876476</text:p>
          </table:table-cell>
          <table:table-cell table:number-columns-repeated="8"/>
        </table:table-row>
        <table:table-row table:style-name="ro2">
          <table:table-cell table:style-name="ce13" office:value-type="float" office:value="558" calcext:value-type="float">
            <text:p>558</text:p>
          </table:table-cell>
          <table:table-cell table:style-name="ce14" office:value-type="float" office:value="1.64862704870849" calcext:value-type="float">
            <text:p>1.6486270487</text:p>
          </table:table-cell>
          <table:table-cell table:style-name="ce14" office:value-type="float" office:value="84.8871339778598" calcext:value-type="float">
            <text:p>84.8871339779</text:p>
          </table:table-cell>
          <table:table-cell table:number-columns-repeated="8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4" office:value-type="float" office:value="7.27765004230769" calcext:value-type="float">
            <text:p>7.2776500423</text:p>
          </table:table-cell>
          <table:table-cell table:style-name="ce14" office:value-type="float" office:value="50.9520532692308" calcext:value-type="float">
            <text:p>50.9520532692</text:p>
          </table:table-cell>
          <table:table-cell table:number-columns-repeated="8"/>
        </table:table-row>
        <table:table-row table:style-name="ro2">
          <table:table-cell table:style-name="ce13" office:value-type="float" office:value="388" calcext:value-type="float">
            <text:p>388</text:p>
          </table:table-cell>
          <table:table-cell table:style-name="ce14" office:value-type="float" office:value="7.33840334883721" calcext:value-type="float">
            <text:p>7.3384033488</text:p>
          </table:table-cell>
          <table:table-cell table:style-name="ce16" office:value-type="float" office:value="50.2874839534884" calcext:value-type="float">
            <text:p>50.2874839535</text:p>
          </table:table-cell>
          <table:table-cell table:number-columns-repeated="8"/>
        </table:table-row>
        <table:table-row table:style-name="ro2">
          <table:table-cell table:style-name="ce13" office:value-type="float" office:value="404" calcext:value-type="float">
            <text:p>404</text:p>
          </table:table-cell>
          <table:table-cell table:style-name="ce14" office:value-type="float" office:value="0.113066201788321" calcext:value-type="float">
            <text:p>0.1130662018</text:p>
          </table:table-cell>
          <table:table-cell table:style-name="ce14" office:value-type="float" office:value="106.30565906691" calcext:value-type="float">
            <text:p>106.3056590669</text:p>
          </table:table-cell>
          <table:table-cell table:number-columns-repeated="8"/>
        </table:table-row>
        <table:table-row table:style-name="ro2">
          <table:table-cell table:style-name="ce13" office:value-type="float" office:value="398" calcext:value-type="float">
            <text:p>398</text:p>
          </table:table-cell>
          <table:table-cell table:style-name="ce14" office:value-type="float" office:value="1.72059741573034" calcext:value-type="float">
            <text:p>1.7205974157</text:p>
          </table:table-cell>
          <table:table-cell table:style-name="ce14" office:value-type="float" office:value="91.7575066017478" calcext:value-type="float">
            <text:p>91.7575066017</text:p>
          </table:table-cell>
          <table:table-cell table:number-columns-repeated="8"/>
        </table:table-row>
        <table:table-row table:style-name="ro2">
          <table:table-cell table:style-name="ce13" office:value-type="float" office:value="320" calcext:value-type="float">
            <text:p>320</text:p>
          </table:table-cell>
          <table:table-cell table:style-name="ce14" office:value-type="float" office:value="1.41427120635514" calcext:value-type="float">
            <text:p>1.4142712064</text:p>
          </table:table-cell>
          <table:table-cell table:style-name="ce14" office:value-type="float" office:value="52.502294" calcext:value-type="float">
            <text:p>52.502294</text:p>
          </table:table-cell>
          <table:table-cell table:number-columns-repeated="8"/>
        </table:table-row>
        <table:table-row table:style-name="ro2">
          <table:table-cell table:style-name="ce13" office:value-type="float" office:value="342" calcext:value-type="float">
            <text:p>342</text:p>
          </table:table-cell>
          <table:table-cell table:style-name="ce14" office:value-type="float" office:value="1.0077129872211" calcext:value-type="float">
            <text:p>1.0077129872</text:p>
          </table:table-cell>
          <table:table-cell table:style-name="ce14" office:value-type="float" office:value="79.6765326369169" calcext:value-type="float">
            <text:p>79.6765326369</text:p>
          </table:table-cell>
          <table:table-cell table:number-columns-repeated="8"/>
        </table:table-row>
        <table:table-row table:style-name="ro2">
          <table:table-cell table:style-name="ce13" office:value-type="float" office:value="284" calcext:value-type="float">
            <text:p>284</text:p>
          </table:table-cell>
          <table:table-cell table:style-name="ce14" office:value-type="float" office:value="0.844543278157504" calcext:value-type="float">
            <text:p>0.8445432782</text:p>
          </table:table-cell>
          <table:table-cell table:style-name="ce14" office:value-type="float" office:value="96.0667113566122" calcext:value-type="float">
            <text:p>96.0667113566</text:p>
          </table:table-cell>
          <table:table-cell table:number-columns-repeated="8"/>
        </table:table-row>
        <table:table-row table:style-name="ro2">
          <table:table-cell table:style-name="ce13" office:value-type="float" office:value="574" calcext:value-type="float">
            <text:p>574</text:p>
          </table:table-cell>
          <table:table-cell table:style-name="ce14" office:value-type="float" office:value="12.608221071618" calcext:value-type="float">
            <text:p>12.6082210716</text:p>
          </table:table-cell>
          <table:table-cell table:style-name="ce14" office:value-type="float" office:value="89.9485950875332" calcext:value-type="float">
            <text:p>89.9485950875</text:p>
          </table:table-cell>
          <table:table-cell table:number-columns-repeated="8"/>
        </table:table-row>
        <table:table-row table:style-name="ro2">
          <table:table-cell table:style-name="ce13" office:value-type="float" office:value="420" calcext:value-type="float">
            <text:p>420</text:p>
          </table:table-cell>
          <table:table-cell table:style-name="ce14" office:value-type="float" office:value="2.6116689604811" calcext:value-type="float">
            <text:p>2.6116689605</text:p>
          </table:table-cell>
          <table:table-cell table:style-name="ce14" office:value-type="float" office:value="2.12460896907216" calcext:value-type="float">
            <text:p>2.1246089691</text:p>
          </table:table-cell>
          <table:table-cell table:number-columns-repeated="8"/>
        </table:table-row>
        <table:table-row table:style-name="ro2">
          <table:table-cell table:style-name="ce13" office:value-type="float" office:value="420" calcext:value-type="float">
            <text:p>420</text:p>
          </table:table-cell>
          <table:table-cell table:style-name="ce14" office:value-type="float" office:value="1.23297779965986" calcext:value-type="float">
            <text:p>1.2329777997</text:p>
          </table:table-cell>
          <table:table-cell table:style-name="ce14" office:value-type="float" office:value="5.13895595238095" calcext:value-type="float">
            <text:p>5.1389559524</text:p>
          </table:table-cell>
          <table:table-cell table:number-columns-repeated="8"/>
        </table:table-row>
        <table:table-row table:style-name="ro2">
          <table:table-cell table:style-name="ce13" office:value-type="float" office:value="412" calcext:value-type="float">
            <text:p>412</text:p>
          </table:table-cell>
          <table:table-cell table:style-name="ce14" office:value-type="float" office:value="4.78256907713499" calcext:value-type="float">
            <text:p>4.7825690771</text:p>
          </table:table-cell>
          <table:table-cell table:style-name="ce14" office:value-type="float" office:value="85.4550611790634" calcext:value-type="float">
            <text:p>85.4550611791</text:p>
          </table:table-cell>
          <table:table-cell table:number-columns-repeated="8"/>
        </table:table-row>
        <table:table-row table:style-name="ro2">
          <table:table-cell table:style-name="ce13" office:value-type="float" office:value="406" calcext:value-type="float">
            <text:p>406</text:p>
          </table:table-cell>
          <table:table-cell table:style-name="ce14" office:value-type="float" office:value="6.043002978125" calcext:value-type="float">
            <text:p>6.0430029781</text:p>
          </table:table-cell>
          <table:table-cell table:style-name="ce14" office:value-type="float" office:value="87.431265909375" calcext:value-type="float">
            <text:p>87.4312659094</text:p>
          </table:table-cell>
          <table:table-cell table:number-columns-repeated="8"/>
        </table:table-row>
        <table:table-row table:style-name="ro2">
          <table:table-cell table:style-name="ce13" office:value-type="float" office:value="216" calcext:value-type="float">
            <text:p>216</text:p>
          </table:table-cell>
          <table:table-cell table:style-name="ce14" office:value-type="float" office:value="25.5871818555008" calcext:value-type="float">
            <text:p>25.5871818555</text:p>
          </table:table-cell>
          <table:table-cell table:style-name="ce14" office:value-type="float" office:value="60.0164203612479" calcext:value-type="float">
            <text:p>60.0164203612</text:p>
          </table:table-cell>
          <table:table-cell/>
          <table:table-cell table:style-name="ce11" office:value-type="string" calcext:value-type="string">
            <text:p>L7</text:p>
          </table:table-cell>
          <table:table-cell table:number-columns-repeated="6"/>
        </table:table-row>
        <table:table-row table:style-name="ro2">
          <table:table-cell table:style-name="ce13" office:value-type="float" office:value="284" calcext:value-type="float">
            <text:p>284</text:p>
          </table:table-cell>
          <table:table-cell table:style-name="ce14" office:value-type="float" office:value="2.99726584022038" calcext:value-type="float">
            <text:p>2.9972658402</text:p>
          </table:table-cell>
          <table:table-cell table:style-name="ce14" office:value-type="float" office:value="89.6694214876033" calcext:value-type="float">
            <text:p>89.6694214876</text:p>
          </table:table-cell>
          <table:table-cell table:number-columns-repeated="8"/>
        </table:table-row>
        <table:table-row table:style-name="ro2">
          <table:table-cell table:style-name="ce13" office:value-type="float" office:value="332" calcext:value-type="float">
            <text:p>332</text:p>
          </table:table-cell>
          <table:table-cell table:style-name="ce14" office:value-type="float" office:value="3.10801375554659" calcext:value-type="float">
            <text:p>3.1080137555</text:p>
          </table:table-cell>
          <table:table-cell table:style-name="ce14" office:value-type="float" office:value="85.6393707139976" calcext:value-type="float">
            <text:p>85.639370714</text:p>
          </table:table-cell>
          <table:table-cell table:number-columns-repeated="8"/>
        </table:table-row>
        <table:table-row table:style-name="ro2">
          <table:table-cell table:style-name="ce13" office:value-type="float" office:value="220" calcext:value-type="float">
            <text:p>220</text:p>
          </table:table-cell>
          <table:table-cell table:style-name="ce14" office:value-type="float" office:value="16.7075218444846" calcext:value-type="float">
            <text:p>16.7075218445</text:p>
          </table:table-cell>
          <table:table-cell table:style-name="ce14" office:value-type="float" office:value="7.7757685352622" calcext:value-type="float">
            <text:p>7.7757685353</text:p>
          </table:table-cell>
          <table:table-cell table:number-columns-repeated="8"/>
        </table:table-row>
        <table:table-row table:style-name="ro2">
          <table:table-cell table:style-name="ce13" office:value-type="float" office:value="196" calcext:value-type="float">
            <text:p>196</text:p>
          </table:table-cell>
          <table:table-cell table:style-name="ce14" office:value-type="float" office:value="10.9952590118302" calcext:value-type="float">
            <text:p>10.9952590118</text:p>
          </table:table-cell>
          <table:table-cell table:style-name="ce14" office:value-type="float" office:value="26.7223382045929" calcext:value-type="float">
            <text:p>26.7223382046</text:p>
          </table:table-cell>
          <table:table-cell table:number-columns-repeated="8"/>
        </table:table-row>
        <table:table-row table:style-name="ro2">
          <table:table-cell table:style-name="ce13" office:value-type="float" office:value="168" calcext:value-type="float">
            <text:p>168</text:p>
          </table:table-cell>
          <table:table-cell table:style-name="ce14" office:value-type="float" office:value="20.4141498333333" calcext:value-type="float">
            <text:p>20.4141498333</text:p>
          </table:table-cell>
          <table:table-cell table:style-name="ce14" office:value-type="float" office:value="81.6666666666667" calcext:value-type="float">
            <text:p>81.6666666667</text:p>
          </table:table-cell>
          <table:table-cell table:number-columns-repeated="8"/>
        </table:table-row>
        <table:table-row table:style-name="ro2">
          <table:table-cell table:style-name="ce13" office:value-type="float" office:value="240" calcext:value-type="float">
            <text:p>240</text:p>
          </table:table-cell>
          <table:table-cell table:style-name="ce14" office:value-type="float" office:value="7.36821257763976" calcext:value-type="float">
            <text:p>7.3682125776</text:p>
          </table:table-cell>
          <table:table-cell table:style-name="ce14" office:value-type="float" office:value="2.32919254658384" calcext:value-type="float">
            <text:p>2.3291925466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.4574132492114" calcext:value-type="float">
            <text:p>15.4574132492</text:p>
          </table:table-cell>
          <table:table-cell office:value-type="float" office:value="0.946372239747642" calcext:value-type="float">
            <text:p>0.9463722397</text:p>
          </table:table-cell>
          <table:table-cell/>
          <table:table-cell table:style-name="ce11" office:value-type="string" calcext:value-type="string">
            <text:p>S22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5577689243028" calcext:value-type="float">
            <text:p>10.5577689243</text:p>
          </table:table-cell>
          <table:table-cell office:value-type="float" office:value="0.19920318725101" calcext:value-type="float">
            <text:p>0.1992031873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2262224610425" calcext:value-type="float">
            <text:p>3.9226222461</text:p>
          </table:table-cell>
          <table:table-cell office:value-type="float" office:value="0.0537345513164858" calcext:value-type="float">
            <text:p>0.0537345513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44611528822056" calcext:value-type="float">
            <text:p>3.4461152882</text:p>
          </table:table-cell>
          <table:table-cell office:value-type="float" office:value="2.25563909774437" calcext:value-type="float">
            <text:p>2.2556390977</text:p>
          </table:table-cell>
          <table:table-cell table:number-columns-repeated="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.9829018075232" calcext:value-type="float">
            <text:p>4.9829018075</text:p>
          </table:table-cell>
          <table:table-cell office:value-type="float" office:value="0.195407914020514" calcext:value-type="float">
            <text:p>0.195407914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.11190903650508" calcext:value-type="float">
            <text:p>3.1119090365</text:p>
          </table:table-cell>
          <table:table-cell office:value-type="float" office:value="3.94973070017953" calcext:value-type="float">
            <text:p>3.9497307002</text:p>
          </table:table-cell>
          <table:table-cell table:number-columns-repeated="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.93219303604154" calcext:value-type="float">
            <text:p>2.932193036</text:p>
          </table:table-cell>
          <table:table-cell office:value-type="float" office:value="1.03848503359803" calcext:value-type="float">
            <text:p>1.0384850336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.5283018867925" calcext:value-type="float">
            <text:p>24.5283018868</text:p>
          </table:table-cell>
          <table:table-cell office:value-type="float" office:value="3.77358490566038" calcext:value-type="float">
            <text:p>3.7735849057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8543046357616" calcext:value-type="float">
            <text:p>21.8543046358</text:p>
          </table:table-cell>
          <table:table-cell office:value-type="float" office:value="7.28476821192054" calcext:value-type="float">
            <text:p>7.2847682119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0.5128205128205" calcext:value-type="float">
            <text:p>20.5128205128</text:p>
          </table:table-cell>
          <table:table-cell office:value-type="float" office:value="81.3186813186813" calcext:value-type="float">
            <text:p>81.3186813187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56.1085972850679" calcext:value-type="float">
            <text:p>56.1085972851</text:p>
          </table:table-cell>
          <table:table-cell table:number-columns-repeated="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.57894736842106" calcext:value-type="float">
            <text:p>6.5789473684</text:p>
          </table:table-cell>
          <table:table-cell office:value-type="float" office:value="12.8542510121457" calcext:value-type="float">
            <text:p>12.8542510121</text:p>
          </table:table-cell>
          <table:table-cell table:number-columns-repeated="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6.8199233716475" calcext:value-type="float">
            <text:p>26.8199233716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1.9378577269011" calcext:value-type="float">
            <text:p>11.9378577269</text:p>
          </table:table-cell>
          <table:table-cell office:value-type="float" office:value="22.0768601798855" calcext:value-type="float">
            <text:p>22.0768601799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10.4575163398693" calcext:value-type="float">
            <text:p>10.4575163399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.70731707317074" calcext:value-type="float">
            <text:p>6.7073170732</text:p>
          </table:table-cell>
          <table:table-cell office:value-type="float" office:value="10.0609756097561" calcext:value-type="float">
            <text:p>10.0609756098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.0638297872341" calcext:value-type="float">
            <text:p>11.0638297872</text:p>
          </table:table-cell>
          <table:table-cell office:value-type="float" office:value="15.7446808510638" calcext:value-type="float">
            <text:p>15.7446808511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.19282511210763" calcext:value-type="float">
            <text:p>9.1928251121</text:p>
          </table:table-cell>
          <table:table-cell office:value-type="float" office:value="15.695067264574" calcext:value-type="float">
            <text:p>15.6950672646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.043795620438" calcext:value-type="float">
            <text:p>12.0437956204</text:p>
          </table:table-cell>
          <table:table-cell office:value-type="float" office:value="32.1167883211679" calcext:value-type="float">
            <text:p>32.1167883212</text:p>
          </table:table-cell>
          <table:table-cell table:number-columns-repeated="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.85340314136126" calcext:value-type="float">
            <text:p>7.8534031414</text:p>
          </table:table-cell>
          <table:table-cell office:value-type="float" office:value="22.6876090750436" calcext:value-type="float">
            <text:p>22.687609075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.21985815602836" calcext:value-type="float">
            <text:p>9.219858156</text:p>
          </table:table-cell>
          <table:table-cell office:value-type="float" office:value="10.0709219858156" calcext:value-type="float">
            <text:p>10.070921985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3386387857" calcext:value-type="float">
            <text:p>0.3386387857</text:p>
          </table:table-cell>
          <table:table-cell office:value-type="float" office:value="0.752338348922325" calcext:value-type="float">
            <text:p>0.7523383489</text:p>
          </table:table-cell>
          <table:table-cell/>
          <table:table-cell table:style-name="ce11" office:value-type="string" calcext:value-type="string">
            <text:p>S66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5181092295" calcext:value-type="float">
            <text:p>0.051810923</text:p>
          </table:table-cell>
          <table:table-cell office:value-type="float" office:value="1.82403433476395" calcext:value-type="float">
            <text:p>1.8240343348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285338016" calcext:value-type="float">
            <text:p>0.2285338016</text:p>
          </table:table-cell>
          <table:table-cell office:value-type="float" office:value="2.54777070063693" calcext:value-type="float">
            <text:p>2.5477707006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.248311059" calcext:value-type="float">
            <text:p>1.248311059</text:p>
          </table:table-cell>
          <table:table-cell office:value-type="float" office:value="0.394915463408614" calcext:value-type="float">
            <text:p>0.3949154634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.642485185" calcext:value-type="float">
            <text:p>1.642485185</text:p>
          </table:table-cell>
          <table:table-cell office:value-type="float" office:value="1.40698280354352" calcext:value-type="float">
            <text:p>1.4069828035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3467367627" calcext:value-type="float">
            <text:p>0.3467367627</text:p>
          </table:table-cell>
          <table:table-cell office:value-type="float" office:value="2.29017738946254" calcext:value-type="float">
            <text:p>2.2901773895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6949596086" calcext:value-type="float">
            <text:p>0.6949596086</text:p>
          </table:table-cell>
          <table:table-cell office:value-type="float" office:value="0.595382746051048" calcext:value-type="float">
            <text:p>0.5953827461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8559493086" calcext:value-type="float">
            <text:p>0.8559493086</text:p>
          </table:table-cell>
          <table:table-cell office:value-type="float" office:value="0.439209423038518" calcext:value-type="float">
            <text:p>0.439209423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.274665172" calcext:value-type="float">
            <text:p>6.2746651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.876682666" calcext:value-type="float">
            <text:p>3.876682666</text:p>
          </table:table-cell>
          <table:table-cell office:value-type="float" office:value="3.125" calcext:value-type="float">
            <text:p>3.125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.230765794" calcext:value-type="float">
            <text:p>4.230765794</text:p>
          </table:table-cell>
          <table:table-cell office:value-type="float" office:value="2.04834840376454" calcext:value-type="float">
            <text:p>2.0483484038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.121648049" calcext:value-type="float">
            <text:p>1.121648049</text:p>
          </table:table-cell>
          <table:table-cell office:value-type="float" office:value="3.49573355353702" calcext:value-type="float">
            <text:p>3.4957335535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.606950118" calcext:value-type="float">
            <text:p>5.606950118</text:p>
          </table:table-cell>
          <table:table-cell office:value-type="float" office:value="2.21432034911911" calcext:value-type="float">
            <text:p>2.2143203491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.992275391" calcext:value-type="float">
            <text:p>4.992275391</text:p>
          </table:table-cell>
          <table:table-cell office:value-type="float" office:value="3.05876039710224" calcext:value-type="float">
            <text:p>3.058760397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.282882609" calcext:value-type="float">
            <text:p>5.282882609</text:p>
          </table:table-cell>
          <table:table-cell office:value-type="float" office:value="0.509849362688282" calcext:value-type="float">
            <text:p>0.5098493627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.591396954" calcext:value-type="float">
            <text:p>5.591396954</text:p>
          </table:table-cell>
          <table:table-cell office:value-type="float" office:value="0.468384074941452" calcext:value-type="float">
            <text:p>0.4683840749</text:p>
          </table:table-cell>
          <table:table-cell table:number-columns-repeated="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629022799" calcext:value-type="float">
            <text:p>3.629022799</text:p>
          </table:table-cell>
          <table:table-cell office:value-type="float" office:value="0.0814806192527025" calcext:value-type="float">
            <text:p>0.0814806193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.273465325" calcext:value-type="float">
            <text:p>2.273465325</text:p>
          </table:table-cell>
          <table:table-cell office:value-type="float" office:value="3.09173107773078" calcext:value-type="float">
            <text:p>3.0917310777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.63042156" calcext:value-type="float">
            <text:p>2.63042156</text:p>
          </table:table-cell>
          <table:table-cell office:value-type="float" office:value="3.57624831309041" calcext:value-type="float">
            <text:p>3.5762483131</text:p>
          </table:table-cell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.568416951" calcext:value-type="float">
            <text:p>2.568416951</text:p>
          </table:table-cell>
          <table:table-cell office:value-type="float" office:value="0.487089509244225" calcext:value-type="float">
            <text:p>0.4870895092</text:p>
          </table:table-cell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.998149608" calcext:value-type="float">
            <text:p>3.998149608</text:p>
          </table:table-cell>
          <table:table-cell office:value-type="float" office:value="0.879188441438676" calcext:value-type="float">
            <text:p>0.8791884414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.246919156" calcext:value-type="float">
            <text:p>2.246919156</text:p>
          </table:table-cell>
          <table:table-cell office:value-type="float" office:value="0.461751577651223" calcext:value-type="float">
            <text:p>0.4617515777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.635885402" calcext:value-type="float">
            <text:p>2.635885402</text:p>
          </table:table-cell>
          <table:table-cell office:value-type="float" office:value="0.45859607066549" calcext:value-type="float">
            <text:p>0.4585960707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4.88390767" calcext:value-type="float">
            <text:p>44.88390767</text:p>
          </table:table-cell>
          <table:table-cell office:value-type="float" office:value="66.6548547129695" calcext:value-type="float">
            <text:p>66.654854713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6.41141767" calcext:value-type="float">
            <text:p>26.41141767</text:p>
          </table:table-cell>
          <table:table-cell office:value-type="float" office:value="54.1976893453145" calcext:value-type="float">
            <text:p>54.1976893453</text:p>
          </table:table-cell>
          <table:table-cell table:number-columns-repeated="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.74114816" calcext:value-type="float">
            <text:p>17.74114816</text:p>
          </table:table-cell>
          <table:table-cell office:value-type="float" office:value="13.3279072133482" calcext:value-type="float">
            <text:p>13.3279072133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2.83785932" calcext:value-type="float">
            <text:p>32.83785932</text:p>
          </table:table-cell>
          <table:table-cell office:value-type="float" office:value="57.9528932829311" calcext:value-type="float">
            <text:p>57.9528932829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4.18976888" calcext:value-type="float">
            <text:p>24.18976888</text:p>
          </table:table-cell>
          <table:table-cell office:value-type="float" office:value="31.8921757395414" calcext:value-type="float">
            <text:p>31.8921757395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.13941468" calcext:value-type="float">
            <text:p>18.13941468</text:p>
          </table:table-cell>
          <table:table-cell office:value-type="float" office:value="26.4994867282593" calcext:value-type="float">
            <text:p>26.4994867283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9.49338022" calcext:value-type="float">
            <text:p>39.49338022</text:p>
          </table:table-cell>
          <table:table-cell office:value-type="float" office:value="62.3603351955307" calcext:value-type="float">
            <text:p>62.3603351955</text:p>
          </table:table-cell>
          <table:table-cell table:number-columns-repeated="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.27457049" calcext:value-type="float">
            <text:p>15.27457049</text:p>
          </table:table-cell>
          <table:table-cell office:value-type="float" office:value="18.6686390532544" calcext:value-type="float">
            <text:p>18.6686390533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.373311122" calcext:value-type="float">
            <text:p>9.373311122</text:p>
          </table:table-cell>
          <table:table-cell office:value-type="float" office:value="17.9507758159444" calcext:value-type="float">
            <text:p>17.9507758159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.9236682" calcext:value-type="float">
            <text:p>24.9236682</text:p>
          </table:table-cell>
          <table:table-cell office:value-type="float" office:value="50.9615384615385" calcext:value-type="float">
            <text:p>50.9615384615</text:p>
          </table:table-cell>
          <table:table-cell table:number-columns-repeated="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.58159626" calcext:value-type="float">
            <text:p>12.58159626</text:p>
          </table:table-cell>
          <table:table-cell office:value-type="float" office:value="5.08474576271187" calcext:value-type="float">
            <text:p>5.0847457627</text:p>
          </table:table-cell>
          <table:table-cell table:number-columns-repeated="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.32786088" calcext:value-type="float">
            <text:p>17.32786088</text:p>
          </table:table-cell>
          <table:table-cell office:value-type="float" office:value="2.37275162648296" calcext:value-type="float">
            <text:p>2.3727516265</text:p>
          </table:table-cell>
          <table:table-cell table:number-columns-repeated="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.91687939" calcext:value-type="float">
            <text:p>24.91687939</text:p>
          </table:table-cell>
          <table:table-cell office:value-type="float" office:value="2.25098480585256" calcext:value-type="float">
            <text:p>2.2509848059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8.36559674" calcext:value-type="float">
            <text:p>18.36559674</text:p>
          </table:table-cell>
          <table:table-cell office:value-type="float" office:value="3.369384359401" calcext:value-type="float">
            <text:p>3.3693843594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5.51502133" calcext:value-type="float">
            <text:p>15.51502133</text:p>
          </table:table-cell>
          <table:table-cell office:value-type="float" office:value="4.67133800467134" calcext:value-type="float">
            <text:p>4.6713380047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2.03247778" calcext:value-type="float">
            <text:p>22.03247778</text:p>
          </table:table-cell>
          <table:table-cell office:value-type="float" office:value="28.1118881118881" calcext:value-type="float">
            <text:p>28.1118881119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4.25194027" calcext:value-type="float">
            <text:p>24.25194027</text:p>
          </table:table-cell>
          <table:table-cell office:value-type="float" office:value="24.3177892918826" calcext:value-type="float">
            <text:p>24.3177892919</text:p>
          </table:table-cell>
          <table:table-cell table:number-columns-repeated="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6.90085007" calcext:value-type="float">
            <text:p>26.90085007</text:p>
          </table:table-cell>
          <table:table-cell office:value-type="float" office:value="12.2318481848185" calcext:value-type="float">
            <text:p>12.2318481848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9.25739075" calcext:value-type="float">
            <text:p>29.25739075</text:p>
          </table:table-cell>
          <table:table-cell office:value-type="float" office:value="13.533107781537" calcext:value-type="float">
            <text:p>13.5331077815</text:p>
          </table:table-cell>
          <table:table-cell table:number-columns-repeated="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7.60780611" calcext:value-type="float">
            <text:p>27.60780611</text:p>
          </table:table-cell>
          <table:table-cell office:value-type="float" office:value="9.10560344827587" calcext:value-type="float">
            <text:p>9.1056034483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.43105313" calcext:value-type="float">
            <text:p>16.43105313</text:p>
          </table:table-cell>
          <table:table-cell office:value-type="float" office:value="7.28179551122194" calcext:value-type="float">
            <text:p>7.2817955112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.32751968" calcext:value-type="float">
            <text:p>15.32751968</text:p>
          </table:table-cell>
          <table:table-cell office:value-type="float" office:value="20.3661327231121" calcext:value-type="float">
            <text:p>20.3661327231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8.23123026" calcext:value-type="float">
            <text:p>18.23123026</text:p>
          </table:table-cell>
          <table:table-cell office:value-type="float" office:value="5.83958724202626" calcext:value-type="float">
            <text:p>5.839587242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2.64238609" calcext:value-type="float">
            <text:p>22.64238609</text:p>
          </table:table-cell>
          <table:table-cell office:value-type="float" office:value="30.2155771905424" calcext:value-type="float">
            <text:p>30.215577190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.40759713" calcext:value-type="float">
            <text:p>17.40759713</text:p>
          </table:table-cell>
          <table:table-cell office:value-type="float" office:value="24.1867043847242" calcext:value-type="float">
            <text:p>24.1867043847</text:p>
          </table:table-cell>
          <table:table-cell table:number-columns-repeated="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7.19799488" calcext:value-type="float">
            <text:p>17.19799488</text:p>
          </table:table-cell>
          <table:table-cell office:value-type="float" office:value="25.3377364154908" calcext:value-type="float">
            <text:p>25.3377364155</text:p>
          </table:table-cell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.14855444" calcext:value-type="float">
            <text:p>12.14855444</text:p>
          </table:table-cell>
          <table:table-cell office:value-type="float" office:value="20.7882804325078" calcext:value-type="float">
            <text:p>20.7882804325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.92940767" calcext:value-type="float">
            <text:p>11.92940767</text:p>
          </table:table-cell>
          <table:table-cell office:value-type="float" office:value="8.98950131233596" calcext:value-type="float">
            <text:p>8.9895013123</text:p>
          </table:table-cell>
          <table:table-cell table:number-columns-repeated="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4.19572783" calcext:value-type="float">
            <text:p>14.19572783</text:p>
          </table:table-cell>
          <table:table-cell office:value-type="float" office:value="11.5360101975781" calcext:value-type="float">
            <text:p>11.5360101976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.29581742" calcext:value-type="float">
            <text:p>12.29581742</text:p>
          </table:table-cell>
          <table:table-cell office:value-type="float" office:value="8.27791790873652" calcext:value-type="float">
            <text:p>8.2779179087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.99402137" calcext:value-type="float">
            <text:p>17.99402137</text:p>
          </table:table-cell>
          <table:table-cell office:value-type="float" office:value="8.8495575221239" calcext:value-type="float">
            <text:p>8.8495575221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.85106546" calcext:value-type="float">
            <text:p>11.85106546</text:p>
          </table:table-cell>
          <table:table-cell office:value-type="float" office:value="13.7058261700096" calcext:value-type="float">
            <text:p>13.70582617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.73353411" calcext:value-type="float">
            <text:p>15.73353411</text:p>
          </table:table-cell>
          <table:table-cell office:value-type="float" office:value="18.941504178273" calcext:value-type="float">
            <text:p>18.9415041783</text:p>
          </table:table-cell>
          <table:table-cell table:number-columns-repeated="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4.24300071" calcext:value-type="float">
            <text:p>14.24300071</text:p>
          </table:table-cell>
          <table:table-cell office:value-type="float" office:value="17.3608481635744" calcext:value-type="float">
            <text:p>17.3608481636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1.60652666" calcext:value-type="float">
            <text:p>11.60652666</text:p>
          </table:table-cell>
          <table:table-cell office:value-type="float" office:value="5.33043897732755" calcext:value-type="float">
            <text:p>5.3304389773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554089903" calcext:value-type="float">
            <text:p>4.554089903</text:p>
          </table:table-cell>
          <table:table-cell office:value-type="float" office:value="0.807017543859654" calcext:value-type="float">
            <text:p>0.8070175439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.546467622" calcext:value-type="float">
            <text:p>1.546467622</text:p>
          </table:table-cell>
          <table:table-cell office:value-type="float" office:value="3.30731306491371" calcext:value-type="float">
            <text:p>3.3073130649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3.24223687" calcext:value-type="float">
            <text:p>23.24223687</text:p>
          </table:table-cell>
          <table:table-cell office:value-type="float" office:value="4.01785714285714" calcext:value-type="float">
            <text:p>4.0178571429</text:p>
          </table:table-cell>
          <table:table-cell table:number-columns-repeated="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1.20310445" calcext:value-type="float">
            <text:p>21.20310445</text:p>
          </table:table-cell>
          <table:table-cell office:value-type="float" office:value="3.4804753820034" calcext:value-type="float">
            <text:p>3.480475382</text:p>
          </table:table-cell>
          <table:table-cell table:number-columns-repeated="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4.85851585" calcext:value-type="float">
            <text:p>14.85851585</text:p>
          </table:table-cell>
          <table:table-cell office:value-type="float" office:value="19.8631938963431" calcext:value-type="float">
            <text:p>19.8631938963</text:p>
          </table:table-cell>
          <table:table-cell table:number-columns-repeated="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3.36410926" calcext:value-type="float">
            <text:p>13.36410926</text:p>
          </table:table-cell>
          <table:table-cell office:value-type="float" office:value="5.63521173724575" calcext:value-type="float">
            <text:p>5.6352117372</text:p>
          </table:table-cell>
          <table:table-cell table:number-columns-repeated="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.086707785" calcext:value-type="float">
            <text:p>6.086707785</text:p>
          </table:table-cell>
          <table:table-cell office:value-type="float" office:value="5.41217739914808" calcext:value-type="float">
            <text:p>5.412177399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319906684" calcext:value-type="float">
            <text:p>8.319906684</text:p>
          </table:table-cell>
          <table:table-cell office:value-type="float" office:value="14.7177419354839" calcext:value-type="float">
            <text:p>14.7177419355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11">
          <table:table-cell table:style-name="ce11" office:value-type="string" calcext:value-type="string">
            <text:p>L7</text:p>
          </table:table-cell>
          <table:table-cell table:style-name="ce11" office:value-type="string" calcext:value-type="string">
            <text:p>MP2 (kcal/mol)</text:p>
          </table:table-cell>
          <table:table-cell table:style-name="ce11" office:value-type="string" calcext:value-type="string">
            <text:p>RPA (PBE) (kcal/mol)</text:p>
          </table:table-cell>
          <table:table-cell/>
          <table:table-cell table:style-name="ce11" office:value-type="string" calcext:value-type="string">
            <text:p>MP2 Error (%)</text:p>
          </table:table-cell>
          <table:table-cell table:style-name="ce11" office:value-type="string" calcext:value-type="string">
            <text:p>RPA Error (%)</text:p>
          </table:table-cell>
          <table:table-cell/>
          <table:table-cell table:style-name="ce20" office:value-type="string" calcext:value-type="string">
            <text:p>Reference with CP (kcal/mol)</text:p>
          </table:table-cell>
          <table:table-cell/>
          <table:table-cell table:style-name="ce11" office:value-type="string" calcext:value-type="string">
            <text:p>MP2 Abs Error</text:p>
          </table:table-cell>
          <table:table-cell table:style-name="ce11" office:value-type="string" calcext:value-type="string">
            <text:p>RPA Abs Error</text:p>
          </table:table-cell>
        </table:table-row>
        <table:table-row table:style-name="ro12">
          <table:table-cell table:style-name="ce14" office:value-type="string" calcext:value-type="string">
            <text:p>c2c2pd</text:p>
          </table:table-cell>
          <table:table-cell office:value-type="float" office:value="-38.98" calcext:value-type="float">
            <text:p>-38.98</text:p>
          </table:table-cell>
          <table:table-cell table:style-name="ce18" office:value-type="float" office:value="-18.1269625" calcext:value-type="float">
            <text:p>-18.1269625</text:p>
          </table:table-cell>
          <table:table-cell/>
          <table:table-cell table:formula="of:=([.B136]-[.H136])/[.H136]*100" office:value-type="float" office:value="60.0164203612479" calcext:value-type="float">
            <text:p>60.0164203612</text:p>
          </table:table-cell>
          <table:table-cell table:formula="of:=([.C136]-[.H136])/[.H136]*100" office:value-type="float" office:value="-25.5871818555008" calcext:value-type="float">
            <text:p>-25.5871818555</text:p>
          </table:table-cell>
          <table:table-cell/>
          <table:table-cell table:style-name="ce14" office:value-type="float" office:value="-24.36" calcext:value-type="float">
            <text:p>-24.36</text:p>
          </table:table-cell>
          <table:table-cell/>
          <table:table-cell table:formula="of:=ABS([.E136])" office:value-type="float" office:value="60.0164203612479" calcext:value-type="float">
            <text:p>60.0164203612</text:p>
          </table:table-cell>
          <table:table-cell table:formula="of:=ABS([.F136])" office:value-type="float" office:value="25.5871818555008" calcext:value-type="float">
            <text:p>25.5871818555</text:p>
          </table:table-cell>
        </table:table-row>
        <table:table-row table:style-name="ro12">
          <table:table-cell table:style-name="ce14" office:value-type="string" calcext:value-type="string">
            <text:p>c3a</text:p>
          </table:table-cell>
          <table:table-cell office:value-type="float" office:value="-27.54" calcext:value-type="float">
            <text:p>-27.54</text:p>
          </table:table-cell>
          <table:table-cell table:style-name="ce18" office:value-type="float" office:value="-14.955203" calcext:value-type="float">
            <text:p>-14.955203</text:p>
          </table:table-cell>
          <table:table-cell/>
          <table:table-cell table:formula="of:=([.B137]-[.H137])/[.H137]*100" office:value-type="float" office:value="89.6694214876033" calcext:value-type="float">
            <text:p>89.6694214876</text:p>
          </table:table-cell>
          <table:table-cell table:formula="of:=([.C137]-[.H137])/[.H137]*100" office:value-type="float" office:value="2.99726584022038" calcext:value-type="float">
            <text:p>2.9972658402</text:p>
          </table:table-cell>
          <table:table-cell/>
          <table:table-cell table:style-name="ce14" office:value-type="float" office:value="-14.52" calcext:value-type="float">
            <text:p>-14.52</text:p>
          </table:table-cell>
          <table:table-cell/>
          <table:table-cell table:formula="of:=ABS([.E137])" office:value-type="float" office:value="89.6694214876033" calcext:value-type="float">
            <text:p>89.6694214876</text:p>
          </table:table-cell>
          <table:table-cell table:formula="of:=ABS([.F137])" office:value-type="float" office:value="2.99726584022038" calcext:value-type="float">
            <text:p>2.9972658402</text:p>
          </table:table-cell>
        </table:table-row>
        <table:table-row table:style-name="ro12">
          <table:table-cell table:style-name="ce14" office:value-type="string" calcext:value-type="string">
            <text:p>c3gc</text:p>
          </table:table-cell>
          <table:table-cell office:value-type="float" office:value="-46.02" calcext:value-type="float">
            <text:p>-46.02</text:p>
          </table:table-cell>
          <table:table-cell table:style-name="ce18" office:value-type="float" office:value="-25.56047661" calcext:value-type="float">
            <text:p>-25.56047661</text:p>
          </table:table-cell>
          <table:table-cell/>
          <table:table-cell table:formula="of:=([.B138]-[.H138])/[.H138]*100" office:value-type="float" office:value="85.6393707139976" calcext:value-type="float">
            <text:p>85.639370714</text:p>
          </table:table-cell>
          <table:table-cell table:formula="of:=([.C138]-[.H138])/[.H138]*100" office:value-type="float" office:value="3.10801375554659" calcext:value-type="float">
            <text:p>3.1080137555</text:p>
          </table:table-cell>
          <table:table-cell/>
          <table:table-cell table:style-name="ce14" office:value-type="float" office:value="-24.79" calcext:value-type="float">
            <text:p>-24.79</text:p>
          </table:table-cell>
          <table:table-cell/>
          <table:table-cell table:formula="of:=ABS([.E138])" office:value-type="float" office:value="85.6393707139976" calcext:value-type="float">
            <text:p>85.639370714</text:p>
          </table:table-cell>
          <table:table-cell table:formula="of:=ABS([.F138])" office:value-type="float" office:value="3.10801375554659" calcext:value-type="float">
            <text:p>3.1080137555</text:p>
          </table:table-cell>
        </table:table-row>
        <table:table-row table:style-name="ro12">
          <table:table-cell table:style-name="ce14" office:value-type="string" calcext:value-type="string">
            <text:p>cbh</text:p>
          </table:table-cell>
          <table:table-cell office:value-type="float" office:value="-11.92" calcext:value-type="float">
            <text:p>-11.92</text:p>
          </table:table-cell>
          <table:table-cell table:style-name="ce18" office:value-type="float" office:value="-9.212148084" calcext:value-type="float">
            <text:p>-9.212148084</text:p>
          </table:table-cell>
          <table:table-cell/>
          <table:table-cell table:formula="of:=([.B139]-[.H139])/[.H139]*100" office:value-type="float" office:value="7.7757685352622" calcext:value-type="float">
            <text:p>7.7757685353</text:p>
          </table:table-cell>
          <table:table-cell table:formula="of:=([.C139]-[.H139])/[.H139]*100" office:value-type="float" office:value="-16.7075218444846" calcext:value-type="float">
            <text:p>-16.7075218445</text:p>
          </table:table-cell>
          <table:table-cell/>
          <table:table-cell table:style-name="ce14" office:value-type="float" office:value="-11.06" calcext:value-type="float">
            <text:p>-11.06</text:p>
          </table:table-cell>
          <table:table-cell/>
          <table:table-cell table:formula="of:=ABS([.E139])" office:value-type="float" office:value="7.7757685352622" calcext:value-type="float">
            <text:p>7.7757685353</text:p>
          </table:table-cell>
          <table:table-cell table:formula="of:=ABS([.F139])" office:value-type="float" office:value="16.7075218444846" calcext:value-type="float">
            <text:p>16.7075218445</text:p>
          </table:table-cell>
        </table:table-row>
        <table:table-row table:style-name="ro12">
          <table:table-cell table:style-name="ce14" office:value-type="string" calcext:value-type="string">
            <text:p>gcgc</text:p>
          </table:table-cell>
          <table:table-cell office:value-type="float" office:value="-18.21" calcext:value-type="float">
            <text:p>-18.21</text:p>
          </table:table-cell>
          <table:table-cell table:style-name="ce18" office:value-type="float" office:value="-12.78998128" calcext:value-type="float">
            <text:p>-12.78998128</text:p>
          </table:table-cell>
          <table:table-cell/>
          <table:table-cell table:formula="of:=([.B140]-[.H140])/[.H140]*100" office:value-type="float" office:value="26.7223382045929" calcext:value-type="float">
            <text:p>26.7223382046</text:p>
          </table:table-cell>
          <table:table-cell table:formula="of:=([.C140]-[.H140])/[.H140]*100" office:value-type="float" office:value="-10.9952590118302" calcext:value-type="float">
            <text:p>-10.9952590118</text:p>
          </table:table-cell>
          <table:table-cell/>
          <table:table-cell table:style-name="ce14" office:value-type="float" office:value="-14.37" calcext:value-type="float">
            <text:p>-14.37</text:p>
          </table:table-cell>
          <table:table-cell/>
          <table:table-cell table:formula="of:=ABS([.E140])" office:value-type="float" office:value="26.7223382045929" calcext:value-type="float">
            <text:p>26.7223382046</text:p>
          </table:table-cell>
          <table:table-cell table:formula="of:=ABS([.F140])" office:value-type="float" office:value="10.9952590118302" calcext:value-type="float">
            <text:p>10.9952590118</text:p>
          </table:table-cell>
        </table:table-row>
        <table:table-row table:style-name="ro12">
          <table:table-cell table:style-name="ce14" office:value-type="string" calcext:value-type="string">
            <text:p>ggg</text:p>
          </table:table-cell>
          <table:table-cell office:value-type="float" office:value="-4.36" calcext:value-type="float">
            <text:p>-4.36</text:p>
          </table:table-cell>
          <table:table-cell table:style-name="ce18" office:value-type="float" office:value="-1.910060404" calcext:value-type="float">
            <text:p>-1.910060404</text:p>
          </table:table-cell>
          <table:table-cell/>
          <table:table-cell table:formula="of:=([.B141]-[.H141])/[.H141]*100" office:value-type="float" office:value="81.6666666666667" calcext:value-type="float">
            <text:p>81.6666666667</text:p>
          </table:table-cell>
          <table:table-cell table:formula="of:=([.C141]-[.H141])/[.H141]*100" office:value-type="float" office:value="-20.4141498333333" calcext:value-type="float">
            <text:p>-20.4141498333</text:p>
          </table:table-cell>
          <table:table-cell/>
          <table:table-cell table:style-name="ce14" office:value-type="float" office:value="-2.4" calcext:value-type="float">
            <text:p>-2.4</text:p>
          </table:table-cell>
          <table:table-cell/>
          <table:table-cell table:formula="of:=ABS([.E141])" office:value-type="float" office:value="81.6666666666667" calcext:value-type="float">
            <text:p>81.6666666667</text:p>
          </table:table-cell>
          <table:table-cell table:formula="of:=ABS([.F141])" office:value-type="float" office:value="20.4141498333333" calcext:value-type="float">
            <text:p>20.4141498333</text:p>
          </table:table-cell>
        </table:table-row>
        <table:table-row table:style-name="ro12">
          <table:table-cell table:style-name="ce14" office:value-type="string" calcext:value-type="string">
            <text:p>phe</text:p>
          </table:table-cell>
          <table:table-cell office:value-type="float" office:value="-26.36" calcext:value-type="float">
            <text:p>-26.36</text:p>
          </table:table-cell>
          <table:table-cell table:style-name="ce18" office:value-type="float" office:value="-23.86194844" calcext:value-type="float">
            <text:p>-23.86194844</text:p>
          </table:table-cell>
          <table:table-cell/>
          <table:table-cell table:formula="of:=([.B142]-[.H142])/[.H142]*100" office:value-type="float" office:value="2.32919254658384" calcext:value-type="float">
            <text:p>2.3291925466</text:p>
          </table:table-cell>
          <table:table-cell table:formula="of:=([.C142]-[.H142])/[.H142]*100" office:value-type="float" office:value="-7.36821257763976" calcext:value-type="float">
            <text:p>-7.3682125776</text:p>
          </table:table-cell>
          <table:table-cell/>
          <table:table-cell table:style-name="ce14" office:value-type="float" office:value="-25.76" calcext:value-type="float">
            <text:p>-25.76</text:p>
          </table:table-cell>
          <table:table-cell/>
          <table:table-cell table:formula="of:=ABS([.E142])" office:value-type="float" office:value="2.32919254658384" calcext:value-type="float">
            <text:p>2.3291925466</text:p>
          </table:table-cell>
          <table:table-cell table:formula="of:=ABS([.F142])" office:value-type="float" office:value="7.36821257763976" calcext:value-type="float">
            <text:p>7.3682125776</text:p>
          </table:table-cell>
        </table:table-row>
        <table:table-row table:style-name="ro2">
          <table:table-cell table:style-name="ce14"/>
          <table:table-cell/>
          <table:table-cell table:style-name="ce18"/>
          <table:table-cell table:number-columns-repeated="8"/>
        </table:table-row>
        <table:table-row table:style-name="ro2">
          <table:table-cell table:style-name="ce14"/>
          <table:table-cell/>
          <table:table-cell table:style-name="ce18"/>
          <table:table-cell table:style-name="ce11" office:value-type="string" calcext:value-type="string">
            <text:p>Average Error</text:p>
          </table:table-cell>
          <table:table-cell table:style-name="ce19" table:formula="of:=AVERAGE([.E136:.E142])" office:value-type="float" office:value="50.5455969308506" calcext:value-type="float">
            <text:p>50.5456</text:p>
          </table:table-cell>
          <table:table-cell table:style-name="ce19" table:formula="of:=AVERAGE([.F136:.F142])" office:value-type="float" office:value="-10.7095779324317" calcext:value-type="float">
            <text:p>-10.7096</text:p>
          </table:table-cell>
          <table:table-cell table:number-columns-repeated="5"/>
        </table:table-row>
        <table:table-row table:style-name="ro2">
          <table:table-cell table:style-name="ce14"/>
          <table:table-cell/>
          <table:table-cell table:style-name="ce18"/>
          <table:table-cell table:style-name="ce11" office:value-type="string" calcext:value-type="string">
            <text:p>Abs Average Error</text:p>
          </table:table-cell>
          <table:table-cell table:style-name="ce19" table:formula="of:=(SUMIF([.E136:.E142];&quot;&gt;0&quot;)-SUMIF([.E136:.E142];&quot;&lt;0&quot;))/7" office:value-type="float" office:value="50.5455969308506" calcext:value-type="float">
            <text:p>50.5456</text:p>
          </table:table-cell>
          <table:table-cell table:style-name="ce19" table:formula="of:=(SUMIF([.F136:.F142];&quot;&gt;0&quot;)-SUMIF([.F136:.F142];&quot;&lt;0&quot;))/7" office:value-type="float" office:value="12.4539435312222" calcext:value-type="float">
            <text:p>12.453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STD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MP2 (kcal/mol)</text:p>
          </table:table-cell>
          <table:table-cell table:style-name="ce11" office:value-type="string" calcext:value-type="string">
            <text:p>RPA (PBE) (kcal/mol)</text:p>
          </table:table-cell>
          <table:table-cell table:style-name="ce11"/>
          <table:table-cell table:style-name="ce11" office:value-type="string" calcext:value-type="string">
            <text:p>MP2 Error (%)</text:p>
          </table:table-cell>
          <table:table-cell table:style-name="ce11" office:value-type="string" calcext:value-type="string">
            <text:p>RPA Error (%)</text:p>
          </table:table-cell>
          <table:table-cell table:style-name="ce11"/>
          <table:table-cell table:style-name="ce11" office:value-type="string" calcext:value-type="string">
            <text:p>Ref</text:p>
          </table:table-cell>
          <table:table-cell/>
          <table:table-cell table:style-name="ce11" office:value-type="string" calcext:value-type="string">
            <text:p>MP2 Abs Error</text:p>
          </table:table-cell>
          <table:table-cell table:style-name="ce11" office:value-type="string" calcext:value-type="string">
            <text:p>RPA Abs Err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68" calcext:value-type="float">
            <text:p>-2.68</text:p>
          </table:table-cell>
          <table:table-cell/>
          <table:table-cell table:formula="of:=([.B150]-[.H150])/[.H150]*100" office:value-type="float" office:value="0.946372239747642" calcext:value-type="float">
            <text:p>0.9463722397</text:p>
          </table:table-cell>
          <table:table-cell table:formula="of:=([.C150]-[.H150])/[.H150]*100" office:value-type="float" office:value="-15.4574132492114" calcext:value-type="float">
            <text:p>-15.4574132492</text:p>
          </table:table-cell>
          <table:table-cell/>
          <table:table-cell office:value-type="float" office:value="-3.17" calcext:value-type="float">
            <text:p>-3.17</text:p>
          </table:table-cell>
          <table:table-cell/>
          <table:table-cell table:formula="of:=ABS([.E150])" office:value-type="float" office:value="0.946372239747642" calcext:value-type="float">
            <text:p>0.9463722397</text:p>
          </table:table-cell>
          <table:table-cell table:formula="of:=ABS([.F150])" office:value-type="float" office:value="15.4574132492114" calcext:value-type="float">
            <text:p>15.45741324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5.03" calcext:value-type="float">
            <text:p>-5.03</text:p>
          </table:table-cell>
          <table:table-cell office:value-type="float" office:value="-4.49" calcext:value-type="float">
            <text:p>-4.49</text:p>
          </table:table-cell>
          <table:table-cell/>
          <table:table-cell table:formula="of:=([.B151]-[.H151])/[.H151]*100" office:value-type="float" office:value="0.19920318725101" calcext:value-type="float">
            <text:p>0.1992031873</text:p>
          </table:table-cell>
          <table:table-cell table:formula="of:=([.C151]-[.H151])/[.H151]*100" office:value-type="float" office:value="-10.5577689243028" calcext:value-type="float">
            <text:p>-10.5577689243</text:p>
          </table:table-cell>
          <table:table-cell/>
          <table:table-cell office:value-type="float" office:value="-5.02" calcext:value-type="float">
            <text:p>-5.02</text:p>
          </table:table-cell>
          <table:table-cell/>
          <table:table-cell table:formula="of:=ABS([.E151])" office:value-type="float" office:value="0.19920318725101" calcext:value-type="float">
            <text:p>0.1992031873</text:p>
          </table:table-cell>
          <table:table-cell table:formula="of:=ABS([.F151])" office:value-type="float" office:value="10.5577689243028" calcext:value-type="float">
            <text:p>10.55776892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8.6" calcext:value-type="float">
            <text:p>-18.6</text:p>
          </table:table-cell>
          <table:table-cell office:value-type="float" office:value="-17.88" calcext:value-type="float">
            <text:p>-17.88</text:p>
          </table:table-cell>
          <table:table-cell/>
          <table:table-cell table:formula="of:=([.B152]-[.H152])/[.H152]*100" office:value-type="float" office:value="-0.0537345513164858" calcext:value-type="float">
            <text:p>-0.0537345513</text:p>
          </table:table-cell>
          <table:table-cell table:formula="of:=([.C152]-[.H152])/[.H152]*100" office:value-type="float" office:value="-3.92262224610425" calcext:value-type="float">
            <text:p>-3.9226222461</text:p>
          </table:table-cell>
          <table:table-cell/>
          <table:table-cell office:value-type="float" office:value="-18.61" calcext:value-type="float">
            <text:p>-18.61</text:p>
          </table:table-cell>
          <table:table-cell/>
          <table:table-cell table:formula="of:=ABS([.E152])" office:value-type="float" office:value="0.0537345513164858" calcext:value-type="float">
            <text:p>0.0537345513</text:p>
          </table:table-cell>
          <table:table-cell table:formula="of:=ABS([.F152])" office:value-type="float" office:value="3.92262224610425" calcext:value-type="float">
            <text:p>3.92262224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15.6" calcext:value-type="float">
            <text:p>-15.6</text:p>
          </table:table-cell>
          <table:table-cell office:value-type="float" office:value="-15.41" calcext:value-type="float">
            <text:p>-15.41</text:p>
          </table:table-cell>
          <table:table-cell/>
          <table:table-cell table:formula="of:=([.B153]-[.H153])/[.H153]*100" office:value-type="float" office:value="-2.25563909774437" calcext:value-type="float">
            <text:p>-2.2556390977</text:p>
          </table:table-cell>
          <table:table-cell table:formula="of:=([.C153]-[.H153])/[.H153]*100" office:value-type="float" office:value="-3.44611528822056" calcext:value-type="float">
            <text:p>-3.4461152882</text:p>
          </table:table-cell>
          <table:table-cell/>
          <table:table-cell office:value-type="float" office:value="-15.96" calcext:value-type="float">
            <text:p>-15.96</text:p>
          </table:table-cell>
          <table:table-cell/>
          <table:table-cell table:formula="of:=ABS([.E153])" office:value-type="float" office:value="2.25563909774437" calcext:value-type="float">
            <text:p>2.2556390977</text:p>
          </table:table-cell>
          <table:table-cell table:formula="of:=ABS([.F153])" office:value-type="float" office:value="3.44611528822056" calcext:value-type="float">
            <text:p>3.44611528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20.43" calcext:value-type="float">
            <text:p>-20.43</text:p>
          </table:table-cell>
          <table:table-cell office:value-type="float" office:value="-19.45" calcext:value-type="float">
            <text:p>-19.45</text:p>
          </table:table-cell>
          <table:table-cell/>
          <table:table-cell table:formula="of:=([.B154]-[.H154])/[.H154]*100" office:value-type="float" office:value="-0.195407914020514" calcext:value-type="float">
            <text:p>-0.195407914</text:p>
          </table:table-cell>
          <table:table-cell table:formula="of:=([.C154]-[.H154])/[.H154]*100" office:value-type="float" office:value="-4.9829018075232" calcext:value-type="float">
            <text:p>-4.9829018075</text:p>
          </table:table-cell>
          <table:table-cell/>
          <table:table-cell office:value-type="float" office:value="-20.47" calcext:value-type="float">
            <text:p>-20.47</text:p>
          </table:table-cell>
          <table:table-cell/>
          <table:table-cell table:formula="of:=ABS([.E154])" office:value-type="float" office:value="0.195407914020514" calcext:value-type="float">
            <text:p>0.195407914</text:p>
          </table:table-cell>
          <table:table-cell table:formula="of:=ABS([.F154])" office:value-type="float" office:value="4.9829018075232" calcext:value-type="float">
            <text:p>4.98290180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17.37" calcext:value-type="float">
            <text:p>-17.37</text:p>
          </table:table-cell>
          <table:table-cell office:value-type="float" office:value="-16.19" calcext:value-type="float">
            <text:p>-16.19</text:p>
          </table:table-cell>
          <table:table-cell/>
          <table:table-cell table:formula="of:=([.B155]-[.H155])/[.H155]*100" office:value-type="float" office:value="3.94973070017953" calcext:value-type="float">
            <text:p>3.9497307002</text:p>
          </table:table-cell>
          <table:table-cell table:formula="of:=([.C155]-[.H155])/[.H155]*100" office:value-type="float" office:value="-3.11190903650508" calcext:value-type="float">
            <text:p>-3.1119090365</text:p>
          </table:table-cell>
          <table:table-cell/>
          <table:table-cell office:value-type="float" office:value="-16.71" calcext:value-type="float">
            <text:p>-16.71</text:p>
          </table:table-cell>
          <table:table-cell/>
          <table:table-cell table:formula="of:=ABS([.E155])" office:value-type="float" office:value="3.94973070017953" calcext:value-type="float">
            <text:p>3.9497307002</text:p>
          </table:table-cell>
          <table:table-cell table:formula="of:=ABS([.F155])" office:value-type="float" office:value="3.11190903650508" calcext:value-type="float">
            <text:p>3.11190903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5.89" calcext:value-type="float">
            <text:p>-15.89</text:p>
          </table:table-cell>
          <table:table-cell/>
          <table:table-cell table:formula="of:=([.B156]-[.H156])/[.H156]*100" office:value-type="float" office:value="1.03848503359803" calcext:value-type="float">
            <text:p>1.0384850336</text:p>
          </table:table-cell>
          <table:table-cell table:formula="of:=([.C156]-[.H156])/[.H156]*100" office:value-type="float" office:value="-2.93219303604154" calcext:value-type="float">
            <text:p>-2.932193036</text:p>
          </table:table-cell>
          <table:table-cell/>
          <table:table-cell office:value-type="float" office:value="-16.37" calcext:value-type="float">
            <text:p>-16.37</text:p>
          </table:table-cell>
          <table:table-cell/>
          <table:table-cell table:formula="of:=ABS([.E156])" office:value-type="float" office:value="1.03848503359803" calcext:value-type="float">
            <text:p>1.0384850336</text:p>
          </table:table-cell>
          <table:table-cell table:formula="of:=ABS([.F156])" office:value-type="float" office:value="2.93219303604154" calcext:value-type="float">
            <text:p>2.9321930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([.B157]-[.H157])/[.H157]*100" office:value-type="float" office:value="-3.77358490566038" calcext:value-type="float">
            <text:p>-3.7735849057</text:p>
          </table:table-cell>
          <table:table-cell table:formula="of:=([.C157]-[.H157])/[.H157]*100" office:value-type="float" office:value="-24.5283018867925" calcext:value-type="float">
            <text:p>-24.5283018868</text:p>
          </table:table-cell>
          <table:table-cell/>
          <table:table-cell office:value-type="float" office:value="-0.53" calcext:value-type="float">
            <text:p>-0.53</text:p>
          </table:table-cell>
          <table:table-cell/>
          <table:table-cell table:formula="of:=ABS([.E157])" office:value-type="float" office:value="3.77358490566038" calcext:value-type="float">
            <text:p>3.7735849057</text:p>
          </table:table-cell>
          <table:table-cell table:formula="of:=ABS([.F157])" office:value-type="float" office:value="24.5283018867925" calcext:value-type="float">
            <text:p>24.52830188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1.62" calcext:value-type="float">
            <text:p>-1.62</text:p>
          </table:table-cell>
          <table:table-cell office:value-type="float" office:value="-1.18" calcext:value-type="float">
            <text:p>-1.18</text:p>
          </table:table-cell>
          <table:table-cell/>
          <table:table-cell table:formula="of:=([.B158]-[.H158])/[.H158]*100" office:value-type="float" office:value="7.28476821192054" calcext:value-type="float">
            <text:p>7.2847682119</text:p>
          </table:table-cell>
          <table:table-cell table:formula="of:=([.C158]-[.H158])/[.H158]*100" office:value-type="float" office:value="-21.8543046357616" calcext:value-type="float">
            <text:p>-21.8543046358</text:p>
          </table:table-cell>
          <table:table-cell/>
          <table:table-cell office:value-type="float" office:value="-1.51" calcext:value-type="float">
            <text:p>-1.51</text:p>
          </table:table-cell>
          <table:table-cell/>
          <table:table-cell table:formula="of:=ABS([.E158])" office:value-type="float" office:value="7.28476821192054" calcext:value-type="float">
            <text:p>7.2847682119</text:p>
          </table:table-cell>
          <table:table-cell table:formula="of:=ABS([.F158])" office:value-type="float" office:value="21.8543046357616" calcext:value-type="float">
            <text:p>21.85430463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1.86" calcext:value-type="float">
            <text:p>-1.86</text:p>
          </table:table-cell>
          <table:table-cell office:value-type="float" office:value="-1.23" calcext:value-type="float">
            <text:p>-1.23</text:p>
          </table:table-cell>
          <table:table-cell/>
          <table:table-cell table:formula="of:=([.B159]-[.H159])/[.H159]*100" office:value-type="float" office:value="24" calcext:value-type="float">
            <text:p>24</text:p>
          </table:table-cell>
          <table:table-cell table:formula="of:=([.C159]-[.H159])/[.H159]*100" office:value-type="float" office:value="-18" calcext:value-type="float">
            <text:p>-18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table:formula="of:=ABS([.E159])" office:value-type="float" office:value="24" calcext:value-type="float">
            <text:p>24</text:p>
          </table:table-cell>
          <table:table-cell table:formula="of:=ABS([.F159]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4.95" calcext:value-type="float">
            <text:p>-4.95</text:p>
          </table:table-cell>
          <table:table-cell office:value-type="float" office:value="-2.17" calcext:value-type="float">
            <text:p>-2.17</text:p>
          </table:table-cell>
          <table:table-cell/>
          <table:table-cell table:formula="of:=([.B160]-[.H160])/[.H160]*100" office:value-type="float" office:value="81.3186813186813" calcext:value-type="float">
            <text:p>81.3186813187</text:p>
          </table:table-cell>
          <table:table-cell table:formula="of:=([.C160]-[.H160])/[.H160]*100" office:value-type="float" office:value="-20.5128205128205" calcext:value-type="float">
            <text:p>-20.5128205128</text:p>
          </table:table-cell>
          <table:table-cell/>
          <table:table-cell office:value-type="float" office:value="-2.73" calcext:value-type="float">
            <text:p>-2.73</text:p>
          </table:table-cell>
          <table:table-cell/>
          <table:table-cell table:formula="of:=ABS([.E160])" office:value-type="float" office:value="81.3186813186813" calcext:value-type="float">
            <text:p>81.3186813187</text:p>
          </table:table-cell>
          <table:table-cell table:formula="of:=ABS([.F160])" office:value-type="float" office:value="20.5128205128205" calcext:value-type="float">
            <text:p>20.51282051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6.9" calcext:value-type="float">
            <text:p>-6.9</text:p>
          </table:table-cell>
          <table:table-cell office:value-type="float" office:value="-3.57" calcext:value-type="float">
            <text:p>-3.57</text:p>
          </table:table-cell>
          <table:table-cell/>
          <table:table-cell table:formula="of:=([.B161]-[.H161])/[.H161]*100" office:value-type="float" office:value="56.1085972850679" calcext:value-type="float">
            <text:p>56.1085972851</text:p>
          </table:table-cell>
          <table:table-cell table:formula="of:=([.C161]-[.H161])/[.H161]*100" office:value-type="float" office:value="-19.2307692307692" calcext:value-type="float">
            <text:p>-19.2307692308</text:p>
          </table:table-cell>
          <table:table-cell/>
          <table:table-cell office:value-type="float" office:value="-4.42" calcext:value-type="float">
            <text:p>-4.42</text:p>
          </table:table-cell>
          <table:table-cell/>
          <table:table-cell table:formula="of:=ABS([.E161])" office:value-type="float" office:value="56.1085972850679" calcext:value-type="float">
            <text:p>56.1085972851</text:p>
          </table:table-cell>
          <table:table-cell table:formula="of:=ABS([.F161])" office:value-type="float" office:value="19.2307692307692" calcext:value-type="float">
            <text:p>19.23076923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-11.15" calcext:value-type="float">
            <text:p>-11.15</text:p>
          </table:table-cell>
          <table:table-cell office:value-type="float" office:value="-9.23" calcext:value-type="float">
            <text:p>-9.23</text:p>
          </table:table-cell>
          <table:table-cell/>
          <table:table-cell table:formula="of:=([.B162]-[.H162])/[.H162]*100" office:value-type="float" office:value="12.8542510121457" calcext:value-type="float">
            <text:p>12.8542510121</text:p>
          </table:table-cell>
          <table:table-cell table:formula="of:=([.C162]-[.H162])/[.H162]*100" office:value-type="float" office:value="-6.57894736842106" calcext:value-type="float">
            <text:p>-6.5789473684</text:p>
          </table:table-cell>
          <table:table-cell/>
          <table:table-cell office:value-type="float" office:value="-9.88" calcext:value-type="float">
            <text:p>-9.88</text:p>
          </table:table-cell>
          <table:table-cell/>
          <table:table-cell table:formula="of:=ABS([.E162])" office:value-type="float" office:value="12.8542510121457" calcext:value-type="float">
            <text:p>12.8542510121</text:p>
          </table:table-cell>
          <table:table-cell table:formula="of:=ABS([.F162])" office:value-type="float" office:value="6.57894736842106" calcext:value-type="float">
            <text:p>6.57894736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-8.12" calcext:value-type="float">
            <text:p>-8.12</text:p>
          </table:table-cell>
          <table:table-cell office:value-type="float" office:value="-3.82" calcext:value-type="float">
            <text:p>-3.82</text:p>
          </table:table-cell>
          <table:table-cell/>
          <table:table-cell table:formula="of:=([.B163]-[.H163])/[.H163]*100" office:value-type="float" office:value="55.5555555555556" calcext:value-type="float">
            <text:p>55.5555555556</text:p>
          </table:table-cell>
          <table:table-cell table:formula="of:=([.C163]-[.H163])/[.H163]*100" office:value-type="float" office:value="-26.8199233716475" calcext:value-type="float">
            <text:p>-26.8199233716</text:p>
          </table:table-cell>
          <table:table-cell/>
          <table:table-cell office:value-type="float" office:value="-5.22" calcext:value-type="float">
            <text:p>-5.22</text:p>
          </table:table-cell>
          <table:table-cell/>
          <table:table-cell table:formula="of:=ABS([.E163])" office:value-type="float" office:value="55.5555555555556" calcext:value-type="float">
            <text:p>55.5555555556</text:p>
          </table:table-cell>
          <table:table-cell table:formula="of:=ABS([.F163])" office:value-type="float" office:value="26.8199233716475" calcext:value-type="float">
            <text:p>26.819923371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0.77" calcext:value-type="float">
            <text:p>-10.77</text:p>
          </table:table-cell>
          <table:table-cell/>
          <table:table-cell table:formula="of:=([.B164]-[.H164])/[.H164]*100" office:value-type="float" office:value="22.0768601798855" calcext:value-type="float">
            <text:p>22.0768601799</text:p>
          </table:table-cell>
          <table:table-cell table:formula="of:=([.C164]-[.H164])/[.H164]*100" office:value-type="float" office:value="-11.9378577269011" calcext:value-type="float">
            <text:p>-11.9378577269</text:p>
          </table:table-cell>
          <table:table-cell/>
          <table:table-cell office:value-type="float" office:value="-12.23" calcext:value-type="float">
            <text:p>-12.23</text:p>
          </table:table-cell>
          <table:table-cell/>
          <table:table-cell table:formula="of:=ABS([.E164])" office:value-type="float" office:value="22.0768601798855" calcext:value-type="float">
            <text:p>22.0768601799</text:p>
          </table:table-cell>
          <table:table-cell table:formula="of:=ABS([.F164])" office:value-type="float" office:value="11.9378577269011" calcext:value-type="float">
            <text:p>11.937857726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1.69" calcext:value-type="float">
            <text:p>-1.69</text:p>
          </table:table-cell>
          <table:table-cell office:value-type="float" office:value="-1.26" calcext:value-type="float">
            <text:p>-1.26</text:p>
          </table:table-cell>
          <table:table-cell/>
          <table:table-cell table:formula="of:=([.B165]-[.H165])/[.H165]*100" office:value-type="float" office:value="10.4575163398693" calcext:value-type="float">
            <text:p>10.4575163399</text:p>
          </table:table-cell>
          <table:table-cell table:formula="of:=([.C165]-[.H165])/[.H165]*100" office:value-type="float" office:value="-17.6470588235294" calcext:value-type="float">
            <text:p>-17.6470588235</text:p>
          </table:table-cell>
          <table:table-cell/>
          <table:table-cell office:value-type="float" office:value="-1.53" calcext:value-type="float">
            <text:p>-1.53</text:p>
          </table:table-cell>
          <table:table-cell/>
          <table:table-cell table:formula="of:=ABS([.E165])" office:value-type="float" office:value="10.4575163398693" calcext:value-type="float">
            <text:p>10.4575163399</text:p>
          </table:table-cell>
          <table:table-cell table:formula="of:=ABS([.F165])" office:value-type="float" office:value="17.6470588235294" calcext:value-type="float">
            <text:p>17.647058823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-3.61" calcext:value-type="float">
            <text:p>-3.61</text:p>
          </table:table-cell>
          <table:table-cell office:value-type="float" office:value="-3.06" calcext:value-type="float">
            <text:p>-3.06</text:p>
          </table:table-cell>
          <table:table-cell/>
          <table:table-cell table:formula="of:=([.B166]-[.H166])/[.H166]*100" office:value-type="float" office:value="10.0609756097561" calcext:value-type="float">
            <text:p>10.0609756098</text:p>
          </table:table-cell>
          <table:table-cell table:formula="of:=([.C166]-[.H166])/[.H166]*100" office:value-type="float" office:value="-6.70731707317074" calcext:value-type="float">
            <text:p>-6.7073170732</text:p>
          </table:table-cell>
          <table:table-cell/>
          <table:table-cell office:value-type="float" office:value="-3.28" calcext:value-type="float">
            <text:p>-3.28</text:p>
          </table:table-cell>
          <table:table-cell/>
          <table:table-cell table:formula="of:=ABS([.E166])" office:value-type="float" office:value="10.0609756097561" calcext:value-type="float">
            <text:p>10.0609756098</text:p>
          </table:table-cell>
          <table:table-cell table:formula="of:=ABS([.F166])" office:value-type="float" office:value="6.70731707317074" calcext:value-type="float">
            <text:p>6.707317073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-2.72" calcext:value-type="float">
            <text:p>-2.72</text:p>
          </table:table-cell>
          <table:table-cell office:value-type="float" office:value="-2.09" calcext:value-type="float">
            <text:p>-2.09</text:p>
          </table:table-cell>
          <table:table-cell/>
          <table:table-cell table:formula="of:=([.B167]-[.H167])/[.H167]*100" office:value-type="float" office:value="15.7446808510638" calcext:value-type="float">
            <text:p>15.7446808511</text:p>
          </table:table-cell>
          <table:table-cell table:formula="of:=([.C167]-[.H167])/[.H167]*100" office:value-type="float" office:value="-11.0638297872341" calcext:value-type="float">
            <text:p>-11.0638297872</text:p>
          </table:table-cell>
          <table:table-cell/>
          <table:table-cell office:value-type="float" office:value="-2.35" calcext:value-type="float">
            <text:p>-2.35</text:p>
          </table:table-cell>
          <table:table-cell/>
          <table:table-cell table:formula="of:=ABS([.E167])" office:value-type="float" office:value="15.7446808510638" calcext:value-type="float">
            <text:p>15.7446808511</text:p>
          </table:table-cell>
          <table:table-cell table:formula="of:=ABS([.F167])" office:value-type="float" office:value="11.0638297872341" calcext:value-type="float">
            <text:p>11.063829787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-5.16" calcext:value-type="float">
            <text:p>-5.16</text:p>
          </table:table-cell>
          <table:table-cell office:value-type="float" office:value="-4.05" calcext:value-type="float">
            <text:p>-4.05</text:p>
          </table:table-cell>
          <table:table-cell/>
          <table:table-cell table:formula="of:=([.B168]-[.H168])/[.H168]*100" office:value-type="float" office:value="15.695067264574" calcext:value-type="float">
            <text:p>15.6950672646</text:p>
          </table:table-cell>
          <table:table-cell table:formula="of:=([.C168]-[.H168])/[.H168]*100" office:value-type="float" office:value="-9.19282511210763" calcext:value-type="float">
            <text:p>-9.1928251121</text:p>
          </table:table-cell>
          <table:table-cell/>
          <table:table-cell office:value-type="float" office:value="-4.46" calcext:value-type="float">
            <text:p>-4.46</text:p>
          </table:table-cell>
          <table:table-cell/>
          <table:table-cell table:formula="of:=ABS([.E168])" office:value-type="float" office:value="15.695067264574" calcext:value-type="float">
            <text:p>15.6950672646</text:p>
          </table:table-cell>
          <table:table-cell table:formula="of:=ABS([.F168])" office:value-type="float" office:value="9.19282511210763" calcext:value-type="float">
            <text:p>9.19282511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3.62" calcext:value-type="float">
            <text:p>-3.62</text:p>
          </table:table-cell>
          <table:table-cell office:value-type="float" office:value="-2.41" calcext:value-type="float">
            <text:p>-2.41</text:p>
          </table:table-cell>
          <table:table-cell/>
          <table:table-cell table:formula="of:=([.B169]-[.H169])/[.H169]*100" office:value-type="float" office:value="32.1167883211679" calcext:value-type="float">
            <text:p>32.1167883212</text:p>
          </table:table-cell>
          <table:table-cell table:formula="of:=([.C169]-[.H169])/[.H169]*100" office:value-type="float" office:value="-12.043795620438" calcext:value-type="float">
            <text:p>-12.0437956204</text:p>
          </table:table-cell>
          <table:table-cell/>
          <table:table-cell office:value-type="float" office:value="-2.74" calcext:value-type="float">
            <text:p>-2.74</text:p>
          </table:table-cell>
          <table:table-cell/>
          <table:table-cell table:formula="of:=ABS([.E169])" office:value-type="float" office:value="32.1167883211679" calcext:value-type="float">
            <text:p>32.1167883212</text:p>
          </table:table-cell>
          <table:table-cell table:formula="of:=ABS([.F169])" office:value-type="float" office:value="12.043795620438" calcext:value-type="float">
            <text:p>12.04379562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7.03" calcext:value-type="float">
            <text:p>-7.03</text:p>
          </table:table-cell>
          <table:table-cell office:value-type="float" office:value="-5.28" calcext:value-type="float">
            <text:p>-5.28</text:p>
          </table:table-cell>
          <table:table-cell/>
          <table:table-cell table:formula="of:=([.B170]-[.H170])/[.H170]*100" office:value-type="float" office:value="22.6876090750436" calcext:value-type="float">
            <text:p>22.687609075</text:p>
          </table:table-cell>
          <table:table-cell table:formula="of:=([.C170]-[.H170])/[.H170]*100" office:value-type="float" office:value="-7.85340314136126" calcext:value-type="float">
            <text:p>-7.8534031414</text:p>
          </table:table-cell>
          <table:table-cell/>
          <table:table-cell office:value-type="float" office:value="-5.73" calcext:value-type="float">
            <text:p>-5.73</text:p>
          </table:table-cell>
          <table:table-cell/>
          <table:table-cell table:formula="of:=ABS([.E170])" office:value-type="float" office:value="22.6876090750436" calcext:value-type="float">
            <text:p>22.687609075</text:p>
          </table:table-cell>
          <table:table-cell table:formula="of:=ABS([.F170])" office:value-type="float" office:value="7.85340314136126" calcext:value-type="float">
            <text:p>7.85340314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7.76" calcext:value-type="float">
            <text:p>-7.76</text:p>
          </table:table-cell>
          <table:table-cell office:value-type="float" office:value="-6.4" calcext:value-type="float">
            <text:p>-6.4</text:p>
          </table:table-cell>
          <table:table-cell/>
          <table:table-cell table:formula="of:=([.B171]-[.H171])/[.H171]*100" office:value-type="float" office:value="10.0709219858156" calcext:value-type="float">
            <text:p>10.0709219858</text:p>
          </table:table-cell>
          <table:table-cell table:formula="of:=([.C171]-[.H171])/[.H171]*100" office:value-type="float" office:value="-9.21985815602836" calcext:value-type="float">
            <text:p>-9.219858156</text:p>
          </table:table-cell>
          <table:table-cell/>
          <table:table-cell office:value-type="float" office:value="-7.05" calcext:value-type="float">
            <text:p>-7.05</text:p>
          </table:table-cell>
          <table:table-cell/>
          <table:table-cell table:formula="of:=ABS([.E171])" office:value-type="float" office:value="10.0709219858156" calcext:value-type="float">
            <text:p>10.0709219858</text:p>
          </table:table-cell>
          <table:table-cell table:formula="of:=ABS([.F171])" office:value-type="float" office:value="9.21985815602836" calcext:value-type="float">
            <text:p>9.21985815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Average Error</text:p>
          </table:table-cell>
          <table:table-cell table:style-name="ce19" table:formula="of:=AVERAGE([.E136:.E171])" office:value-type="float" office:value="26.7999377445238" calcext:value-type="float">
            <text:p>26.7999</text:p>
          </table:table-cell>
          <table:table-cell table:style-name="ce19" table:formula="of:=AVERAGE([.F136:.F171])" office:value-type="float" office:value="-10.9943424504233" calcext:value-type="float">
            <text:p>-10.994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Abs Average Error</text:p>
          </table:table-cell>
          <table:table-cell table:style-name="ce19" table:formula="of:=(SUMIF([.E150:.E171];&quot;&gt;0&quot;)-SUMIF([.E150:.E171];&quot;&lt;0&quot;))/22" office:value-type="float" office:value="17.6565650290939" calcext:value-type="float">
            <text:p>17.6566</text:p>
          </table:table-cell>
          <table:table-cell table:style-name="ce19" table:formula="of:=(SUMIF([.F150:.F171];&quot;&gt;0&quot;)-SUMIF([.F150:.F171];&quot;&lt;0&quot;))/22" office:value-type="float" office:value="12.1637243652223" calcext:value-type="float">
            <text:p>12.163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STD</text:p>
          </table:table-cell>
          <table:table-cell table:style-name="ce19" table:formula="of:=STDEV([.E150:.E171])" office:value-type="float" office:value="21.9263933770077" calcext:value-type="float">
            <text:p>21.9264</text:p>
          </table:table-cell>
          <table:table-cell table:style-name="ce19" table:formula="of:=STDEV([.F150:.F171])" office:value-type="float" office:value="7.3021305724621" calcext:value-type="float">
            <text:p>7.3021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1" office:value-type="string" calcext:value-type="string">
            <text:p>S30L</text:p>
          </table:table-cell>
          <table:table-cell table:style-name="ce17" office:value-type="string" calcext:value-type="string">
            <text:p>MP2 – cc/pVTZ (kcal/mol)</text:p>
          </table:table-cell>
          <table:table-cell table:style-name="ce11" office:value-type="string" calcext:value-type="string">
            <text:p>RPA (PBE) (kcal/mol)</text:p>
          </table:table-cell>
          <table:table-cell table:style-name="ce11"/>
          <table:table-cell table:style-name="ce11" office:value-type="string" calcext:value-type="string">
            <text:p>MP2 Error (%)</text:p>
          </table:table-cell>
          <table:table-cell table:style-name="ce11" office:value-type="string" calcext:value-type="string">
            <text:p>RPA Error (%)</text:p>
          </table:table-cell>
          <table:table-cell table:style-name="ce11"/>
          <table:table-cell table:style-name="ce11" office:value-type="string" calcext:value-type="string">
            <text:p>Ref</text:p>
          </table:table-cell>
          <table:table-cell/>
          <table:table-cell table:style-name="ce11" office:value-type="string" calcext:value-type="string">
            <text:p>MP2 Abs Error</text:p>
          </table:table-cell>
          <table:table-cell table:style-name="ce11" office:value-type="string" calcext:value-type="string">
            <text:p>RPA Abs Err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20.11742962" calcext:value-type="float">
            <text:p>-20.11742962</text:p>
          </table:table-cell>
          <table:table-cell office:value-type="float" office:value="1.266690902" calcext:value-type="float">
            <text:p>1.266690902</text:p>
          </table:table-cell>
          <table:table-cell/>
          <table:table-cell table:formula="of:=([.B179]-[.H179])/[.H179]*100" office:value-type="float" office:value="-30.6295530344828" calcext:value-type="float">
            <text:p>-30.6295530345</text:p>
          </table:table-cell>
          <table:table-cell table:formula="of:=[.C179]/[.H179]*100" office:value-type="float" office:value="-4.36789966206897" calcext:value-type="float">
            <text:p>-4.3678996621</text:p>
          </table:table-cell>
          <table:table-cell/>
          <table:table-cell office:value-type="float" office:value="-29" calcext:value-type="float">
            <text:p>-29</text:p>
          </table:table-cell>
          <table:table-cell/>
          <table:table-cell table:formula="of:=ABS([.E179])" office:value-type="float" office:value="30.6295530344828" calcext:value-type="float">
            <text:p>30.6295530345</text:p>
          </table:table-cell>
          <table:table-cell table:formula="of:=ABS([.F179])" office:value-type="float" office:value="4.36789966206897" calcext:value-type="float">
            <text:p>4.36789966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2.6473515" calcext:value-type="float">
            <text:p>-12.6473515</text:p>
          </table:table-cell>
          <table:table-cell office:value-type="float" office:value="2.717185519" calcext:value-type="float">
            <text:p>2.717185519</text:p>
          </table:table-cell>
          <table:table-cell/>
          <table:table-cell table:formula="of:=([.B180]-[.H180])/[.H180]*100" office:value-type="float" office:value="-39.1954254807692" calcext:value-type="float">
            <text:p>-39.1954254808</text:p>
          </table:table-cell>
          <table:table-cell table:formula="of:=[.C180]/[.H180]*100" office:value-type="float" office:value="-13.0633919182692" calcext:value-type="float">
            <text:p>-13.0633919183</text:p>
          </table:table-cell>
          <table:table-cell/>
          <table:table-cell office:value-type="float" office:value="-20.8" calcext:value-type="float">
            <text:p>-20.8</text:p>
          </table:table-cell>
          <table:table-cell/>
          <table:table-cell table:formula="of:=ABS([.E180])" office:value-type="float" office:value="39.1954254807692" calcext:value-type="float">
            <text:p>39.1954254808</text:p>
          </table:table-cell>
          <table:table-cell table:formula="of:=ABS([.F180])" office:value-type="float" office:value="13.0633919182692" calcext:value-type="float">
            <text:p>13.06339191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5.95569952" calcext:value-type="float">
            <text:p>-15.95569952</text:p>
          </table:table-cell>
          <table:table-cell office:value-type="float" office:value="5.889191428" calcext:value-type="float">
            <text:p>5.889191428</text:p>
          </table:table-cell>
          <table:table-cell/>
          <table:table-cell table:formula="of:=([.B181]-[.H181])/[.H181]*100" office:value-type="float" office:value="-32.1034062978723" calcext:value-type="float">
            <text:p>-32.1034062979</text:p>
          </table:table-cell>
          <table:table-cell table:formula="of:=[.C181]/[.H181]*100" office:value-type="float" office:value="-25.0603890553191" calcext:value-type="float">
            <text:p>-25.0603890553</text:p>
          </table:table-cell>
          <table:table-cell/>
          <table:table-cell office:value-type="float" office:value="-23.5" calcext:value-type="float">
            <text:p>-23.5</text:p>
          </table:table-cell>
          <table:table-cell/>
          <table:table-cell table:formula="of:=ABS([.E181])" office:value-type="float" office:value="32.1034062978723" calcext:value-type="float">
            <text:p>32.1034062979</text:p>
          </table:table-cell>
          <table:table-cell table:formula="of:=ABS([.F181])" office:value-type="float" office:value="25.0603890553191" calcext:value-type="float">
            <text:p>25.06038905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9.852302027" calcext:value-type="float">
            <text:p>-9.852302027</text:p>
          </table:table-cell>
          <table:table-cell office:value-type="float" office:value="1.568115776" calcext:value-type="float">
            <text:p>1.568115776</text:p>
          </table:table-cell>
          <table:table-cell/>
          <table:table-cell table:formula="of:=([.B182]-[.H182])/[.H182]*100" office:value-type="float" office:value="-51.4664924778325" calcext:value-type="float">
            <text:p>-51.4664924778</text:p>
          </table:table-cell>
          <table:table-cell table:formula="of:=[.C182]/[.H182]*100" office:value-type="float" office:value="-7.72470825615764" calcext:value-type="float">
            <text:p>-7.7247082562</text:p>
          </table:table-cell>
          <table:table-cell/>
          <table:table-cell office:value-type="float" office:value="-20.3" calcext:value-type="float">
            <text:p>-20.3</text:p>
          </table:table-cell>
          <table:table-cell/>
          <table:table-cell table:formula="of:=ABS([.E182])" office:value-type="float" office:value="51.4664924778325" calcext:value-type="float">
            <text:p>51.4664924778</text:p>
          </table:table-cell>
          <table:table-cell table:formula="of:=ABS([.F182])" office:value-type="float" office:value="7.72470825615764" calcext:value-type="float">
            <text:p>7.72470825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106.8754784" calcext:value-type="float">
            <text:p>-106.8754784</text:p>
          </table:table-cell>
          <table:table-cell office:value-type="float" office:value="-0.9489026207" calcext:value-type="float">
            <text:p>-0.9489026207</text:p>
          </table:table-cell>
          <table:table-cell/>
          <table:table-cell table:formula="of:=([.B183]-[.H183])/[.H183]*100" office:value-type="float" office:value="268.536132413793" calcext:value-type="float">
            <text:p>268.5361324138</text:p>
          </table:table-cell>
          <table:table-cell table:formula="of:=[.C183]/[.H183]*100" office:value-type="float" office:value="3.27207800241379" calcext:value-type="float">
            <text:p>3.2720780024</text:p>
          </table:table-cell>
          <table:table-cell/>
          <table:table-cell office:value-type="float" office:value="-29" calcext:value-type="float">
            <text:p>-29</text:p>
          </table:table-cell>
          <table:table-cell/>
          <table:table-cell table:formula="of:=ABS([.E183])" office:value-type="float" office:value="268.536132413793" calcext:value-type="float">
            <text:p>268.5361324138</text:p>
          </table:table-cell>
          <table:table-cell table:formula="of:=ABS([.F183])" office:value-type="float" office:value="3.27207800241379" calcext:value-type="float">
            <text:p>3.27207800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99.99901751" calcext:value-type="float">
            <text:p>-99.99901751</text:p>
          </table:table-cell>
          <table:table-cell office:value-type="float" office:value="5.448309606" calcext:value-type="float">
            <text:p>5.448309606</text:p>
          </table:table-cell>
          <table:table-cell/>
          <table:table-cell table:formula="of:=([.B184]-[.H184])/[.H184]*100" office:value-type="float" office:value="292.153009843137" calcext:value-type="float">
            <text:p>292.1530098431</text:p>
          </table:table-cell>
          <table:table-cell table:formula="of:=[.C184]/[.H184]*100" office:value-type="float" office:value="-21.3659200235294" calcext:value-type="float">
            <text:p>-21.3659200235</text:p>
          </table:table-cell>
          <table:table-cell/>
          <table:table-cell office:value-type="float" office:value="-25.5" calcext:value-type="float">
            <text:p>-25.5</text:p>
          </table:table-cell>
          <table:table-cell/>
          <table:table-cell table:formula="of:=ABS([.E184])" office:value-type="float" office:value="292.153009843137" calcext:value-type="float">
            <text:p>292.1530098431</text:p>
          </table:table-cell>
          <table:table-cell table:formula="of:=ABS([.F184])" office:value-type="float" office:value="21.3659200235294" calcext:value-type="float">
            <text:p>21.36592002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33.44906221" calcext:value-type="float">
            <text:p>-33.44906221</text:p>
          </table:table-cell>
          <table:table-cell office:value-type="float" office:value="1.135380777" calcext:value-type="float">
            <text:p>1.135380777</text:p>
          </table:table-cell>
          <table:table-cell/>
          <table:table-cell table:formula="of:=([.B185]-[.H185])/[.H185]*100" office:value-type="float" office:value="-4.70352646723647" calcext:value-type="float">
            <text:p>-4.7035264672</text:p>
          </table:table-cell>
          <table:table-cell table:formula="of:=[.C185]/[.H185]*100" office:value-type="float" office:value="-3.23470306837607" calcext:value-type="float">
            <text:p>-3.2347030684</text:p>
          </table:table-cell>
          <table:table-cell/>
          <table:table-cell office:value-type="float" office:value="-35.1" calcext:value-type="float">
            <text:p>-35.1</text:p>
          </table:table-cell>
          <table:table-cell/>
          <table:table-cell table:formula="of:=ABS([.E185])" office:value-type="float" office:value="4.70352646723647" calcext:value-type="float">
            <text:p>4.7035264672</text:p>
          </table:table-cell>
          <table:table-cell table:formula="of:=ABS([.F185])" office:value-type="float" office:value="3.23470306837607" calcext:value-type="float">
            <text:p>3.23470306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40.44036552" calcext:value-type="float">
            <text:p>-40.44036552</text:p>
          </table:table-cell>
          <table:table-cell office:value-type="float" office:value="-1.806283348" calcext:value-type="float">
            <text:p>-1.806283348</text:p>
          </table:table-cell>
          <table:table-cell/>
          <table:table-cell table:formula="of:=([.B186]-[.H186])/[.H186]*100" office:value-type="float" office:value="9.89229760869566" calcext:value-type="float">
            <text:p>9.8922976087</text:p>
          </table:table-cell>
          <table:table-cell table:formula="of:=[.C186]/[.H186]*100" office:value-type="float" office:value="4.90837866304348" calcext:value-type="float">
            <text:p>4.908378663</text:p>
          </table:table-cell>
          <table:table-cell/>
          <table:table-cell office:value-type="float" office:value="-36.8" calcext:value-type="float">
            <text:p>-36.8</text:p>
          </table:table-cell>
          <table:table-cell/>
          <table:table-cell table:formula="of:=ABS([.E186])" office:value-type="float" office:value="9.89229760869566" calcext:value-type="float">
            <text:p>9.8922976087</text:p>
          </table:table-cell>
          <table:table-cell table:formula="of:=ABS([.F186])" office:value-type="float" office:value="4.90837866304348" calcext:value-type="float">
            <text:p>4.9083786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57.52179405" calcext:value-type="float">
            <text:p>-57.52179405</text:p>
          </table:table-cell>
          <table:table-cell office:value-type="float" office:value="-4.445583219" calcext:value-type="float">
            <text:p>-4.445583219</text:p>
          </table:table-cell>
          <table:table-cell/>
          <table:table-cell table:formula="of:=([.B187]-[.H187])/[.H187]*100" office:value-type="float" office:value="102.54152834507" calcext:value-type="float">
            <text:p>102.5415283451</text:p>
          </table:table-cell>
          <table:table-cell table:formula="of:=[.C187]/[.H187]*100" office:value-type="float" office:value="15.6534620387324" calcext:value-type="float">
            <text:p>15.6534620387</text:p>
          </table:table-cell>
          <table:table-cell/>
          <table:table-cell office:value-type="float" office:value="-28.4" calcext:value-type="float">
            <text:p>-28.4</text:p>
          </table:table-cell>
          <table:table-cell/>
          <table:table-cell table:formula="of:=ABS([.E187])" office:value-type="float" office:value="102.54152834507" calcext:value-type="float">
            <text:p>102.5415283451</text:p>
          </table:table-cell>
          <table:table-cell table:formula="of:=ABS([.F187])" office:value-type="float" office:value="15.6534620387324" calcext:value-type="float">
            <text:p>15.65346203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60.96062655" calcext:value-type="float">
            <text:p>-60.96062655</text:p>
          </table:table-cell>
          <table:table-cell office:value-type="float" office:value="-3.553803574" calcext:value-type="float">
            <text:p>-3.553803574</text:p>
          </table:table-cell>
          <table:table-cell/>
          <table:table-cell table:formula="of:=([.B188]-[.H188])/[.H188]*100" office:value-type="float" office:value="104.56586090604" calcext:value-type="float">
            <text:p>104.565860906</text:p>
          </table:table-cell>
          <table:table-cell table:formula="of:=[.C188]/[.H188]*100" office:value-type="float" office:value="11.9255153489933" calcext:value-type="float">
            <text:p>11.925515349</text:p>
          </table:table-cell>
          <table:table-cell/>
          <table:table-cell office:value-type="float" office:value="-29.8" calcext:value-type="float">
            <text:p>-29.8</text:p>
          </table:table-cell>
          <table:table-cell/>
          <table:table-cell table:formula="of:=ABS([.E188])" office:value-type="float" office:value="104.56586090604" calcext:value-type="float">
            <text:p>104.565860906</text:p>
          </table:table-cell>
          <table:table-cell table:formula="of:=ABS([.F188])" office:value-type="float" office:value="11.9255153489933" calcext:value-type="float">
            <text:p>11.9255153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72.97109954" calcext:value-type="float">
            <text:p>-72.97109954</text:p>
          </table:table-cell>
          <table:table-cell office:value-type="float" office:value="-4.743377652" calcext:value-type="float">
            <text:p>-4.743377652</text:p>
          </table:table-cell>
          <table:table-cell/>
          <table:table-cell table:formula="of:=([.B189]-[.H189])/[.H189]*100" office:value-type="float" office:value="121.124544060606" calcext:value-type="float">
            <text:p>121.1245440606</text:p>
          </table:table-cell>
          <table:table-cell table:formula="of:=[.C189]/[.H189]*100" office:value-type="float" office:value="14.3738716727273" calcext:value-type="float">
            <text:p>14.3738716727</text:p>
          </table:table-cell>
          <table:table-cell/>
          <table:table-cell office:value-type="float" office:value="-33" calcext:value-type="float">
            <text:p>-33</text:p>
          </table:table-cell>
          <table:table-cell/>
          <table:table-cell table:formula="of:=ABS([.E189])" office:value-type="float" office:value="121.124544060606" calcext:value-type="float">
            <text:p>121.1245440606</text:p>
          </table:table-cell>
          <table:table-cell table:formula="of:=ABS([.F189])" office:value-type="float" office:value="14.3738716727273" calcext:value-type="float">
            <text:p>14.373871672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73.23077223" calcext:value-type="float">
            <text:p>-73.23077223</text:p>
          </table:table-cell>
          <table:table-cell office:value-type="float" office:value="-4.299157357" calcext:value-type="float">
            <text:p>-4.299157357</text:p>
          </table:table-cell>
          <table:table-cell/>
          <table:table-cell table:formula="of:=([.B190]-[.H190])/[.H190]*100" office:value-type="float" office:value="116.019977079646" calcext:value-type="float">
            <text:p>116.0199770796</text:p>
          </table:table-cell>
          <table:table-cell table:formula="of:=[.C190]/[.H190]*100" office:value-type="float" office:value="12.6818801091445" calcext:value-type="float">
            <text:p>12.6818801091</text:p>
          </table:table-cell>
          <table:table-cell/>
          <table:table-cell office:value-type="float" office:value="-33.9" calcext:value-type="float">
            <text:p>-33.9</text:p>
          </table:table-cell>
          <table:table-cell/>
          <table:table-cell table:formula="of:=ABS([.E190])" office:value-type="float" office:value="116.019977079646" calcext:value-type="float">
            <text:p>116.0199770796</text:p>
          </table:table-cell>
          <table:table-cell table:formula="of:=ABS([.F190])" office:value-type="float" office:value="12.6818801091445" calcext:value-type="float">
            <text:p>12.68188010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-7.705894412" calcext:value-type="float">
            <text:p>-7.705894412</text:p>
          </table:table-cell>
          <table:table-cell office:value-type="float" office:value="5.894102309" calcext:value-type="float">
            <text:p>5.894102309</text:p>
          </table:table-cell>
          <table:table-cell/>
          <table:table-cell table:formula="of:=([.B191]-[.H191])/[.H191]*100" office:value-type="float" office:value="-74.9808622987013" calcext:value-type="float">
            <text:p>-74.9808622987</text:p>
          </table:table-cell>
          <table:table-cell table:formula="of:=[.C191]/[.H191]*100" office:value-type="float" office:value="-19.1366958084416" calcext:value-type="float">
            <text:p>-19.1366958084</text:p>
          </table:table-cell>
          <table:table-cell/>
          <table:table-cell office:value-type="float" office:value="-30.8" calcext:value-type="float">
            <text:p>-30.8</text:p>
          </table:table-cell>
          <table:table-cell/>
          <table:table-cell table:formula="of:=ABS([.E191])" office:value-type="float" office:value="74.9808622987013" calcext:value-type="float">
            <text:p>74.9808622987</text:p>
          </table:table-cell>
          <table:table-cell table:formula="of:=ABS([.F191])" office:value-type="float" office:value="19.1366958084416" calcext:value-type="float">
            <text:p>19.13669580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-11.80024811" calcext:value-type="float">
            <text:p>-11.80024811</text:p>
          </table:table-cell>
          <table:table-cell office:value-type="float" office:value="4.83743539" calcext:value-type="float">
            <text:p>4.83743539</text:p>
          </table:table-cell>
          <table:table-cell/>
          <table:table-cell table:formula="of:=([.B192]-[.H192])/[.H192]*100" office:value-type="float" office:value="-62.2995268051118" calcext:value-type="float">
            <text:p>-62.2995268051</text:p>
          </table:table-cell>
          <table:table-cell table:formula="of:=[.C192]/[.H192]*100" office:value-type="float" office:value="-15.45506514377" calcext:value-type="float">
            <text:p>-15.4550651438</text:p>
          </table:table-cell>
          <table:table-cell/>
          <table:table-cell office:value-type="float" office:value="-31.3" calcext:value-type="float">
            <text:p>-31.3</text:p>
          </table:table-cell>
          <table:table-cell/>
          <table:table-cell table:formula="of:=ABS([.E192])" office:value-type="float" office:value="62.2995268051118" calcext:value-type="float">
            <text:p>62.2995268051</text:p>
          </table:table-cell>
          <table:table-cell table:formula="of:=ABS([.F192])" office:value-type="float" office:value="15.45506514377" calcext:value-type="float">
            <text:p>15.45506514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5.440017782" calcext:value-type="float">
            <text:p>-5.440017782</text:p>
          </table:table-cell>
          <table:table-cell office:value-type="float" office:value="6.471296592" calcext:value-type="float">
            <text:p>6.471296592</text:p>
          </table:table-cell>
          <table:table-cell/>
          <table:table-cell table:formula="of:=([.B193]-[.H193])/[.H193]*100" office:value-type="float" office:value="-68.7355299885058" calcext:value-type="float">
            <text:p>-68.7355299885</text:p>
          </table:table-cell>
          <table:table-cell table:formula="of:=[.C193]/[.H193]*100" office:value-type="float" office:value="-37.1913597241379" calcext:value-type="float">
            <text:p>-37.1913597241</text:p>
          </table:table-cell>
          <table:table-cell/>
          <table:table-cell office:value-type="float" office:value="-17.4" calcext:value-type="float">
            <text:p>-17.4</text:p>
          </table:table-cell>
          <table:table-cell/>
          <table:table-cell table:formula="of:=ABS([.E193])" office:value-type="float" office:value="68.7355299885058" calcext:value-type="float">
            <text:p>68.7355299885</text:p>
          </table:table-cell>
          <table:table-cell table:formula="of:=ABS([.F193])" office:value-type="float" office:value="37.1913597241379" calcext:value-type="float">
            <text:p>37.19135972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6.164516618" calcext:value-type="float">
            <text:p>-6.164516618</text:p>
          </table:table-cell>
          <table:table-cell office:value-type="float" office:value="7.45330049" calcext:value-type="float">
            <text:p>7.45330049</text:p>
          </table:table-cell>
          <table:table-cell/>
          <table:table-cell table:formula="of:=([.B194]-[.H194])/[.H194]*100" office:value-type="float" office:value="-75.4401728366534" calcext:value-type="float">
            <text:p>-75.4401728367</text:p>
          </table:table-cell>
          <table:table-cell table:formula="of:=[.C194]/[.H194]*100" office:value-type="float" office:value="-29.6944242629482" calcext:value-type="float">
            <text:p>-29.6944242629</text:p>
          </table:table-cell>
          <table:table-cell/>
          <table:table-cell office:value-type="float" office:value="-25.1" calcext:value-type="float">
            <text:p>-25.1</text:p>
          </table:table-cell>
          <table:table-cell/>
          <table:table-cell table:formula="of:=ABS([.E194])" office:value-type="float" office:value="75.4401728366534" calcext:value-type="float">
            <text:p>75.4401728367</text:p>
          </table:table-cell>
          <table:table-cell table:formula="of:=ABS([.F194])" office:value-type="float" office:value="29.6944242629482" calcext:value-type="float">
            <text:p>29.69442426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.197349269" calcext:value-type="float">
            <text:p>8.197349269</text:p>
          </table:table-cell>
          <table:table-cell office:value-type="float" office:value="-0.2427334947" calcext:value-type="float">
            <text:p>-0.2427334947</text:p>
          </table:table-cell>
          <table:table-cell/>
          <table:table-cell table:formula="of:=([.B195]-[.H195])/[.H195]*100" office:value-type="float" office:value="-124.542961883234" calcext:value-type="float">
            <text:p>-124.5429618832</text:p>
          </table:table-cell>
          <table:table-cell table:formula="of:=[.C195]/[.H195]*100" office:value-type="float" office:value="0.726746990119761" calcext:value-type="float">
            <text:p>0.7267469901</text:p>
          </table:table-cell>
          <table:table-cell/>
          <table:table-cell office:value-type="float" office:value="-33.4" calcext:value-type="float">
            <text:p>-33.4</text:p>
          </table:table-cell>
          <table:table-cell/>
          <table:table-cell table:formula="of:=ABS([.E195])" office:value-type="float" office:value="124.542961883234" calcext:value-type="float">
            <text:p>124.5429618832</text:p>
          </table:table-cell>
          <table:table-cell table:formula="of:=ABS([.F195])" office:value-type="float" office:value="0.726746990119761" calcext:value-type="float">
            <text:p>0.72674699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-44.79039553" calcext:value-type="float">
            <text:p>-44.79039553</text:p>
          </table:table-cell>
          <table:table-cell office:value-type="float" office:value="2.800442631" calcext:value-type="float">
            <text:p>2.800442631</text:p>
          </table:table-cell>
          <table:table-cell/>
          <table:table-cell table:formula="of:=([.B196]-[.H196])/[.H196]*100" office:value-type="float" office:value="92.2334572103004" calcext:value-type="float">
            <text:p>92.2334572103</text:p>
          </table:table-cell>
          <table:table-cell table:formula="of:=[.C196]/[.H196]*100" office:value-type="float" office:value="-12.0190670858369" calcext:value-type="float">
            <text:p>-12.0190670858</text:p>
          </table:table-cell>
          <table:table-cell/>
          <table:table-cell office:value-type="float" office:value="-23.3" calcext:value-type="float">
            <text:p>-23.3</text:p>
          </table:table-cell>
          <table:table-cell/>
          <table:table-cell table:formula="of:=ABS([.E196])" office:value-type="float" office:value="92.2334572103004" calcext:value-type="float">
            <text:p>92.2334572103</text:p>
          </table:table-cell>
          <table:table-cell table:formula="of:=ABS([.F196])" office:value-type="float" office:value="12.0190670858369" calcext:value-type="float">
            <text:p>12.019067085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-3.096450749" calcext:value-type="float">
            <text:p>-3.096450749</text:p>
          </table:table-cell>
          <table:table-cell office:value-type="float" office:value="2.466131606" calcext:value-type="float">
            <text:p>2.466131606</text:p>
          </table:table-cell>
          <table:table-cell/>
          <table:table-cell table:formula="of:=([.B197]-[.H197])/[.H197]*100" office:value-type="float" office:value="-82.30599572" calcext:value-type="float">
            <text:p>-82.30599572</text:p>
          </table:table-cell>
          <table:table-cell table:formula="of:=[.C197]/[.H197]*100" office:value-type="float" office:value="-14.0921806057143" calcext:value-type="float">
            <text:p>-14.0921806057</text:p>
          </table:table-cell>
          <table:table-cell/>
          <table:table-cell office:value-type="float" office:value="-17.5" calcext:value-type="float">
            <text:p>-17.5</text:p>
          </table:table-cell>
          <table:table-cell/>
          <table:table-cell table:formula="of:=ABS([.E197])" office:value-type="float" office:value="82.30599572" calcext:value-type="float">
            <text:p>82.30599572</text:p>
          </table:table-cell>
          <table:table-cell table:formula="of:=ABS([.F197])" office:value-type="float" office:value="14.0921806057143" calcext:value-type="float">
            <text:p>14.092180605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6.305098856" calcext:value-type="float">
            <text:p>-6.305098856</text:p>
          </table:table-cell>
          <table:table-cell office:value-type="float" office:value="1.597355766" calcext:value-type="float">
            <text:p>1.597355766</text:p>
          </table:table-cell>
          <table:table-cell/>
          <table:table-cell table:formula="of:=([.B198]-[.H198])/[.H198]*100" office:value-type="float" office:value="-67.1609434583333" calcext:value-type="float">
            <text:p>-67.1609434583</text:p>
          </table:table-cell>
          <table:table-cell table:formula="of:=[.C198]/[.H198]*100" office:value-type="float" office:value="-8.31956128125" calcext:value-type="float">
            <text:p>-8.3195612813</text:p>
          </table:table-cell>
          <table:table-cell/>
          <table:table-cell office:value-type="float" office:value="-19.2" calcext:value-type="float">
            <text:p>-19.2</text:p>
          </table:table-cell>
          <table:table-cell/>
          <table:table-cell table:formula="of:=ABS([.E198])" office:value-type="float" office:value="67.1609434583333" calcext:value-type="float">
            <text:p>67.1609434583</text:p>
          </table:table-cell>
          <table:table-cell table:formula="of:=ABS([.F198])" office:value-type="float" office:value="8.31956128125" calcext:value-type="float">
            <text:p>8.319561281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13.38256066" calcext:value-type="float">
            <text:p>-13.38256066</text:p>
          </table:table-cell>
          <table:table-cell office:value-type="float" office:value="-6.173359921" calcext:value-type="float">
            <text:p>-6.173359921</text:p>
          </table:table-cell>
          <table:table-cell/>
          <table:table-cell table:formula="of:=([.B199]-[.H199])/[.H199]*100" office:value-type="float" office:value="-44.7001625619835" calcext:value-type="float">
            <text:p>-44.700162562</text:p>
          </table:table-cell>
          <table:table-cell table:formula="of:=[.C199]/[.H199]*100" office:value-type="float" office:value="25.5097517396694" calcext:value-type="float">
            <text:p>25.5097517397</text:p>
          </table:table-cell>
          <table:table-cell/>
          <table:table-cell office:value-type="float" office:value="-24.2" calcext:value-type="float">
            <text:p>-24.2</text:p>
          </table:table-cell>
          <table:table-cell/>
          <table:table-cell table:formula="of:=ABS([.E199])" office:value-type="float" office:value="44.7001625619835" calcext:value-type="float">
            <text:p>44.700162562</text:p>
          </table:table-cell>
          <table:table-cell table:formula="of:=ABS([.F199])" office:value-type="float" office:value="25.5097517396694" calcext:value-type="float">
            <text:p>25.509751739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.545116364" calcext:value-type="float">
            <text:p>2.545116364</text:p>
          </table:table-cell>
          <table:table-cell office:value-type="float" office:value="6.974878253" calcext:value-type="float">
            <text:p>6.974878253</text:p>
          </table:table-cell>
          <table:table-cell/>
          <table:table-cell table:formula="of:=([.B200]-[.H200])/[.H200]*100" office:value-type="float" office:value="-105.974451558685" calcext:value-type="float">
            <text:p>-105.9744515587</text:p>
          </table:table-cell>
          <table:table-cell table:formula="of:=[.C200]/[.H200]*100" office:value-type="float" office:value="-16.3729536455399" calcext:value-type="float">
            <text:p>-16.3729536455</text:p>
          </table:table-cell>
          <table:table-cell/>
          <table:table-cell office:value-type="float" office:value="-42.6" calcext:value-type="float">
            <text:p>-42.6</text:p>
          </table:table-cell>
          <table:table-cell/>
          <table:table-cell table:formula="of:=ABS([.E200])" office:value-type="float" office:value="105.974451558685" calcext:value-type="float">
            <text:p>105.9744515587</text:p>
          </table:table-cell>
          <table:table-cell table:formula="of:=ABS([.F200])" office:value-type="float" office:value="16.3729536455399" calcext:value-type="float">
            <text:p>16.372953645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-5.038315872" calcext:value-type="float">
            <text:p>-5.038315872</text:p>
          </table:table-cell>
          <table:table-cell office:value-type="float" office:value="-1.735727168" calcext:value-type="float">
            <text:p>-1.735727168</text:p>
          </table:table-cell>
          <table:table-cell/>
          <table:table-cell table:formula="of:=([.B201]-[.H201])/[.H201]*100" office:value-type="float" office:value="-91.7808876476346" calcext:value-type="float">
            <text:p>-91.7808876476</text:p>
          </table:table-cell>
          <table:table-cell table:formula="of:=[.C201]/[.H201]*100" office:value-type="float" office:value="2.83152882218597" calcext:value-type="float">
            <text:p>2.8315288222</text:p>
          </table:table-cell>
          <table:table-cell/>
          <table:table-cell office:value-type="float" office:value="-61.3" calcext:value-type="float">
            <text:p>-61.3</text:p>
          </table:table-cell>
          <table:table-cell/>
          <table:table-cell table:formula="of:=ABS([.E201])" office:value-type="float" office:value="91.7808876476346" calcext:value-type="float">
            <text:p>91.7808876476</text:p>
          </table:table-cell>
          <table:table-cell table:formula="of:=ABS([.F201])" office:value-type="float" office:value="2.83152882218597" calcext:value-type="float">
            <text:p>2.831528822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20.47793346" calcext:value-type="float">
            <text:p>-20.47793346</text:p>
          </table:table-cell>
          <table:table-cell office:value-type="float" office:value="-2.233889651" calcext:value-type="float">
            <text:p>-2.233889651</text:p>
          </table:table-cell>
          <table:table-cell/>
          <table:table-cell table:formula="of:=([.B202]-[.H202])/[.H202]*100" office:value-type="float" office:value="-84.8871339778598" calcext:value-type="float">
            <text:p>-84.8871339779</text:p>
          </table:table-cell>
          <table:table-cell table:formula="of:=[.C202]/[.H202]*100" office:value-type="float" office:value="1.64862704870849" calcext:value-type="float">
            <text:p>1.6486270487</text:p>
          </table:table-cell>
          <table:table-cell/>
          <table:table-cell office:value-type="float" office:value="-135.5" calcext:value-type="float">
            <text:p>-135.5</text:p>
          </table:table-cell>
          <table:table-cell/>
          <table:table-cell table:formula="of:=ABS([.E202])" office:value-type="float" office:value="84.8871339778598" calcext:value-type="float">
            <text:p>84.8871339779</text:p>
          </table:table-cell>
          <table:table-cell table:formula="of:=ABS([.F202])" office:value-type="float" office:value="1.64862704870849" calcext:value-type="float">
            <text:p>1.648627048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12.75246615" calcext:value-type="float">
            <text:p>-12.75246615</text:p>
          </table:table-cell>
          <table:table-cell office:value-type="float" office:value="-1.892189011" calcext:value-type="float">
            <text:p>-1.892189011</text:p>
          </table:table-cell>
          <table:table-cell/>
          <table:table-cell table:formula="of:=([.B203]-[.H203])/[.H203]*100" office:value-type="float" office:value="-50.9520532692308" calcext:value-type="float">
            <text:p>-50.9520532692</text:p>
          </table:table-cell>
          <table:table-cell table:formula="of:=[.C203]/[.H203]*100" office:value-type="float" office:value="7.27765004230769" calcext:value-type="float">
            <text:p>7.2776500423</text:p>
          </table:table-cell>
          <table:table-cell/>
          <table:table-cell office:value-type="float" office:value="-26" calcext:value-type="float">
            <text:p>-26</text:p>
          </table:table-cell>
          <table:table-cell/>
          <table:table-cell table:formula="of:=ABS([.E203])" office:value-type="float" office:value="50.9520532692308" calcext:value-type="float">
            <text:p>50.9520532692</text:p>
          </table:table-cell>
          <table:table-cell table:formula="of:=ABS([.F203])" office:value-type="float" office:value="7.27765004230769" calcext:value-type="float">
            <text:p>7.27765004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12.82582914" calcext:value-type="float">
            <text:p>-12.82582914</text:p>
          </table:table-cell>
          <table:table-cell office:value-type="float" office:value="-1.893308064" calcext:value-type="float">
            <text:p>-1.893308064</text:p>
          </table:table-cell>
          <table:table-cell/>
          <table:table-cell table:formula="of:=([.B204]-[.H204])/[.H204]*100" office:value-type="float" office:value="-50.2874839534884" calcext:value-type="float">
            <text:p>-50.2874839535</text:p>
          </table:table-cell>
          <table:table-cell table:formula="of:=[.C204]/[.H204]*100" office:value-type="float" office:value="7.33840334883721" calcext:value-type="float">
            <text:p>7.3384033488</text:p>
          </table:table-cell>
          <table:table-cell/>
          <table:table-cell office:value-type="float" office:value="-25.8" calcext:value-type="float">
            <text:p>-25.8</text:p>
          </table:table-cell>
          <table:table-cell/>
          <table:table-cell table:formula="of:=ABS([.E204])" office:value-type="float" office:value="50.2874839534884" calcext:value-type="float">
            <text:p>50.2874839535</text:p>
          </table:table-cell>
          <table:table-cell table:formula="of:=ABS([.F204])" office:value-type="float" office:value="7.33840334883721" calcext:value-type="float">
            <text:p>7.338403348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.183251753" calcext:value-type="float">
            <text:p>5.183251753</text:p>
          </table:table-cell>
          <table:table-cell office:value-type="float" office:value="0.09294041787" calcext:value-type="float">
            <text:p>0.0929404179</text:p>
          </table:table-cell>
          <table:table-cell/>
          <table:table-cell table:formula="of:=([.B205]-[.H205])/[.H205]*100" office:value-type="float" office:value="-106.30565906691" calcext:value-type="float">
            <text:p>-106.3056590669</text:p>
          </table:table-cell>
          <table:table-cell table:formula="of:=[.C205]/[.H205]*100" office:value-type="float" office:value="-0.113066201788321" calcext:value-type="float">
            <text:p>-0.1130662018</text:p>
          </table:table-cell>
          <table:table-cell/>
          <table:table-cell office:value-type="float" office:value="-82.2" calcext:value-type="float">
            <text:p>-82.2</text:p>
          </table:table-cell>
          <table:table-cell/>
          <table:table-cell table:formula="of:=ABS([.E205])" office:value-type="float" office:value="106.30565906691" calcext:value-type="float">
            <text:p>106.3056590669</text:p>
          </table:table-cell>
          <table:table-cell table:formula="of:=ABS([.F205])" office:value-type="float" office:value="0.113066201788321" calcext:value-type="float">
            <text:p>0.113066201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6.602237212" calcext:value-type="float">
            <text:p>-6.602237212</text:p>
          </table:table-cell>
          <table:table-cell office:value-type="float" office:value="1.37819853" calcext:value-type="float">
            <text:p>1.37819853</text:p>
          </table:table-cell>
          <table:table-cell/>
          <table:table-cell table:formula="of:=([.B206]-[.H206])/[.H206]*100" office:value-type="float" office:value="-91.7575066017478" calcext:value-type="float">
            <text:p>-91.7575066017</text:p>
          </table:table-cell>
          <table:table-cell table:formula="of:=[.C206]/[.H206]*100" office:value-type="float" office:value="-1.72059741573034" calcext:value-type="float">
            <text:p>-1.7205974157</text:p>
          </table:table-cell>
          <table:table-cell/>
          <table:table-cell office:value-type="float" office:value="-80.1" calcext:value-type="float">
            <text:p>-80.1</text:p>
          </table:table-cell>
          <table:table-cell/>
          <table:table-cell table:formula="of:=ABS([.E206])" office:value-type="float" office:value="91.7575066017478" calcext:value-type="float">
            <text:p>91.7575066017</text:p>
          </table:table-cell>
          <table:table-cell table:formula="of:=ABS([.F206])" office:value-type="float" office:value="1.72059741573034" calcext:value-type="float">
            <text:p>1.720597415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-25.41127271" calcext:value-type="float">
            <text:p>-25.41127271</text:p>
          </table:table-cell>
          <table:table-cell office:value-type="float" office:value="-0.7566350954" calcext:value-type="float">
            <text:p>-0.7566350954</text:p>
          </table:table-cell>
          <table:table-cell/>
          <table:table-cell table:formula="of:=([.B207]-[.H207])/[.H207]*100" office:value-type="float" office:value="-52.502294" calcext:value-type="float">
            <text:p>-52.502294</text:p>
          </table:table-cell>
          <table:table-cell table:formula="of:=[.C207]/[.H207]*100" office:value-type="float" office:value="1.41427120635514" calcext:value-type="float">
            <text:p>1.4142712064</text:p>
          </table:table-cell>
          <table:table-cell/>
          <table:table-cell office:value-type="float" office:value="-53.5" calcext:value-type="float">
            <text:p>-53.5</text:p>
          </table:table-cell>
          <table:table-cell/>
          <table:table-cell table:formula="of:=ABS([.E207])" office:value-type="float" office:value="52.502294" calcext:value-type="float">
            <text:p>52.502294</text:p>
          </table:table-cell>
          <table:table-cell table:formula="of:=ABS([.F207])" office:value-type="float" office:value="1.41427120635514" calcext:value-type="float">
            <text:p>1.414271206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10.01946941" calcext:value-type="float">
            <text:p>-10.01946941</text:p>
          </table:table-cell>
          <table:table-cell office:value-type="float" office:value="-0.4968025027" calcext:value-type="float">
            <text:p>-0.4968025027</text:p>
          </table:table-cell>
          <table:table-cell/>
          <table:table-cell table:formula="of:=([.B208]-[.H208])/[.H208]*100" office:value-type="float" office:value="-79.6765326369169" calcext:value-type="float">
            <text:p>-79.6765326369</text:p>
          </table:table-cell>
          <table:table-cell table:formula="of:=[.C208]/[.H208]*100" office:value-type="float" office:value="1.0077129872211" calcext:value-type="float">
            <text:p>1.0077129872</text:p>
          </table:table-cell>
          <table:table-cell/>
          <table:table-cell office:value-type="float" office:value="-49.3" calcext:value-type="float">
            <text:p>-49.3</text:p>
          </table:table-cell>
          <table:table-cell/>
          <table:table-cell table:formula="of:=ABS([.E208])" office:value-type="float" office:value="79.6765326369169" calcext:value-type="float">
            <text:p>79.6765326369</text:p>
          </table:table-cell>
          <table:table-cell table:formula="of:=ABS([.F208])" office:value-type="float" office:value="1.0077129872211" calcext:value-type="float">
            <text:p>1.0077129872</text:p>
          </table:table-cell>
        </table:table-row>
        <table:table-row table:style-name="ro2">
          <table:table-cell office:value-type="string" calcext:value-type="string">
            <text:p>23-ci</text:p>
          </table:table-cell>
          <table:table-cell office:value-type="float" office:value="-2.647103257" calcext:value-type="float">
            <text:p>-2.647103257</text:p>
          </table:table-cell>
          <table:table-cell office:value-type="float" office:value="0.5683776262" calcext:value-type="float">
            <text:p>0.5683776262</text:p>
          </table:table-cell>
          <table:table-cell/>
          <table:table-cell table:formula="of:=([.B209]-[.H209])/[.H209]*100" office:value-type="float" office:value="-96.0667113566122" calcext:value-type="float">
            <text:p>-96.0667113566</text:p>
          </table:table-cell>
          <table:table-cell table:formula="of:=[.C209]/[.H209]*100" office:value-type="float" office:value="-0.844543278157504" calcext:value-type="float">
            <text:p>-0.8445432782</text:p>
          </table:table-cell>
          <table:table-cell/>
          <table:table-cell office:value-type="float" office:value="-67.3" calcext:value-type="float">
            <text:p>-67.3</text:p>
          </table:table-cell>
          <table:table-cell/>
          <table:table-cell table:formula="of:=ABS([.E209])" office:value-type="float" office:value="96.0667113566122" calcext:value-type="float">
            <text:p>96.0667113566</text:p>
          </table:table-cell>
          <table:table-cell table:formula="of:=ABS([.F209])" office:value-type="float" office:value="0.844543278157504" calcext:value-type="float">
            <text:p>0.8445432782</text:p>
          </table:table-cell>
        </table:table-row>
        <table:table-row table:style-name="ro2">
          <table:table-cell office:value-type="string" calcext:value-type="string">
            <text:p>24-ci</text:p>
          </table:table-cell>
          <table:table-cell office:value-type="float" office:value="-7.578759304" calcext:value-type="float">
            <text:p>-7.578759304</text:p>
          </table:table-cell>
          <table:table-cell office:value-type="float" office:value="9.506598688" calcext:value-type="float">
            <text:p>9.506598688</text:p>
          </table:table-cell>
          <table:table-cell/>
          <table:table-cell table:formula="of:=([.B210]-[.H210])/[.H210]*100" office:value-type="float" office:value="-89.9485950875332" calcext:value-type="float">
            <text:p>-89.9485950875</text:p>
          </table:table-cell>
          <table:table-cell table:formula="of:=[.C210]/[.H210]*100" office:value-type="float" office:value="-12.608221071618" calcext:value-type="float">
            <text:p>-12.6082210716</text:p>
          </table:table-cell>
          <table:table-cell/>
          <table:table-cell office:value-type="float" office:value="-75.4" calcext:value-type="float">
            <text:p>-75.4</text:p>
          </table:table-cell>
          <table:table-cell/>
          <table:table-cell table:formula="of:=ABS([.E210])" office:value-type="float" office:value="89.9485950875332" calcext:value-type="float">
            <text:p>89.9485950875</text:p>
          </table:table-cell>
          <table:table-cell table:formula="of:=ABS([.F210])" office:value-type="float" office:value="12.608221071618" calcext:value-type="float">
            <text:p>12.6082210716</text:p>
          </table:table-cell>
        </table:table-row>
        <table:table-row table:style-name="ro2">
          <table:table-cell office:value-type="string" calcext:value-type="string">
            <text:p>25-ci</text:p>
          </table:table-cell>
          <table:table-cell office:value-type="float" office:value="-28.48173879" calcext:value-type="float">
            <text:p>-28.48173879</text:p>
          </table:table-cell>
          <table:table-cell office:value-type="float" office:value="-0.7599956675" calcext:value-type="float">
            <text:p>-0.7599956675</text:p>
          </table:table-cell>
          <table:table-cell/>
          <table:table-cell table:formula="of:=([.B211]-[.H211])/[.H211]*100" office:value-type="float" office:value="-2.12460896907216" calcext:value-type="float">
            <text:p>-2.1246089691</text:p>
          </table:table-cell>
          <table:table-cell table:formula="of:=[.C211]/[.H211]*100" office:value-type="float" office:value="2.6116689604811" calcext:value-type="float">
            <text:p>2.6116689605</text:p>
          </table:table-cell>
          <table:table-cell/>
          <table:table-cell office:value-type="float" office:value="-29.1" calcext:value-type="float">
            <text:p>-29.1</text:p>
          </table:table-cell>
          <table:table-cell/>
          <table:table-cell table:formula="of:=ABS([.E211])" office:value-type="float" office:value="2.12460896907216" calcext:value-type="float">
            <text:p>2.1246089691</text:p>
          </table:table-cell>
          <table:table-cell table:formula="of:=ABS([.F211])" office:value-type="float" office:value="2.6116689604811" calcext:value-type="float">
            <text:p>2.6116689605</text:p>
          </table:table-cell>
        </table:table-row>
        <table:table-row table:style-name="ro2">
          <table:table-cell office:value-type="string" calcext:value-type="string">
            <text:p>26-ci</text:p>
          </table:table-cell>
          <table:table-cell office:value-type="float" office:value="-27.88914695" calcext:value-type="float">
            <text:p>-27.88914695</text:p>
          </table:table-cell>
          <table:table-cell office:value-type="float" office:value="-0.3624954731" calcext:value-type="float">
            <text:p>-0.3624954731</text:p>
          </table:table-cell>
          <table:table-cell/>
          <table:table-cell table:formula="of:=([.B212]-[.H212])/[.H212]*100" office:value-type="float" office:value="-5.13895595238095" calcext:value-type="float">
            <text:p>-5.1389559524</text:p>
          </table:table-cell>
          <table:table-cell table:formula="of:=[.C212]/[.H212]*100" office:value-type="float" office:value="1.23297779965986" calcext:value-type="float">
            <text:p>1.2329777997</text:p>
          </table:table-cell>
          <table:table-cell/>
          <table:table-cell office:value-type="float" office:value="-29.4" calcext:value-type="float">
            <text:p>-29.4</text:p>
          </table:table-cell>
          <table:table-cell/>
          <table:table-cell table:formula="of:=ABS([.E212])" office:value-type="float" office:value="5.13895595238095" calcext:value-type="float">
            <text:p>5.1389559524</text:p>
          </table:table-cell>
          <table:table-cell table:formula="of:=ABS([.F212])" office:value-type="float" office:value="1.23297779965986" calcext:value-type="float">
            <text:p>1.2329777997</text:p>
          </table:table-cell>
        </table:table-row>
        <table:table-row table:style-name="ro2">
          <table:table-cell office:value-type="string" calcext:value-type="string">
            <text:p>27-ci</text:p>
          </table:table-cell>
          <table:table-cell office:value-type="float" office:value="-5.279812792" calcext:value-type="float">
            <text:p>-5.279812792</text:p>
          </table:table-cell>
          <table:table-cell office:value-type="float" office:value="1.736072575" calcext:value-type="float">
            <text:p>1.736072575</text:p>
          </table:table-cell>
          <table:table-cell/>
          <table:table-cell table:formula="of:=([.B213]-[.H213])/[.H213]*100" office:value-type="float" office:value="-85.4550611790634" calcext:value-type="float">
            <text:p>-85.4550611791</text:p>
          </table:table-cell>
          <table:table-cell table:formula="of:=[.C213]/[.H213]*100" office:value-type="float" office:value="-4.78256907713499" calcext:value-type="float">
            <text:p>-4.7825690771</text:p>
          </table:table-cell>
          <table:table-cell/>
          <table:table-cell office:value-type="float" office:value="-36.3" calcext:value-type="float">
            <text:p>-36.3</text:p>
          </table:table-cell>
          <table:table-cell/>
          <table:table-cell table:formula="of:=ABS([.E213])" office:value-type="float" office:value="85.4550611790634" calcext:value-type="float">
            <text:p>85.4550611791</text:p>
          </table:table-cell>
          <table:table-cell table:formula="of:=ABS([.F213])" office:value-type="float" office:value="4.78256907713499" calcext:value-type="float">
            <text:p>4.7825690771</text:p>
          </table:table-cell>
        </table:table-row>
        <table:table-row table:style-name="ro2">
          <table:table-cell office:value-type="string" calcext:value-type="string">
            <text:p>28-ci</text:p>
          </table:table-cell>
          <table:table-cell office:value-type="float" office:value="-4.021994909" calcext:value-type="float">
            <text:p>-4.021994909</text:p>
          </table:table-cell>
          <table:table-cell office:value-type="float" office:value="1.933760953" calcext:value-type="float">
            <text:p>1.933760953</text:p>
          </table:table-cell>
          <table:table-cell/>
          <table:table-cell table:formula="of:=([.B214]-[.H214])/[.H214]*100" office:value-type="float" office:value="-87.431265909375" calcext:value-type="float">
            <text:p>-87.4312659094</text:p>
          </table:table-cell>
          <table:table-cell table:formula="of:=[.C214]/[.H214]*100" office:value-type="float" office:value="-6.043002978125" calcext:value-type="float">
            <text:p>-6.0430029781</text:p>
          </table:table-cell>
          <table:table-cell/>
          <table:table-cell office:value-type="float" office:value="-32" calcext:value-type="float">
            <text:p>-32</text:p>
          </table:table-cell>
          <table:table-cell/>
          <table:table-cell table:formula="of:=ABS([.E214])" office:value-type="float" office:value="87.431265909375" calcext:value-type="float">
            <text:p>87.4312659094</text:p>
          </table:table-cell>
          <table:table-cell table:formula="of:=ABS([.F214])" office:value-type="float" office:value="6.043002978125" calcext:value-type="float">
            <text:p>6.0430029781</text:p>
          </table:table-cell>
        </table:table-row>
        <table:table-row table:style-name="ro2">
          <table:table-cell office:value-type="string" calcext:value-type="string">
            <text:p>29-ci</text:p>
          </table:table-cell>
          <table:table-cell office:value-type="float" office:value="-4.633681982" calcext:value-type="float">
            <text:p>-4.633681982</text:p>
          </table:table-cell>
          <table:table-cell table:style-name="ce18" office:value-type="float" office:value="-52.0046972" calcext:value-type="float">
            <text:p>-52.0046972</text:p>
          </table:table-cell>
          <table:table-cell/>
          <table:table-cell table:formula="of:=([.B215]-[.H215])/[.H215]*100" office:value-type="float" office:value="-90.2448800378947" calcext:value-type="float">
            <text:p>-90.2448800379</text:p>
          </table:table-cell>
          <table:table-cell table:formula="of:=[.C215]/[.H215]*100" office:value-type="float" office:value="109.483573052632" calcext:value-type="float">
            <text:p>109.4835730526</text:p>
          </table:table-cell>
          <table:table-cell/>
          <table:table-cell office:value-type="float" office:value="-47.5" calcext:value-type="float">
            <text:p>-47.5</text:p>
          </table:table-cell>
          <table:table-cell/>
          <table:table-cell table:formula="of:=ABS([.E215])" office:value-type="float" office:value="90.2448800378947" calcext:value-type="float">
            <text:p>90.2448800379</text:p>
          </table:table-cell>
          <table:table-cell table:formula="of:=ABS([.F215])" office:value-type="float" office:value="109.483573052632" calcext:value-type="float">
            <text:p>109.4835730526</text:p>
          </table:table-cell>
        </table:table-row>
        <table:table-row table:style-name="ro2">
          <table:table-cell office:value-type="string" calcext:value-type="string">
            <text:p>30-ci</text:p>
          </table:table-cell>
          <table:table-cell office:value-type="float" office:value="-4.476766171" calcext:value-type="float">
            <text:p>-4.476766171</text:p>
          </table:table-cell>
          <table:table-cell table:style-name="ce18" office:value-type="float" office:value="-48.47329549" calcext:value-type="float">
            <text:p>-48.47329549</text:p>
          </table:table-cell>
          <table:table-cell/>
          <table:table-cell table:formula="of:=([.B216]-[.H216])/[.H216]*100" office:value-type="float" office:value="-91.407358596929" calcext:value-type="float">
            <text:p>-91.4073585969</text:p>
          </table:table-cell>
          <table:table-cell table:formula="of:=[.C216]/[.H216]*100" office:value-type="float" office:value="93.0389548752399" calcext:value-type="float">
            <text:p>93.0389548752</text:p>
          </table:table-cell>
          <table:table-cell/>
          <table:table-cell office:value-type="float" office:value="-52.1" calcext:value-type="float">
            <text:p>-52.1</text:p>
          </table:table-cell>
          <table:table-cell/>
          <table:table-cell table:formula="of:=ABS([.E216])" office:value-type="float" office:value="91.407358596929" calcext:value-type="float">
            <text:p>91.4073585969</text:p>
          </table:table-cell>
          <table:table-cell table:formula="of:=ABS([.F216])" office:value-type="float" office:value="93.0389548752399" calcext:value-type="float">
            <text:p>93.0389548752</text:p>
          </table:table-cell>
        </table:table-row>
        <table:table-row table:style-name="ro2">
          <table:table-cell table:number-columns-repeated="2"/>
          <table:table-cell table:style-name="ce18"/>
          <table:table-cell table:number-columns-repeated="8"/>
        </table:table-row>
        <table:table-row table:style-name="ro2">
          <table:table-cell table:number-columns-repeated="3"/>
          <table:table-cell table:style-name="ce11" office:value-type="string" calcext:value-type="string">
            <text:p>S30L Average Error</text:p>
          </table:table-cell>
          <table:table-cell table:style-name="ce19" table:formula="of:=AVERAGE([.E179:.E208])" office:value-type="float" office:value="-12.17739181853" calcext:value-type="float">
            <text:p>-12.1774</text:p>
          </table:table-cell>
          <table:table-cell table:style-name="ce19" table:formula="of:=AVERAGE([.F179:.F208])" office:value-type="float" office:value="-3.94540350461394" calcext:value-type="float">
            <text:p>-3.945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Abs Average Error</text:p>
          </table:table-cell>
          <table:table-cell table:style-name="ce19" table:formula="of:=(SUMIF([.E179:.E208];&quot;&gt;0&quot;)-SUMIF([.E179:.E208];&quot;&lt;0&quot;))/30" office:value-type="float" office:value="85.9818456496826" calcext:value-type="float">
            <text:p>85.9818</text:p>
          </table:table-cell>
          <table:table-cell table:style-name="ce19" table:formula="of:=(SUMIF([.F179:.F208];&quot;&gt;0&quot;)-SUMIF([.F179:.F208];&quot;&lt;0&quot;))/30" office:value-type="float" office:value="11.3167287059779" calcext:value-type="float">
            <text:p>11.316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S30L STD</text:p>
          </table:table-cell>
          <table:table-cell table:style-name="ce19" table:formula="of:=STDEV([.E179:.E208])" office:value-type="float" office:value="106.171810878549" calcext:value-type="float">
            <text:p>106.1718</text:p>
          </table:table-cell>
          <table:table-cell table:style-name="ce19" table:formula="of:=STDEV([.F179:.F208])" office:value-type="float" office:value="14.3743918905665" calcext:value-type="float">
            <text:p>14.3744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9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S30L-ci Average Err</text:p>
          </table:table-cell>
          <table:table-cell table:style-name="ce19" table:formula="of:=AVERAGE([.E208:.E216])" office:value-type="float" office:value="-69.721552191753" calcext:value-type="float">
            <text:p>-69.7216</text:p>
          </table:table-cell>
          <table:table-cell table:style-name="ce19" table:formula="of:=AVERAGE([.F208:.F216])" office:value-type="float" office:value="20.3440612522442" calcext:value-type="float">
            <text:p>20.3441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Abs Average Error</text:p>
          </table:table-cell>
          <table:table-cell table:style-name="ce19" table:formula="of:=(SUMIF([.E209:.E216];&quot;&gt;0&quot;)-SUMIF([.E209:.E216];&quot;&lt;0&quot;))/30" office:value-type="float" office:value="18.2605812362954" calcext:value-type="float">
            <text:p>18.2606</text:p>
          </table:table-cell>
          <table:table-cell table:style-name="ce19" table:formula="of:=(SUMIF([.F183:.F212];&quot;&gt;0&quot;)-SUMIF([.F183:.F212];&quot;&lt;0&quot;))/30" office:value-type="float" office:value="10.2194294465813" calcext:value-type="float">
            <text:p>10.219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S30L-ci STD</text:p>
          </table:table-cell>
          <table:table-cell table:style-name="ce19" table:formula="of:=STDEV([.E209:.E216])" office:value-type="float" office:value="40.1492392592518" calcext:value-type="float">
            <text:p>40.1492</text:p>
          </table:table-cell>
          <table:table-cell table:style-name="ce19" table:formula="of:=STDEV([.F209:.F216])" office:value-type="float" office:value="48.8814442695891" calcext:value-type="float">
            <text:p>48.8814</text:p>
          </table:table-cell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Ref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s66</text:p>
          </table:table-cell>
          <table:table-cell table:style-name="ce11" office:value-type="string" calcext:value-type="string">
            <text:p>CCSD(T)/aDZ</text:p>
          </table:table-cell>
          <table:table-cell table:style-name="ce11" office:value-type="string" calcext:value-type="string">
            <text:p>MP2/CBS CP</text:p>
          </table:table-cell>
          <table:table-cell table:style-name="ce11"/>
          <table:table-cell table:style-name="ce11" office:value-type="string" calcext:value-type="string">
            <text:p>MP2 Error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4.918" calcext:value-type="float">
            <text:p>-4.918</text:p>
          </table:table-cell>
          <table:table-cell office:value-type="float" office:value="-4.955" calcext:value-type="float">
            <text:p>-4.955</text:p>
          </table:table-cell>
          <table:table-cell/>
          <table:table-cell table:formula="of:=ABS(([.C227]-[.B227])/[.B227])*100" office:value-type="float" office:value="0.752338348922325" calcext:value-type="float">
            <text:p>0.7523383489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5.592" calcext:value-type="float">
            <text:p>-5.592</text:p>
          </table:table-cell>
          <table:table-cell office:value-type="float" office:value="-5.694" calcext:value-type="float">
            <text:p>-5.694</text:p>
          </table:table-cell>
          <table:table-cell/>
          <table:table-cell table:formula="of:=ABS(([.C228]-[.B228])/[.B228])*100" office:value-type="float" office:value="1.82403433476395" calcext:value-type="float">
            <text:p>1.824034334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6.908" calcext:value-type="float">
            <text:p>-6.908</text:p>
          </table:table-cell>
          <table:table-cell office:value-type="float" office:value="-7.084" calcext:value-type="float">
            <text:p>-7.084</text:p>
          </table:table-cell>
          <table:table-cell/>
          <table:table-cell table:formula="of:=ABS(([.C229]-[.B229])/[.B229])*100" office:value-type="float" office:value="2.54777070063693" calcext:value-type="float">
            <text:p>2.547770700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8.103" calcext:value-type="float">
            <text:p>-8.103</text:p>
          </table:table-cell>
          <table:table-cell office:value-type="float" office:value="-8.071" calcext:value-type="float">
            <text:p>-8.071</text:p>
          </table:table-cell>
          <table:table-cell/>
          <table:table-cell table:formula="of:=ABS(([.C230]-[.B230])/[.B230])*100" office:value-type="float" office:value="0.394915463408614" calcext:value-type="float">
            <text:p>0.394915463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5.757" calcext:value-type="float">
            <text:p>-5.757</text:p>
          </table:table-cell>
          <table:table-cell office:value-type="float" office:value="-5.838" calcext:value-type="float">
            <text:p>-5.838</text:p>
          </table:table-cell>
          <table:table-cell/>
          <table:table-cell table:formula="of:=ABS(([.C231]-[.B231])/[.B231])*100" office:value-type="float" office:value="1.40698280354352" calcext:value-type="float">
            <text:p>1.406982803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7.554" calcext:value-type="float">
            <text:p>-7.554</text:p>
          </table:table-cell>
          <table:table-cell office:value-type="float" office:value="-7.727" calcext:value-type="float">
            <text:p>-7.727</text:p>
          </table:table-cell>
          <table:table-cell/>
          <table:table-cell table:formula="of:=ABS(([.C232]-[.B232])/[.B232])*100" office:value-type="float" office:value="2.29017738946254" calcext:value-type="float">
            <text:p>2.2901773895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8.23" calcext:value-type="float">
            <text:p>-8.23</text:p>
          </table:table-cell>
          <table:table-cell office:value-type="float" office:value="-8.181" calcext:value-type="float">
            <text:p>-8.181</text:p>
          </table:table-cell>
          <table:table-cell/>
          <table:table-cell table:formula="of:=ABS(([.C233]-[.B233])/[.B233])*100" office:value-type="float" office:value="0.595382746051048" calcext:value-type="float">
            <text:p>0.5953827461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5.009" calcext:value-type="float">
            <text:p>-5.009</text:p>
          </table:table-cell>
          <table:table-cell office:value-type="float" office:value="-5.031" calcext:value-type="float">
            <text:p>-5.031</text:p>
          </table:table-cell>
          <table:table-cell/>
          <table:table-cell table:formula="of:=ABS(([.C234]-[.B234])/[.B234])*100" office:value-type="float" office:value="0.439209423038518" calcext:value-type="float">
            <text:p>0.43920942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-3.059" calcext:value-type="float">
            <text:p>-3.059</text:p>
          </table:table-cell>
          <table:table-cell/>
          <table:table-cell table:formula="of:=ABS(([.C235]-[.B235])/[.B235])*100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4.16" calcext:value-type="float">
            <text:p>-4.16</text:p>
          </table:table-cell>
          <table:table-cell office:value-type="float" office:value="-4.29" calcext:value-type="float">
            <text:p>-4.29</text:p>
          </table:table-cell>
          <table:table-cell/>
          <table:table-cell table:formula="of:=ABS(([.C236]-[.B236])/[.B236])*100" office:value-type="float" office:value="3.125" calcext:value-type="float">
            <text:p>3.125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5.419" calcext:value-type="float">
            <text:p>-5.419</text:p>
          </table:table-cell>
          <table:table-cell office:value-type="float" office:value="-5.53" calcext:value-type="float">
            <text:p>-5.53</text:p>
          </table:table-cell>
          <table:table-cell/>
          <table:table-cell table:formula="of:=ABS(([.C237]-[.B237])/[.B237])*100" office:value-type="float" office:value="2.04834840376454" calcext:value-type="float">
            <text:p>2.048348403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7.266" calcext:value-type="float">
            <text:p>-7.266</text:p>
          </table:table-cell>
          <table:table-cell office:value-type="float" office:value="-7.52" calcext:value-type="float">
            <text:p>-7.52</text:p>
          </table:table-cell>
          <table:table-cell/>
          <table:table-cell table:formula="of:=ABS(([.C238]-[.B238])/[.B238])*100" office:value-type="float" office:value="3.49573355353702" calcext:value-type="float">
            <text:p>3.4957335535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-6.187" calcext:value-type="float">
            <text:p>-6.187</text:p>
          </table:table-cell>
          <table:table-cell office:value-type="float" office:value="-6.324" calcext:value-type="float">
            <text:p>-6.324</text:p>
          </table:table-cell>
          <table:table-cell/>
          <table:table-cell table:formula="of:=ABS(([.C239]-[.B239])/[.B239])*100" office:value-type="float" office:value="2.21432034911911" calcext:value-type="float">
            <text:p>2.2143203491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-7.454" calcext:value-type="float">
            <text:p>-7.454</text:p>
          </table:table-cell>
          <table:table-cell office:value-type="float" office:value="-7.682" calcext:value-type="float">
            <text:p>-7.682</text:p>
          </table:table-cell>
          <table:table-cell/>
          <table:table-cell table:formula="of:=ABS(([.C240]-[.B240])/[.B240])*100" office:value-type="float" office:value="3.05876039710224" calcext:value-type="float">
            <text:p>3.0587603971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8.63" calcext:value-type="float">
            <text:p>-8.63</text:p>
          </table:table-cell>
          <table:table-cell office:value-type="float" office:value="-8.674" calcext:value-type="float">
            <text:p>-8.674</text:p>
          </table:table-cell>
          <table:table-cell/>
          <table:table-cell table:formula="of:=ABS(([.C241]-[.B241])/[.B241])*100" office:value-type="float" office:value="0.509849362688282" calcext:value-type="float">
            <text:p>0.509849362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5.124" calcext:value-type="float">
            <text:p>-5.124</text:p>
          </table:table-cell>
          <table:table-cell office:value-type="float" office:value="-5.148" calcext:value-type="float">
            <text:p>-5.148</text:p>
          </table:table-cell>
          <table:table-cell/>
          <table:table-cell table:formula="of:=ABS(([.C242]-[.B242])/[.B242])*100" office:value-type="float" office:value="0.468384074941452" calcext:value-type="float">
            <text:p>0.4683840749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-17.182" calcext:value-type="float">
            <text:p>-17.182</text:p>
          </table:table-cell>
          <table:table-cell office:value-type="float" office:value="-17.168" calcext:value-type="float">
            <text:p>-17.168</text:p>
          </table:table-cell>
          <table:table-cell/>
          <table:table-cell table:formula="of:=ABS(([.C243]-[.B243])/[.B243])*100" office:value-type="float" office:value="0.0814806192527025" calcext:value-type="float">
            <text:p>0.0814806193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-6.857" calcext:value-type="float">
            <text:p>-6.857</text:p>
          </table:table-cell>
          <table:table-cell office:value-type="float" office:value="-7.069" calcext:value-type="float">
            <text:p>-7.069</text:p>
          </table:table-cell>
          <table:table-cell/>
          <table:table-cell table:formula="of:=ABS(([.C244]-[.B244])/[.B244])*100" office:value-type="float" office:value="3.09173107773078" calcext:value-type="float">
            <text:p>3.091731077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-7.41" calcext:value-type="float">
            <text:p>-7.41</text:p>
          </table:table-cell>
          <table:table-cell office:value-type="float" office:value="-7.675" calcext:value-type="float">
            <text:p>-7.675</text:p>
          </table:table-cell>
          <table:table-cell/>
          <table:table-cell table:formula="of:=ABS(([.C245]-[.B245])/[.B245])*100" office:value-type="float" office:value="3.57624831309041" calcext:value-type="float">
            <text:p>3.5762483131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19.093" calcext:value-type="float">
            <text:p>-19.093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ABS(([.C246]-[.B246])/[.B246])*100" office:value-type="float" office:value="0.487089509244225" calcext:value-type="float">
            <text:p>0.4870895092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16.265" calcext:value-type="float">
            <text:p>-16.265</text:p>
          </table:table-cell>
          <table:table-cell office:value-type="float" office:value="-16.122" calcext:value-type="float">
            <text:p>-16.122</text:p>
          </table:table-cell>
          <table:table-cell/>
          <table:table-cell table:formula="of:=ABS(([.C247]-[.B247])/[.B247])*100" office:value-type="float" office:value="0.879188441438676" calcext:value-type="float">
            <text:p>0.8791884414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19.491" calcext:value-type="float">
            <text:p>-19.491</text:p>
          </table:table-cell>
          <table:table-cell office:value-type="float" office:value="-19.401" calcext:value-type="float">
            <text:p>-19.401</text:p>
          </table:table-cell>
          <table:table-cell/>
          <table:table-cell table:formula="of:=ABS(([.C248]-[.B248])/[.B248])*100" office:value-type="float" office:value="0.461751577651223" calcext:value-type="float">
            <text:p>0.4617515777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-19.189" calcext:value-type="float">
            <text:p>-19.189</text:p>
          </table:table-cell>
          <table:table-cell office:value-type="float" office:value="-19.101" calcext:value-type="float">
            <text:p>-19.101</text:p>
          </table:table-cell>
          <table:table-cell/>
          <table:table-cell table:formula="of:=ABS(([.C249]-[.B249])/[.B249])*100" office:value-type="float" office:value="0.45859607066549" calcext:value-type="float">
            <text:p>0.4585960707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2.822" calcext:value-type="float">
            <text:p>-2.822</text:p>
          </table:table-cell>
          <table:table-cell office:value-type="float" office:value="-4.703" calcext:value-type="float">
            <text:p>-4.703</text:p>
          </table:table-cell>
          <table:table-cell/>
          <table:table-cell table:formula="of:=ABS(([.C250]-[.B250])/[.B250])*100" office:value-type="float" office:value="66.6548547129695" calcext:value-type="float">
            <text:p>66.654854713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3.895" calcext:value-type="float">
            <text:p>-3.895</text:p>
          </table:table-cell>
          <table:table-cell office:value-type="float" office:value="-6.006" calcext:value-type="float">
            <text:p>-6.006</text:p>
          </table:table-cell>
          <table:table-cell/>
          <table:table-cell table:formula="of:=ABS(([.C251]-[.B251])/[.B251])*100" office:value-type="float" office:value="54.1976893453145" calcext:value-type="float">
            <text:p>54.1976893453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9.829" calcext:value-type="float">
            <text:p>-9.829</text:p>
          </table:table-cell>
          <table:table-cell office:value-type="float" office:value="-11.139" calcext:value-type="float">
            <text:p>-11.139</text:p>
          </table:table-cell>
          <table:table-cell/>
          <table:table-cell table:formula="of:=ABS(([.C252]-[.B252])/[.B252])*100" office:value-type="float" office:value="13.3279072133482" calcext:value-type="float">
            <text:p>13.3279072133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-3.439" calcext:value-type="float">
            <text:p>-3.439</text:p>
          </table:table-cell>
          <table:table-cell office:value-type="float" office:value="-5.432" calcext:value-type="float">
            <text:p>-5.432</text:p>
          </table:table-cell>
          <table:table-cell/>
          <table:table-cell table:formula="of:=ABS(([.C253]-[.B253])/[.B253])*100" office:value-type="float" office:value="57.9528932829311" calcext:value-type="float">
            <text:p>57.9528932829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5.713" calcext:value-type="float">
            <text:p>-5.713</text:p>
          </table:table-cell>
          <table:table-cell office:value-type="float" office:value="-7.535" calcext:value-type="float">
            <text:p>-7.535</text:p>
          </table:table-cell>
          <table:table-cell/>
          <table:table-cell table:formula="of:=ABS(([.C254]-[.B254])/[.B254])*100" office:value-type="float" office:value="31.8921757395414" calcext:value-type="float">
            <text:p>31.8921757395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-6.819" calcext:value-type="float">
            <text:p>-6.819</text:p>
          </table:table-cell>
          <table:table-cell office:value-type="float" office:value="-8.626" calcext:value-type="float">
            <text:p>-8.626</text:p>
          </table:table-cell>
          <table:table-cell/>
          <table:table-cell table:formula="of:=ABS(([.C255]-[.B255])/[.B255])*100" office:value-type="float" office:value="26.4994867282593" calcext:value-type="float">
            <text:p>26.4994867283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1.432" calcext:value-type="float">
            <text:p>-1.432</text:p>
          </table:table-cell>
          <table:table-cell office:value-type="float" office:value="-2.325" calcext:value-type="float">
            <text:p>-2.325</text:p>
          </table:table-cell>
          <table:table-cell/>
          <table:table-cell table:formula="of:=ABS(([.C256]-[.B256])/[.B256])*100" office:value-type="float" office:value="62.3603351955307" calcext:value-type="float">
            <text:p>62.3603351955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-3.38" calcext:value-type="float">
            <text:p>-3.38</text:p>
          </table:table-cell>
          <table:table-cell office:value-type="float" office:value="-4.011" calcext:value-type="float">
            <text:p>-4.011</text:p>
          </table:table-cell>
          <table:table-cell/>
          <table:table-cell table:formula="of:=ABS(([.C257]-[.B257])/[.B257])*100" office:value-type="float" office:value="18.6686390532544" calcext:value-type="float">
            <text:p>18.6686390533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-3.738" calcext:value-type="float">
            <text:p>-3.738</text:p>
          </table:table-cell>
          <table:table-cell office:value-type="float" office:value="-4.409" calcext:value-type="float">
            <text:p>-4.409</text:p>
          </table:table-cell>
          <table:table-cell/>
          <table:table-cell table:formula="of:=ABS(([.C258]-[.B258])/[.B258])*100" office:value-type="float" office:value="17.9507758159444" calcext:value-type="float">
            <text:p>17.9507758159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-1.872" calcext:value-type="float">
            <text:p>-1.872</text:p>
          </table:table-cell>
          <table:table-cell office:value-type="float" office:value="-2.826" calcext:value-type="float">
            <text:p>-2.826</text:p>
          </table:table-cell>
          <table:table-cell/>
          <table:table-cell table:formula="of:=ABS(([.C259]-[.B259])/[.B259])*100" office:value-type="float" office:value="50.9615384615385" calcext:value-type="float">
            <text:p>50.9615384615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-3.776" calcext:value-type="float">
            <text:p>-3.776</text:p>
          </table:table-cell>
          <table:table-cell office:value-type="float" office:value="-3.968" calcext:value-type="float">
            <text:p>-3.968</text:p>
          </table:table-cell>
          <table:table-cell/>
          <table:table-cell table:formula="of:=ABS(([.C260]-[.B260])/[.B260])*100" office:value-type="float" office:value="5.08474576271187" calcext:value-type="float">
            <text:p>5.084745762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2.613" calcext:value-type="float">
            <text:p>-2.613</text:p>
          </table:table-cell>
          <table:table-cell office:value-type="float" office:value="-2.675" calcext:value-type="float">
            <text:p>-2.675</text:p>
          </table:table-cell>
          <table:table-cell/>
          <table:table-cell table:formula="of:=ABS(([.C261]-[.B261])/[.B261])*100" office:value-type="float" office:value="2.37275162648296" calcext:value-type="float">
            <text:p>2.372751626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-1.777" calcext:value-type="float">
            <text:p>-1.777</text:p>
          </table:table-cell>
          <table:table-cell office:value-type="float" office:value="-1.737" calcext:value-type="float">
            <text:p>-1.737</text:p>
          </table:table-cell>
          <table:table-cell/>
          <table:table-cell table:formula="of:=ABS(([.C262]-[.B262])/[.B262])*100" office:value-type="float" office:value="2.25098480585256" calcext:value-type="float">
            <text:p>2.2509848059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-2.404" calcext:value-type="float">
            <text:p>-2.404</text:p>
          </table:table-cell>
          <table:table-cell office:value-type="float" office:value="-2.485" calcext:value-type="float">
            <text:p>-2.485</text:p>
          </table:table-cell>
          <table:table-cell/>
          <table:table-cell table:formula="of:=ABS(([.C263]-[.B263])/[.B263])*100" office:value-type="float" office:value="3.369384359401" calcext:value-type="float">
            <text:p>3.3693843594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2.997" calcext:value-type="float">
            <text:p>-2.997</text:p>
          </table:table-cell>
          <table:table-cell office:value-type="float" office:value="-3.137" calcext:value-type="float">
            <text:p>-3.137</text:p>
          </table:table-cell>
          <table:table-cell/>
          <table:table-cell table:formula="of:=ABS(([.C264]-[.B264])/[.B264])*100" office:value-type="float" office:value="4.67133800467134" calcext:value-type="float">
            <text:p>4.6713380047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-3.575" calcext:value-type="float">
            <text:p>-3.575</text:p>
          </table:table-cell>
          <table:table-cell office:value-type="float" office:value="-4.58" calcext:value-type="float">
            <text:p>-4.58</text:p>
          </table:table-cell>
          <table:table-cell/>
          <table:table-cell table:formula="of:=ABS(([.C265]-[.B265])/[.B265])*100" office:value-type="float" office:value="28.1118881118881" calcext:value-type="float">
            <text:p>28.111888111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2.895" calcext:value-type="float">
            <text:p>-2.895</text:p>
          </table:table-cell>
          <table:table-cell office:value-type="float" office:value="-3.599" calcext:value-type="float">
            <text:p>-3.599</text:p>
          </table:table-cell>
          <table:table-cell/>
          <table:table-cell table:formula="of:=ABS(([.C266]-[.B266])/[.B266])*100" office:value-type="float" office:value="24.3177892918826" calcext:value-type="float">
            <text:p>24.3177892919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-4.848" calcext:value-type="float">
            <text:p>-4.848</text:p>
          </table:table-cell>
          <table:table-cell office:value-type="float" office:value="-5.441" calcext:value-type="float">
            <text:p>-5.441</text:p>
          </table:table-cell>
          <table:table-cell/>
          <table:table-cell table:formula="of:=ABS(([.C267]-[.B267])/[.B267])*100" office:value-type="float" office:value="12.2318481848185" calcext:value-type="float">
            <text:p>12.2318481848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4.138" calcext:value-type="float">
            <text:p>-4.138</text:p>
          </table:table-cell>
          <table:table-cell office:value-type="float" office:value="-4.698" calcext:value-type="float">
            <text:p>-4.698</text:p>
          </table:table-cell>
          <table:table-cell/>
          <table:table-cell table:formula="of:=ABS(([.C268]-[.B268])/[.B268])*100" office:value-type="float" office:value="13.533107781537" calcext:value-type="float">
            <text:p>13.5331077815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-3.712" calcext:value-type="float">
            <text:p>-3.712</text:p>
          </table:table-cell>
          <table:table-cell office:value-type="float" office:value="-4.05" calcext:value-type="float">
            <text:p>-4.05</text:p>
          </table:table-cell>
          <table:table-cell/>
          <table:table-cell table:formula="of:=ABS(([.C269]-[.B269])/[.B269])*100" office:value-type="float" office:value="9.10560344827587" calcext:value-type="float">
            <text:p>9.1056034483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2.005" calcext:value-type="float">
            <text:p>-2.005</text:p>
          </table:table-cell>
          <table:table-cell office:value-type="float" office:value="-2.151" calcext:value-type="float">
            <text:p>-2.151</text:p>
          </table:table-cell>
          <table:table-cell/>
          <table:table-cell table:formula="of:=ABS(([.C270]-[.B270])/[.B270])*100" office:value-type="float" office:value="7.28179551122194" calcext:value-type="float">
            <text:p>7.2817955112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-1.748" calcext:value-type="float">
            <text:p>-1.748</text:p>
          </table:table-cell>
          <table:table-cell office:value-type="float" office:value="-2.104" calcext:value-type="float">
            <text:p>-2.104</text:p>
          </table:table-cell>
          <table:table-cell/>
          <table:table-cell table:formula="of:=ABS(([.C271]-[.B271])/[.B271])*100" office:value-type="float" office:value="20.3661327231121" calcext:value-type="float">
            <text:p>20.3661327231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-4.264" calcext:value-type="float">
            <text:p>-4.264</text:p>
          </table:table-cell>
          <table:table-cell office:value-type="float" office:value="-4.513" calcext:value-type="float">
            <text:p>-4.513</text:p>
          </table:table-cell>
          <table:table-cell/>
          <table:table-cell table:formula="of:=ABS(([.C272]-[.B272])/[.B272])*100" office:value-type="float" office:value="5.83958724202626" calcext:value-type="float">
            <text:p>5.839587242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-2.876" calcext:value-type="float">
            <text:p>-2.876</text:p>
          </table:table-cell>
          <table:table-cell office:value-type="float" office:value="-3.745" calcext:value-type="float">
            <text:p>-3.745</text:p>
          </table:table-cell>
          <table:table-cell/>
          <table:table-cell table:formula="of:=ABS(([.C273]-[.B273])/[.B273])*100" office:value-type="float" office:value="30.2155771905424" calcext:value-type="float">
            <text:p>30.2155771905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3.535" calcext:value-type="float">
            <text:p>-3.535</text:p>
          </table:table-cell>
          <table:table-cell office:value-type="float" office:value="-4.39" calcext:value-type="float">
            <text:p>-4.39</text:p>
          </table:table-cell>
          <table:table-cell/>
          <table:table-cell table:formula="of:=ABS(([.C274]-[.B274])/[.B274])*100" office:value-type="float" office:value="24.1867043847242" calcext:value-type="float">
            <text:p>24.1867043847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-3.331" calcext:value-type="float">
            <text:p>-3.331</text:p>
          </table:table-cell>
          <table:table-cell office:value-type="float" office:value="-4.175" calcext:value-type="float">
            <text:p>-4.175</text:p>
          </table:table-cell>
          <table:table-cell/>
          <table:table-cell table:formula="of:=ABS(([.C275]-[.B275])/[.B275])*100" office:value-type="float" office:value="25.3377364154908" calcext:value-type="float">
            <text:p>25.337736415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2.867" calcext:value-type="float">
            <text:p>-2.867</text:p>
          </table:table-cell>
          <table:table-cell office:value-type="float" office:value="-3.463" calcext:value-type="float">
            <text:p>-3.463</text:p>
          </table:table-cell>
          <table:table-cell/>
          <table:table-cell table:formula="of:=ABS(([.C276]-[.B276])/[.B276])*100" office:value-type="float" office:value="20.7882804325078" calcext:value-type="float">
            <text:p>20.7882804325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661" calcext:value-type="float">
            <text:p>-1.661</text:p>
          </table:table-cell>
          <table:table-cell/>
          <table:table-cell table:formula="of:=ABS(([.C277]-[.B277])/[.B277])*100" office:value-type="float" office:value="8.98950131233596" calcext:value-type="float">
            <text:p>8.989501312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-4.707" calcext:value-type="float">
            <text:p>-4.707</text:p>
          </table:table-cell>
          <table:table-cell office:value-type="float" office:value="-5.25" calcext:value-type="float">
            <text:p>-5.25</text:p>
          </table:table-cell>
          <table:table-cell/>
          <table:table-cell table:formula="of:=ABS(([.C278]-[.B278])/[.B278])*100" office:value-type="float" office:value="11.5360101975781" calcext:value-type="float">
            <text:p>11.5360101976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-4.361" calcext:value-type="float">
            <text:p>-4.361</text:p>
          </table:table-cell>
          <table:table-cell office:value-type="float" office:value="-4.722" calcext:value-type="float">
            <text:p>-4.722</text:p>
          </table:table-cell>
          <table:table-cell/>
          <table:table-cell table:formula="of:=ABS(([.C279]-[.B279])/[.B279])*100" office:value-type="float" office:value="8.27791790873652" calcext:value-type="float">
            <text:p>8.2779179087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3.277" calcext:value-type="float">
            <text:p>-3.277</text:p>
          </table:table-cell>
          <table:table-cell office:value-type="float" office:value="-3.567" calcext:value-type="float">
            <text:p>-3.567</text:p>
          </table:table-cell>
          <table:table-cell/>
          <table:table-cell table:formula="of:=ABS(([.C280]-[.B280])/[.B280])*100" office:value-type="float" office:value="8.8495575221239" calcext:value-type="float">
            <text:p>8.8495575221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-4.188" calcext:value-type="float">
            <text:p>-4.188</text:p>
          </table:table-cell>
          <table:table-cell office:value-type="float" office:value="-4.762" calcext:value-type="float">
            <text:p>-4.762</text:p>
          </table:table-cell>
          <table:table-cell/>
          <table:table-cell table:formula="of:=ABS(([.C281]-[.B281])/[.B281])*100" office:value-type="float" office:value="13.7058261700096" calcext:value-type="float">
            <text:p>13.70582617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3.231" calcext:value-type="float">
            <text:p>-3.231</text:p>
          </table:table-cell>
          <table:table-cell office:value-type="float" office:value="-3.843" calcext:value-type="float">
            <text:p>-3.843</text:p>
          </table:table-cell>
          <table:table-cell/>
          <table:table-cell table:formula="of:=ABS(([.C282]-[.B282])/[.B282])*100" office:value-type="float" office:value="18.941504178273" calcext:value-type="float">
            <text:p>18.9415041783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-5.282" calcext:value-type="float">
            <text:p>-5.282</text:p>
          </table:table-cell>
          <table:table-cell office:value-type="float" office:value="-6.199" calcext:value-type="float">
            <text:p>-6.199</text:p>
          </table:table-cell>
          <table:table-cell/>
          <table:table-cell table:formula="of:=ABS(([.C283]-[.B283])/[.B283])*100" office:value-type="float" office:value="17.3608481635744" calcext:value-type="float">
            <text:p>17.3608481636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4.146" calcext:value-type="float">
            <text:p>-4.146</text:p>
          </table:table-cell>
          <table:table-cell office:value-type="float" office:value="-4.367" calcext:value-type="float">
            <text:p>-4.367</text:p>
          </table:table-cell>
          <table:table-cell/>
          <table:table-cell table:formula="of:=ABS(([.C284]-[.B284])/[.B284])*100" office:value-type="float" office:value="5.33043897732755" calcext:value-type="float">
            <text:p>5.3304389773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-2.85" calcext:value-type="float">
            <text:p>-2.85</text:p>
          </table:table-cell>
          <table:table-cell office:value-type="float" office:value="-2.873" calcext:value-type="float">
            <text:p>-2.873</text:p>
          </table:table-cell>
          <table:table-cell/>
          <table:table-cell table:formula="of:=ABS(([.C285]-[.B285])/[.B285])*100" office:value-type="float" office:value="0.807017543859654" calcext:value-type="float">
            <text:p>0.8070175439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.868" calcext:value-type="float">
            <text:p>-4.868</text:p>
          </table:table-cell>
          <table:table-cell office:value-type="float" office:value="-5.029" calcext:value-type="float">
            <text:p>-5.029</text:p>
          </table:table-cell>
          <table:table-cell/>
          <table:table-cell table:formula="of:=ABS(([.C286]-[.B286])/[.B286])*100" office:value-type="float" office:value="3.30731306491371" calcext:value-type="float">
            <text:p>3.3073130649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-2.912" calcext:value-type="float">
            <text:p>-2.912</text:p>
          </table:table-cell>
          <table:table-cell office:value-type="float" office:value="-3.029" calcext:value-type="float">
            <text:p>-3.029</text:p>
          </table:table-cell>
          <table:table-cell/>
          <table:table-cell table:formula="of:=ABS(([.C287]-[.B287])/[.B287])*100" office:value-type="float" office:value="4.01785714285714" calcext:value-type="float">
            <text:p>4.0178571429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3.534" calcext:value-type="float">
            <text:p>-3.534</text:p>
          </table:table-cell>
          <table:table-cell office:value-type="float" office:value="-3.657" calcext:value-type="float">
            <text:p>-3.657</text:p>
          </table:table-cell>
          <table:table-cell/>
          <table:table-cell table:formula="of:=ABS(([.C288]-[.B288])/[.B288])*100" office:value-type="float" office:value="3.4804753820034" calcext:value-type="float">
            <text:p>3.480475382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-3.801" calcext:value-type="float">
            <text:p>-3.801</text:p>
          </table:table-cell>
          <table:table-cell office:value-type="float" office:value="-4.556" calcext:value-type="float">
            <text:p>-4.556</text:p>
          </table:table-cell>
          <table:table-cell/>
          <table:table-cell table:formula="of:=ABS(([.C289]-[.B289])/[.B289])*100" office:value-type="float" office:value="19.8631938963431" calcext:value-type="float">
            <text:p>19.8631938963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2.999" calcext:value-type="float">
            <text:p>-2.999</text:p>
          </table:table-cell>
          <table:table-cell office:value-type="float" office:value="-3.168" calcext:value-type="float">
            <text:p>-3.168</text:p>
          </table:table-cell>
          <table:table-cell/>
          <table:table-cell table:formula="of:=ABS(([.C290]-[.B290])/[.B290])*100" office:value-type="float" office:value="5.63521173724575" calcext:value-type="float">
            <text:p>5.6352117372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-3.991" calcext:value-type="float">
            <text:p>-3.991</text:p>
          </table:table-cell>
          <table:table-cell office:value-type="float" office:value="-4.207" calcext:value-type="float">
            <text:p>-4.207</text:p>
          </table:table-cell>
          <table:table-cell/>
          <table:table-cell table:formula="of:=ABS(([.C291]-[.B291])/[.B291])*100" office:value-type="float" office:value="5.41217739914808" calcext:value-type="float">
            <text:p>5.4121773991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3.968" calcext:value-type="float">
            <text:p>-3.968</text:p>
          </table:table-cell>
          <table:table-cell office:value-type="float" office:value="-4.552" calcext:value-type="float">
            <text:p>-4.552</text:p>
          </table:table-cell>
          <table:table-cell/>
          <table:table-cell table:formula="of:=ABS(([.C292]-[.B292])/[.B292])*100" office:value-type="float" office:value="14.7177419354839" calcext:value-type="float">
            <text:p>14.7177419355</text:p>
          </table:table-cell>
          <table:table-cell table:number-columns-repeated="6"/>
        </table:table-row>
      </table:table>
      <table:table table:name="HOMO LUMO GAP" table:style-name="ta1">
        <table:table-column table:style-name="co1" table:number-columns-repeated="3" table:default-cell-style-name="Default"/>
        <table:table-column table:style-name="co8" table:default-cell-style-name="Default"/>
        <table:table-row table:style-name="ro7">
          <table:table-cell table:style-name="ce3" office:value-type="string" calcext:value-type="string">
            <text:p>HOMO-LUMO Gap – cc-pVTZ (kcal/mol)</text:p>
          </table:table-cell>
          <table:table-cell table:style-name="ce6" office:value-type="string" calcext:value-type="string">
            <text:p>MP2/CBS</text:p>
          </table:table-cell>
          <table:table-cell table:number-columns-repeated="2"/>
        </table:table-row>
        <table:table-row table:style-name="ro2">
          <table:table-cell table:style-name="ce4" office:value-type="float" office:value="270" calcext:value-type="float">
            <text:p>270</text:p>
          </table:table-cell>
          <table:table-cell table:style-name="ce5" office:value-type="float" office:value="69.37044697" calcext:value-type="float">
            <text:p>69.37044697</text:p>
          </table:table-cell>
          <table:table-cell/>
          <table:table-cell table:style-name="ce2" office:value-type="string" calcext:value-type="string">
            <text:p>S30L</text:p>
          </table:table-cell>
        </table:table-row>
        <table:table-row table:style-name="ro2">
          <table:table-cell table:style-name="ce4" office:value-type="float" office:value="244" calcext:value-type="float">
            <text:p>244</text:p>
          </table:table-cell>
          <table:table-cell table:style-name="ce5" office:value-type="float" office:value="60.80457454" calcext:value-type="float">
            <text:p>60.80457454</text:p>
          </table:table-cell>
          <table:table-cell table:number-columns-repeated="2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5" office:value-type="float" office:value="67.8965937" calcext:value-type="float">
            <text:p>67.8965937</text:p>
          </table:table-cell>
          <table:table-cell table:number-columns-repeated="2"/>
        </table:table-row>
        <table:table-row table:style-name="ro2">
          <table:table-cell table:style-name="ce4" office:value-type="float" office:value="358" calcext:value-type="float">
            <text:p>358</text:p>
          </table:table-cell>
          <table:table-cell table:style-name="ce5" office:value-type="float" office:value="48.53350752" calcext:value-type="float">
            <text:p>48.53350752</text:p>
          </table:table-cell>
          <table:table-cell table:number-columns-repeated="2"/>
        </table:table-row>
        <table:table-row table:style-name="ro2">
          <table:table-cell table:style-name="ce4" office:value-type="float" office:value="328" calcext:value-type="float">
            <text:p>328</text:p>
          </table:table-cell>
          <table:table-cell table:style-name="ce5" office:value-type="float" office:value="368.5361323" calcext:value-type="float">
            <text:p>368.5361323</text:p>
          </table:table-cell>
          <table:table-cell table:number-columns-repeated="2"/>
        </table:table-row>
        <table:table-row table:style-name="ro2">
          <table:table-cell table:style-name="ce4" office:value-type="float" office:value="286" calcext:value-type="float">
            <text:p>286</text:p>
          </table:table-cell>
          <table:table-cell table:style-name="ce5" office:value-type="float" office:value="392.1530099" calcext:value-type="float">
            <text:p>392.1530099</text:p>
          </table:table-cell>
          <table:table-cell table:number-columns-repeated="2"/>
        </table:table-row>
        <table:table-row table:style-name="ro2">
          <table:table-cell table:style-name="ce4" office:value-type="float" office:value="468" calcext:value-type="float">
            <text:p>468</text:p>
          </table:table-cell>
          <table:table-cell table:style-name="ce5" office:value-type="float" office:value="95.29647354" calcext:value-type="float">
            <text:p>95.29647354</text:p>
          </table:table-cell>
          <table:table-cell table:number-columns-repeated="2"/>
        </table:table-row>
        <table:table-row table:style-name="ro2">
          <table:table-cell table:style-name="ce4" office:value-type="float" office:value="540" calcext:value-type="float">
            <text:p>540</text:p>
          </table:table-cell>
          <table:table-cell table:style-name="ce5" office:value-type="float" office:value="109.8922976" calcext:value-type="float">
            <text:p>109.8922976</text:p>
          </table:table-cell>
          <table:table-cell table:number-columns-repeated="2"/>
        </table:table-row>
        <table:table-row table:style-name="ro2">
          <table:table-cell table:style-name="ce4" office:value-type="float" office:value="508" calcext:value-type="float">
            <text:p>508</text:p>
          </table:table-cell>
          <table:table-cell table:style-name="ce5" office:value-type="float" office:value="202.5415283" calcext:value-type="float">
            <text:p>202.5415283</text:p>
          </table:table-cell>
          <table:table-cell table:number-columns-repeated="2"/>
        </table:table-row>
        <table:table-row table:style-name="ro2">
          <table:table-cell table:style-name="ce4" office:value-type="float" office:value="548" calcext:value-type="float">
            <text:p>548</text:p>
          </table:table-cell>
          <table:table-cell table:style-name="ce5" office:value-type="float" office:value="204.5658609" calcext:value-type="float">
            <text:p>204.5658609</text:p>
          </table:table-cell>
          <table:table-cell table:number-columns-repeated="2"/>
        </table:table-row>
        <table:table-row table:style-name="ro2">
          <table:table-cell table:style-name="ce4" office:value-type="float" office:value="520" calcext:value-type="float">
            <text:p>520</text:p>
          </table:table-cell>
          <table:table-cell table:style-name="ce5" office:value-type="float" office:value="221.1245441" calcext:value-type="float">
            <text:p>221.1245441</text:p>
          </table:table-cell>
          <table:table-cell table:number-columns-repeated="2"/>
        </table:table-row>
        <table:table-row table:style-name="ro2">
          <table:table-cell table:style-name="ce4" office:value-type="float" office:value="560" calcext:value-type="float">
            <text:p>560</text:p>
          </table:table-cell>
          <table:table-cell table:style-name="ce5" office:value-type="float" office:value="216.0199771" calcext:value-type="float">
            <text:p>216.0199771</text:p>
          </table:table-cell>
          <table:table-cell table:number-columns-repeated="2"/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table:style-name="ce5" office:value-type="float" office:value="25.0191377" calcext:value-type="float">
            <text:p>25.0191377</text:p>
          </table:table-cell>
          <table:table-cell table:number-columns-repeated="2"/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table:style-name="ce5" office:value-type="float" office:value="37.7004732" calcext:value-type="float">
            <text:p>37.7004732</text:p>
          </table:table-cell>
          <table:table-cell table:number-columns-repeated="2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5" office:value-type="float" office:value="31.26447001" calcext:value-type="float">
            <text:p>31.26447001</text:p>
          </table:table-cell>
          <table:table-cell table:number-columns-repeated="2"/>
        </table:table-row>
        <table:table-row table:style-name="ro2">
          <table:table-cell table:style-name="ce4" office:value-type="float" office:value="326" calcext:value-type="float">
            <text:p>326</text:p>
          </table:table-cell>
          <table:table-cell table:style-name="ce5" office:value-type="float" office:value="24.55982716" calcext:value-type="float">
            <text:p>24.55982716</text:p>
          </table:table-cell>
          <table:table-cell table:number-columns-repeated="2"/>
        </table:table-row>
        <table:table-row table:style-name="ro2">
          <table:table-cell table:style-name="ce4" office:value-type="float" office:value="392" calcext:value-type="float">
            <text:p>392</text:p>
          </table:table-cell>
          <table:table-cell table:style-name="ce5" office:value-type="float" office:value="-24.54296188" calcext:value-type="float">
            <text:p>-24.54296188</text:p>
          </table:table-cell>
          <table:table-cell table:number-columns-repeated="2"/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table:style-name="ce5" office:value-type="float" office:value="192.2334572" calcext:value-type="float">
            <text:p>192.2334572</text:p>
          </table:table-cell>
          <table:table-cell table:number-columns-repeated="2"/>
        </table:table-row>
        <table:table-row table:style-name="ro2">
          <table:table-cell table:style-name="ce4" office:value-type="float" office:value="484" calcext:value-type="float">
            <text:p>484</text:p>
          </table:table-cell>
          <table:table-cell table:style-name="ce5" office:value-type="float" office:value="17.69400428" calcext:value-type="float">
            <text:p>17.69400428</text:p>
          </table:table-cell>
          <table:table-cell table:number-columns-repeated="2"/>
        </table:table-row>
        <table:table-row table:style-name="ro2">
          <table:table-cell table:style-name="ce4" office:value-type="float" office:value="502" calcext:value-type="float">
            <text:p>502</text:p>
          </table:table-cell>
          <table:table-cell table:style-name="ce5" office:value-type="float" office:value="32.83905654" calcext:value-type="float">
            <text:p>32.83905654</text:p>
          </table:table-cell>
          <table:table-cell table:number-columns-repeated="2"/>
        </table:table-row>
        <table:table-row table:style-name="ro2">
          <table:table-cell table:style-name="ce4" office:value-type="float" office:value="496" calcext:value-type="float">
            <text:p>496</text:p>
          </table:table-cell>
          <table:table-cell table:style-name="ce5" office:value-type="float" office:value="55.29983743" calcext:value-type="float">
            <text:p>55.29983743</text:p>
          </table:table-cell>
          <table:table-cell table:number-columns-repeated="2"/>
        </table:table-row>
        <table:table-row table:style-name="ro2">
          <table:table-cell table:style-name="ce4" office:value-type="float" office:value="348" calcext:value-type="float">
            <text:p>348</text:p>
          </table:table-cell>
          <table:table-cell table:style-name="ce5" office:value-type="float" office:value="-5.974451558" calcext:value-type="float">
            <text:p>-5.974451558</text:p>
          </table:table-cell>
          <table:table-cell table:number-columns-repeated="2"/>
        </table:table-row>
        <table:table-row table:style-name="ro2">
          <table:table-cell table:style-name="ce4" office:value-type="float" office:value="276" calcext:value-type="float">
            <text:p>276</text:p>
          </table:table-cell>
          <table:table-cell table:style-name="ce5" office:value-type="float" office:value="8.219112353" calcext:value-type="float">
            <text:p>8.219112353</text:p>
          </table:table-cell>
          <table:table-cell table:number-columns-repeated="2"/>
        </table:table-row>
        <table:table-row table:style-name="ro2">
          <table:table-cell table:style-name="ce4" office:value-type="float" office:value="558" calcext:value-type="float">
            <text:p>558</text:p>
          </table:table-cell>
          <table:table-cell table:style-name="ce5" office:value-type="float" office:value="15.11286602" calcext:value-type="float">
            <text:p>15.11286602</text:p>
          </table:table-cell>
          <table:table-cell table:number-columns-repeated="2"/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table:style-name="ce5" office:value-type="float" office:value="49.04794672" calcext:value-type="float">
            <text:p>49.04794672</text:p>
          </table:table-cell>
          <table:table-cell table:number-columns-repeated="2"/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table:style-name="ce7" office:value-type="float" office:value="49.71251605" calcext:value-type="float">
            <text:p>49.71251605</text:p>
          </table:table-cell>
          <table:table-cell table:number-columns-repeated="2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5" office:value-type="float" office:value="-6.305659067" calcext:value-type="float">
            <text:p>-6.305659067</text:p>
          </table:table-cell>
          <table:table-cell table:number-columns-repeated="2"/>
        </table:table-row>
        <table:table-row table:style-name="ro2">
          <table:table-cell table:style-name="ce4" office:value-type="float" office:value="398" calcext:value-type="float">
            <text:p>398</text:p>
          </table:table-cell>
          <table:table-cell table:style-name="ce5" office:value-type="float" office:value="8.242493399" calcext:value-type="float">
            <text:p>8.242493399</text:p>
          </table:table-cell>
          <table:table-cell table:number-columns-repeated="2"/>
        </table:table-row>
        <table:table-row table:style-name="ro2">
          <table:table-cell table:style-name="ce4" office:value-type="float" office:value="320" calcext:value-type="float">
            <text:p>320</text:p>
          </table:table-cell>
          <table:table-cell table:style-name="ce5" office:value-type="float" office:value="47.497706" calcext:value-type="float">
            <text:p>47.497706</text:p>
          </table:table-cell>
          <table:table-cell table:number-columns-repeated="2"/>
        </table:table-row>
        <table:table-row table:style-name="ro2">
          <table:table-cell table:style-name="ce4" office:value-type="float" office:value="342" calcext:value-type="float">
            <text:p>342</text:p>
          </table:table-cell>
          <table:table-cell table:style-name="ce5" office:value-type="float" office:value="20.32346735" calcext:value-type="float">
            <text:p>20.32346735</text:p>
          </table:table-cell>
          <table:table-cell table:number-columns-repeated="2"/>
        </table:table-row>
        <table:table-row table:style-name="ro2">
          <table:table-cell table:style-name="ce4" office:value-type="float" office:value="284" calcext:value-type="float">
            <text:p>284</text:p>
          </table:table-cell>
          <table:table-cell table:style-name="ce5" office:value-type="float" office:value="3.933288644" calcext:value-type="float">
            <text:p>3.933288644</text:p>
          </table:table-cell>
          <table:table-cell table:number-columns-repeated="2"/>
        </table:table-row>
        <table:table-row table:style-name="ro2">
          <table:table-cell table:style-name="ce4" office:value-type="float" office:value="574" calcext:value-type="float">
            <text:p>574</text:p>
          </table:table-cell>
          <table:table-cell table:style-name="ce5" office:value-type="float" office:value="10.05140491" calcext:value-type="float">
            <text:p>10.05140491</text:p>
          </table:table-cell>
          <table:table-cell table:number-columns-repeated="2"/>
        </table:table-row>
        <table:table-row table:style-name="ro2">
          <table:table-cell table:style-name="ce4" office:value-type="float" office:value="420" calcext:value-type="float">
            <text:p>420</text:p>
          </table:table-cell>
          <table:table-cell table:style-name="ce5" office:value-type="float" office:value="97.87539103" calcext:value-type="float">
            <text:p>97.87539103</text:p>
          </table:table-cell>
          <table:table-cell table:number-columns-repeated="2"/>
        </table:table-row>
        <table:table-row table:style-name="ro2">
          <table:table-cell table:style-name="ce4" office:value-type="float" office:value="420" calcext:value-type="float">
            <text:p>420</text:p>
          </table:table-cell>
          <table:table-cell table:style-name="ce5" office:value-type="float" office:value="94.86104404" calcext:value-type="float">
            <text:p>94.86104404</text:p>
          </table:table-cell>
          <table:table-cell table:number-columns-repeated="2"/>
        </table:table-row>
        <table:table-row table:style-name="ro2">
          <table:table-cell table:style-name="ce4" office:value-type="float" office:value="412" calcext:value-type="float">
            <text:p>412</text:p>
          </table:table-cell>
          <table:table-cell table:style-name="ce5" office:value-type="float" office:value="14.54493882" calcext:value-type="float">
            <text:p>14.54493882</text:p>
          </table:table-cell>
          <table:table-cell table:number-columns-repeated="2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5" office:value-type="float" office:value="12.56873409" calcext:value-type="float">
            <text:p>12.56873409</text:p>
          </table:table-cell>
          <table:table-cell table:number-columns-repeated="2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5" office:value-type="float" office:value="60.0164203612479" calcext:value-type="float">
            <text:p>60.0164203612</text:p>
          </table:table-cell>
          <table:table-cell/>
          <table:table-cell table:style-name="ce2" office:value-type="string" calcext:value-type="string">
            <text:p>L7</text:p>
          </table:table-cell>
        </table:table-row>
        <table:table-row table:style-name="ro2">
          <table:table-cell table:style-name="ce4" office:value-type="float" office:value="284" calcext:value-type="float">
            <text:p>284</text:p>
          </table:table-cell>
          <table:table-cell table:style-name="ce5" office:value-type="float" office:value="89.6694214876033" calcext:value-type="float">
            <text:p>89.6694214876</text:p>
          </table:table-cell>
          <table:table-cell table:number-columns-repeated="2"/>
        </table:table-row>
        <table:table-row table:style-name="ro2">
          <table:table-cell table:style-name="ce4" office:value-type="float" office:value="332" calcext:value-type="float">
            <text:p>332</text:p>
          </table:table-cell>
          <table:table-cell table:style-name="ce5" office:value-type="float" office:value="85.6393707139976" calcext:value-type="float">
            <text:p>85.639370714</text:p>
          </table:table-cell>
          <table:table-cell table:number-columns-repeated="2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5" office:value-type="float" office:value="7.7757685352622" calcext:value-type="float">
            <text:p>7.7757685353</text:p>
          </table:table-cell>
          <table:table-cell table:number-columns-repeated="2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5" office:value-type="float" office:value="26.7223382045929" calcext:value-type="float">
            <text:p>26.7223382046</text:p>
          </table:table-cell>
          <table:table-cell table:number-columns-repeated="2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5" office:value-type="float" office:value="81.6666666666667" calcext:value-type="float">
            <text:p>81.6666666667</text:p>
          </table:table-cell>
          <table:table-cell table:number-columns-repeated="2"/>
        </table:table-row>
        <table:table-row table:style-name="ro2">
          <table:table-cell table:style-name="ce4" office:value-type="float" office:value="240" calcext:value-type="float">
            <text:p>240</text:p>
          </table:table-cell>
          <table:table-cell table:style-name="ce5" office:value-type="float" office:value="2.32919254658384" calcext:value-type="float">
            <text:p>2.329192546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.403785488959" calcext:value-type="float">
            <text:p>16.403785489</text:p>
          </table:table-cell>
          <table:table-cell/>
          <table:table-cell table:style-name="ce2" office:value-type="string" calcext:value-type="string">
            <text:p>S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7569721115538" calcext:value-type="float">
            <text:p>10.756972111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86888769478776" calcext:value-type="float">
            <text:p>3.8688876948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.19047619047619" calcext:value-type="float">
            <text:p>1.1904761905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.78749389350269" calcext:value-type="float">
            <text:p>4.7874938935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.06163973668462" calcext:value-type="float">
            <text:p>7.0616397367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.97067806963958" calcext:value-type="float">
            <text:p>3.970678069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.7547169811321" calcext:value-type="float">
            <text:p>20.754716981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9.1390728476821" calcext:value-type="float">
            <text:p>29.139072847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1.831501831502" calcext:value-type="float">
            <text:p>101.831501831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5.3393665158371" calcext:value-type="float">
            <text:p>75.3393665158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9.4331983805668" calcext:value-type="float">
            <text:p>19.4331983806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2.375478927203" calcext:value-type="float">
            <text:p>82.3754789272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4.0147179067866" calcext:value-type="float">
            <text:p>34.014717906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.1045751633987" calcext:value-type="float">
            <text:p>28.1045751634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.7682926829268" calcext:value-type="float">
            <text:p>16.7682926829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6.8085106382979" calcext:value-type="float">
            <text:p>26.8085106383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.8878923766816" calcext:value-type="float">
            <text:p>24.8878923767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4.1605839416058" calcext:value-type="float">
            <text:p>44.1605839416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0.5410122164049" calcext:value-type="float">
            <text:p>30.5410122164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9.290780141844" calcext:value-type="float">
            <text:p>19.2907801418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2"/>
        </table:table-row>
        <table:table-row table:style-name="ro2" table:number-rows-repeated="8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0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3"/>
          <table:table-cell table:style-name="ce2"/>
        </table:table-row>
        <table:table-row table:style-name="ro2" table:number-rows-repeated="23">
          <table:table-cell table:number-columns-repeated="4"/>
        </table:table-row>
        <table:table-row table:style-name="ro2" table:number-rows-repeated="3">
          <table:table-cell table:number-columns-repeated="3"/>
          <table:table-cell table:style-name="ce10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2"/>
        </table:table-row>
        <table:table-row table:style-name="ro2" table:number-rows-repeated="39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0"/>
        </table:table-row>
        <table:table-row table:style-name="ro2">
          <table:table-cell table:number-columns-repeated="3"/>
          <table:table-cell table:style-name="ce10"/>
        </table:table-row>
      </table:table>
      <table:table table:name="correlation of interaction" table:style-name="ta1">
        <table:table-column table:style-name="co1" table:number-columns-repeated="3" table:default-cell-style-name="Default"/>
        <table:table-row table:style-name="ro8">
          <table:table-cell table:style-name="ce3" office:value-type="string" calcext:value-type="string">
            <text:p>Number of unfrozen electrons</text:p>
          </table:table-cell>
          <table:table-cell table:style-name="ce3" office:value-type="string" calcext:value-type="string">
            <text:p>RPA(PBE)</text:p>
          </table:table-cell>
          <table:table-cell table:style-name="ce6" office:value-type="string" calcext:value-type="string">
            <text:p>MP2</text:p>
          </table:table-cell>
        </table:table-row>
        <table:table-row table:style-name="ro2">
          <table:table-cell table:style-name="ce4" office:value-type="float" office:value="270" calcext:value-type="float">
            <text:p>270</text:p>
          </table:table-cell>
          <table:table-cell office:value-type="float" office:value="-44.12305182" calcext:value-type="float">
            <text:p>-44.12305182</text:p>
          </table:table-cell>
          <table:table-cell office:value-type="float" office:value="-59.28211338" calcext:value-type="float">
            <text:p>-59.28211338</text:p>
          </table:table-cell>
        </table:table-row>
        <table:table-row table:style-name="ro2">
          <table:table-cell table:style-name="ce4" office:value-type="float" office:value="244" calcext:value-type="float">
            <text:p>244</text:p>
          </table:table-cell>
          <table:table-cell office:value-type="float" office:value="-32.18933603" calcext:value-type="float">
            <text:p>-32.18933603</text:p>
          </table:table-cell>
          <table:table-cell office:value-type="float" office:value="-45.6619998" calcext:value-type="float">
            <text:p>-45.6619998</text:p>
          </table:table-cell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office:value-type="float" office:value="-43.96843607" calcext:value-type="float">
            <text:p>-43.96843607</text:p>
          </table:table-cell>
          <table:table-cell office:value-type="float" office:value="-56.65278178" calcext:value-type="float">
            <text:p>-56.65278178</text:p>
          </table:table-cell>
        </table:table-row>
        <table:table-row table:style-name="ro2">
          <table:table-cell table:style-name="ce4" office:value-type="float" office:value="358" calcext:value-type="float">
            <text:p>358</text:p>
          </table:table-cell>
          <table:table-cell office:value-type="float" office:value="-21.04408948" calcext:value-type="float">
            <text:p>-21.04408948</text:p>
          </table:table-cell>
          <table:table-cell office:value-type="float" office:value="-29.09507548" calcext:value-type="float">
            <text:p>-29.09507548</text:p>
          </table:table-cell>
        </table:table-row>
        <table:table-row table:style-name="ro2">
          <table:table-cell table:style-name="ce4" office:value-type="float" office:value="328" calcext:value-type="float">
            <text:p>328</text:p>
          </table:table-cell>
          <table:table-cell office:value-type="float" office:value="-50.15332751" calcext:value-type="float">
            <text:p>-50.15332751</text:p>
          </table:table-cell>
          <table:table-cell office:value-type="float" office:value="-73.70122327" calcext:value-type="float">
            <text:p>-73.70122327</text:p>
          </table:table-cell>
        </table:table-row>
        <table:table-row table:style-name="ro2">
          <table:table-cell table:style-name="ce4" office:value-type="float" office:value="286" calcext:value-type="float">
            <text:p>286</text:p>
          </table:table-cell>
          <table:table-cell office:value-type="float" office:value="-48.32787569" calcext:value-type="float">
            <text:p>-48.32787569</text:p>
          </table:table-cell>
          <table:table-cell office:value-type="float" office:value="-71.8294862" calcext:value-type="float">
            <text:p>-71.8294862</text:p>
          </table:table-cell>
        </table:table-row>
        <table:table-row table:style-name="ro2">
          <table:table-cell table:style-name="ce4" office:value-type="float" office:value="468" calcext:value-type="float">
            <text:p>468</text:p>
          </table:table-cell>
          <table:table-cell office:value-type="float" office:value="-75.47103581" calcext:value-type="float">
            <text:p>-75.47103581</text:p>
          </table:table-cell>
          <table:table-cell office:value-type="float" office:value="-109.7675072" calcext:value-type="float">
            <text:p>-109.7675072</text:p>
          </table:table-cell>
        </table:table-row>
        <table:table-row table:style-name="ro2">
          <table:table-cell table:style-name="ce4" office:value-type="float" office:value="540" calcext:value-type="float">
            <text:p>540</text:p>
          </table:table-cell>
          <table:table-cell office:value-type="float" office:value="-83.40685501" calcext:value-type="float">
            <text:p>-83.40685501</text:p>
          </table:table-cell>
          <table:table-cell office:value-type="float" office:value="-122.1335971" calcext:value-type="float">
            <text:p>-122.1335971</text:p>
          </table:table-cell>
        </table:table-row>
        <table:table-row table:style-name="ro2">
          <table:table-cell table:style-name="ce4" office:value-type="float" office:value="508" calcext:value-type="float">
            <text:p>508</text:p>
          </table:table-cell>
          <table:table-cell office:value-type="float" office:value="-69.32667304" calcext:value-type="float">
            <text:p>-69.32667304</text:p>
          </table:table-cell>
          <table:table-cell office:value-type="float" office:value="-112.4219673" calcext:value-type="float">
            <text:p>-112.4219673</text:p>
          </table:table-cell>
        </table:table-row>
        <table:table-row table:style-name="ro2">
          <table:table-cell table:style-name="ce4" office:value-type="float" office:value="548" calcext:value-type="float">
            <text:p>548</text:p>
          </table:table-cell>
          <table:table-cell office:value-type="float" office:value="-74.20352044" calcext:value-type="float">
            <text:p>-74.20352044</text:p>
          </table:table-cell>
          <table:table-cell office:value-type="float" office:value="-122.6865135" calcext:value-type="float">
            <text:p>-122.6865135</text:p>
          </table:table-cell>
        </table:table-row>
        <table:table-row table:style-name="ro2">
          <table:table-cell table:style-name="ce4" office:value-type="float" office:value="520" calcext:value-type="float">
            <text:p>520</text:p>
          </table:table-cell>
          <table:table-cell office:value-type="float" office:value="-93.72368036" calcext:value-type="float">
            <text:p>-93.72368036</text:p>
          </table:table-cell>
          <table:table-cell office:value-type="float" office:value="-154.215334" calcext:value-type="float">
            <text:p>-154.215334</text:p>
          </table:table-cell>
        </table:table-row>
        <table:table-row table:style-name="ro2">
          <table:table-cell table:style-name="ce4" office:value-type="float" office:value="560" calcext:value-type="float">
            <text:p>560</text:p>
          </table:table-cell>
          <table:table-cell office:value-type="float" office:value="-93.40158341" calcext:value-type="float">
            <text:p>-93.40158341</text:p>
          </table:table-cell>
          <table:table-cell office:value-type="float" office:value="-154.9265223" calcext:value-type="float">
            <text:p>-154.9265223</text:p>
          </table:table-cell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office:value-type="float" office:value="-36.29939762" calcext:value-type="float">
            <text:p>-36.29939762</text:p>
          </table:table-cell>
          <table:table-cell office:value-type="float" office:value="-45.29713956" calcext:value-type="float">
            <text:p>-45.29713956</text:p>
          </table:table-cell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office:value-type="float" office:value="-42.34333225" calcext:value-type="float">
            <text:p>-42.34333225</text:p>
          </table:table-cell>
          <table:table-cell office:value-type="float" office:value="-55.469069" calcext:value-type="float">
            <text:p>-55.469069</text:p>
          </table:table-cell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office:value-type="float" office:value="-23.19395706" calcext:value-type="float">
            <text:p>-23.19395706</text:p>
          </table:table-cell>
          <table:table-cell office:value-type="float" office:value="-33.31493066" calcext:value-type="float">
            <text:p>-33.31493066</text:p>
          </table:table-cell>
        </table:table-row>
        <table:table-row table:style-name="ro2">
          <table:table-cell table:style-name="ce4" office:value-type="float" office:value="326" calcext:value-type="float">
            <text:p>326</text:p>
          </table:table-cell>
          <table:table-cell office:value-type="float" office:value="-35.79564508" calcext:value-type="float">
            <text:p>-35.79564508</text:p>
          </table:table-cell>
          <table:table-cell office:value-type="float" office:value="-49.98371022" calcext:value-type="float">
            <text:p>-49.98371022</text:p>
          </table:table-cell>
        </table:table-row>
        <table:table-row table:style-name="ro2">
          <table:table-cell table:style-name="ce4" office:value-type="float" office:value="392" calcext:value-type="float">
            <text:p>392</text:p>
          </table:table-cell>
          <table:table-cell office:value-type="float" office:value="-32.15696845" calcext:value-type="float">
            <text:p>-32.15696845</text:p>
          </table:table-cell>
          <table:table-cell office:value-type="float" office:value="-35.53302287" calcext:value-type="float">
            <text:p>-35.53302287</text:p>
          </table:table-cell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office:value-type="float" office:value="-31.07578055" calcext:value-type="float">
            <text:p>-31.07578055</text:p>
          </table:table-cell>
          <table:table-cell office:value-type="float" office:value="-33.95130669" calcext:value-type="float">
            <text:p>-33.95130669</text:p>
          </table:table-cell>
        </table:table-row>
        <table:table-row table:style-name="ro2">
          <table:table-cell table:style-name="ce4" office:value-type="float" office:value="484" calcext:value-type="float">
            <text:p>484</text:p>
          </table:table-cell>
          <table:table-cell office:value-type="float" office:value="-23.84558824" calcext:value-type="float">
            <text:p>-23.84558824</text:p>
          </table:table-cell>
          <table:table-cell office:value-type="float" office:value="-23.03219046" calcext:value-type="float">
            <text:p>-23.03219046</text:p>
          </table:table-cell>
        </table:table-row>
        <table:table-row table:style-name="ro2">
          <table:table-cell table:style-name="ce4" office:value-type="float" office:value="502" calcext:value-type="float">
            <text:p>502</text:p>
          </table:table-cell>
          <table:table-cell office:value-type="float" office:value="-34.9357275" calcext:value-type="float">
            <text:p>-34.9357275</text:p>
          </table:table-cell>
          <table:table-cell office:value-type="float" office:value="-33.98658566" calcext:value-type="float">
            <text:p>-33.98658566</text:p>
          </table:table-cell>
        </table:table-row>
        <table:table-row table:style-name="ro2">
          <table:table-cell table:style-name="ce4" office:value-type="float" office:value="496" calcext:value-type="float">
            <text:p>496</text:p>
          </table:table-cell>
          <table:table-cell office:value-type="float" office:value="-40.03758625" calcext:value-type="float">
            <text:p>-40.03758625</text:p>
          </table:table-cell>
          <table:table-cell office:value-type="float" office:value="-44.44362552" calcext:value-type="float">
            <text:p>-44.44362552</text:p>
          </table:table-cell>
        </table:table-row>
        <table:table-row table:style-name="ro2">
          <table:table-cell table:style-name="ce4" office:value-type="float" office:value="348" calcext:value-type="float">
            <text:p>348</text:p>
          </table:table-cell>
          <table:table-cell office:value-type="float" office:value="-27.6922624" calcext:value-type="float">
            <text:p>-27.6922624</text:p>
          </table:table-cell>
          <table:table-cell office:value-type="float" office:value="-25.60293996" calcext:value-type="float">
            <text:p>-25.60293996</text:p>
          </table:table-cell>
        </table:table-row>
        <table:table-row table:style-name="ro2">
          <table:table-cell table:style-name="ce4" office:value-type="float" office:value="276" calcext:value-type="float">
            <text:p>276</text:p>
          </table:table-cell>
          <table:table-cell office:value-type="float" office:value="-20.94627888" calcext:value-type="float">
            <text:p>-20.94627888</text:p>
          </table:table-cell>
          <table:table-cell office:value-type="float" office:value="-15.99266624" calcext:value-type="float">
            <text:p>-15.99266624</text:p>
          </table:table-cell>
        </table:table-row>
        <table:table-row table:style-name="ro2">
          <table:table-cell table:style-name="ce4" office:value-type="float" office:value="558" calcext:value-type="float">
            <text:p>558</text:p>
          </table:table-cell>
          <table:table-cell office:value-type="float" office:value="-66.03128967" calcext:value-type="float">
            <text:p>-66.03128967</text:p>
          </table:table-cell>
          <table:table-cell office:value-type="float" office:value="-76.59542652" calcext:value-type="float">
            <text:p>-76.59542652</text:p>
          </table:table-cell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office:value-type="float" office:value="-47.33118331" calcext:value-type="float">
            <text:p>-47.33118331</text:p>
          </table:table-cell>
          <table:table-cell office:value-type="float" office:value="-70.85147023" calcext:value-type="float">
            <text:p>-70.85147023</text:p>
          </table:table-cell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office:value-type="float" office:value="-47.30118326" calcext:value-type="float">
            <text:p>-47.30118326</text:p>
          </table:table-cell>
          <table:table-cell office:value-type="float" office:value="-71.74623042" calcext:value-type="float">
            <text:p>-71.74623042</text:p>
          </table:table-cell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office:value-type="float" office:value="-24.77312149" calcext:value-type="float">
            <text:p>-24.77312149</text:p>
          </table:table-cell>
          <table:table-cell office:value-type="float" office:value="-28.25795215" calcext:value-type="float">
            <text:p>-28.25795215</text:p>
          </table:table-cell>
        </table:table-row>
        <table:table-row table:style-name="ro2">
          <table:table-cell table:style-name="ce4" office:value-type="float" office:value="398" calcext:value-type="float">
            <text:p>398</text:p>
          </table:table-cell>
          <table:table-cell office:value-type="float" office:value="-20.02020393" calcext:value-type="float">
            <text:p>-20.02020393</text:p>
          </table:table-cell>
          <table:table-cell office:value-type="float" office:value="-23.19971442" calcext:value-type="float">
            <text:p>-23.19971442</text:p>
          </table:table-cell>
        </table:table-row>
        <table:table-row table:style-name="ro2">
          <table:table-cell table:style-name="ce4" office:value-type="float" office:value="320" calcext:value-type="float">
            <text:p>320</text:p>
          </table:table-cell>
          <table:table-cell office:value-type="float" office:value="-27.54406866" calcext:value-type="float">
            <text:p>-27.54406866</text:p>
          </table:table-cell>
          <table:table-cell office:value-type="float" office:value="-34.88149913" calcext:value-type="float">
            <text:p>-34.88149913</text:p>
          </table:table-cell>
        </table:table-row>
        <table:table-row table:style-name="ro2">
          <table:table-cell table:style-name="ce4" office:value-type="float" office:value="342" calcext:value-type="float">
            <text:p>342</text:p>
          </table:table-cell>
          <table:table-cell office:value-type="float" office:value="-30.67562256" calcext:value-type="float">
            <text:p>-30.67562256</text:p>
          </table:table-cell>
          <table:table-cell office:value-type="float" office:value="-41.83119812" calcext:value-type="float">
            <text:p>-41.83119812</text:p>
          </table:table-cell>
        </table:table-row>
        <table:table-row table:style-name="ro2">
          <table:table-cell table:style-name="ce4" office:value-type="float" office:value="284" calcext:value-type="float">
            <text:p>284</text:p>
          </table:table-cell>
          <table:table-cell office:value-type="float" office:value="-39.76271017" calcext:value-type="float">
            <text:p>-39.76271017</text:p>
          </table:table-cell>
          <table:table-cell office:value-type="float" office:value="-28.08683727" calcext:value-type="float">
            <text:p>-28.08683727</text:p>
          </table:table-cell>
        </table:table-row>
        <table:table-row table:style-name="ro9">
          <table:table-cell table:style-name="ce4" office:value-type="float" office:value="574" calcext:value-type="float">
            <text:p>574</text:p>
          </table:table-cell>
          <table:table-cell office:value-type="float" office:value="-70.80210766" calcext:value-type="float">
            <text:p>-70.80210766</text:p>
          </table:table-cell>
          <table:table-cell office:value-type="float" office:value="-77.5581017" calcext:value-type="float">
            <text:p>-77.5581017</text:p>
          </table:table-cell>
        </table:table-row>
        <table:table-row table:style-name="ro2">
          <table:table-cell table:style-name="ce4" office:value-type="float" office:value="420" calcext:value-type="float">
            <text:p>420</text:p>
          </table:table-cell>
          <table:table-cell office:value-type="float" office:value="-52.70739472" calcext:value-type="float">
            <text:p>-52.70739472</text:p>
          </table:table-cell>
          <table:table-cell office:value-type="float" office:value="-81.60702624" calcext:value-type="float">
            <text:p>-81.60702624</text:p>
          </table:table-cell>
        </table:table-row>
        <table:table-row table:style-name="ro2">
          <table:table-cell table:style-name="ce4" office:value-type="float" office:value="420" calcext:value-type="float">
            <text:p>420</text:p>
          </table:table-cell>
          <table:table-cell office:value-type="float" office:value="-53.17507444" calcext:value-type="float">
            <text:p>-53.17507444</text:p>
          </table:table-cell>
          <table:table-cell office:value-type="float" office:value="-81.82119111" calcext:value-type="float">
            <text:p>-81.82119111</text:p>
          </table:table-cell>
        </table:table-row>
        <table:table-row table:style-name="ro2">
          <table:table-cell table:style-name="ce4" office:value-type="float" office:value="412" calcext:value-type="float">
            <text:p>412</text:p>
          </table:table-cell>
          <table:table-cell office:value-type="float" office:value="-27.19736779" calcext:value-type="float">
            <text:p>-27.19736779</text:p>
          </table:table-cell>
          <table:table-cell office:value-type="float" office:value="-30.95199004" calcext:value-type="float">
            <text:p>-30.95199004</text:p>
          </table:table-cell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office:value-type="float" office:value="-23.96269083" calcext:value-type="float">
            <text:p>-23.96269083</text:p>
          </table:table-cell>
          <table:table-cell office:value-type="float" office:value="-27.32411799" calcext:value-type="float">
            <text:p>-27.32411799</text:p>
          </table:table-cell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office:value-type="float" office:value="-34.20712291" calcext:value-type="float">
            <text:p>-34.20712291</text:p>
          </table:table-cell>
          <table:table-cell/>
        </table:table-row>
        <table:table-row table:style-name="ro2">
          <table:table-cell table:style-name="ce4" office:value-type="float" office:value="284" calcext:value-type="float">
            <text:p>284</text:p>
          </table:table-cell>
          <table:table-cell office:value-type="float" office:value="-24.7880179" calcext:value-type="float">
            <text:p>-24.7880179</text:p>
          </table:table-cell>
          <table:table-cell/>
        </table:table-row>
        <table:table-row table:style-name="ro2">
          <table:table-cell table:style-name="ce4" office:value-type="float" office:value="332" calcext:value-type="float">
            <text:p>332</text:p>
          </table:table-cell>
          <table:table-cell office:value-type="float" office:value="-44.15030524" calcext:value-type="float">
            <text:p>-44.15030524</text:p>
          </table:table-cell>
          <table:table-cell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office:value-type="float" office:value="-19.39502447" calcext:value-type="float">
            <text:p>-19.39502447</text:p>
          </table:table-cell>
          <table:table-cell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office:value-type="float" office:value="-26.67210365" calcext:value-type="float">
            <text:p>-26.6721036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office:value-type="float" office:value="-10.62531372" calcext:value-type="float">
            <text:p>-10.62531372</text:p>
          </table:table-cell>
          <table:table-cell/>
        </table:table-row>
        <table:table-row table:style-name="ro2">
          <table:table-cell table:style-name="ce4" office:value-type="float" office:value="240" calcext:value-type="float">
            <text:p>240</text:p>
          </table:table-cell>
          <table:table-cell office:value-type="float" office:value="-12.44344447" calcext:value-type="float">
            <text:p>-12.4434444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1.549872406" calcext:value-type="float">
            <text:p>-1.549872406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2.227826773" calcext:value-type="float">
            <text:p>-2.227826773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2.752873582" calcext:value-type="float">
            <text:p>-2.75287358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2.744953742" calcext:value-type="float">
            <text:p>-2.744953742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2.618584344" calcext:value-type="float">
            <text:p>-2.61858434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3.801919921" calcext:value-type="float">
            <text:p>-3.80191992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3.627522451" calcext:value-type="float">
            <text:p>-3.62752245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1.842173079" calcext:value-type="float">
            <text:p>-1.842173079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2.3815414" calcext:value-type="float">
            <text:p>-2.381541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3.557302748" calcext:value-type="float">
            <text:p>-3.557302748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4.201033276" calcext:value-type="float">
            <text:p>-4.201033276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3.146111528" calcext:value-type="float">
            <text:p>-3.146111528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3.215103899" calcext:value-type="float">
            <text:p>-3.215103899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4.378407704" calcext:value-type="float">
            <text:p>-4.37840770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.404501851" calcext:value-type="float">
            <text:p>-4.40450185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1.872238779" calcext:value-type="float">
            <text:p>-1.872238779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-5.264165858" calcext:value-type="float">
            <text:p>-5.26416585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2.957731368" calcext:value-type="float">
            <text:p>-2.957731368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3.712339496" calcext:value-type="float">
            <text:p>-3.712339496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5.335878155" calcext:value-type="float">
            <text:p>-5.33587815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5.195045801" calcext:value-type="float">
            <text:p>-5.19504580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5.005567009" calcext:value-type="float">
            <text:p>-5.005567009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4.840675511" calcext:value-type="float">
            <text:p>-4.84067551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6.275385258" calcext:value-type="float">
            <text:p>-6.275385258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6.595770107" calcext:value-type="float">
            <text:p>-6.595770107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-10.07992572" calcext:value-type="float">
            <text:p>-10.07992572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6.515600503" calcext:value-type="float">
            <text:p>-6.515600503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8.748949205" calcext:value-type="float">
            <text:p>-8.748949205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8.494310637" calcext:value-type="float">
            <text:p>-8.494310637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3.91927699" calcext:value-type="float">
            <text:p>-3.91927699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4.550706895" calcext:value-type="float">
            <text:p>-4.5507068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-3.875927147" calcext:value-type="float">
            <text:p>-3.875927147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4.090512419" calcext:value-type="float">
            <text:p>-4.090512419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7.489646794" calcext:value-type="float">
            <text:p>-7.48964679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5.241475305" calcext:value-type="float">
            <text:p>-5.24147530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3.789852544" calcext:value-type="float">
            <text:p>-3.789852544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5.027619564" calcext:value-type="float">
            <text:p>-5.02761956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5.875483189" calcext:value-type="float">
            <text:p>-5.875483189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6.270523535" calcext:value-type="float">
            <text:p>-6.27052353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4.905153259" calcext:value-type="float">
            <text:p>-4.905153259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-8.549687336" calcext:value-type="float">
            <text:p>-8.549687336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7.501611098" calcext:value-type="float">
            <text:p>-7.501611098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-5.947370625" calcext:value-type="float">
            <text:p>-5.94737062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3.939128582" calcext:value-type="float">
            <text:p>-3.93912858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3.163039059" calcext:value-type="float">
            <text:p>-3.163039059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7.393007945" calcext:value-type="float">
            <text:p>-7.39300794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.134746995" calcext:value-type="float">
            <text:p>-4.13474699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.293758853" calcext:value-type="float">
            <text:p>-4.293758853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-4.107153838" calcext:value-type="float">
            <text:p>-4.10715383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2.500249963" calcext:value-type="float">
            <text:p>-2.50024996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984489332" calcext:value-type="float">
            <text:p>-0.984489332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4.158339716" calcext:value-type="float">
            <text:p>-4.158339716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3.626744143" calcext:value-type="float">
            <text:p>-3.62674414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-2.655387477" calcext:value-type="float">
            <text:p>-2.655387477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4.363172368" calcext:value-type="float">
            <text:p>-4.363172368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-4.236994499" calcext:value-type="float">
            <text:p>-4.236994499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-5.636399316" calcext:value-type="float">
            <text:p>-5.636399316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3.378682447" calcext:value-type="float">
            <text:p>-3.37868244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7469309984" calcext:value-type="float">
            <text:p>-0.7469309984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2.559263459" calcext:value-type="float">
            <text:p>-2.559263459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5.286228121" calcext:value-type="float">
            <text:p>-5.28622812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6.042377603" calcext:value-type="float">
            <text:p>-6.042377603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4.885577332" calcext:value-type="float">
            <text:p>-4.885577332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3.581444679" calcext:value-type="float">
            <text:p>-3.581444679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1.711931487" calcext:value-type="float">
            <text:p>-1.711931487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.552199489" calcext:value-type="float">
            <text:p>-4.5521994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02:25:54.560210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55:40.515654268</meta:creation-date>
    <dc:date>2019-01-11T23:30:13.884281793</dc:date>
    <meta:editing-duration>P1DT3H7M56S</meta:editing-duration>
    <meta:editing-cycles>40</meta:editing-cycles>
    <meta:generator>LibreOffice/5.1.6.2$Linux_X86_64 LibreOffice_project/10m0$Build-2</meta:generator>
    <meta:document-statistic meta:table-count="7" meta:cell-count="31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88cm" svg:height="17.375cm" xlink:href=".." xlink:type="simple" chart:class="chart:scatter" chart:style-name="ch1">
        <chart:legend chart:legend-position="end" svg:x="27.87cm" svg:y="8.14cm" style:legend-expansion="high" chart:style-name="ch2"/>
        <chart:plot-area chart:style-name="ch3" table:cell-range-address="'size consistent'.A2:'size consistent'.C31 'size consistent'.B1:'size consistent'.C1" chart:data-source-has-labels="row" svg:x="0.609cm" svg:y="0.347cm" svg:width="26.652cm" svg:height="16.681cm">
          <chartooo:coordinate-region svg:x="1.566cm" svg:y="0.547cm" svg:width="25.397cm" svg:height="16.2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ze consistent'.B2:'size consistent'.B31" chart:label-cell-address="'size consistent'.B1:'size consistent'.B1" chart:class="chart:scatter">
            <chart:domain table:cell-range-address="'size consistent'.A2:'size consistent'.A31"/>
            <chart:data-point chart:repeated="30"/>
          </chart:series>
          <chart:series chart:style-name="ch7" chart:values-cell-range-address="'size consistent'.C2:'size consistent'.C31" chart:label-cell-address="'size consistent'.C1:'size consistent'.C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(TPSS)</text:p>
                <draw:g>
                  <svg:desc>'size consistent'.B1:'size consistent'.B1</svg:desc>
                </draw:g>
              </table:table-cell>
              <table:table-cell office:value-type="string">
                <text:p>MP2/CBS</text:p>
                <draw:g>
                  <svg:desc>'size consistent'.C1:'size consisten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'size consistent'.A2:'size consistent'.A31</svg:desc>
                </draw:g>
              </table:table-cell>
              <table:table-cell office:value-type="float" office:value="1.378446697">
                <text:p>1.378446697</text:p>
                <draw:g>
                  <svg:desc>'size consistent'.B2:'size consistent'.B31</svg:desc>
                </draw:g>
              </table:table-cell>
              <table:table-cell office:value-type="float" office:value="-20.11742962">
                <text:p>-20.11742962</text:p>
                <draw:g>
                  <svg:desc>'size consistent'.C2:'size consistent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2.790886315">
                <text:p>2.790886315</text:p>
              </table:table-cell>
              <table:table-cell office:value-type="float" office:value="-12.6473515">
                <text:p>-12.647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">
                <text:p>406</text:p>
              </table:table-cell>
              <table:table-cell office:value-type="float" office:value="5.646915404">
                <text:p>5.646915404</text:p>
              </table:table-cell>
              <table:table-cell office:value-type="float" office:value="-15.95569952">
                <text:p>-15.9556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1.587078173">
                <text:p>1.587078173</text:p>
              </table:table-cell>
              <table:table-cell office:value-type="float" office:value="-9.852302027">
                <text:p>-9.852302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-0.8641937802">
                <text:p>-0.8641937802</text:p>
              </table:table-cell>
              <table:table-cell office:value-type="float" office:value="-106.8754784">
                <text:p>-106.8754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">
                <text:p>286</text:p>
              </table:table-cell>
              <table:table-cell office:value-type="float" office:value="5.556892812">
                <text:p>5.556892812</text:p>
              </table:table-cell>
              <table:table-cell office:value-type="float" office:value="-99.99901751">
                <text:p>-99.999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1.701090495">
                <text:p>1.701090495</text:p>
              </table:table-cell>
              <table:table-cell office:value-type="float" office:value="-33.44906221">
                <text:p>-33.44906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-1.066956229">
                <text:p>-1.066956229</text:p>
              </table:table-cell>
              <table:table-cell office:value-type="float" office:value="-40.44036552">
                <text:p>-40.4403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-4.781142783">
                <text:p>-4.781142783</text:p>
              </table:table-cell>
              <table:table-cell office:value-type="float" office:value="-57.52179405">
                <text:p>-57.5217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-3.906408835">
                <text:p>-3.906408835</text:p>
              </table:table-cell>
              <table:table-cell office:value-type="float" office:value="-60.96062655">
                <text:p>-60.96062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-4.772815138">
                <text:p>-4.772815138</text:p>
              </table:table-cell>
              <table:table-cell office:value-type="float" office:value="-72.97109954">
                <text:p>-72.97109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-4.289903173">
                <text:p>-4.289903173</text:p>
              </table:table-cell>
              <table:table-cell office:value-type="float" office:value="-73.23077223">
                <text:p>-73.23077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">
                <text:p>590</text:p>
              </table:table-cell>
              <table:table-cell office:value-type="float" office:value="6.586851135">
                <text:p>6.586851135</text:p>
              </table:table-cell>
              <table:table-cell office:value-type="float" office:value="-7.705894412">
                <text:p>-7.705894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5.471772311">
                <text:p>5.471772311</text:p>
              </table:table-cell>
              <table:table-cell office:value-type="float" office:value="-11.80024811">
                <text:p>-11.80024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.8362077">
                <text:p>3.8362077</text:p>
              </table:table-cell>
              <table:table-cell office:value-type="float" office:value="-5.440017782">
                <text:p>-5.440017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5.207580904">
                <text:p>5.207580904</text:p>
              </table:table-cell>
              <table:table-cell office:value-type="float" office:value="-6.164516618">
                <text:p>-6.164516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">
                <text:p>392</text:p>
              </table:table-cell>
              <table:table-cell office:value-type="float" office:value="-0.1920072789">
                <text:p>-0.1920072789</text:p>
              </table:table-cell>
              <table:table-cell office:value-type="float" office:value="8.197349269">
                <text:p>8.197349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">
                <text:p>388</text:p>
              </table:table-cell>
              <table:table-cell office:value-type="float" office:value="2.520200245">
                <text:p>2.520200245</text:p>
              </table:table-cell>
              <table:table-cell office:value-type="float" office:value="-44.79039553">
                <text:p>-44.79039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">
                <text:p>484</text:p>
              </table:table-cell>
              <table:table-cell office:value-type="float" office:value="2.856979602">
                <text:p>2.856979602</text:p>
              </table:table-cell>
              <table:table-cell office:value-type="float" office:value="-3.096450749">
                <text:p>-3.096450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  <table:table-cell office:value-type="float" office:value="2.073658587">
                <text:p>2.073658587</text:p>
              </table:table-cell>
              <table:table-cell office:value-type="float" office:value="-6.305098856">
                <text:p>-6.305098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">
                <text:p>496</text:p>
              </table:table-cell>
              <table:table-cell office:value-type="float" office:value="-0.8957141002">
                <text:p>-0.8957141002</text:p>
              </table:table-cell>
              <table:table-cell office:value-type="float" office:value="-13.38256066">
                <text:p>-13.38256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  <table:table-cell office:value-type="float" office:value="8.833542146">
                <text:p>8.833542146</text:p>
              </table:table-cell>
              <table:table-cell office:value-type="float" office:value="2.545116364">
                <text:p>2.54511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-1.6183096">
                <text:p>-1.6183096</text:p>
              </table:table-cell>
              <table:table-cell office:value-type="float" office:value="-5.038315872">
                <text:p>-5.038315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8">
                <text:p>558</text:p>
              </table:table-cell>
              <table:table-cell office:value-type="float" office:value="-0.2717774411">
                <text:p>-0.2717774411</text:p>
              </table:table-cell>
              <table:table-cell office:value-type="float" office:value="-20.47793346">
                <text:p>-20.47793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">
                <text:p>388</text:p>
              </table:table-cell>
              <table:table-cell office:value-type="float" office:value="-0.2648830609">
                <text:p>-0.2648830609</text:p>
              </table:table-cell>
              <table:table-cell office:value-type="float" office:value="-12.75246615">
                <text:p>-12.75246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">
                <text:p>388</text:p>
              </table:table-cell>
              <table:table-cell office:value-type="float" office:value="-1.188330175">
                <text:p>-1.18833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0.8642610782">
                <text:p>0.8642610782</text:p>
              </table:table-cell>
              <table:table-cell office:value-type="float" office:value="5.183251753">
                <text:p>5.183251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">
                <text:p>398</text:p>
              </table:table-cell>
              <table:table-cell office:value-type="float" office:value="2.000246216">
                <text:p>2.000246216</text:p>
              </table:table-cell>
              <table:table-cell office:value-type="float" office:value="-6.602237212">
                <text:p>-6.602237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">
                <text:p>320</text:p>
              </table:table-cell>
              <table:table-cell office:value-type="float" office:value="1.442547577">
                <text:p>1.442547577</text:p>
              </table:table-cell>
              <table:table-cell office:value-type="float" office:value="-25.41127271">
                <text:p>-25.41127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1.938256934">
                <text:p>1.938256934</text:p>
              </table:table-cell>
              <table:table-cell office:value-type="float" office:value="-10.01946941">
                <text:p>-10.01946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47cm" svg:height="20.363cm" xlink:href=".." xlink:type="simple" chart:class="chart:scatter" chart:style-name="ch1">
        <chart:legend chart:legend-position="end" svg:x="26.835cm" svg:y="8.657cm" style:legend-expansion="high" chart:style-name="ch2"/>
        <chart:plot-area chart:style-name="ch3" table:cell-range-address="S12L.A2:S12L.E12 S12L.B1:S12L.E1" chart:data-source-has-labels="row" svg:x="2.187cm" svg:y="0.407cm" svg:width="24.014cm" svg:height="18.026cm">
          <chartooo:coordinate-region svg:x="3.242cm" svg:y="0.718cm" svg:width="22.492cm" svg:height="17.404cm"/>
          <chart:axis chart:dimension="x" chart:name="primary-x" chart:style-name="ch4">
            <chart:title svg:x="10.933cm" svg:y="18.84cm" chart:style-name="ch5">
              <text:p>Total Valence Electron</text:p>
            </chart:title>
          </chart:axis>
          <chart:axis chart:dimension="y" chart:name="primary-y" chart:style-name="ch4">
            <chart:title svg:x="0.451cm" svg:y="14.403cm" chart:style-name="ch6">
              <text:p>Interaction Energy Error (kcal/mol)</text:p>
            </chart:title>
            <chart:grid chart:style-name="ch7" chart:class="major"/>
          </chart:axis>
          <chart:series chart:style-name="ch8" chart:values-cell-range-address="S12L.B2:S12L.B12" chart:label-cell-address="S12L.B1:S12L.B1" chart:class="chart:scatter">
            <chart:domain table:cell-range-address="S12L.A2:S12L.A12"/>
            <chart:data-point chart:repeated="11"/>
          </chart:series>
          <chart:series chart:style-name="ch9" chart:values-cell-range-address="S12L.C2:S12L.C12" chart:label-cell-address="S12L.C1:S12L.C1" chart:class="chart:scatter">
            <chart:data-point chart:repeated="11"/>
          </chart:series>
          <chart:series chart:style-name="ch10" chart:values-cell-range-address="S12L.D2:S12L.D12" chart:label-cell-address="S12L.D1:S12L.D1" chart:class="chart:scatter">
            <chart:data-point chart:repeated="11"/>
          </chart:series>
          <chart:series chart:style-name="ch11" chart:values-cell-range-address="S12L.E2:S12L.E12" chart:label-cell-address="S12L.E1:S12L.E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(TPSS)</text:p>
                <draw:g>
                  <svg:desc>S12L.B1:S12L.B1</svg:desc>
                </draw:g>
              </table:table-cell>
              <table:table-cell office:value-type="string">
                <text:p>MP2/CBS</text:p>
                <draw:g>
                  <svg:desc>S12L.C1:S12L.C1</svg:desc>
                </draw:g>
              </table:table-cell>
              <table:table-cell office:value-type="string">
                <text:p>SOS-MP2/CBS</text:p>
                <draw:g>
                  <svg:desc>S12L.D1:S12L.D1</svg:desc>
                </draw:g>
              </table:table-cell>
              <table:table-cell office:value-type="string">
                <text:p>SCS-MP2/CBS</text:p>
                <draw:g>
                  <svg:desc>S12L.E1:S12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S12L.A2:S12L.A12</svg:desc>
                </draw:g>
              </table:table-cell>
              <table:table-cell office:value-type="float" office:value="1.92041571901219">
                <text:p>1.92041571901219</text:p>
                <draw:g>
                  <svg:desc>S12L.B2:S12L.B12</svg:desc>
                </draw:g>
              </table:table-cell>
              <table:table-cell office:value-type="float" office:value="-20.65">
                <text:p>-20.65</text:p>
                <draw:g>
                  <svg:desc>S12L.C2:S12L.C12</svg:desc>
                </draw:g>
              </table:table-cell>
              <table:table-cell office:value-type="float" office:value="-7.3">
                <text:p>-7.3</text:p>
                <draw:g>
                  <svg:desc>S12L.D2:S12L.D12</svg:desc>
                </draw:g>
              </table:table-cell>
              <table:table-cell office:value-type="float" office:value="-6.3">
                <text:p>-6.3</text:p>
                <draw:g>
                  <svg:desc>S12L.E2:S12L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3.20499394095291">
                <text:p>3.20499394095291</text:p>
              </table:table-cell>
              <table:table-cell office:value-type="float" office:value="-13">
                <text:p>-13</text:p>
              </table:table-cell>
              <table:table-cell office:value-type="float" office:value="-3.85">
                <text:p>-3.85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">
                <text:p>406</text:p>
              </table:table-cell>
              <table:table-cell office:value-type="float" office:value="6.79796454606536">
                <text:p>6.79796454606536</text:p>
              </table:table-cell>
              <table:table-cell office:value-type="float" office:value="-16.35">
                <text:p>-16.35</text:p>
              </table:table-cell>
              <table:table-cell office:value-type="float" office:value="-5.1">
                <text:p>-5.1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2.42109769827033">
                <text:p>2.42109769827033</text:p>
              </table:table-cell>
              <table:table-cell office:value-type="float" office:value="-7.75">
                <text:p>-7.75</text:p>
              </table:table-cell>
              <table:table-cell office:value-type="float" office:value="-1.2">
                <text:p>-1.2</text:p>
              </table:table-cell>
              <table:table-cell office:value-type="float" office:value="-0.949999999999999">
                <text:p>-0.94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8">
                <text:p>508</text:p>
              </table:table-cell>
              <table:table-cell office:value-type="float" office:value="-3.84856948116705">
                <text:p>-3.84856948116705</text:p>
              </table:table-cell>
              <table:table-cell office:value-type="float" office:value="-56.2">
                <text:p>-56.2</text:p>
              </table:table-cell>
              <table:table-cell office:value-type="float" office:value="-34.4">
                <text:p>-34.4</text:p>
              </table:table-cell>
              <table:table-cell office:value-type="float" office:value="-30.85">
                <text:p>-3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8">
                <text:p>548</text:p>
              </table:table-cell>
              <table:table-cell office:value-type="float" office:value="-2.9326324786212">
                <text:p>-2.9326324786212</text:p>
              </table:table-cell>
              <table:table-cell office:value-type="float" office:value="-59.5">
                <text:p>-59.5</text:p>
              </table:table-cell>
              <table:table-cell office:value-type="float" office:value="-36.25">
                <text:p>-36.2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">
                <text:p>392</text:p>
              </table:table-cell>
              <table:table-cell office:value-type="float" office:value="0.412937887707869">
                <text:p>0.412937887707869</text:p>
              </table:table-cell>
              <table:table-cell office:value-type="float" office:value="-9">
                <text:p>-9</text:p>
              </table:table-cell>
              <table:table-cell office:value-type="float" office:value="0.549999999999997">
                <text:p>0.549999999999997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">
                <text:p>388</text:p>
              </table:table-cell>
              <table:table-cell office:value-type="float" office:value="3.07379055259307">
                <text:p>3.07379055259307</text:p>
              </table:table-cell>
              <table:table-cell office:value-type="float" office:value="-7.9">
                <text:p>-7.9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">
                <text:p>496</text:p>
              </table:table-cell>
              <table:table-cell office:value-type="float" office:value="1.40018803639437">
                <text:p>1.40018803639437</text:p>
              </table:table-cell>
              <table:table-cell office:value-type="float" office:value="-7.25">
                <text:p>-7.25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">
                <text:p>404</text:p>
              </table:table-cell>
              <table:table-cell office:value-type="float" office:value="2.44950367356981">
                <text:p>2.44950367356981</text:p>
              </table:table-cell>
              <table:table-cell office:value-type="float" office:value="-5.05000000000001">
                <text:p>-5.05000000000001</text:p>
              </table:table-cell>
              <table:table-cell office:value-type="float" office:value="1.34999999999999">
                <text:p>1.3499999999999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8">
                <text:p>398</text:p>
              </table:table-cell>
              <table:table-cell office:value-type="float" office:value="-0.117561748400867">
                <text:p>-0.117561748400867</text:p>
              </table:table-cell>
              <table:table-cell office:value-type="float" office:value="-12.1">
                <text:p>-12.1</text:p>
              </table:table-cell>
              <table:table-cell office:value-type="float" office:value="-2.75">
                <text:p>-2.75</text:p>
              </table:table-cell>
              <table:table-cell office:value-type="float" office:value="-1.8">
                <text:p>-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72cm" svg:height="20.474cm" xlink:href=".." xlink:type="simple" chart:class="chart:scatter" chart:style-name="ch1">
        <chart:legend chart:legend-position="end" svg:x="27.336cm" svg:y="9.447cm" style:legend-expansion="high" chart:style-name="ch2"/>
        <chart:plot-area chart:style-name="ch3" table:cell-range-address="'error kcal_mol'.A2:'error kcal_mol'.C134 'error kcal_mol'.B1:'error kcal_mol'.C1" chart:data-source-has-labels="row" svg:x="0.71cm" svg:y="0.324cm" svg:width="27.542cm" svg:height="19.02cm">
          <chartooo:coordinate-region svg:x="2.231cm" svg:y="0.686cm" svg:width="25.49cm" svg:height="18.298cm"/>
          <chart:axis chart:dimension="x" chart:name="primary-x" chart:style-name="ch4">
            <chart:title svg:x="11.82cm" svg:y="19.372cm" chart:style-name="ch5">
              <text:p>Valence Electrons</text:p>
            </chart:title>
          </chart:axis>
          <chart:axis chart:dimension="y" chart:name="primary-y" chart:style-name="ch6">
            <chart:title svg:x="0cm" svg:y="14.817cm" chart:style-name="ch7">
              <text:p>Interaction Energy Error (kcal/mol)</text:p>
            </chart:title>
            <chart:grid chart:style-name="ch8" chart:class="major"/>
          </chart:axis>
          <chart:series chart:style-name="ch9" chart:values-cell-range-address="'error kcal_mol'.B2:'error kcal_mol'.B134" chart:label-cell-address="'error kcal_mol'.B1:'error kcal_mol'.B1" chart:class="chart:scatter">
            <chart:domain table:cell-range-address="'error kcal_mol'.A2:'error kcal_mol'.A134"/>
            <chart:data-point chart:repeated="133"/>
          </chart:series>
          <chart:series chart:style-name="ch10" chart:values-cell-range-address="'error kcal_mol'.C2:'error kcal_mol'.C134" chart:label-cell-address="'error kcal_mol'.C1:'error kcal_mol'.C1" chart:class="chart:scatter"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TPSS)</text:p>
                <draw:g>
                  <svg:desc>'error kcal_mol'.B1:'error kcal_mol'.B1</svg:desc>
                </draw:g>
              </table:table-cell>
              <table:table-cell office:value-type="string">
                <text:p>MP2/CBS</text:p>
                <draw:g>
                  <svg:desc>'error kcal_mol'.C1:'error kcal_mol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'error kcal_mol'.A2:'error kcal_mol'.A134</svg:desc>
                </draw:g>
              </table:table-cell>
              <table:table-cell office:value-type="float" office:value="1.378446697">
                <text:p>1.378446697</text:p>
                <draw:g>
                  <svg:desc>'error kcal_mol'.B2:'error kcal_mol'.B134</svg:desc>
                </draw:g>
              </table:table-cell>
              <table:table-cell office:value-type="float" office:value="-20.11742962">
                <text:p>-20.11742962</text:p>
                <draw:g>
                  <svg:desc>'error kcal_mol'.C2:'error kcal_mol'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2.790886315">
                <text:p>2.790886315</text:p>
              </table:table-cell>
              <table:table-cell office:value-type="float" office:value="-12.6473515">
                <text:p>-12.647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">
                <text:p>406</text:p>
              </table:table-cell>
              <table:table-cell office:value-type="float" office:value="5.646915404">
                <text:p>5.646915404</text:p>
              </table:table-cell>
              <table:table-cell office:value-type="float" office:value="-15.95569952">
                <text:p>-15.9556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1.587078173">
                <text:p>1.587078173</text:p>
              </table:table-cell>
              <table:table-cell office:value-type="float" office:value="-9.852302027">
                <text:p>-9.852302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-0.8641937802">
                <text:p>-0.8641937802</text:p>
              </table:table-cell>
              <table:table-cell office:value-type="float" office:value="-106.8754784">
                <text:p>-106.8754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">
                <text:p>286</text:p>
              </table:table-cell>
              <table:table-cell office:value-type="float" office:value="5.556892812">
                <text:p>5.556892812</text:p>
              </table:table-cell>
              <table:table-cell office:value-type="float" office:value="-99.99901751">
                <text:p>-99.999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1.701090495">
                <text:p>1.701090495</text:p>
              </table:table-cell>
              <table:table-cell office:value-type="float" office:value="-33.44906221">
                <text:p>-33.44906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-1.066956229">
                <text:p>-1.066956229</text:p>
              </table:table-cell>
              <table:table-cell office:value-type="float" office:value="-40.44036552">
                <text:p>-40.4403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-4.781142783">
                <text:p>-4.781142783</text:p>
              </table:table-cell>
              <table:table-cell office:value-type="float" office:value="-57.52179405">
                <text:p>-57.5217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-3.906408835">
                <text:p>-3.906408835</text:p>
              </table:table-cell>
              <table:table-cell office:value-type="float" office:value="-60.96062655">
                <text:p>-60.96062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-4.772815138">
                <text:p>-4.772815138</text:p>
              </table:table-cell>
              <table:table-cell office:value-type="float" office:value="-72.97109954">
                <text:p>-72.97109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-4.289903173">
                <text:p>-4.289903173</text:p>
              </table:table-cell>
              <table:table-cell office:value-type="float" office:value="-73.23077223">
                <text:p>-73.23077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">
                <text:p>590</text:p>
              </table:table-cell>
              <table:table-cell office:value-type="float" office:value="6.586851135">
                <text:p>6.586851135</text:p>
              </table:table-cell>
              <table:table-cell office:value-type="float" office:value="-7.705894412">
                <text:p>-7.705894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5.471772311">
                <text:p>5.471772311</text:p>
              </table:table-cell>
              <table:table-cell office:value-type="float" office:value="-11.80024811">
                <text:p>-11.80024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.8362077">
                <text:p>3.8362077</text:p>
              </table:table-cell>
              <table:table-cell office:value-type="float" office:value="-5.440017782">
                <text:p>-5.440017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5.207580904">
                <text:p>5.207580904</text:p>
              </table:table-cell>
              <table:table-cell office:value-type="float" office:value="-6.164516618">
                <text:p>-6.164516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">
                <text:p>392</text:p>
              </table:table-cell>
              <table:table-cell office:value-type="float" office:value="-0.1920072789">
                <text:p>-0.1920072789</text:p>
              </table:table-cell>
              <table:table-cell office:value-type="float" office:value="8.197349269">
                <text:p>8.197349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">
                <text:p>388</text:p>
              </table:table-cell>
              <table:table-cell office:value-type="float" office:value="2.520200245">
                <text:p>2.520200245</text:p>
              </table:table-cell>
              <table:table-cell office:value-type="float" office:value="-44.79039553">
                <text:p>-44.79039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">
                <text:p>484</text:p>
              </table:table-cell>
              <table:table-cell office:value-type="float" office:value="2.856979602">
                <text:p>2.856979602</text:p>
              </table:table-cell>
              <table:table-cell office:value-type="float" office:value="-3.096450749">
                <text:p>-3.096450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  <table:table-cell office:value-type="float" office:value="2.073658587">
                <text:p>2.073658587</text:p>
              </table:table-cell>
              <table:table-cell office:value-type="float" office:value="-6.305098856">
                <text:p>-6.305098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">
                <text:p>496</text:p>
              </table:table-cell>
              <table:table-cell office:value-type="float" office:value="-0.8957141002">
                <text:p>-0.8957141002</text:p>
              </table:table-cell>
              <table:table-cell office:value-type="float" office:value="-13.38256066">
                <text:p>-13.38256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  <table:table-cell office:value-type="float" office:value="8.833542146">
                <text:p>8.833542146</text:p>
              </table:table-cell>
              <table:table-cell office:value-type="float" office:value="2.545116364">
                <text:p>2.54511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-1.6183096">
                <text:p>-1.6183096</text:p>
              </table:table-cell>
              <table:table-cell office:value-type="float" office:value="-5.038315872">
                <text:p>-5.038315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8">
                <text:p>558</text:p>
              </table:table-cell>
              <table:table-cell office:value-type="float" office:value="-0.2717774411">
                <text:p>-0.2717774411</text:p>
              </table:table-cell>
              <table:table-cell office:value-type="float" office:value="-20.47793346">
                <text:p>-20.47793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">
                <text:p>388</text:p>
              </table:table-cell>
              <table:table-cell office:value-type="float" office:value="-0.2648830609">
                <text:p>-0.2648830609</text:p>
              </table:table-cell>
              <table:table-cell office:value-type="float" office:value="-12.75246615">
                <text:p>-12.75246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">
                <text:p>388</text:p>
              </table:table-cell>
              <table:table-cell office:value-type="float" office:value="-1.188330175">
                <text:p>-1.18833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0.8642610782">
                <text:p>0.8642610782</text:p>
              </table:table-cell>
              <table:table-cell office:value-type="float" office:value="5.183251753">
                <text:p>5.183251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">
                <text:p>398</text:p>
              </table:table-cell>
              <table:table-cell office:value-type="float" office:value="2.000246216">
                <text:p>2.000246216</text:p>
              </table:table-cell>
              <table:table-cell office:value-type="float" office:value="-6.602237212">
                <text:p>-6.602237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">
                <text:p>320</text:p>
              </table:table-cell>
              <table:table-cell office:value-type="float" office:value="1.442547577">
                <text:p>1.442547577</text:p>
              </table:table-cell>
              <table:table-cell office:value-type="float" office:value="-25.41127271">
                <text:p>-25.41127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1.938256934">
                <text:p>1.938256934</text:p>
              </table:table-cell>
              <table:table-cell office:value-type="float" office:value="-10.01946941">
                <text:p>-10.01946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">
                <text:p>284</text:p>
              </table:table-cell>
              <table:table-cell office:value-type="float" office:value="4.165936196">
                <text:p>4.165936196</text:p>
              </table:table-cell>
              <table:table-cell office:value-type="float" office:value="-2.647103257">
                <text:p>-2.647103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">
                <text:p>574</text:p>
              </table:table-cell>
              <table:table-cell office:value-type="float" office:value="11.51585308">
                <text:p>11.51585308</text:p>
              </table:table-cell>
              <table:table-cell office:value-type="float" office:value="-7.578759304">
                <text:p>-7.578759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  <table:table-cell office:value-type="float" office:value="0.2016678205">
                <text:p>0.2016678205</text:p>
              </table:table-cell>
              <table:table-cell office:value-type="float" office:value="-28.48173879">
                <text:p>-28.48173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-3.193503034">
                <text:p>-3.193503034</text:p>
              </table:table-cell>
              <table:table-cell office:value-type="float" office:value="-27.88914695">
                <text:p>-27.88914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2">
                <text:p>412</text:p>
              </table:table-cell>
              <table:table-cell office:value-type="float" office:value="2.599706269">
                <text:p>2.599706269</text:p>
              </table:table-cell>
              <table:table-cell office:value-type="float" office:value="-5.279812792">
                <text:p>-5.279812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">
                <text:p>406</text:p>
              </table:table-cell>
              <table:table-cell office:value-type="float" office:value="-0.04244597404">
                <text:p>-0.04244597404</text:p>
              </table:table-cell>
              <table:table-cell office:value-type="float" office:value="-4.021994909">
                <text:p>-4.021994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">
                <text:p>216</text:p>
              </table:table-cell>
              <table:table-cell office:value-type="float" office:value="6.37144559">
                <text:p>6.37144559</text:p>
              </table:table-cell>
              <table:table-cell office:value-type="float" office:value="-14.62">
                <text:p>-14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4">
                <text:p>284</text:p>
              </table:table-cell>
              <table:table-cell office:value-type="float" office:value="-0.182833598">
                <text:p>-0.182833598</text:p>
              </table:table-cell>
              <table:table-cell office:value-type="float" office:value="-13.02">
                <text:p>-13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2">
                <text:p>332</text:p>
              </table:table-cell>
              <table:table-cell office:value-type="float" office:value="-0.4120706807">
                <text:p>-0.4120706807</text:p>
              </table:table-cell>
              <table:table-cell office:value-type="float" office:value="-21.23">
                <text:p>-21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2.217639285">
                <text:p>2.217639285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">
                <text:p>196</text:p>
              </table:table-cell>
              <table:table-cell office:value-type="float" office:value="1.9284793">
                <text:p>1.9284793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0.6473557369">
                <text:p>0.6473557369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.105685619">
                <text:p>2.10568561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0.49">
                <text:p>0.49</text:p>
              </table:table-cell>
              <table:table-cell office:value-type="float" office:value="-0.0300000000000002">
                <text:p>-0.03000000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0.529999999999999">
                <text:p>0.529999999999999</text:p>
              </table:table-cell>
              <table:table-cell office:value-type="float" office:value="-0.0100000000000007">
                <text:p>-0.0100000000000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73">
                <text:p>0.73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360000000000001">
                <text:p>0.36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1.02">
                <text:p>1.02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0.52">
                <text:p>0.5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48">
                <text:p>0.48</text:p>
              </table:table-cell>
              <table:table-cell office:value-type="float" office:value="-0.169999999999998">
                <text:p>-0.1699999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0.27">
                <text:p>0.27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0.56">
                <text:p>0.56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0.65">
                <text:p>0.6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1.4">
                <text:p>1.4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1.46">
                <text:p>1.46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27">
                <text:p>0.2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0.22">
                <text:p>0.2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0.41">
                <text:p>0.4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0.33">
                <text:p>0.3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.45">
                <text:p>0.4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0.65">
                <text:p>0.65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1608872871">
                <text:p>0.01608872871</text:p>
              </table:table-cell>
              <table:table-cell office:value-type="float" office:value="-0.0369999999999999">
                <text:p>-0.0369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.002772402487">
                <text:p>0.002772402487</text:p>
              </table:table-cell>
              <table:table-cell office:value-type="float" office:value="-0.102">
                <text:p>-0.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0.01507180421">
                <text:p>0.01507180421</text:p>
              </table:table-cell>
              <table:table-cell office:value-type="float" office:value="-0.175999999999999">
                <text:p>-0.175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0.09739322883">
                <text:p>0.0973932288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-0.08949901771">
                <text:p>-0.08949901771</text:p>
              </table:table-cell>
              <table:table-cell office:value-type="float" office:value="-0.0810000000000004">
                <text:p>-0.081000000000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-0.02457323437">
                <text:p>-0.02457323437</text:p>
              </table:table-cell>
              <table:table-cell office:value-type="float" office:value="-0.173">
                <text:p>-0.1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  <table:table-cell office:value-type="float" office:value="-0.05413040392">
                <text:p>-0.05413040392</text:p>
              </table:table-cell>
              <table:table-cell office:value-type="float" office:value="0.0490000000000013">
                <text:p>0.0490000000000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-0.04101709087">
                <text:p>-0.04101709087</text:p>
              </table:table-cell>
              <table:table-cell office:value-type="float" office:value="-0.0219999999999994">
                <text:p>-0.0219999999999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-0.1742474518">
                <text:p>-0.174247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-0.1453756">
                <text:p>-0.145375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-0.206926755">
                <text:p>-0.206926755</text:p>
              </table:table-cell>
              <table:table-cell office:value-type="float" office:value="-0.111000000000001">
                <text:p>-0.111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0.07757317905">
                <text:p>0.07757317905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-0.3239695778">
                <text:p>-0.3239695778</text:p>
              </table:table-cell>
              <table:table-cell office:value-type="float" office:value="-0.137">
                <text:p>-0.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-0.3439178517">
                <text:p>-0.3439178517</text:p>
              </table:table-cell>
              <table:table-cell office:value-type="float" office:value="-0.228000000000001">
                <text:p>-0.228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-0.4242154735">
                <text:p>-0.4242154735</text:p>
              </table:table-cell>
              <table:table-cell office:value-type="float" office:value="-0.0439999999999987">
                <text:p>-0.04399999999999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-0.2731956551">
                <text:p>-0.2731956551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-0.5910952336">
                <text:p>-0.5910952336</text:p>
              </table:table-cell>
              <table:table-cell office:value-type="float" office:value="0.0139999999999993">
                <text:p>0.01399999999999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-0.147979858">
                <text:p>-0.147979858</text:p>
              </table:table-cell>
              <table:table-cell office:value-type="float" office:value="-0.212">
                <text:p>-0.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">
                <text:p>44</text:p>
              </table:table-cell>
              <table:table-cell office:value-type="float" office:value="-0.1822356057">
                <text:p>-0.1822356057</text:p>
              </table:table-cell>
              <table:table-cell office:value-type="float" office:value="-0.265">
                <text:p>-0.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">
                <text:p>48</text:p>
              </table:table-cell>
              <table:table-cell office:value-type="float" office:value="-0.4722034565">
                <text:p>-0.472203456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">
                <text:p>48</text:p>
              </table:table-cell>
              <table:table-cell office:value-type="float" office:value="-0.6236313758">
                <text:p>-0.6236313758</text:p>
              </table:table-cell>
              <table:table-cell office:value-type="float" office:value="0.143000000000001">
                <text:p>0.143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-0.4207805503">
                <text:p>-0.42078055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-0.4860836269">
                <text:p>-0.4860836269</text:p>
              </table:table-cell>
              <table:table-cell office:value-type="float" office:value="0.088000000000001">
                <text:p>0.088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-0.7908544531">
                <text:p>-0.7908544531</text:p>
              </table:table-cell>
              <table:table-cell office:value-type="float" office:value="-1.881">
                <text:p>-1.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-0.7315962696">
                <text:p>-0.7315962696</text:p>
              </table:table-cell>
              <table:table-cell office:value-type="float" office:value="-2.111">
                <text:p>-2.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-1.440758642">
                <text:p>-1.440758642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-0.7674207723">
                <text:p>-0.7674207723</text:p>
              </table:table-cell>
              <table:table-cell office:value-type="float" office:value="-1.993">
                <text:p>-1.9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-1.035564006">
                <text:p>-1.035564006</text:p>
              </table:table-cell>
              <table:table-cell office:value-type="float" office:value="-1.822">
                <text:p>-1.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-0.9804353633">
                <text:p>-0.9804353633</text:p>
              </table:table-cell>
              <table:table-cell office:value-type="float" office:value="-1.807">
                <text:p>-1.8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-0.3270051882">
                <text:p>-0.3270051882</text:p>
              </table:table-cell>
              <table:table-cell office:value-type="float" office:value="-0.893">
                <text:p>-0.8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-0.4095112348">
                <text:p>-0.4095112348</text:p>
              </table:table-cell>
              <table:table-cell office:value-type="float" office:value="-0.631">
                <text:p>-0.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-0.2926347732">
                <text:p>-0.2926347732</text:p>
              </table:table-cell>
              <table:table-cell office:value-type="float" office:value="-0.671">
                <text:p>-0.6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-0.3075580656">
                <text:p>-0.3075580656</text:p>
              </table:table-cell>
              <table:table-cell office:value-type="float" office:value="-0.954">
                <text:p>-0.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-0.3607143647">
                <text:p>-0.3607143647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-0.3413588593">
                <text:p>-0.3413588593</text:p>
              </table:table-cell>
              <table:table-cell office:value-type="float" office:value="-0.0619999999999998">
                <text:p>-0.06199999999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-0.3266602888">
                <text:p>-0.32666028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-0.3274585899">
                <text:p>-0.3274585899</text:p>
              </table:table-cell>
              <table:table-cell office:value-type="float" office:value="-0.081">
                <text:p>-0.0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-0.3504843319">
                <text:p>-0.350484331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-0.588046832">
                <text:p>-0.588046832</text:p>
              </table:table-cell>
              <table:table-cell office:value-type="float" office:value="-1.005">
                <text:p>-1.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-0.5296623754">
                <text:p>-0.5296623754</text:p>
              </table:table-cell>
              <table:table-cell office:value-type="float" office:value="-0.704">
                <text:p>-0.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-0.98322607">
                <text:p>-0.98322607</text:p>
              </table:table-cell>
              <table:table-cell office:value-type="float" office:value="-0.593">
                <text:p>-0.5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-0.8999573395">
                <text:p>-0.8999573395</text:p>
              </table:table-cell>
              <table:table-cell office:value-type="float" office:value="-0.560000000000001">
                <text:p>-0.560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-0.7920679572">
                <text:p>-0.7920679572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">
                <text:p>44</text:p>
              </table:table-cell>
              <table:table-cell office:value-type="float" office:value="-0.2504092497">
                <text:p>-0.2504092497</text:p>
              </table:table-cell>
              <table:table-cell office:value-type="float" office:value="-0.146">
                <text:p>-0.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-0.2055420388">
                <text:p>-0.2055420388</text:p>
              </table:table-cell>
              <table:table-cell office:value-type="float" office:value="-0.356">
                <text:p>-0.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0.6052768448">
                <text:p>-0.6052768448</text:p>
              </table:table-cell>
              <table:table-cell office:value-type="float" office:value="-0.249">
                <text:p>-0.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-0.5069630247">
                <text:p>-0.5069630247</text:p>
              </table:table-cell>
              <table:table-cell office:value-type="float" office:value="-0.869">
                <text:p>-0.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-0.5023832531">
                <text:p>-0.5023832531</text:p>
              </table:table-cell>
              <table:table-cell office:value-type="float" office:value="-0.855">
                <text:p>-0.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-0.4650337815">
                <text:p>-0.4650337815</text:p>
              </table:table-cell>
              <table:table-cell office:value-type="float" office:value="-0.844">
                <text:p>-0.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  <table:table-cell office:value-type="float" office:value="-0.3028634623">
                <text:p>-0.3028634623</text:p>
              </table:table-cell>
              <table:table-cell office:value-type="float" office:value="-0.596">
                <text:p>-0.5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-0.1635521791">
                <text:p>-0.1635521791</text:p>
              </table:table-cell>
              <table:table-cell office:value-type="float" office:value="-0.137">
                <text:p>-0.1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-0.5851479013">
                <text:p>-0.5851479013</text:p>
              </table:table-cell>
              <table:table-cell office:value-type="float" office:value="-0.543">
                <text:p>-0.5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-0.4725282636">
                <text:p>-0.4725282636</text:p>
              </table:table-cell>
              <table:table-cell office:value-type="float" office:value="-0.361">
                <text:p>-0.3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-0.5302838099">
                <text:p>-0.530283809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-0.4271123991">
                <text:p>-0.4271123991</text:p>
              </table:table-cell>
              <table:table-cell office:value-type="float" office:value="-0.574000000000001">
                <text:p>-0.57400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">
                <text:p>36</text:p>
              </table:table-cell>
              <table:table-cell office:value-type="float" office:value="-0.4170959892">
                <text:p>-0.4170959892</text:p>
              </table:table-cell>
              <table:table-cell office:value-type="float" office:value="-0.612">
                <text:p>-0.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">
                <text:p>76</text:p>
              </table:table-cell>
              <table:table-cell office:value-type="float" office:value="-0.6352378315">
                <text:p>-0.6352378315</text:p>
              </table:table-cell>
              <table:table-cell office:value-type="float" office:value="-0.917">
                <text:p>-0.9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-0.4280487034">
                <text:p>-0.4280487034</text:p>
              </table:table-cell>
              <table:table-cell office:value-type="float" office:value="-0.221">
                <text:p>-0.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-0.1243721953">
                <text:p>-0.1243721953</text:p>
              </table:table-cell>
              <table:table-cell office:value-type="float" office:value="-0.0230000000000001">
                <text:p>-0.0230000000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-0.06982301315">
                <text:p>-0.06982301315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-0.5210909507">
                <text:p>-0.5210909507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">
                <text:p>58</text:p>
              </table:table-cell>
              <table:table-cell office:value-type="float" office:value="-0.5830853724">
                <text:p>-0.5830853724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">
                <text:p>58</text:p>
              </table:table-cell>
              <table:table-cell office:value-type="float" office:value="-0.460168236">
                <text:p>-0.460168236</text:p>
              </table:table-cell>
              <table:table-cell office:value-type="float" office:value="-0.755">
                <text:p>-0.7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">
                <text:p>56</text:p>
              </table:table-cell>
              <table:table-cell office:value-type="float" office:value="-0.3350382192">
                <text:p>-0.3350382192</text:p>
              </table:table-cell>
              <table:table-cell office:value-type="float" office:value="-0.169">
                <text:p>-0.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-0.2264255296">
                <text:p>-0.2264255296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-0.2797984618">
                <text:p>-0.2797984618</text:p>
              </table:table-cell>
              <table:table-cell office:value-type="float" office:value="-0.584">
                <text:p>-0.5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44cm" svg:height="18.974cm" xlink:href=".." xlink:type="simple" chart:class="chart:scatter" chart:column-mapping="2 1" chart:style-name="ch1">
        <chart:legend chart:legend-position="end" svg:x="28.319cm" svg:y="8.785cm" style:legend-expansion="high" chart:style-name="ch2"/>
        <chart:plot-area chart:style-name="ch3" table:cell-range-address="'percent error'.A2:'percent error'.B132 'percent error'.C1:'percent error'.C132 'percent error'.B1:'percent error'.B1" chart:data-source-has-labels="row" svg:x="2.185cm" svg:y="0.379cm" svg:width="25.502cm" svg:height="16.693cm">
          <chartooo:coordinate-region svg:x="3.494cm" svg:y="0.74cm" svg:width="23.662cm" svg:height="15.362cm"/>
          <chart:axis chart:dimension="x" chart:name="primary-x" chart:style-name="ch4">
            <chart:title svg:x="12.275cm" svg:y="17.451cm" chart:style-name="ch5">
              <text:p>Valence Electrons</text:p>
            </chart:title>
          </chart:axis>
          <chart:axis chart:dimension="y" chart:name="primary-y" chart:style-name="ch4">
            <chart:title svg:x="0.451cm" svg:y="12.325cm" chart:style-name="ch6">
              <text:p>Percent Interaction Error</text:p>
            </chart:title>
            <chart:grid chart:style-name="ch7" chart:class="major"/>
          </chart:axis>
          <chart:series chart:style-name="ch8" chart:values-cell-range-address="'percent error'.C2:'percent error'.C132" chart:label-cell-address="'percent error'.C1:'percent error'.C1" chart:class="chart:scatter">
            <chart:domain table:cell-range-address="'percent error'.A2:'percent error'.A132"/>
            <chart:data-point chart:repeated="36"/>
            <chart:data-point chart:style-name="ch9"/>
            <chart:data-point chart:repeated="4"/>
            <chart:data-point chart:style-name="ch9"/>
            <chart:data-point chart:repeated="19"/>
            <chart:data-point chart:style-name="ch9"/>
            <chart:data-point chart:repeated="58"/>
            <chart:data-point chart:style-name="ch9"/>
            <chart:data-point chart:repeated="10"/>
          </chart:series>
          <chart:series chart:style-name="ch10" chart:values-cell-range-address="'percent error'.B2:'percent error'.B132" chart:label-cell-address="'percent error'.B1:'percent error'.B1" chart:class="chart:scatter"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2/CBS</text:p>
                <draw:g>
                  <svg:desc>'percent error'.C1:'percent error'.C1</svg:desc>
                </draw:g>
              </table:table-cell>
              <table:table-cell office:value-type="string">
                <text:p>RPA (PBE)</text:p>
                <draw:g>
                  <svg:desc>'percent error'.B1:'percent erro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'percent error'.A2:'percent error'.A132</svg:desc>
                </draw:g>
              </table:table-cell>
              <table:table-cell office:value-type="float" office:value="30.6295530344828">
                <text:p>30.6295530344828</text:p>
                <draw:g>
                  <svg:desc>'percent error'.C2:'percent error'.C132</svg:desc>
                </draw:g>
              </table:table-cell>
              <table:table-cell office:value-type="float" office:value="4.36789966206897">
                <text:p>4.36789966206897</text:p>
                <draw:g>
                  <svg:desc>'percent error'.B2:'percent error'.B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39.1954254807692">
                <text:p>39.1954254807692</text:p>
              </table:table-cell>
              <table:table-cell office:value-type="float" office:value="13.0633919182692">
                <text:p>13.063391918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">
                <text:p>406</text:p>
              </table:table-cell>
              <table:table-cell office:value-type="float" office:value="32.1034062978723">
                <text:p>32.1034062978723</text:p>
              </table:table-cell>
              <table:table-cell office:value-type="float" office:value="25.0603890553191">
                <text:p>25.0603890553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51.4664924778325">
                <text:p>51.4664924778325</text:p>
              </table:table-cell>
              <table:table-cell office:value-type="float" office:value="7.72470825615764">
                <text:p>7.72470825615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268.536132413793">
                <text:p>268.536132413793</text:p>
              </table:table-cell>
              <table:table-cell office:value-type="float" office:value="3.27207800241379">
                <text:p>3.27207800241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">
                <text:p>286</text:p>
              </table:table-cell>
              <table:table-cell office:value-type="float" office:value="292.153009843137">
                <text:p>292.153009843137</text:p>
              </table:table-cell>
              <table:table-cell office:value-type="float" office:value="21.3659200235294">
                <text:p>21.3659200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4.70352646723647">
                <text:p>4.70352646723647</text:p>
              </table:table-cell>
              <table:table-cell office:value-type="float" office:value="3.23470306837607">
                <text:p>3.23470306837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9.89229760869566">
                <text:p>9.89229760869566</text:p>
              </table:table-cell>
              <table:table-cell office:value-type="float" office:value="4.90837866304348">
                <text:p>4.90837866304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102.54152834507">
                <text:p>102.54152834507</text:p>
              </table:table-cell>
              <table:table-cell office:value-type="float" office:value="15.6534620387324">
                <text:p>15.6534620387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104.56586090604">
                <text:p>104.56586090604</text:p>
              </table:table-cell>
              <table:table-cell office:value-type="float" office:value="11.9255153489933">
                <text:p>11.9255153489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121.124544060606">
                <text:p>121.124544060606</text:p>
              </table:table-cell>
              <table:table-cell office:value-type="float" office:value="14.3738716727273">
                <text:p>14.3738716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116.019977079646">
                <text:p>116.019977079646</text:p>
              </table:table-cell>
              <table:table-cell office:value-type="float" office:value="12.6818801091445">
                <text:p>12.6818801091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">
                <text:p>590</text:p>
              </table:table-cell>
              <table:table-cell office:value-type="float" office:value="74.9808622987013">
                <text:p>74.9808622987013</text:p>
              </table:table-cell>
              <table:table-cell office:value-type="float" office:value="19.1366958084416">
                <text:p>19.1366958084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62.2995268051118">
                <text:p>62.2995268051118</text:p>
              </table:table-cell>
              <table:table-cell office:value-type="float" office:value="15.45506514377">
                <text:p>15.45506514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68.7355299885058">
                <text:p>68.7355299885058</text:p>
              </table:table-cell>
              <table:table-cell office:value-type="float" office:value="37.1913597241379">
                <text:p>37.1913597241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75.4401728366534">
                <text:p>75.4401728366534</text:p>
              </table:table-cell>
              <table:table-cell office:value-type="float" office:value="29.6944242629482">
                <text:p>29.6944242629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">
                <text:p>392</text:p>
              </table:table-cell>
              <table:table-cell office:value-type="float" office:value="124.542961883234">
                <text:p>124.542961883234</text:p>
              </table:table-cell>
              <table:table-cell office:value-type="float" office:value="0.726746990119761">
                <text:p>0.726746990119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">
                <text:p>388</text:p>
              </table:table-cell>
              <table:table-cell office:value-type="float" office:value="92.2334572103004">
                <text:p>92.2334572103004</text:p>
              </table:table-cell>
              <table:table-cell office:value-type="float" office:value="12.0190670858369">
                <text:p>12.0190670858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">
                <text:p>484</text:p>
              </table:table-cell>
              <table:table-cell office:value-type="float" office:value="82.30599572">
                <text:p>82.30599572</text:p>
              </table:table-cell>
              <table:table-cell office:value-type="float" office:value="14.0921806057143">
                <text:p>14.0921806057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  <table:table-cell office:value-type="float" office:value="67.1609434583333">
                <text:p>67.1609434583333</text:p>
              </table:table-cell>
              <table:table-cell office:value-type="float" office:value="8.31956128125">
                <text:p>8.319561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">
                <text:p>496</text:p>
              </table:table-cell>
              <table:table-cell office:value-type="float" office:value="44.7001625619835">
                <text:p>44.7001625619835</text:p>
              </table:table-cell>
              <table:table-cell office:value-type="float" office:value="25.5097517396694">
                <text:p>25.5097517396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  <table:table-cell office:value-type="float" office:value="105.974451558685">
                <text:p>105.974451558685</text:p>
              </table:table-cell>
              <table:table-cell office:value-type="float" office:value="16.3729536455399">
                <text:p>16.3729536455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91.7808876476346">
                <text:p>91.7808876476346</text:p>
              </table:table-cell>
              <table:table-cell office:value-type="float" office:value="2.83152882218597">
                <text:p>2.83152882218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8">
                <text:p>558</text:p>
              </table:table-cell>
              <table:table-cell office:value-type="float" office:value="84.8871339778598">
                <text:p>84.8871339778598</text:p>
              </table:table-cell>
              <table:table-cell office:value-type="float" office:value="1.64862704870849">
                <text:p>1.64862704870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8">
                <text:p>388</text:p>
              </table:table-cell>
              <table:table-cell office:value-type="float" office:value="50.9520532692308">
                <text:p>50.9520532692308</text:p>
              </table:table-cell>
              <table:table-cell office:value-type="float" office:value="7.27765004230769">
                <text:p>7.27765004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">
                <text:p>388</text:p>
              </table:table-cell>
              <table:table-cell office:value-type="float" office:value="50.2874839534884">
                <text:p>50.2874839534884</text:p>
              </table:table-cell>
              <table:table-cell office:value-type="float" office:value="7.33840334883721">
                <text:p>7.3384033488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106.30565906691">
                <text:p>106.30565906691</text:p>
              </table:table-cell>
              <table:table-cell office:value-type="float" office:value="0.113066201788321">
                <text:p>0.113066201788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">
                <text:p>398</text:p>
              </table:table-cell>
              <table:table-cell office:value-type="float" office:value="91.7575066017478">
                <text:p>91.7575066017478</text:p>
              </table:table-cell>
              <table:table-cell office:value-type="float" office:value="1.72059741573034">
                <text:p>1.72059741573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">
                <text:p>320</text:p>
              </table:table-cell>
              <table:table-cell office:value-type="float" office:value="52.502294">
                <text:p>52.502294</text:p>
              </table:table-cell>
              <table:table-cell office:value-type="float" office:value="1.41427120635514">
                <text:p>1.41427120635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79.6765326369169">
                <text:p>79.6765326369169</text:p>
              </table:table-cell>
              <table:table-cell office:value-type="float" office:value="1.0077129872211">
                <text:p>1.0077129872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">
                <text:p>284</text:p>
              </table:table-cell>
              <table:table-cell office:value-type="float" office:value="96.0667113566122">
                <text:p>96.0667113566122</text:p>
              </table:table-cell>
              <table:table-cell office:value-type="float" office:value="0.844543278157504">
                <text:p>0.844543278157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">
                <text:p>574</text:p>
              </table:table-cell>
              <table:table-cell office:value-type="float" office:value="89.9485950875332">
                <text:p>89.9485950875332</text:p>
              </table:table-cell>
              <table:table-cell office:value-type="float" office:value="12.608221071618">
                <text:p>12.608221071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  <table:table-cell office:value-type="float" office:value="2.12460896907216">
                <text:p>2.12460896907216</text:p>
              </table:table-cell>
              <table:table-cell office:value-type="float" office:value="2.6116689604811">
                <text:p>2.6116689604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5.13895595238095">
                <text:p>5.13895595238095</text:p>
              </table:table-cell>
              <table:table-cell office:value-type="float" office:value="1.23297779965986">
                <text:p>1.23297779965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2">
                <text:p>412</text:p>
              </table:table-cell>
              <table:table-cell office:value-type="float" office:value="85.4550611790634">
                <text:p>85.4550611790634</text:p>
              </table:table-cell>
              <table:table-cell office:value-type="float" office:value="4.78256907713499">
                <text:p>4.78256907713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">
                <text:p>406</text:p>
              </table:table-cell>
              <table:table-cell office:value-type="float" office:value="87.431265909375">
                <text:p>87.431265909375</text:p>
              </table:table-cell>
              <table:table-cell office:value-type="float" office:value="6.043002978125">
                <text:p>6.0430029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">
                <text:p>216</text:p>
              </table:table-cell>
              <table:table-cell office:value-type="float" office:value="60.0164203612479">
                <text:p>60.0164203612479</text:p>
              </table:table-cell>
              <table:table-cell office:value-type="float" office:value="25.5871818555008">
                <text:p>25.587181855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4">
                <text:p>284</text:p>
              </table:table-cell>
              <table:table-cell office:value-type="float" office:value="89.6694214876033">
                <text:p>89.6694214876033</text:p>
              </table:table-cell>
              <table:table-cell office:value-type="float" office:value="2.99726584022038">
                <text:p>2.99726584022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2">
                <text:p>332</text:p>
              </table:table-cell>
              <table:table-cell office:value-type="float" office:value="85.6393707139976">
                <text:p>85.6393707139976</text:p>
              </table:table-cell>
              <table:table-cell office:value-type="float" office:value="3.10801375554659">
                <text:p>3.10801375554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7.7757685352622">
                <text:p>7.7757685352622</text:p>
              </table:table-cell>
              <table:table-cell office:value-type="float" office:value="16.7075218444846">
                <text:p>16.7075218444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">
                <text:p>196</text:p>
              </table:table-cell>
              <table:table-cell office:value-type="float" office:value="26.7223382045929">
                <text:p>26.7223382045929</text:p>
              </table:table-cell>
              <table:table-cell office:value-type="float" office:value="10.9952590118302">
                <text:p>10.9952590118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20.4141498333333">
                <text:p>20.4141498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.32919254658384">
                <text:p>2.32919254658384</text:p>
              </table:table-cell>
              <table:table-cell office:value-type="float" office:value="7.36821257763976">
                <text:p>7.36821257763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0.946372239747642">
                <text:p>0.946372239747642</text:p>
              </table:table-cell>
              <table:table-cell office:value-type="float" office:value="15.4574132492114">
                <text:p>15.4574132492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0.19920318725101">
                <text:p>0.19920318725101</text:p>
              </table:table-cell>
              <table:table-cell office:value-type="float" office:value="10.5577689243028">
                <text:p>10.5577689243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0537345513164858">
                <text:p>0.0537345513164858</text:p>
              </table:table-cell>
              <table:table-cell office:value-type="float" office:value="3.92262224610425">
                <text:p>3.92262224610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2.25563909774437">
                <text:p>2.25563909774437</text:p>
              </table:table-cell>
              <table:table-cell office:value-type="float" office:value="3.44611528822056">
                <text:p>3.44611528822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0.195407914020514">
                <text:p>0.195407914020514</text:p>
              </table:table-cell>
              <table:table-cell office:value-type="float" office:value="4.9829018075232">
                <text:p>4.9829018075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3.94973070017953">
                <text:p>3.94973070017953</text:p>
              </table:table-cell>
              <table:table-cell office:value-type="float" office:value="3.11190903650508">
                <text:p>3.11190903650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.03848503359803">
                <text:p>1.03848503359803</text:p>
              </table:table-cell>
              <table:table-cell office:value-type="float" office:value="2.93219303604154">
                <text:p>2.93219303604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3.77358490566038">
                <text:p>3.77358490566038</text:p>
              </table:table-cell>
              <table:table-cell office:value-type="float" office:value="24.5283018867925">
                <text:p>24.5283018867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7.28476821192054">
                <text:p>7.28476821192054</text:p>
              </table:table-cell>
              <table:table-cell office:value-type="float" office:value="21.8543046357616">
                <text:p>21.8543046357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81.3186813186813">
                <text:p>81.3186813186813</text:p>
              </table:table-cell>
              <table:table-cell office:value-type="float" office:value="20.5128205128205">
                <text:p>20.5128205128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56.1085972850679">
                <text:p>56.1085972850679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12.8542510121457">
                <text:p>12.8542510121457</text:p>
              </table:table-cell>
              <table:table-cell office:value-type="float" office:value="6.57894736842106">
                <text:p>6.57894736842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6.8199233716475">
                <text:p>26.8199233716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.0768601798855">
                <text:p>22.0768601798855</text:p>
              </table:table-cell>
              <table:table-cell office:value-type="float" office:value="11.9378577269011">
                <text:p>11.93785772690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0.4575163398693">
                <text:p>10.4575163398693</text:p>
              </table:table-cell>
              <table:table-cell office:value-type="float" office:value="17.6470588235294">
                <text:p>17.6470588235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10.0609756097561">
                <text:p>10.0609756097561</text:p>
              </table:table-cell>
              <table:table-cell office:value-type="float" office:value="6.70731707317074">
                <text:p>6.70731707317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5.7446808510638">
                <text:p>15.7446808510638</text:p>
              </table:table-cell>
              <table:table-cell office:value-type="float" office:value="11.0638297872341">
                <text:p>11.06382978723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15.695067264574">
                <text:p>15.695067264574</text:p>
              </table:table-cell>
              <table:table-cell office:value-type="float" office:value="9.19282511210763">
                <text:p>9.19282511210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32.1167883211679">
                <text:p>32.1167883211679</text:p>
              </table:table-cell>
              <table:table-cell office:value-type="float" office:value="12.043795620438">
                <text:p>12.043795620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22.6876090750436">
                <text:p>22.6876090750436</text:p>
              </table:table-cell>
              <table:table-cell office:value-type="float" office:value="7.85340314136126">
                <text:p>7.85340314136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9.21985815602836">
                <text:p>9.21985815602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752338348922325">
                <text:p>0.752338348922325</text:p>
              </table:table-cell>
              <table:table-cell office:value-type="float" office:value="0.3386387857">
                <text:p>0.33863878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1.82403433476395">
                <text:p>1.82403433476395</text:p>
              </table:table-cell>
              <table:table-cell office:value-type="float" office:value="0.05181092295">
                <text:p>0.05181092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2.54777070063693">
                <text:p>2.54777070063693</text:p>
              </table:table-cell>
              <table:table-cell office:value-type="float" office:value="0.2285338016">
                <text:p>0.2285338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0.394915463408614">
                <text:p>0.394915463408614</text:p>
              </table:table-cell>
              <table:table-cell office:value-type="float" office:value="1.248311059">
                <text:p>1.248311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1.40698280354352">
                <text:p>1.40698280354352</text:p>
              </table:table-cell>
              <table:table-cell office:value-type="float" office:value="1.642485185">
                <text:p>1.642485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2.29017738946254">
                <text:p>2.29017738946254</text:p>
              </table:table-cell>
              <table:table-cell office:value-type="float" office:value="0.3467367627">
                <text:p>0.3467367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  <table:table-cell office:value-type="float" office:value="0.595382746051048">
                <text:p>0.595382746051048</text:p>
              </table:table-cell>
              <table:table-cell office:value-type="float" office:value="0.6949596086">
                <text:p>0.6949596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0.439209423038518">
                <text:p>0.439209423038518</text:p>
              </table:table-cell>
              <table:table-cell office:value-type="float" office:value="0.8559493086">
                <text:p>0.8559493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274665172">
                <text:p>6.274665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3.125">
                <text:p>3.125</text:p>
              </table:table-cell>
              <table:table-cell office:value-type="float" office:value="3.876682666">
                <text:p>3.876682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2.04834840376454">
                <text:p>2.04834840376454</text:p>
              </table:table-cell>
              <table:table-cell office:value-type="float" office:value="4.230765794">
                <text:p>4.2307657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3.49573355353702">
                <text:p>3.49573355353702</text:p>
              </table:table-cell>
              <table:table-cell office:value-type="float" office:value="1.121648049">
                <text:p>1.121648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2.21432034911911">
                <text:p>2.21432034911911</text:p>
              </table:table-cell>
              <table:table-cell office:value-type="float" office:value="5.606950118">
                <text:p>5.606950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3.05876039710224">
                <text:p>3.05876039710224</text:p>
              </table:table-cell>
              <table:table-cell office:value-type="float" office:value="4.992275391">
                <text:p>4.992275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0.509849362688282">
                <text:p>0.509849362688282</text:p>
              </table:table-cell>
              <table:table-cell office:value-type="float" office:value="5.282882609">
                <text:p>5.282882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0.468384074941452">
                <text:p>0.468384074941452</text:p>
              </table:table-cell>
              <table:table-cell office:value-type="float" office:value="5.591396954">
                <text:p>5.591396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0.0814806192527025">
                <text:p>0.0814806192527025</text:p>
              </table:table-cell>
              <table:table-cell office:value-type="float" office:value="3.629022799">
                <text:p>3.629022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3.09173107773078">
                <text:p>3.09173107773078</text:p>
              </table:table-cell>
              <table:table-cell office:value-type="float" office:value="2.273465325">
                <text:p>2.273465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">
                <text:p>44</text:p>
              </table:table-cell>
              <table:table-cell office:value-type="float" office:value="3.57624831309041">
                <text:p>3.57624831309041</text:p>
              </table:table-cell>
              <table:table-cell office:value-type="float" office:value="2.63042156">
                <text:p>2.63042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">
                <text:p>48</text:p>
              </table:table-cell>
              <table:table-cell office:value-type="float" office:value="0.487089509244225">
                <text:p>0.487089509244225</text:p>
              </table:table-cell>
              <table:table-cell office:value-type="float" office:value="2.568416951">
                <text:p>2.568416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">
                <text:p>48</text:p>
              </table:table-cell>
              <table:table-cell office:value-type="float" office:value="0.879188441438676">
                <text:p>0.879188441438676</text:p>
              </table:table-cell>
              <table:table-cell office:value-type="float" office:value="3.998149608">
                <text:p>3.998149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461751577651223">
                <text:p>0.461751577651223</text:p>
              </table:table-cell>
              <table:table-cell office:value-type="float" office:value="2.246919156">
                <text:p>2.246919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0.45859607066549">
                <text:p>0.45859607066549</text:p>
              </table:table-cell>
              <table:table-cell office:value-type="float" office:value="2.635885402">
                <text:p>2.6358854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66.6548547129695">
                <text:p>66.6548547129695</text:p>
              </table:table-cell>
              <table:table-cell office:value-type="float" office:value="44.88390767">
                <text:p>44.88390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54.1976893453145">
                <text:p>54.1976893453145</text:p>
              </table:table-cell>
              <table:table-cell office:value-type="float" office:value="26.41141767">
                <text:p>26.41141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13.3279072133482">
                <text:p>13.3279072133482</text:p>
              </table:table-cell>
              <table:table-cell office:value-type="float" office:value="17.74114816">
                <text:p>17.74114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57.9528932829311">
                <text:p>57.9528932829311</text:p>
              </table:table-cell>
              <table:table-cell office:value-type="float" office:value="32.83785932">
                <text:p>32.83785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31.8921757395414">
                <text:p>31.8921757395414</text:p>
              </table:table-cell>
              <table:table-cell office:value-type="float" office:value="24.18976888">
                <text:p>24.18976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26.4994867282593">
                <text:p>26.4994867282593</text:p>
              </table:table-cell>
              <table:table-cell office:value-type="float" office:value="18.13941468">
                <text:p>18.13941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62.3603351955307">
                <text:p>62.3603351955307</text:p>
              </table:table-cell>
              <table:table-cell office:value-type="float" office:value="39.49338022">
                <text:p>39.493380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18.6686390532544">
                <text:p>18.6686390532544</text:p>
              </table:table-cell>
              <table:table-cell office:value-type="float" office:value="15.27457049">
                <text:p>15.27457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17.9507758159444">
                <text:p>17.9507758159444</text:p>
              </table:table-cell>
              <table:table-cell office:value-type="float" office:value="9.373311122">
                <text:p>9.373311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50.9615384615385">
                <text:p>50.9615384615385</text:p>
              </table:table-cell>
              <table:table-cell office:value-type="float" office:value="24.9236682">
                <text:p>24.9236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5.08474576271187">
                <text:p>5.08474576271187</text:p>
              </table:table-cell>
              <table:table-cell office:value-type="float" office:value="12.58159626">
                <text:p>12.5815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2.37275162648296">
                <text:p>2.37275162648296</text:p>
              </table:table-cell>
              <table:table-cell office:value-type="float" office:value="17.32786088">
                <text:p>17.32786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2.25098480585256">
                <text:p>2.25098480585256</text:p>
              </table:table-cell>
              <table:table-cell office:value-type="float" office:value="24.91687939">
                <text:p>24.916879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.369384359401">
                <text:p>3.369384359401</text:p>
              </table:table-cell>
              <table:table-cell office:value-type="float" office:value="18.36559674">
                <text:p>18.36559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4.67133800467134">
                <text:p>4.67133800467134</text:p>
              </table:table-cell>
              <table:table-cell office:value-type="float" office:value="15.51502133">
                <text:p>15.51502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28.1118881118881">
                <text:p>28.1118881118881</text:p>
              </table:table-cell>
              <table:table-cell office:value-type="float" office:value="22.03247778">
                <text:p>22.032477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24.3177892918826">
                <text:p>24.3177892918826</text:p>
              </table:table-cell>
              <table:table-cell office:value-type="float" office:value="24.25194027">
                <text:p>24.251940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12.2318481848185">
                <text:p>12.2318481848185</text:p>
              </table:table-cell>
              <table:table-cell office:value-type="float" office:value="26.90085007">
                <text:p>26.90085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13.533107781537">
                <text:p>13.533107781537</text:p>
              </table:table-cell>
              <table:table-cell office:value-type="float" office:value="29.25739075">
                <text:p>29.257390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9.10560344827587">
                <text:p>9.10560344827587</text:p>
              </table:table-cell>
              <table:table-cell office:value-type="float" office:value="27.60780611">
                <text:p>27.607806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">
                <text:p>44</text:p>
              </table:table-cell>
              <table:table-cell office:value-type="float" office:value="7.28179551122194">
                <text:p>7.28179551122194</text:p>
              </table:table-cell>
              <table:table-cell office:value-type="float" office:value="16.43105313">
                <text:p>16.43105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20.3661327231121">
                <text:p>20.3661327231121</text:p>
              </table:table-cell>
              <table:table-cell office:value-type="float" office:value="15.32751968">
                <text:p>15.327519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5.83958724202626">
                <text:p>5.83958724202626</text:p>
              </table:table-cell>
              <table:table-cell office:value-type="float" office:value="18.23123026">
                <text:p>18.23123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30.2155771905424">
                <text:p>30.2155771905424</text:p>
              </table:table-cell>
              <table:table-cell office:value-type="float" office:value="22.64238609">
                <text:p>22.642386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24.1867043847242">
                <text:p>24.1867043847242</text:p>
              </table:table-cell>
              <table:table-cell office:value-type="float" office:value="17.40759713">
                <text:p>17.407597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25.3377364154908">
                <text:p>25.3377364154908</text:p>
              </table:table-cell>
              <table:table-cell office:value-type="float" office:value="17.19799488">
                <text:p>17.19799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  <table:table-cell office:value-type="float" office:value="20.7882804325078">
                <text:p>20.7882804325078</text:p>
              </table:table-cell>
              <table:table-cell office:value-type="float" office:value="12.14855444">
                <text:p>12.14855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8.98950131233596">
                <text:p>8.98950131233596</text:p>
              </table:table-cell>
              <table:table-cell office:value-type="float" office:value="11.92940767">
                <text:p>11.92940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11.5360101975781">
                <text:p>11.5360101975781</text:p>
              </table:table-cell>
              <table:table-cell office:value-type="float" office:value="14.19572783">
                <text:p>14.195727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8.27791790873652">
                <text:p>8.27791790873652</text:p>
              </table:table-cell>
              <table:table-cell office:value-type="float" office:value="12.29581742">
                <text:p>12.29581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8.8495575221239">
                <text:p>8.8495575221239</text:p>
              </table:table-cell>
              <table:table-cell office:value-type="float" office:value="17.99402137">
                <text:p>17.99402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13.7058261700096">
                <text:p>13.7058261700096</text:p>
              </table:table-cell>
              <table:table-cell office:value-type="float" office:value="11.85106546">
                <text:p>11.851065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">
                <text:p>36</text:p>
              </table:table-cell>
              <table:table-cell office:value-type="float" office:value="18.941504178273">
                <text:p>18.941504178273</text:p>
              </table:table-cell>
              <table:table-cell office:value-type="float" office:value="15.73353411">
                <text:p>15.733534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">
                <text:p>76</text:p>
              </table:table-cell>
              <table:table-cell office:value-type="float" office:value="17.3608481635744">
                <text:p>17.3608481635744</text:p>
              </table:table-cell>
              <table:table-cell office:value-type="float" office:value="14.24300071">
                <text:p>14.24300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5.33043897732755">
                <text:p>5.33043897732755</text:p>
              </table:table-cell>
              <table:table-cell office:value-type="float" office:value="11.60652666">
                <text:p>11.60652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0.807017543859654">
                <text:p>0.807017543859654</text:p>
              </table:table-cell>
              <table:table-cell office:value-type="float" office:value="4.554089903">
                <text:p>4.554089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3.30731306491371">
                <text:p>3.30731306491371</text:p>
              </table:table-cell>
              <table:table-cell office:value-type="float" office:value="1.546467622">
                <text:p>1.5464676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4.01785714285714">
                <text:p>4.01785714285714</text:p>
              </table:table-cell>
              <table:table-cell office:value-type="float" office:value="23.24223687">
                <text:p>23.242236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">
                <text:p>58</text:p>
              </table:table-cell>
              <table:table-cell office:value-type="float" office:value="3.4804753820034">
                <text:p>3.4804753820034</text:p>
              </table:table-cell>
              <table:table-cell office:value-type="float" office:value="21.20310445">
                <text:p>21.203104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">
                <text:p>58</text:p>
              </table:table-cell>
              <table:table-cell office:value-type="float" office:value="19.8631938963431">
                <text:p>19.8631938963431</text:p>
              </table:table-cell>
              <table:table-cell office:value-type="float" office:value="14.85851585">
                <text:p>14.85851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">
                <text:p>56</text:p>
              </table:table-cell>
              <table:table-cell office:value-type="float" office:value="5.63521173724575">
                <text:p>5.63521173724575</text:p>
              </table:table-cell>
              <table:table-cell office:value-type="float" office:value="13.36410926">
                <text:p>13.36410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5.41217739914808">
                <text:p>5.41217739914808</text:p>
              </table:table-cell>
              <table:table-cell office:value-type="float" office:value="6.086707785">
                <text:p>6.086707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14.7177419354839">
                <text:p>14.7177419354839</text:p>
              </table:table-cell>
              <table:table-cell office:value-type="float" office:value="8.319906684">
                <text:p>8.3199066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